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P1" style:family="paragraph" style:parent-style-name="Normal">
      <style:paragraph-properties fo:text-align="justify"/>
    </style:style>
  </office:automatic-styles>
  <office:body>
    <office:text>
      <text:p text:style-name="P1">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P1">•••</text:p>
      <text:p text:style-name="P1">08h00: Wake up </text:p>
      <text:p text:style-name="P1">08h00~10h00: Write</text:p>
      <text:p text:style-name="P1">10h00~10h45: Breakfast, brush your teeth. (1)</text:p>
      <text:p text:style-name="P1">10h45~11h15: Shower, get ready</text:p>
      <text:p text:style-name="P1">11h15~12h30: Prepare lunch</text:p>
      <text:p text:style-name="P1">12h30~15h00: Free time</text:p>
      <text:p text:style-name="P1">15h00~19h00: Study</text:p>
      <text:p text:style-name="P1">19h00~20h30: Prepare dinner or continue to study</text:p>
      <text:p text:style-name="P1">20h30~21h00: Dinner</text:p>
      <text:p text:style-name="P1">21h00~22h00: Downtime, the phone must be shut down</text:p>
      <text:p text:style-name="P1">22h00: Sleep</text:p>
      <text:p text:style-name="P1">(1) The phone isn't allowed unless Momosuzu Nene is streaming. This time is to be used to tinker with your thinking, to allow your heart to express itself as best as possible.</text:p>
      <text:p text:style-name="P1">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P1">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P1"/>
      <text:p text:style-name="P1">•••</text:p>
      <text:p text:style-name="P1">Monday 27th May, 2024, 21:26, 118 days left</text:p>
      <text:p text:style-name="P1">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P1">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P1">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P1">Okay, so apparently there things that R can do but Python can't. I don't know what those things are, but for the sake of my own sanity, for the sake of believing that I'm not learning this language in vain, I will believe that those things exist.</text:p>
      <text:p text:style-name="P1">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P1">Sigh... I'm not sure that's what I wanted for a first entry, but, well, at least it reflects our current state. Yeah, I guess. Today is part of our story after all. くだらない事も大事ですね。</text:p>
      <text:p text:style-name="P1"/>
      <text:p text:style-name="P1">•••</text:p>
      <text:p text:style-name="P1">Tuesday 28th May, 21:42, 117 to go</text:p>
      <text:p text:style-name="P1">Today didn't go well, really. Ah, I thought about this sentence since last night so let me write it down: </text:p>
      <text:p text:style-name="P1">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P1">It was bad enough that come morning I decided to study instead of write. In fact, it made me want to review the schedule to put more time into studying. Basically, studying instead of writing. There'll be a change. But first let me motivate it a little more.</text:p>
      <text:p text:style-name="P1">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P1">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P1">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P1"/>
      <text:p text:style-name="P1">•••</text:p>
      <text:p text:style-name="P1">Wednesday 29th May, 21h45, 116 days left</text:p>
      <text:p text:style-name="P1">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P1">On a more positive note, I also had more control over myself today, in social interactions. I didn't just go with the flow and let the circumstances tell me what I should do. It's a good start, but of course, I want more. </text:p>
      <text:p text:style-name="P1">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P1">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P1"/>
      <text:p text:style-name="P1">•••</text:p>
      <text:p text:style-name="P1">Thursday 30th May, 21:36, 115 days until summer ends</text:p>
      <text:p text:style-name="P1">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P1">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P1">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P1">Also, starting yesterday I'd stopped taking coffee after lunch: I finish lunch too late, so I struggled to sleep at night. Anything else I have to say? </text:p>
      <text:p text:style-name="P1">Regarding today?</text:p>
      <text:p text:style-name="P1">Hm.</text:p>
      <text:p text:style-name="P1">... No, I think that's it.</text:p>
      <text:p text:style-name="P1">Hm.</text:p>
      <text:p text:style-name="P1">Do we have anything else we want to talk about? Ah, yes actually. This morning I basically decided that I wasn't feeling like writing, that's why I went to Leetcode. I wonder about tomorrow. Well, even if we don't feel like writing, we'll still write. Yup. </text:p>
      <text:p text:style-name="P1">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P1">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P1">But you know, that might very well change in the future. It's definitely a part of me that I don't see any need to keep. I don't see any need to eliminate it yet, but maybe sometime in the future I will. And if such a time ever comes, I will eliminate it. </text:p>
      <text:p text:style-name="P1">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P1"/>
      <text:p text:style-name="P1">•••</text:p>
      <text:p text:style-name="P1">Friday 31st March, 21:48, 114 days left</text:p>
      <text:p text:style-name="P1">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P1">Writing this made me realize that I completely forgot about my ideal to never kill, and always try to resolve situations peacefully. You killed without remorse, even feeling proud for how far you'd come. One more thing that needs to change. </text:p>
      <text:p text:style-name="P1">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P1">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P1">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P1">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really am not rich), he put the pasta back on the shelf and asked me if he could buy some stuff to cook instead. He didn't exactly have trouble convincing me, and since the pasta really didn't cost much, I told him to take it back, but he didn't.</text:p>
      <text:p text:style-name="P1">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P1">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P1">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P1">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P1"/>
      <text:p text:style-name="P1">•••</text:p>
      <text:p text:style-name="P1">Saturday 1st June, 22:54, 113 days to go</text:p>
      <text:p text:style-name="P1">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P1">Let's not let this artificial feeling get to us. Control ourselves. Now, always. Especially later. I want you to maintain control of yourself. I'll try.</text:p>
      <text:p text:style-name="P1">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P1">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P1"/>
      <text:p text:style-name="P1">•••</text:p>
      <text:p text:style-name="P1">Sunday 2nd June, 22:50, 112 days more</text:p>
      <text:p text:style-name="P1">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P1">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P1">Oh... So that's why you wanted to 'fight' with all those artists. So that's the true reason. </text:p>
      <text:p text:style-name="P1">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P1">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P1">Alright, that's enough for today. Let's end this with a fun fact.</text:p>
      <text:p text:style-name="P1">Fun fact: I don't remember much from yesternight's dream, which is usually the case when I only sleep for a few hours, but one thing I decided that I absolutely needed to write down for today, was that in my dream, I hit a blunt. Yup. That's it. That's the fun fact.</text:p>
      <text:p text:style-name="P1">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P1">Anyway, that's all for now. See you </text:p>
      <text:p text:style-name="P1"/>
      <text:p text:style-name="P1">•••</text:p>
      <text:p text:style-name="P1">Monday 3rd June, 21:55, 111 days left</text:p>
      <text:p text:style-name="P1">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P1"/>
      <text:p text:style-name="P1">•••</text:p>
      <text:p text:style-name="P1">Tuesday 4th June, 21:36, 110 days</text:p>
      <text:p text:style-name="P1">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P1">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P1">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P1">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P1">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P1">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P1">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P1">So those are the two steps, break down the problem, and propose solutions. And because of these two steps, I call this technique “break down and throw shit at the wall.” A memorable name, in my humble opinion. </text:p>
      <text:p text:style-name="P1">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P1">As I said, there's a technique that's a generalization of this advanced one, to a scope greater than problem solving, but I won't write much about it, I've written a lot already. And, actually, the steps are the same. </text:p>
      <text:p text:style-name="P1">The objective of this generalized technique is to figure out the best move, always. Did I say always? Let me correct myself: always.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P1">That's enough lecturing for today. It's also about time you did as you said, so show me how you apply these techniques. There are many more that came to mind, but let's stick to these for the moment. And on that, see you.</text:p>
      <text:p text:style-name="P1">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P1"/>
      <text:p text:style-name="P1">•••</text:p>
      <text:p text:style-name="P1">Wednesday 5th June, 21:53, 109 days left</text:p>
      <text:p text:style-name="P1">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P1">Why is it that my brain is working poorly today too? Or is it me? Is my brain functioning normally but I've convinced myself it's suboptimal? </text:p>
      <text:p text:style-name="P1">But, today wasn't a complete waste. Today, I realised that the strength I seek lies beyond reason. It lies beyond any reasoning, any excuse, or any logic. The strength I seek is the strength to do, regardless of the universe. Let's go to sleep now.</text:p>
      <text:p text:style-name="P1"/>
      <text:p text:style-name="P1">•••</text:p>
      <text:p text:style-name="P1">Thursday 6th June, 22:28, 108 days left</text:p>
      <text:p text:style-name="P1">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P1"/>
      <text:p text:style-name="P1">•••</text:p>
      <text:p text:style-name="P1">Friday 7th June, 21:48, 107 days left</text:p>
      <text:p text:style-name="P1">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P1">And yet should we relativize things? All things considered, today wasn't bad at all.</text:p>
      <text:p text:style-name="P1">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P1">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P1"/>
      <text:p text:style-name="P1">•••</text:p>
      <text:p text:style-name="P1">Saturday 8th June, 07:00, 12 days in, 106 left</text:p>
      <text:p text:style-name="P1">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P1">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P1">23:07</text:p>
      <text:p text:style-name="P1">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P1">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P1">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P1">I know, that's only a partial answer, but it's a start. Truth is, you'll always know the answer, you just have to find it.</text:p>
      <text:p text:style-name="P1"/>
      <text:p text:style-name="P1">•••</text:p>
      <text:p text:style-name="P1">Monday 10th June, 03:05, 105 days left</text:p>
      <text:p text:style-name="P1">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P1">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P1">But now, focus on one thing alone: the strength we seek is the strength to do.</text:p>
      <text:p text:style-name="P1">I wanted to reconcile that with doing what I wanted to do. I think what we want is the strength to do what we believe we should do.</text:p>
      <text:p text:style-name="P1"/>
      <text:p text:style-name="P1">The strength to do.</text:p>
      <text:p text:style-name="P1">We aren't doing this for fun. Stick to the schedule like your life depends upon it, because while it may not, your future does. </text:p>
      <text:p text:style-name="P1"/>
      <text:p text:style-name="P1">•••</text:p>
      <text:p text:style-name="P1">Monday 10th June, 22:38, 104 days left</text:p>
      <text:p text:style-name="P1">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P1"/>
      <text:p text:style-name="P1">•••</text:p>
      <text:p text:style-name="P1">Tuesday 11th June, 22:51, 103 days left</text:p>
      <text:p text:style-name="P1">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P1">No, it feels like we're fulfilling at least three of them. That's good. Let's keep this up.</text:p>
      <text:p text:style-name="P1"/>
      <text:p text:style-name="P1">•••</text:p>
      <text:p text:style-name="P1">Wednesday 12th June, 21:35, 102 days left</text:p>
      <text:p text:style-name="P1">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P1">When it's nighttime, think about how to make tomorrow work. When it's morning, think about how to make today work. When the day is in full swing, make today work. Do that for as long as we need to. Let's go now.</text:p>
      <text:p text:style-name="P1"/>
      <text:p text:style-name="P1">•••</text:p>
      <text:p text:style-name="P1">Thursday 13th June, 22:00, 101 days left</text:p>
      <text:p text:style-name="P1">Bad play today, I wish to do better. Our focus is hit and miss, and we miss a lot more often than we hit. We have to train it properly. Of course, application of that training is equally important. Train like you fight, fight like you train, that says it all. </text:p>
      <text:p text:style-name="P1">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P1">I have no point to make, but I don't think I'm going to fall asleep anytime soon, so, well, let's do something.　Giragirafan meeting. Ok, that song does the opposite of putting me to sleep, but that's okay. It's a great song.</text:p>
      <text:p text:style-name="P1"/>
      <text:p text:style-name="P1">•••</text:p>
      <text:p text:style-name="P1">Friday 14th June, 21:22, 100 days left</text:p>
      <text:p text:style-name="P1">How are we proceeding at the 100 remaining days mark? My current emotions will cloud my judgment. I need to calm down before I can make a statement. I am not in a state to say anything objectively, and therefore need to calm down. </text:p>
      <text:p text:style-name="P1">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P1"/>
      <text:p text:style-name="P1">•••</text:p>
      <text:p text:style-name="P1">Sunday 16th June, 03:48, 99 days left</text:p>
      <text:p text:style-name="P1">Is it okay to run away? I ran away. It's a defeat, still, but not the worst defeat. But it's still a defeat. And by running away, I admitted it. </text:p>
      <text:p text:style-name="P1">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P1">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P1">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P1">Tame the fire inside you, make of it what it should be: one more tool in our arsenal, one of our most powerful, but nothing more. Train it, we need to be able to output at no moment's notice. That's all for now. Consider your next moves properly.</text:p>
      <text:p text:style-name="P1"/>
      <text:p text:style-name="P1">•••</text:p>
      <text:p text:style-name="P1">Monday 17th June, 02:42, 98 days left</text:p>
      <text:p text:style-name="P1">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P1"/>
      <text:p text:style-name="P1">•••</text:p>
      <text:p text:style-name="P1">Monday 17th June, 22:05, 97 days left</text:p>
      <text:p text:style-name="P1">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P1">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P1">What is there to think about... </text:p>
      <text:p text:style-name="P1">If there's nothing else, let's go to sleep. We got an exam tomorrow morning.</text:p>
      <text:p text:style-name="P1"/>
      <text:p text:style-name="P1">•••</text:p>
      <text:p text:style-name="P1">Tuesday 18th June, 23:16, 96 days left</text:p>
      <text:p text:style-name="P1">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P1">So the key ingredient to relaxing is 'healthy amount of time'. I'm sorry, I meant to say healthy amount of time. Did I get my point across?</text:p>
      <text:p text:style-name="P1">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P1"/>
      <text:p text:style-name="P1">•••</text:p>
      <text:p text:style-name="P1">Wednesday 19th June, 21:47, 95 days left</text:p>
      <text:p text:style-name="P1">Summer starts tomorrow. What will this summer be like, I wonder. That is up to me to decide. </text:p>
      <text:p text:style-name="P1">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P1">But that's not why I felt terrible, was it?</text:p>
      <text:p text:style-name="P1">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P1"/>
      <text:p text:style-name="P1">•••</text:p>
      <text:p text:style-name="P1">Thursday 20th June, 94 days left</text:p>
      <text:p text:style-name="P1">Running is the physical activity I hate the most. It's also the one I love the most. I hate it with a passion before I'm doing it, I'm too busy suffering to feel anything towards it while doing it, and I love it after doing it.</text:p>
      <text:p text:style-name="P1">No, I think I get it: I love the sweet taste of victory. It's so good. And running like I'm a man possessed is an excellent way to obtain it.</text:p>
      <text:p text:style-name="P1">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P1">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P1">There's one last thing I wanted to talk about today. It still has to do with today's running. Oh, by the way, I should congratulate you for still remembering and trying to keep your head cool at all times, well done on that one, keep it up. Alright, I was saying.</text:p>
      <text:p text:style-name="P1">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P1">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P1">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P1">So anyway, I hope you see now that I had a good day. Or rather, a good run, and subsequently a good day. It's a good way to start summer. </text:p>
      <text:p text:style-name="P1">By the way, talking about summer. Let's listen to Orangestar then go to sleep.</text:p>
      <text:p text:style-name="P1"/>
      <text:p text:style-name="P1">•••</text:p>
      <text:p text:style-name="P1">Friday 21st June, 23:10, 93 days left</text:p>
      <text:p text:style-name="P1">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P1">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P1">So, what some giveth, others taketh away. Accept strength from others if it comes, but do not count on it. There is absolutely no reason for others to lend you their strength.</text:p>
      <text:p text:style-name="P1">Then, after night had gone, the sun rose. It is getting very hot these days. I need more initiative. I need to stop relying on others so much, or I'll never break out of the night front. </text:p>
      <text:p text:style-name="P1">Yesterday, you told me that I was free to choose the regimen. I didn't run today. Instead, I did callisthenics. It was hard. I really haven't trained in a while. We'll run again tomorrow. We will. </text:p>
      <text:p text:style-name="P1">I wish to grow stronger, I wonder if I am. You are. No need to ask stupid questions. The real question is how far will you go, that's what matters. That's what really matters. So tell me, how far will you go? </text:p>
      <text:p text:style-name="P1">Right, don't answer with words, show me your actions.</text:p>
      <text:p text:style-name="P1"/>
      <text:p text:style-name="P1">•••</text:p>
      <text:p text:style-name="P1">Saturday 22nd June, 22:41, 92 days left</text:p>
      <text:p text:style-name="P1">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P1">In other words, keep on improving your level-headedness until it becomes the norm, at which point the elusive constant awareness we've been seeking should follow naturally.</text:p>
      <text:p text:style-name="P1">Oh, one more thing: better safe than sorry. Pause your routine when you see you're too tired to keep it up, throw in a rest day. I'd rather us run away than lose completely. Sleep as much as you need. </text:p>
      <text:p text:style-name="P1">Ah, a very important thing: pause your routine if you're too tired to continue it. There's no shame in admitting one's own weakness.</text:p>
      <text:p text:style-name="P1">No... I don't like that. I wish to fight. When do we fight, and when do we pause? If you lose nothing by taking a break, take a break. Don't be an idiot. </text:p>
      <text:p text:style-name="P1"/>
      <text:p text:style-name="P1">•••</text:p>
      <text:p text:style-name="P1">Monday 24th June, 01:00, 91 days left</text:p>
      <text:p text:style-name="P1">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P1">But that's okay. We'll carry it all on our back. And we'll compute the best moves unfazed, we'll take the bad position for granted. Choose well, tomorrow.</text:p>
      <text:p text:style-name="P1"/>
      <text:p text:style-name="P1">•••</text:p>
      <text:p text:style-name="P1">Monday 25th June, 19:45, 90 days left</text:p>
      <text:p text:style-name="P1">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P1">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P1">It's a scary bet. The obvious best choice is to keep the balance. Well, not best, but the safest one. It's also the harder choice to make. And in my mind, I associate difficulty with correctness. The narrow gate.</text:p>
      <text:p text:style-name="P1">It would be easy to give in to the temptation to focus on the project, but is that wrong?</text:p>
      <text:p text:style-name="P1">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P1">The choice is made, and it is obvious: I will not be a slave to work. We walk the narrow gate.</text:p>
      <text:p text:style-name="P1">And your heart, it likes your decision. Oh, can you feel that? Is that the sweet taste of victory? Ohh, I guess my heart is really liking this decision. Good one. Let's go work out. Might catch you later.</text:p>
      <text:p text:style-name="P1"/>
      <text:p text:style-name="P1">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P1">My every choice shapes who I am, and who I will be, and that is especially true in youth.</text:p>
      <text:p text:style-name="P1">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P1"/>
      <text:p text:style-name="P1">22:09</text:p>
      <text:p text:style-name="P1">I'm back. I wanted to say goodnight. See you tomorrow.</text:p>
      <text:p text:style-name="P1"/>
      <text:p text:style-name="P1">•••</text:p>
      <text:p text:style-name="P1">Tuesday 25th June, 22:40, 89 days left</text:p>
      <text:p text:style-name="P1">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P1">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P1">At times like those, I want to break a wall, my fist, or both.</text:p>
      <text:p text:style-name="P1">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P1"/>
      <text:p text:style-name="P1">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P1">Oh, I just remembered. How could I forget? I thought of Fluorite Eye's Song, I thought of Union, but I forgot that a version of Union already exists. My very first story. But that's neither here nor there. Let's go to sleep now. Take care of yourself. Do. Goodnight.</text:p>
      <text:p text:style-name="P1"/>
      <text:p text:style-name="P1">•••</text:p>
      <text:p text:style-name="P1">Wednesday 26th June, 23:27, 88 days left</text:p>
      <text:p text:style-name="P1">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P1">But that's enough about that. </text:p>
      <text:p text:style-name="P1">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P1">Let's keep all our efforts up.</text:p>
      <text:p text:style-name="P1"/>
      <text:p text:style-name="P1">•••</text:p>
      <text:p text:style-name="P1">Thursday 27th June, 22:29, 87 days left</text:p>
      <text:p text:style-name="P1">I didn't expect the project to become this disruptive. Today, work began in earnest. Leadership is a completely unfamiliar beast to me. And it seems we've just entered the point of no return. There's no going back now, we're all in.</text:p>
      <text:p text:style-name="P1">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P1">Soul before anything else. </text:p>
      <text:p text:style-name="P1">It's disruptive because it completely cut us off from the state of mind we had. Now we have to adapt, live under pressure for a while.</text:p>
      <text:p text:style-name="P1">What is it exactly that you seek for tomorrow? </text:p>
      <text:p text:style-name="P1">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P1"/>
      <text:p text:style-name="P1">What you want is to be able to be yourself, in full. To deploy, in full. To use all our resources, without exception.</text:p>
      <text:p text:style-name="P1"/>
      <text:p text:style-name="P1">•••</text:p>
      <text:p text:style-name="P1">Friday 28th June, 23:08, 86 days left</text:p>
      <text:p text:style-name="P1">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P1">Is that really all we have to talk about? The project is starting to grow; we are making it grow. And you know what? I feel like I am being served the world on a silver plate. </text:p>
      <text:p text:style-name="P1">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P1">Hope: May The Sun Rise... We've written TCTW everywhere, but MTSR is a lot more elusive to readers.</text:p>
      <text:p text:style-name="P1">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P1">Grow on all fronts, get good at everything. Try your hand at everything you want to be good at, and even if you suck, keep on trying. Be a master of none for as long as it takes, and one day, wake up to realize that you're a master of all. For, that is the process of mastery. Try, fail and succeed at everything long and smart enough, and you will be a master of all. And that is what I want you to be. That is the unapologetic best version of ourselves we seek. No excuses, no compromises. It's all or nothing.</text:p>
      <text:p text:style-name="P1"/>
      <text:p text:style-name="P1">•••</text:p>
      <text:p text:style-name="P1">Saturday 29th June, 22:29, 85 days left</text:p>
      <text:p text:style-name="P1">Fighting is hard.</text:p>
      <text:p text:style-name="P1">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P1">Ideally, we'd do this without writing. Writing can be powerful tool, but ideally, we'd win with exactly nothing in our hands. We'd win with nothing but ourselves.</text:p>
      <text:p text:style-name="P1">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P1">We will resist and win. I will get closer to my ideal self. I will become my ideal.</text:p>
      <text:p text:style-name="P1">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P1">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P1">We won't reach our ideals, unless we're serious about it. Fighting is hard, but we will keep on doing it. Let's keep on chasing our dreams.</text:p>
      <text:p text:style-name="P1"/>
      <text:p text:style-name="P1">•••</text:p>
      <text:p text:style-name="P1">Monday 1st July, 05:04, 84 days left</text:p>
      <text:p text:style-name="P1">Sometimes I wonder what the fuck you're doing. This is not it. This is not it.</text:p>
      <text:p text:style-name="P1"/>
      <text:p text:style-name="P1">•••</text:p>
      <text:p text:style-name="P1">Monday 1st July, 21:50, 83 days left</text:p>
      <text:p text:style-name="P1">This is the part where excessive relaxation leads to total and irreversible collapse. In the past years, in our past experience, it's always been like that. We may do well for some time, but at one point, at some point, it ends.</text:p>
      <text:p text:style-name="P1">Depending entirely on what you choose to do now, today could be that day.</text:p>
      <text:p text:style-name="P1">Yesterday, you showed that you were still incapable of doing one of the things I want you to be able to do: you took a loss, and acted like it was all over. You should have taken the hit and kept on moving forward.</text:p>
      <text:p text:style-name="P1">Awareness is difficult. It's just plain difficult. Even with a proxy. So, let's not seek it. Instead, let's just find the best move for every moment. Let's just cut to the chase and find the best move. The objective is always the same: happiness. </text:p>
      <text:p text:style-name="P1"/>
      <text:p text:style-name="P1">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P1">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P1">Seems not, but they can be used in conjunction. That's enough for today. See you tomorrow.</text:p>
      <text:p text:style-name="P1"/>
      <text:p text:style-name="P1">•••</text:p>
      <text:p text:style-name="P1">Wednesday 3rd June, 01:46, 82 days left</text:p>
      <text:p text:style-name="P1">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P1"/>
      <text:p text:style-name="P1">You have been warned. Let us begin. </text:p>
      <text:p text:style-name="P1">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P1">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P1">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P1">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P1">Urgh... Why is everything about ourselves...</text:p>
      <text:p text:style-name="P1">I told you, didn't I? This right now is most probably the most egocentric era of our life. But it's out of necessity. We need to figure ourselves out. But that's enough about that. Let's talk about Vivy.</text:p>
      <text:p text:style-name="P1">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P1">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P1">Of course: you could be one of them. Don't push the burden onto others, that's one of the things I hate the most, become like her yourself. God I went crazy when she jumped off the building, who even computes that kind of solution?? I love her, God I love her.</text:p>
      <text:p text:style-name="P1">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P1">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P1">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P1">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P1">God here I thought these things weren't meant to be public... Oh well, no can do.</text:p>
      <text:p text:style-name="P1">So, when I say that Fluorite Eye's Song is great but not exceptional, that's just another way to say that it's achieved the highest level humanity can currently achieve. It may not be an all-time great, but it has a special place in my heart.</text:p>
      <text:p text:style-name="P1"/>
      <text:p text:style-name="P1">We've written quite a lot, haven't we? Let's come back again tomorrow. And wake up on time. I wish to write at night.</text:p>
      <text:p text:style-name="P1">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P1"/>
      <text:p text:style-name="P1">•••</text:p>
      <text:p text:style-name="P1">Wednesday 3rd July, 23:13, 81 days left</text:p>
      <text:p text:style-name="P1">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P1">Let's start from the beginning. We woke up on time. And coffee is super effective. But today was slightly below average. Doesn't really matter.</text:p>
      <text:p text:style-name="P1">I don't think I'll be in the right mindset to write tonight. My heart hurts a little. I still think about Vivy and Diva. It hurts that I won't see them again. So I keep them in my heart, in my memories.</text:p>
      <text:p text:style-name="P1">It's okay to not have anything to write. Let's transition our mindset. Let's show some maturity, the ability to put a lid on something temporarily, I'm sure future you would want that. Let's write.</text:p>
      <text:p text:style-name="P1">But just one question before I go: future me, was I right?</text:p>
      <text:p text:style-name="P1"/>
      <text:p text:style-name="P1">•••</text:p>
      <text:p text:style-name="P1">Thursday 4th July, 22:56, 80 days left</text:p>
      <text:p text:style-name="P1">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P1">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P1"/>
      <text:p text:style-name="P1">•••</text:p>
      <text:p text:style-name="P1">Saturday 6th July, 01:54, 79 days left</text:p>
      <text:p text:style-name="P1">We lost again. It's the third time this era. It's a pattern that we hadn't registered yet. We lost.</text:p>
      <text:p text:style-name="P1">We aren't getting stronger at all. More insightful, more calculative, more predictive, more analytical, yes, but stronger? We're not getting stronger at all. How does one even become strong in the first place?</text:p>
      <text:p text:style-name="P1">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P1">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P1">So, take stock of the situation, and compute the best move. And in your calculations, include working through the night.</text:p>
      <text:p text:style-name="P1"/>
      <text:p text:style-name="P1">•••</text:p>
      <text:p text:style-name="P1">Sunday 7th July, 00:37, 78 days left</text:p>
      <text:p text:style-name="P1">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P1">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P1">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P1"/>
      <text:p text:style-name="P1">•••</text:p>
      <text:p text:style-name="P1">Sunday 7th July, 21:34, 77 days left</text:p>
      <text:p text:style-name="P1">First of all, you pulled it off. And for that, well done, that's all I have to say. You did really well to make the best out of a bad position. You were essentially squeezing water out of stone.</text:p>
      <text:p text:style-name="P1">It's just a shame that sometimes life throws a horrendously bad position in our face. That wasn't your fault. And fuck me it felt horrible. But that's enough about that.</text:p>
      <text:p text:style-name="P1">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P1"/>
      <text:p text:style-name="P1">•••</text:p>
      <text:p text:style-name="P1">Tuesday 9th July, 02:50, 76 days left</text:p>
      <text:p text:style-name="P1">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P1">Other than that, we have some stuff to talk about. But I can feel the mistakes piling up and the fatigue accumulating, so let's keep this short.</text:p>
      <text:p text:style-name="P1">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P1"/>
      <text:p text:style-name="P1">•••</text:p>
      <text:p text:style-name="P1">Tuesday 9th July, 23:00, 75 days left</text:p>
      <text:p text:style-name="P1">Too many failed attempts, I will give up on trying to write at night. We can try again in the future, but due to various circumstances, I simply haven't been able to do it.</text:p>
      <text:p text:style-name="P1">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P1"/>
      <text:p text:style-name="P1">•••</text:p>
      <text:p text:style-name="P1">Wednesday 10th July, 21:59, 73 days left</text:p>
      <text:p text:style-name="P1">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P1">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P1">But more than any tea, inner peace would help. Let's be at peace with ourselves. Let's calm our own mind down. To wind down. How does one wind down? I see, by doing nothing. Goodnight.</text:p>
      <text:p text:style-name="P1"/>
      <text:p text:style-name="P1">•••</text:p>
      <text:p text:style-name="P1">Thursday 11th July, 22:00, <text:s text:c="1"/>72 days left</text:p>
      <text:p text:style-name="P1">We didn't write today either. Too busy creating a new theme. <text:s text:c="1"/>Joanne Stencil is the font you're looking for. As for the images, hopefully they're saved here. Don't worry, it's only our fourth Vivy theme, this is still perfectly within the norm.</text:p>
      <text:p text:style-name="P1">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P1">This week or so of failing to follow our routine has shown its results in today's training. Unfocused, your mind wherever, and giving in before you even realize it. We're resuming our routine, better than ever.</text:p>
      <text:p text:style-name="P1">Nevermind, Cellga is a better font. It's free. And it looks good.</text:p>
      <text:p text:style-name="P1"/>
      <text:p text:style-name="P1">•••</text:p>
      <text:p text:style-name="P1">Friday 12th July, 23:11, 71 days left</text:p>
      <text:p text:style-name="P1">Things went particularly well today. Because you made them. Because you chose well. Whether or not tomorrow they'll go well too depends upon you. Surprising right?</text:p>
      <text:p text:style-name="P1">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P1"/>
      <text:p text:style-name="P1">•••</text:p>
      <text:p text:style-name="P1">Saturday 13th July, 23:56, 70 days left</text:p>
      <text:p text:style-name="P1">Today didn't go as well as yesterday, but overall it went well. I'll train my focus elsewhere, I'm only writing in the morning, no Leetcode. If I wish to be the best, I will need all the training and time I can get my hands on.</text:p>
      <text:p text:style-name="P1">We're also on the verge of defeat right now. Let's see what you're made of. Let's see if you can withstand tonight, tomorrow and the days that follow. Let's see if we are a step closer to our ideal self.</text:p>
      <text:p text:style-name="P1">That's right, slow and steady. We'll keep at it slow and steady.</text:p>
      <text:p text:style-name="P1">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P1"/>
      <text:p text:style-name="P1">•••</text:p>
      <text:p text:style-name="P1">Sunday 14th July, 23:04, 69 days left</text:p>
      <text:p text:style-name="P1">Funny number. Today didn't go badly. We basically took a rest day. We lacked sleep, so we slept in this morning, and then we didn't push too hard for the rest of the day. This is fine, Sundays are supposed to be rest days after all.</text:p>
      <text:p text:style-name="P1">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P1">That doesn't mean we're forgetting every other lesson up till now. Keep them in mind. Play the best you can.</text:p>
      <text:p text:style-name="P1"/>
      <text:p text:style-name="P1">•••</text:p>
      <text:p text:style-name="P1">Monday 15th July, 22:31, 68 days left</text:p>
      <text:p text:style-name="P1">We're becoming unruly. This happens regularly, it seems. We want to bend the routine to our mood. It's the project again. Part of me wants to devote as much time as possible to it.</text:p>
      <text:p text:style-name="P1">The only part of me that's against it is the one that stood up to it a while back. The arguments are the same. On both sides.</text:p>
      <text:p text:style-name="P1">You know what? If you want work, I can give you work.</text:p>
      <text:p text:style-name="P1">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P1">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P1">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P1">So, we're going all in. No take-backs. Let's do this shit. Go to sleep, and dedicate every morning to this damn project.</text:p>
      <text:p text:style-name="P1">Let this be a new training every morning. Every day. Teach me how to give something my all, everything I've got. Teach me how to give something my entire life.</text:p>
      <text:p text:style-name="P1"/>
      <text:p text:style-name="P1">•••</text:p>
      <text:p text:style-name="P1">Wednesday 17th July, 00:13, 67 days left</text:p>
      <text:p text:style-name="P1">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P1">We don't have much else to say. Let's just hope this is a good call. Don't ruin our streak, yeah?</text:p>
      <text:p text:style-name="P1"/>
      <text:p text:style-name="P1">•••</text:p>
      <text:p text:style-name="P1">Wednesday 17th July, 23:40, 66 days left</text:p>
      <text:p text:style-name="P1">Managed to actually rest. Fairly well at least. Yesternight we played DMC5 until 3am, and thoroughly got our asses handed to us on a silver platter. Today we played World of Warships, and died with minimal positive impact more often than I'd like to admit.</text:p>
      <text:p text:style-name="P1">My point is, despite the fact that we are on a streak, something's off. Our performance is... bad. Why is that? Why is it that despite... Despite what? Our inexistent attempts at maintaining awareness?</text:p>
      <text:p text:style-name="P1">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P1">Alright, I'll drill that in your head as many times as I need to, but for now, let's analyse. What went wrong?</text:p>
      <text:p text:style-name="P1">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P1">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P1">We've tried much for awareness, with little results. So instead, let's just focus on awareness when we are working. When we are performing a task. Yeah, let's try.</text:p>
      <text:p text:style-name="P1">Alright, that's enough for today, let's go to sleep now. Goodnight.</text:p>
      <text:p text:style-name="P1"/>
      <text:p text:style-name="P1">•••</text:p>
      <text:p text:style-name="P1">Thursday 18th July, 23:22, 65 days left</text:p>
      <text:p text:style-name="P1">I feel like we're incredibly slow. Due to circumstances, we weren't able to get much done today, I wonder about tomorrow? And what about the day after that? And the one after? Sometimes I really feel like we aren't getting anything done.</text:p>
      <text:p text:style-name="P1">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P1">You know, sometimes I want to write. And I want to write at night. It just doesn't work in the morning. So let's write at night. In a way, we're keeping with what we said, but we also aren't. There was no plan to write. But I don't want to stop writing.</text:p>
      <text:p text:style-name="P1">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P1">I think the time is ripe for a second attempt. We will try writing at night again. We have from after dinner until midnight. At least, on paper. On paper. But tomorrow morning, just tomorrow morning, I want to write.</text:p>
      <text:p text:style-name="P1">We won't. We'll keep to our word. In exchange, do your best to be able to write tomorrow evening. </text:p>
      <text:p text:style-name="P1">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P1">Actually, let's make one more change. Write until whatever time you want at night. There, I said it explicitly. See you now.</text:p>
      <text:p text:style-name="P1"/>
      <text:p text:style-name="P1">•••</text:p>
      <text:p text:style-name="P1">Friday 19th July, 22:43, 64 days left</text:p>
      <text:p text:style-name="P1">That was a pain. Spent the whole day researching message brokers. But we have our answer. Or should I say, we've made our choice.</text:p>
      <text:p text:style-name="P1">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P1">You've also followed the routine a bit better, but, well, not all that well. We didn't workout today, even though we had to. We hadn't worked out yesterday due to unfortunate circumstances too. Well, it's not the top priority. The top priority is the project.</text:p>
      <text:p text:style-name="P1">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P1">... 17 sai no uta. We were completely incapable of focusing on university. Back when we'd finished TAW, we said we'd come back to writing, after we were done with uni.</text:p>
      <text:p text:style-name="P1">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P1"/>
      <text:p text:style-name="P1">•••</text:p>
      <text:p text:style-name="P1">Saturday 20th July, 23:38, 63 days left</text:p>
      <text:p text:style-name="P1">We lost yesternight. For no good reason. There never are good reasons to lose. Never.</text:p>
      <text:p text:style-name="P1">We'll put a stop to caffeine, I can't sleep at night because of it.</text:p>
      <text:p text:style-name="P1">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P1">While you may not wish to lead, a skill is a skill, and right now we need to develop it some, whether we want to or not.</text:p>
      <text:p text:style-name="P1">Other than that... Unlike yesterday, you got lost today while doing your research. We're not sure where to go and what to do. We'll have to figure that out.</text:p>
      <text:p text:style-name="P1">I do not have much else to say, so, see you.</text:p>
      <text:p text:style-name="P1"/>
      <text:p text:style-name="P1">•••</text:p>
      <text:p text:style-name="P1">Sunday 21st July, 23:59, 62 days left</text:p>
      <text:p text:style-name="P1">Tired. Walked for maybe two hours today.</text:p>
      <text:p text:style-name="P1">Very tired. Nothing much happened today. But I do want to chill with a video game tonight.</text:p>
      <text:p text:style-name="P1">Even though it's this late? Yes, even though...</text:p>
      <text:p text:style-name="P1">I'm just tired. Yup, we are. You want to relax with a video game. Which is a stupid thing to do. It's a bad move. Instead, we'll create willpower out of thin air, and go to sleep.</text:p>
      <text:p text:style-name="P1">Our brain was also all over the place today. We lacked focus, we still lack it, and our awareness was essentially on pause; we neither trained it nor degraded it.</text:p>
      <text:p text:style-name="P1">Whatever the case, let's go to sleep.</text:p>
      <text:p text:style-name="P1"/>
      <text:p text:style-name="P1">•••</text:p>
      <text:p text:style-name="P1">Monday 22nd July, 23:00, 61 days left</text:p>
      <text:p text:style-name="P1">Played my best Des Moines game in WoWs tonight. Kraken, 247k damage, and a finish to put you on the edge of your seat. Victory is sweet, as is the port music after it. That was a great motivator, because my battles with the DM were bad prior to that game.</text:p>
      <text:p text:style-name="P1">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P1">We aren't grinding properly, are we? We aren't respecting our sleep schedule at all. So, now, while sleep is all important, tell me, what do you think of waking up at 6am? What do you say about beginning the true grind?</text:p>
      <text:p text:style-name="P1">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P1"/>
      <text:p text:style-name="P1">•••</text:p>
      <text:p text:style-name="P1">Tuesday 23rd July, 23:17, 60 days left</text:p>
      <text:p text:style-name="P1">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P1">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P1">There are specific times of the day in which we have to fight. You know them. Show me that your willpower is more than just daydreams and imagination. Show me how your imagination can warp reality.</text:p>
      <text:p text:style-name="P1">To A World, Imagination.</text:p>
      <text:p text:style-name="P1"/>
      <text:p text:style-name="P1">•••</text:p>
      <text:p text:style-name="P1">Wednesday 24th July, 21:45, 59 days left</text:p>
      <text:p text:style-name="P1">What to say... Not much...</text:p>
      <text:p text:style-name="P1">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P1"/>
      <text:p text:style-name="P1">•••</text:p>
      <text:p text:style-name="P1">Thursday 25th July, 21:37, 58 days left</text:p>
      <text:p text:style-name="P1">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P1"/>
      <text:p text:style-name="P1">•••</text:p>
      <text:p text:style-name="P1">Friday 26th July, 21:12, 57 days left</text:p>
      <text:p text:style-name="P1">Today went fairly well. Yesterday too we respected schedule. But two is not a crowd. There's a long road ahead. At least 57 days, and we want it to last longer, as long as it needs to.</text:p>
      <text:p text:style-name="P1">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P1">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P1"/>
      <text:p text:style-name="P1">•••</text:p>
      <text:p text:style-name="P1">Saturday 27th July, 21:53, 56 days left</text:p>
      <text:p text:style-name="P1">I would greatly appreciate staying at home and doing my own thing for once. Not today, and not tomorrow either, it would seem. Not yesterday, not the day before it, and probably not the day before that either... Can't I just be left in peace?</text:p>
      <text:p text:style-name="P1">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P1">Consider this question —these questions— well. Shape us into something we love. That is the goal. Happiness is still a long way away, and for now, the ultimate goal is to become someone we love, until we can think about happiness.</text:p>
      <text:p text:style-name="P1">Now, live. Show me how to live.</text:p>
      <text:p text:style-name="P1"/>
      <text:p text:style-name="P1">•••</text:p>
      <text:p text:style-name="P1">Sunday 28th July, 22:28, 55 days left</text:p>
      <text:p text:style-name="P1">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P1">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P1">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P1">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P1">How's that for exactitude? That's a lot more like it, this allows analysis, this allows us to figure out what went wrong, and how we could fix it.</text:p>
      <text:p text:style-name="P1">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P1">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P1">That's quite enough for today. Hey, here's a question: our body seems to need 9 hours of sleep. We've thought that for a long time now. Should we set the alarm to 7am instead of 6?</text:p>
      <text:p text:style-name="P1">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P1"/>
      <text:p text:style-name="P1">•••</text:p>
      <text:p text:style-name="P1">Monday 29th July, 22:22, 54 days left</text:p>
      <text:p text:style-name="P1">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P1">We'll try waking up at 7am. It's starting to look pretty obvious that our past observation of needing 9 hours of sleep might be correct. Too many mornings have we spent failing to get up.</text:p>
      <text:p text:style-name="P1">I'm tired. Let's go to sleep. Yes.</text:p>
      <text:p text:style-name="P1"/>
      <text:p text:style-name="P1">•••</text:p>
      <text:p text:style-name="P1">Tuesday 30th July, 22:12, 53 days left</text:p>
      <text:p text:style-name="P1">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P1">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P1">We focused, and we learned. A lot. We have a good handle of the basics of concurrency in Golang, and with some practice, I'm confident we can make good use of them.</text:p>
      <text:p text:style-name="P1">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P1">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P1">So, let's try again tomorrow. Right now, let's try to fall asleep, shall we? Sounds great to me. Goodnight.</text:p>
      <text:p text:style-name="P1"/>
      <text:p text:style-name="P1">•••</text:p>
      <text:p text:style-name="P1">Wednesday 31st July, 22:53, 52 days left</text:p>
      <text:p text:style-name="P1">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P1">I'm suspecting that it's of our past habits of taking it slow that's coming back to bite us. Or rather, it always bit us, but we're only really appreciating it now. So now we have to compute faster, whatever we do, to make up for that.</text:p>
      <text:p text:style-name="P1">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P1">You know, by the looks of it, our body actually seems to need eight and a half hours of sleep, not nine. That's a full half hour of difference. We won't manage to sleep at 21:30, but... We can take thirty minutes of debt.</text:p>
      <text:p text:style-name="P1">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P1"/>
      <text:p text:style-name="P1">•••</text:p>
      <text:p text:style-name="P1">Friday 2nd August, 00:25, 51 days left</text:p>
      <text:p text:style-name="P1">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P1">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P1">... Deliberate practice. Let's practice improving our daily routine. The objective is clear, let's go to sleep and do our best. Goodnight.</text:p>
      <text:p text:style-name="P1"/>
      <text:p text:style-name="P1">•••</text:p>
      <text:p text:style-name="P1">Friday 2nd August, 19:27, 50 days left</text:p>
      <text:p text:style-name="P1">Now then, let's write a bit. Let's analyse our current situation, let's break down why it's so... bad.</text:p>
      <text:p text:style-name="P1">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P1"/>
      <text:p text:style-name="P1">•••</text:p>
      <text:p text:style-name="P1">Sunday 4th August, 00:01, 49 days left</text:p>
      <text:p text:style-name="P1">There is much to say. You also have much to answer for. For example, what the fuck do you think you were doing? Today we spent the whole time making a theme on Neovim, and yesternight...</text:p>
      <text:p text:style-name="P1">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P1">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P1">If you want strength, you know what to do. You know exactly what you have to do. You have to listen to your heart, do what it says, do what you know you have to do, and all excuses be damned.</text:p>
      <text:p text:style-name="P1">There's something else that's interesting that happened today: we turned our phone on at around 19:00. Why don't we do that more often?</text:p>
      <text:p text:style-name="P1">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P1"/>
      <text:p text:style-name="P1">•••</text:p>
      <text:p text:style-name="P1">Sunday 4th August, 23:02, 48 days left</text:p>
      <text:p text:style-name="P1">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P1"/>
      <text:p text:style-name="P1">•••</text:p>
      <text:p text:style-name="P1">Monday 5th August, 22:25, 47 days left</text:p>
      <text:p text:style-name="P1">Apparently we're a coffee person. That's what my alt account decided. I guess he's about the only person on earth who knows me as much as I do, so I'll take it.</text:p>
      <text:p text:style-name="P1">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P1">What should I say about today... Not bad, but not good enough. We've identified YT as our greatest time-sink. Time is a precious resource, limited by nature, and we are spending far too much of it on YT. Far more than we need to, especially since Nene is on a break.</text:p>
      <text:p text:style-name="P1">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P1">Other than that, things did go well. What will you tell me tomorrow I wonder. Let's go to sleep now. Alright, goodnight.</text:p>
      <text:p text:style-name="P1"/>
      <text:p text:style-name="P1">•••</text:p>
      <text:p text:style-name="P1">Tuesday 6th August, 23:00, 46 days left</text:p>
      <text:p text:style-name="P1">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P1">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P1">Strangely enough, this one didn't feel as bad as Mel's graduation. We've likely grown, and are capable of taking stronger blows.</text:p>
      <text:p text:style-name="P1">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P1">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P1">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P1"/>
      <text:p text:style-name="P1">•••</text:p>
      <text:p text:style-name="P1">Wednesday 7th August, 22:30, 45 days left</text:p>
      <text:p text:style-name="P1">And here I thought we'd made peace with it. But my heart hurts sometimes. It's quite painful. Nenechi will also graduate some day, and quoting a fellow husband, “you'll see me on the news when that time comes”.</text:p>
      <text:p text:style-name="P1">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P1">What are you saying? Nevermind me. Yeah, I'll do that.</text:p>
      <text:p text:style-name="P1">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P1">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P1">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P1"/>
      <text:p text:style-name="P1">•••</text:p>
      <text:p text:style-name="P1">Thursday 8th August, 21:59, 45 days left</text:p>
      <text:p text:style-name="P1">Let's divide this into two clear parts. No, the second part doesn't really stand on its own legs, let this be what it will be.</text:p>
      <text:p text:style-name="P1">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P1">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P1">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P1">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P1">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P1">That's enough writing, let's go to sleep. We can hardly focus on work lately, do better. Do better.</text:p>
      <text:p text:style-name="P1"/>
      <text:p text:style-name="P1">•••</text:p>
      <text:p text:style-name="P1">Saturday 10th August, 00:05, 44 days left</text:p>
      <text:p text:style-name="P1">Sometimes I'm left to wonder what the fuck is it that I'm doing. Now is one such times. So, what the fuck am I doing? Uh, if I had to say, I'd say we're fucking up pretty bad.</text:p>
      <text:p text:style-name="P1">Normally I'd consider today a below-average day. Not too bad, but not good either. But the thing is, we've been having a few below-average days in a row now, haven't we? So, let me repeat the question: what the fuck are we doing?</text:p>
      <text:p text:style-name="P1">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P1">Alright, that will be all. See you.</text:p>
      <text:p text:style-name="P1"/>
      <text:p text:style-name="P1">•••</text:p>
      <text:p text:style-name="P1">Saturday 10th August, 20:52, 43 days left</text:p>
      <text:p text:style-name="P1">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P1">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P1"/>
      <text:p text:style-name="P1">•••</text:p>
      <text:p text:style-name="P1">Sunday 11th August, 22:59, 42 days left</text:p>
      <text:p text:style-name="P1">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P1">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P1">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P1">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P1">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P1"/>
      <text:p text:style-name="P1">•••</text:p>
      <text:p text:style-name="P1">Tuesday 13th August, 00:48, 42 days left</text:p>
      <text:p text:style-name="P1">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P1"/>
      <text:p text:style-name="P1">•••</text:p>
      <text:p text:style-name="P1">Tuesday 13th August, 23:24, 41 days left</text:p>
      <text:p text:style-name="P1">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P1">Alright, let's go to sleep then. Sure, not like there's much else to do.</text:p>
      <text:p text:style-name="P1"/>
      <text:p text:style-name="P1">•••</text:p>
      <text:p text:style-name="P1">Wednesday 14th August, 23:59, 40 days left</text:p>
      <text:p text:style-name="P1">I still wonder what I should do. What should I do? Am I allowed to play now? Or should I go to sleep instead? What should I do?</text:p>
      <text:p text:style-name="P1">My heart tells me it's fine, but is it really? There are consequences to everything, I know that. It's just, I can't tell if this will have good or bad consequences.</text:p>
      <text:p text:style-name="P1">That's because you're not considering them. If you consider them, you'll at least have an idea. Yeah, we'd regret it a bit. So let's play. With friends.</text:p>
      <text:p text:style-name="P1"/>
      <text:p text:style-name="P1">•••</text:p>
      <text:p text:style-name="P1">Thursday 15th August, 22:25, 39 days left</text:p>
      <text:p text:style-name="P1">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P1">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P1"/>
      <text:p text:style-name="P1">•••</text:p>
      <text:p text:style-name="P1">Friday 16th August, 23:20, 38 days left</text:p>
      <text:p text:style-name="P1">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P1">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P1">That's it for today. We didn't do particularly well, but we didn't do too bad either. Let's go to sleep now. Goodnight.</text:p>
      <text:p text:style-name="P1"/>
      <text:p text:style-name="P1">•••</text:p>
      <text:p text:style-name="P1">Saturday 17th August, 23:21, 37 days left</text:p>
      <text:p text:style-name="P1">I'm rather tired. I hadn't worked out in a while. I think I'll sleep well today. I'm home.</text:p>
      <text:p text:style-name="P1">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P1"/>
      <text:p text:style-name="P1">•••</text:p>
      <text:p text:style-name="P1">Sunday 18th August, 22:19, 36 days left</text:p>
      <text:p text:style-name="P1">What to say what to say. What is there to say about today? There could be much, there could be little.</text:p>
      <text:p text:style-name="P1">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P1">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P1">You didn't think that one through. You're not thinking this one through. How can you make that claim?</text:p>
      <text:p text:style-name="P1">Guts. The same thing we always use. It's the same instincts we always trust.</text:p>
      <text:p text:style-name="P1">No it's not. This one was a wild shot.</text:p>
      <text:p text:style-name="P1">We're lost.</text:p>
      <text:p text:style-name="P1">We are.</text:p>
      <text:p text:style-name="P1">What should we do?</text:p>
      <text:p text:style-name="P1">I want to escape from it all. From this world. But we know that the only way out is through. What do we do?</text:p>
      <text:p text:style-name="P1">We write.</text:p>
      <text:p text:style-name="P1"/>
      <text:p text:style-name="P1">•••</text:p>
      <text:p text:style-name="P1">Tuesday 20th August, 00:19, 35 days left</text:p>
      <text:p text:style-name="P1">What should I do? I'm not trying hard enough.</text:p>
      <text:p text:style-name="P1">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P1">Wanna go somewhere tomorrow? The cinema. Alone. Or a cafe, with our computer. To write. To resume our story. After so long...</text:p>
      <text:p text:style-name="P1">...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P1">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P1">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P1">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P1"/>
      <text:p text:style-name="P1">•••</text:p>
      <text:p text:style-name="P1">Wednesday 21st August, 00:03, 34 days left</text:p>
      <text:p text:style-name="P1">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P1">To be honest, it wasn't so much a crisis as it was the same thing as yesterday and possibly the day before. But since I don't know what an existential crisis is, I guess I'll count it as one.</text:p>
      <text:p text:style-name="P1">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P1">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P1">So we're rethinking this entire thing. Yes, I've got commitment issues, but I think it's actually a good thing to not commit to stupid things and know when to cut my losses. As for important matters, I think we have a lot less commitment issues.</text:p>
      <text:p text:style-name="P1">The grind. What was its purpose? Growth, and productivity. We're revamping the entire thing.</text:p>
      <text:p text:style-name="P1">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P1">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P1">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P1">Understood. That's all for today. See you tomorrow.</text:p>
      <text:p text:style-name="P1">Oh, and by the way, there's absolutely no need to end this after summer ends. None whatsoever. Unless you do find a need. Alright, let's go now, make me a good summer.</text:p>
      <text:p text:style-name="P1"/>
      <text:p text:style-name="P1">•••</text:p>
      <text:p text:style-name="P1">Wednesday 21st August, 22:38, 33 days left</text:p>
      <text:p text:style-name="P1">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P1"/>
      <text:p text:style-name="P1">•••</text:p>
      <text:p text:style-name="P1">Thursday 22nd August, 22:20, 32 days left</text:p>
      <text:p text:style-name="P1">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P1">Now, on to tactical analysis: what's our next move? Because of yesterday, I actually feel pretty good about continuing to work on the project, but should we? Is that really the right thing to do? Shouldn't we be moving back to writing instead?</text:p>
      <text:p text:style-name="P1">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P1">And cut. Now we learn from our lessons and stop to consider this decision we just made and see if it's retarded beyond reason, like many before it. Objectivity is key.</text:p>
      <text:p text:style-name="P1">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P1">In truth, we said a routine would set itself, so let it be that we only write at night, and night is only for writing. And sleeping.</text:p>
      <text:p text:style-name="P1">... Do we also stop to consider this decision? Yes. Yes we do. We repeat this cycle until we find a decision we have no qualms with. Or until we've had enough. Something tells me the latter is gonna happen a lot more often if we don't forget to check our decisions.</text:p>
      <text:p text:style-name="P1">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P1"/>
      <text:p text:style-name="P1">•••</text:p>
      <text:p text:style-name="P1">Friday 23rd August, 22:35, 32 days left</text:p>
      <text:p text:style-name="P1">Dr. House was named House because Holmes is pronounced “homes”. But then, wouldn't it be Houses? Fair point, but Houses is more of a pain to say, which is why they went with House.</text:p>
      <text:p text:style-name="P1">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P1">Anything you want to talk about? Yes.</text:p>
      <text:p text:style-name="P1">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P1">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P1">By the way, that was a lot of caffeine this... afternoon. Any guesses on when we'll fall asleep. It was on purpose. So we wouldn't fall asleep. It was on purpose, and its purpose is now. Let's go and write.</text:p>
      <text:p text:style-name="P1"/>
      <text:p text:style-name="P1">•••</text:p>
      <text:p text:style-name="P1">Sunday 25th August, 00:41, 31 days left</text:p>
      <text:p text:style-name="P1">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P1"/>
      <text:p text:style-name="P1">•••</text:p>
      <text:p text:style-name="P1">Monday 26th August, 00:43, 30 days left</text:p>
      <text:p text:style-name="P1">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P1">Anyway, let's talk a little about today: it went rather well, actually. Pretty well, even. Studied well and worked out. In lieu of writing you familiarized yourself and got more comfortable with cron, and that's okay, I guess.</text:p>
      <text:p text:style-name="P1">Question: is it too late to write now? Because that's what I'm telling myself. Subconsciously.</text:p>
      <text:p text:style-name="P1">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P1"/>
      <text:p text:style-name="P1">•••</text:p>
      <text:p text:style-name="P1">Tuesday 27th August, 00:00, 29 days left</text:p>
      <text:p text:style-name="P1">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P1">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P1">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P1">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P1">Yeah, the excuse for not writing tonight is essentially revenge. On myself. Let's go study then, shall we?</text:p>
      <text:p text:style-name="P1"/>
      <text:p text:style-name="P1">•••</text:p>
      <text:p text:style-name="P1">Wednesday 28th August, 00:23, 28 days left</text:p>
      <text:p text:style-name="P1">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P1">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P1"/>
      <text:p text:style-name="P1">•••</text:p>
      <text:p text:style-name="P1">Thursday 29th August, 01:14, 27 days left</text:p>
      <text:p text:style-name="P1">Legendary indeed. Nearly one million concurrent viewers, which brings about the question: what the fuck? In the Hololive Discord fan server, there was talk yesterday of making the live reach 500k views, but it was quickly quieted: numbers are not the point. </text:p>
      <text:p text:style-name="P1">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P1">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P1">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P1">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P1">Because everything ended as she wanted it to, I'm satisfied. I guess that's what my theory boils down to.</text:p>
      <text:p text:style-name="P1">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P1">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P1">Either way, I think the lesson is still valid. The final words are very important, can't just be lazy about it. The final words decided whether the knot is tied properly or not.</text:p>
      <text:p text:style-name="P1">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P1"/>
      <text:p text:style-name="P1">•••</text:p>
      <text:p text:style-name="P1">Thursday 29th August, 23:29, 26 days left</text:p>
      <text:p text:style-name="P1">Yo. Can't think of anything to talk about. My brain is being randomized peko. Pekoooooooooo. Peko.</text:p>
      <text:p text:style-name="P1">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P1">See the thing is in my memories the going gets good quite often. Not always, but a fair amount of times. Then so be it. We'll try this new setup. As soon as we can. Which may or may not be tomorrow.</text:p>
      <text:p text:style-name="P1">Tomorrow we're going on another... vacation? It's not a vacation, but I forget the word. A sort of retreat. To focus on the project. For a week. Hopefully we'll survive. Hopefully.</text:p>
      <text:p text:style-name="P1">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P1"/>
      <text:p text:style-name="P1">•••</text:p>
      <text:p text:style-name="P1">Friday 30th August, 23:04, 25 days left</text:p>
      <text:p text:style-name="P1">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P1"/>
      <text:p text:style-name="P1">•••</text:p>
      <text:p text:style-name="P1">Saturday 31st August, 2314, 24 days left</text:p>
      <text:p text:style-name="P1">Was this close to forgetting. Can't say much, not much to say anyway. See you tomorrow.</text:p>
      <text:p text:style-name="P1"/>
      <text:p text:style-name="P1">•••</text:p>
      <text:p text:style-name="P1">Sunday 1st September, 21:44, 23 days left</text:p>
      <text:p text:style-name="P1">I have much to say. Starting with this: I'm home. Yes, we have much to say, but first let's brush our teeth and get ready.</text:p>
      <text:p text:style-name="P1">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P1">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P1">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P1">Speaking with you really is the best, thank you for being you.</text:p>
      <text:p text:style-name="P1">We in particular are very easy to hurt, and we take everything to heart, so the pain is amplified. We've grown in an environment where people judge each other a lot, it's no wonder you find it hard to overcome that fear.</text:p>
      <text:p text:style-name="P1">A worthy wall to scale, but we also know it's one that must be scaled day by day, it cannot be done in one go. it must be done every time the choice to be ourselves or to hide our true self presents itself.</text:p>
      <text:p text:style-name="P1">Indeed. And only after we've climbed that mountain will I start looking at you as an actual human being worthy of my affection. Emphasis on the word 'start'.</text:p>
      <text:p text:style-name="P1">Anyway, now that we're here, let's implement the plan we wanted to implement. The routine, that is. Yes, let us.</text:p>
      <text:p text:style-name="P1">Well then, see you.</text:p>
      <text:p text:style-name="P1"/>
      <text:p text:style-name="P1">•••</text:p>
      <text:p text:style-name="P1">Monday 2nd September, 23:09, 22 days left</text:p>
      <text:p text:style-name="P1">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P1">Alright, let's cut our losses and move on. Let's write, because it's only too late when we're dead. Until then, it's not too late.</text:p>
      <text:p text:style-name="P1"/>
      <text:p text:style-name="P1">•••</text:p>
      <text:p text:style-name="P1">Tuesday 3rd of September, 23:50, 21 days left</text:p>
      <text:p text:style-name="P1">You know it just occurred to me that this might be the correct way to write dates. Huh. I see. Let's check that. Yup, the “of” should be explicit. Oh well. Better late than never.</text:p>
      <text:p text:style-name="P1">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P1">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P1">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P1">You know, I'm not in a good position for the exam. It's not a desperate position yet, but it's also not ideal. I have some two weeks to prepare. I guess I'll have to prioritize it over the project, really. Yeah. Let's keep our priorities straight. So, see you then.</text:p>
      <text:p text:style-name="P1"/>
      <text:p text:style-name="P1">•••</text:p>
      <text:p text:style-name="P1">Thursday 5th September, 05:28, 20 days left</text:p>
      <text:p text:style-name="P1">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P1">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P1">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P1">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P1">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P1"/>
      <text:p text:style-name="P1">•••</text:p>
      <text:p text:style-name="P1">Thursday 5th of September, 23:33, 19 days left</text:p>
      <text:p text:style-name="P1">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P1">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P1">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P1">All those hypotheticals won't do any good though, we have what we have, so let's do our best with it. Then we also worked out. Well. We didn't lose concentration, and when it waned we straightened our mind. That is absolutely great.</text:p>
      <text:p text:style-name="P1">Maths really is something. The way it forces me to organize my thoughts, to think up solutions. I guess lots of disciplines are like that. I wonder if maths is unique in some way in this regard...</text:p>
      <text:p text:style-name="P1">But that's enough pondering. Now is the time to train a different part of our mind: imagination. Or, I guess this part is rather well linked with that of thinking up solutions. So not all too different in the end.</text:p>
      <text:p text:style-name="P1">I'll be on my way then, see you. PS: we're working out in the evening. Once every two days.</text:p>
      <text:p text:style-name="P1"/>
      <text:p text:style-name="P1">•••</text:p>
      <text:p text:style-name="P1">Friday 6th September, 23:16, 18 days left</text:p>
      <text:p text:style-name="P1">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P1">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P1">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P1">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P1">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P1">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P1">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P1"/>
      <text:p text:style-name="P1">We need to talk about Alice in Musicland. We won't, but... Listen to it. Do yourself a favour, learn some Japanese, then listen to it. See you.</text:p>
      <text:p text:style-name="P1"/>
      <text:p text:style-name="P1">I just figured out that it's authenticity, it's the trueness of the story that did it for me, that's why I love Alice in Wonderland. It's pure. It's true.</text:p>
      <text:p text:style-name="P1"/>
      <text:p text:style-name="P1">•••</text:p>
      <text:p text:style-name="P1">Sunday 8th of September, 02:08, 18 days left</text:p>
      <text:p text:style-name="P1">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P1">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P1">Let's go to sleep now, we badly need it.</text:p>
      <text:p text:style-name="P1">Alright. See you then.</text:p>
      <text:p text:style-name="P1"/>
      <text:p text:style-name="P1">•••</text:p>
      <text:p text:style-name="P1">Monday 9th Of September, 00:52, 17 days left</text:p>
      <text:p text:style-name="P1">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P1">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P1">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P1">We'll have a lot of excuses to take down tomorrow. We'll have limits to push, mental barriers to break. Not just tomorrow, everyday, from now on. Quite literally from now on. Even now. What you choose to do. Now then, goodnight. See you tomorrow.</text:p>
      <text:p text:style-name="P1"/>
      <text:p text:style-name="P1">•••</text:p>
      <text:p text:style-name="P1">Monday 9th Of September, 23:03, 16 days left</text:p>
      <text:p text:style-name="P1">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P1">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P1">Yeah, see you.</text:p>
      <text:p text:style-name="P1"/>
      <text:p text:style-name="P1">•••</text:p>
      <text:p text:style-name="P1">Tuesday 10th of September, 22:29, 15 days left</text:p>
      <text:p text:style-name="P1">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P1">I also chose to not work out, since I had decided that I would only work out every other day, since I needed all the time I could get my hands on, and since I thought there wasn't exactly a need to exacerbate the fatigue I was already feeling.</text:p>
      <text:p text:style-name="P1">And this leads me to now. So, I have a question for you: is this routine of ours really as sustainable as we thought?</text:p>
      <text:p text:style-name="P1">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P1">Are we perhaps convincing ourselves of that without proof? </text:p>
      <text:p text:style-name="P1">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P1">Yeah, all things considered, our addiction to caffeine might need to be fuelled on a daily basis.</text:p>
      <text:p text:style-name="P1"/>
      <text:p text:style-name="P1">•••</text:p>
      <text:p text:style-name="P1">Thursday 12th of September, 00:06, 14 days left</text:p>
      <text:p text:style-name="P1">There's always something to say. Today is no exception. If today were a battle, half of it would have been lost, and the other half would have been an unconvincing victory. </text:p>
      <text:p text:style-name="P1">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P1">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P1">And you know what? I decided to work out anyway. It was —and still is— far more important that we controlled our emotions, that we conceded defeat, than to try to win and fuck up our routine in the process. In short, I was learning to lose.</text:p>
      <text:p text:style-name="P1">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P1">Today's focus in training was nothing special, but that's not to say it was bad either. It was a victory, yes, but it was unconvincing, I could have done better.</text:p>
      <text:p text:style-name="P1">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P1">That's enough for now.</text:p>
      <text:p text:style-name="P1">I feel like we were a lot more organized than usual today. It was a conscious effort, yes, but the high amount of caffeine in my brain probably plays a role too.</text:p>
      <text:p text:style-name="P1">Really, that's enough for now. It's already very late, and we have yet to write. Alright, see you then.</text:p>
      <text:p text:style-name="P1"/>
      <text:p text:style-name="P1">•••</text:p>
      <text:p text:style-name="P1">Friday 13th September, 02:28, 13 days left</text:p>
      <text:p text:style-name="P1">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P1">But let's stay, just a little longer. It's so hard to figure oneself out. I thought I was doing well, but clearly I'm not doing well enough. What more should I do?</text:p>
      <text:p text:style-name="P1">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P1">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P1">...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P1">The top priorities are thus, currently, controlling our emotions and regulating our self-criticism. Let's do our best for both. See ya.</text:p>
      <text:p text:style-name="P1"/>
      <text:p text:style-name="P1">•••</text:p>
      <text:p text:style-name="P1">Friday 13th of September, 23:44, 12 days left</text:p>
      <text:p text:style-name="P1">What to say... Not good, not bad. We're lacking in the focus department. However, you did tell me I was too harsh on myself. You know, I'd completely forgotten about it until I peeked at yesterday's entry.</text:p>
      <text:p text:style-name="P1">While it is true that our focus wasn't satisfactory, you have to appreciate that we are making steps forward. To be disappointed because we haven't achieved perfect focus out of nowhere is rather unreasonable, wouldn't you say?</text:p>
      <text:p text:style-name="P1">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P1">The steps are small, and that's okay. You recognize some problems, and you need to act on them. You need to try and find solutions to these problems. Some attempts will fail, others won't. Learn, learn, and keep on learning. This is the way we grow.</text:p>
      <text:p text:style-name="P1">To accept our mistakes... In the larger picture, it is part of “carrying everything on our back”. I guess we've singled out this detail as a prominent defect of ours.</text:p>
      <text:p text:style-name="P1">There isn't really much to say today. Let's end this here, move on to the last task of today.</text:p>
      <text:p text:style-name="P1">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P1">We really could talk for a long time, if we decided to. But we decided not to, so we won't. Alright, see you then.</text:p>
      <text:p text:style-name="P1"/>
      <text:p text:style-name="P1">•••</text:p>
      <text:p text:style-name="P1">Saturday 14th of September, 23:20, 11 days left</text:p>
      <text:p text:style-name="P1">No matter how honest they are, some mistakes are just bad.</text:p>
      <text:p text:style-name="P1">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P1">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P1">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P1">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P1">So, what do we do now? I was feeling like programming, really, since we had a good run in writing lately but not so much on the project. In fact, that's really what I came here for, today: what should I do?</text:p>
      <text:p text:style-name="P1">Ahh, my heart is used to writing at these hours, and it yearns for it. And yet, programming is pulling some strings of its own. What should I do?</text:p>
      <text:p text:style-name="P1">... This feeling is... slightly off. This feeling I have towards writing, it feels slightly off. Ever so slightly. I don't know why. Like, something, something very tiny is wrong. But it's also something very important.</text:p>
      <text:p text:style-name="P1">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P1">Yeah, that's likely it. If I look deep down, for some reason that I can't explain, I don't want to allow myself to enjoy writing, or at least not this way. It's the purist in me that does that, if this is indeed what's happening.</text:p>
      <text:p text:style-name="P1">No, that's not it either. It goes deeper, beyond my current understanding of myself. If my confusion is anything to go by, that is. There's something I dislike, but I don't know what that is.</text:p>
      <text:p text:style-name="P1">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P1">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P1">I'm feeling better now. I will write. Not because I want to make it into a passion, but because it's enjoyable. </text:p>
      <text:p text:style-name="P1">I really feel like writing after this tirade. Yup, it's decided then. On that, see you.</text:p>
      <text:p text:style-name="P1"/>
      <text:p text:style-name="P1">•••</text:p>
      <text:p text:style-name="P1">Sunday 15th of September, 23:45, 10 days left</text:p>
      <text:p text:style-name="P1">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P1">I'm diseased and sad. Okay, I'm not, but I don't feel well, so I won't be talking here long. Oof, goodness, I really feel terrible, god, okay, alright, I get it, I get it, I'll take a fucking break, holy shit, goddamn okay.</text:p>
      <text:p text:style-name="P1">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P1"/>
      <text:p text:style-name="P1">•••</text:p>
      <text:p text:style-name="P1">Monday 16th of September, 22:17, 9 days left</text:p>
      <text:p text:style-name="P1">I'm still not feeling all that well, I mainly need rest. So I'll rest. We'll catch up some other time.</text:p>
      <text:p text:style-name="P1"/>
      <text:p text:style-name="P1">•••</text:p>
      <text:p text:style-name="P1">Wednesday 18th of September, 02:14, 8 days left</text:p>
      <text:p text:style-name="P1">I'm much better, but I'd estimate I'm only back to 80% maximum. Every after-meal is a pain, I believe my body got rid of all its gastric acid yesterday, so digestion is a royal pain in the stomach.</text:p>
      <text:p text:style-name="P1">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P1">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P1">Then, let's make it so. Good idea. Excellent idea even, I might say. One of the best ideas you've thrown around in a while. Let's think about how to execute it then.</text:p>
      <text:p text:style-name="P1">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P1">Our mind needs cleansing, and you will need to be patient about it.</text:p>
      <text:p text:style-name="P1">Now, we've essentially become a night-owl, which is not good for the exam, but which is pretty nifty for writing.</text:p>
      <text:p text:style-name="P1">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P1"/>
      <text:p text:style-name="P1">•••</text:p>
      <text:p text:style-name="P1">Wednesday 18th of September, 23:50, 7 days left</text:p>
      <text:p text:style-name="P1">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P1">We'll likely be a bit sleep-deprived tomorrow, and unfortunately due to our current state we won't be able to drink coffee. That's alright, that only makes this a true test. Alright, let's go to sleep now. See you, and Godspeed.</text:p>
      <text:p text:style-name="P1"/>
      <text:p text:style-name="P1">•••</text:p>
      <text:p text:style-name="P1">Friday 2nd of September, 02:03, 7 days left</text:p>
      <text:p text:style-name="P1">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P1">And it's because I can make peace with those things that I accept my defeat. I'm not where I want to be, and I'll have to patiently grind until I get there.</text:p>
      <text:p text:style-name="P1">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P1">And we'll have to patiently keep on growing. Until we become who we want to be. Until then, listen to yourself. We rested today, even though our feeling of defeat made you want otherwise. Rest is important. Recognizing our weakness is important. It is important to rest too. But really, recognizing our weakness is important.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P1">As much as I'm starting to dislike this answer: it'll depend on the situation, it'll be our call. It's always our call. Every last move is. And I don't dislike that.</text:p>
      <text:p text:style-name="P1">Alright, that's enough for today, we go to sleep. Know when to let loose, but don't let loose too much. We're feeling pretty good today, tomorrow, we'll try resuming the grind. See you then.</text:p>
      <text:p text:style-name="P1"/>
      <text:p text:style-name="P1">•••</text:p>
      <text:p text:style-name="P1">Friday 20th of September, 23:07, 6 days left</text:p>
      <text:p text:style-name="P1">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P1">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P1">Ah, I remember now. What a sad coincidence, we were just talking about time.</text:p>
      <text:p text:style-name="P1">2024 is a terrible year to be a Hololive fan, isn't it? Seriously, what the fuck now? Give us a break? Give our hearts a break?</text:p>
      <text:p text:style-name="P1">So... Ame is leaving too...</text:p>
      <text:p text:style-name="P1">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P1">All these members stopping this year is just driving, piledriving home the fact that everything that begins eventually ends. Still, that doesn't make it any easier to say goodbye.</text:p>
      <text:p text:style-name="P1">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P1">Until then, until tomorrow, see you, I'm off to other worlds.</text:p>
      <text:p text:style-name="P1"/>
      <text:p text:style-name="P1">•••</text:p>
      <text:p text:style-name="P1">Sunday 22nd Of September, 04:57, 5 days left</text:p>
      <text:p text:style-name="P1">And lo, the king falls. Fifty days, we stood undefeated, fifty days we held our head high. And lo, the king falls. I've had enough of you looking at me like a deer caught in headlights. Analysis.</text:p>
      <text:p text:style-name="P1">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P1">Even if you weren't, what's your point?</text:p>
      <text:p text:style-name="P1">A complete change of direction.</text:p>
      <text:p text:style-name="P1">Have you any idea how many times we've tried to initiate that? Have you any idea how many times we've succeeded? Of course you do, you're me. It's as you said, you must be patient.</text:p>
      <text:p text:style-name="P1">FUCK. Dammit. We're weak, incredibly so. You haven't analysed the situation yet.</text:p>
      <text:p text:style-name="P1">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P1">How do we remedy to this?</text:p>
      <text:p text:style-name="P1">By being strong. I honestly can't find alternate solutions, although I'm not trying very hard; I believe this is the right solution.</text:p>
      <text:p text:style-name="P1">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P1">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P1">That's enough chattering for one day. See you tomorrow, weakling.</text:p>
      <text:p text:style-name="P1"/>
      <text:p text:style-name="P1">•••</text:p>
      <text:p text:style-name="P1">Sunday 22nd of September, 22:10, 4 days left</text:p>
      <text:p text:style-name="P1">Today was not a good day. Family came over, and I failed to get virtually anything done. On top of that, I still don't give myself enough time, I still feed my brain too much content, too much dopamine.</text:p>
      <text:p text:style-name="P1">...</text:p>
      <text:p text:style-name="P1">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P1">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P1">It's been a year since then. A lot has happened, but at the same time, not much has changed.</text:p>
      <text:p text:style-name="P1">... It's a bit depressing, thinking that not much has changed. Our situation is similar, we're just looking at it with different eyes, with a different mind. But the situation is similar. Am I really moving forward?</text:p>
      <text:p text:style-name="P1">Yes. It's just that we're slow. Slow, but steadier than ever before, although that's not saying much. </text:p>
      <text:p text:style-name="P1">Will slow and steady really win the race, I wonder? We're left to find out, for ourselves, in time.</text:p>
      <text:p text:style-name="P1">That, we are. See you.</text:p>
      <text:p text:style-name="P1"/>
      <text:p text:style-name="P1">•••</text:p>
      <text:p text:style-name="P1">Tuesday 24th of September, 01:21, 3 days left</text:p>
      <text:p text:style-name="P1">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P1">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P1">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P1"/>
      <text:p text:style-name="P1">•••</text:p>
      <text:p text:style-name="P1">Wednesday 25th of September, 00:34, 2 days left</text:p>
      <text:p text:style-name="P1">Hasn’t summer already ended? Maybe we screwed up in our count somewhere, not exactly inconceivable. Anyway, I’ve got other things to talk about: I moved house!!!</text:p>
      <text:p text:style-name="P1">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P1">So, we’re writing from Windows. We’ve written from here from the very beginning, right up until six months ago, and yet it feels strange to be back here.</text:p>
      <text:p text:style-name="P1">On a different note, I’m starting to fail my routine. That’s very serious. Really serious. Slowly growing complacent, slowly allowing the excuses to take me over. That’s bad. Let’s do our best.</text:p>
      <text:p text:style-name="P1"/>
      <text:p text:style-name="P1">•••</text:p>
      <text:p text:style-name="P1">Thursday 26th of September, 00:47, 1 day left</text:p>
      <text:p text:style-name="P1">So, theoretically speaking, there’s one day left to this grind. It should have ended with the Summer, but I guess our summer lasts a little longer than the rest of the world’s. And, well, you shall see what my intentions are.</text:p>
      <text:p text:style-name="P1">We’re on NixOS right now. Still needs a lot of tidying up before I can comfortably laze around here, but so far... I’m finding this sudo nixos-rebuild business rather fascinating. And at times frustrating, but if there were no frustration I’d be doing it wrong.</text:p>
      <text:p text:style-name="P1">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P1">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P1">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P1">On a related note, I’m relapsing back into my dopamine addiction. I’ll have to deal with that, but since it’s related, this makes it part of “turning things around”. Alright, that’s enough for today. See you tomorrow!</text:p>
      <text:p text:style-name="P1"/>
      <text:p text:style-name="P1">•••</text:p>
      <text:p text:style-name="P1">Friday 27th of September, 00:10, 0 days left</text:p>
      <text:p text:style-name="P1">What should we talk about... The new phone arrived, and I quite like it. I’m not used to the fluidity it offers, it’s a refreshing experience. Let’s make this a fruitful upgrade.</text:p>
      <text:p text:style-name="P1">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P1">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P1">Alright, that’s enough rambling, we’ve wasted far too much of our own time these past few days. Let’s get to work.</text:p>
      <text:p text:style-name="P1"/>
      <text:p text:style-name="P1">•••</text:p>
      <text:p text:style-name="P1">Saturday 28th of September, 02:38, day -1</text:p>
      <text:p text:style-name="P1">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P1">And here I’d intended to sleep earlier... There were some things that I wanted to talk about, but I’m getting tired. Essentially, they boil down to: make better choices during the day. Yeah, that’s pretty much it.</text:p>
      <text:p text:style-name="P1">Alright, let’s reboot this PC and see if we have to perform a reanimation again. Hopefully we won’t have to. But before that, let’s back everything up. See you tomorrow hopefully.</text:p>
      <text:p text:style-name="P1"/>
      <text:p text:style-name="P1">Some forty minutes later, I’m back. It seems something’s wrong with our Flakes/home-manager set up; rolling back to yesterday’s generation makes the problem disappear. We’ll have to redo this whole thing.</text:p>
      <text:p text:style-name="P1"/>
      <text:p text:style-name="P1">•••</text:p>
      <text:p text:style-name="P1">Sunday 29th of September, 01:07, day -2</text:p>
      <text:p text:style-name="P1">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P1">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P1">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P1">Maybe it’s because we’ve conditioned ourselves to it, but, there’s really no time like nighttime to write. Let’s go, deep into the morning if heart dictates so.</text:p>
      <text:p text:style-name="P1"/>
      <text:p text:style-name="P1">•••</text:p>
      <text:p text:style-name="P1">Sunday 29th of September, 23:47, day -3</text:p>
      <text:p text:style-name="P1">I feel like I’ve gotten stronger today. I modified my environment slightly: I watched motivational videos on YouTube. I watch them every once in a while. Environment is important. I’ve stated this before, but history repeated itself and I simply forgot.</text:p>
      <text:p text:style-name="P1">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P1">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P1">Alright, there is much to be done, so let’s call it a day. See you tomorrow!</text:p>
      <text:p text:style-name="P1"/>
      <text:p text:style-name="P1">Nice fonts: spacemono, monofur, hurmit, cellga, ubuntu. Monstserrat and proggyclean aren’t bad either, but if you get to install Nerdfonts, they’ve got tons of nice fonts.</text:p>
      <text:p text:style-name="P1"/>
      <text:p text:style-name="P1">•••</text:p>
      <text:p text:style-name="P1">Monday 30th of September, 21:43, day -4</text:p>
      <text:p text:style-name="P1">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P1">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P1">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P1">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P1">Yesterday we were unreasonable, we chose to write. The result wasn’t bad. But repeating the same choice today is foolish, it’s not even a trade-off. We shall go to sleep right away, no questions asked.</text:p>
      <text:p text:style-name="P1">Alright, on that, goodnight, and see you tomorrow.</text:p>
      <text:p text:style-name="P1"/>
      <text:p text:style-name="P1">•••</text:p>
      <text:p text:style-name="P1">Tuesday 1st of October, 22:57, day -5</text:p>
      <text:p text:style-name="P1">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P1">Also, we’ll have to be a lot more deliberate in writing. We’re going with the flow a lot. I want more you.</text:p>
      <text:p text:style-name="P1">Let’s get to work. See you.</text:p>
      <text:p text:style-name="P1"/>
      <text:p text:style-name="P1">•••</text:p>
      <text:p text:style-name="P1">Wednesday 2nd of October, 23:39, day -6</text:p>
      <text:p text:style-name="P1">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P1">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P1">Thing is, unless I engrain this in myself, we’re highly likely to forget about this. Since it sounds like a good idea, I want to make this into a habit. We might need some help for that.</text:p>
      <text:p text:style-name="P1">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P1">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P1">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P1">It likely has to do with performance. On paper, you fought and won, but your performance didn’t satisfy you. It’s not about ‘you could have done more’, you’re unhappy because you could have done better.</text:p>
      <text:p text:style-name="P1">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P1">This isn’t to say ‘tone down your expectations’. Far from it, this feeling of dissatisfaction is a good motivator, it provides us a reason to keep working. It is a very clear indicator that “we’re not there yet”.</text:p>
      <text:p text:style-name="P1">That’s enough talking on my part. Your turn now. See you tomorrow.</text:p>
      <text:p text:style-name="P1"/>
      <text:p text:style-name="P1">•••</text:p>
      <text:p text:style-name="P1">Thursday 3rd of October, 23:41, day -7</text:p>
      <text:p text:style-name="P1">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P1">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P1">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P1">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P1">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P1">Now, whether we’ll actually do that when push comes to shove is a different story, but placing this possibility on the table is the first step. It remains for us to engrain it in our subconscious, which is a long and failure-prone job.</text:p>
      <text:p text:style-name="P1">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P1">A second-rate mind in a second-rate body, I’m starting to feel like that describes us really well. We’re doing our best to turn everything into first-rate, but still, I wouldn’t have minded starting off with better specs.</text:p>
      <text:p text:style-name="P1">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P1">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P1">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P1">Damn, we really have been very talkative lately. Alright, it’s very late, but let’s move. See you.</text:p>
      <text:p text:style-name="P1"/>
      <text:p text:style-name="P1">•••</text:p>
      <text:p text:style-name="P1">Saturday 5th of October, 00:48, day -8</text:p>
      <text:p text:style-name="P1">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P1">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P1">In short, when I’m writing, it’s only myself and my words.</text:p>
      <text:p text:style-name="P1">And when it goes well, the sensation is wonderful. I still remember that December night that felt like it wasn’t real; in fact, that night is the sole reason I think writing just might become a passion to me. When it goes well, writing is fun.</text:p>
      <text:p text:style-name="P1">But when it doesn’t go well, all that happens is writer’s block and frustration.</text:p>
      <text:p text:style-name="P1">That’s what’s been happening when yesterday I said that writing hasn’t been going well lately. </text:p>
      <text:p text:style-name="P1">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P1">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P1">There’s more I wanted to say, but there’s always something to say. Let’s leave it at this for today, I’m tired, let’s get some sleep. See you!</text:p>
      <text:p text:style-name="P1"/>
      <text:p text:style-name="P1">•••</text:p>
      <text:p text:style-name="P1">Sunday 6th of October, 00:16, day -9</text:p>
      <text:p text:style-name="P1">Let’s be principled, and start from the beginning. Today was a rest day. Put simply, it was a good one. Great? Time will tell, but good, it definitely was.</text:p>
      <text:p text:style-name="P1">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P1">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P1">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P1">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P1">At the end of the day, a battle with oneself comes down to making a decision. In a battle with oneself, victory is a decision, a choice. A hard to make choice, but a choice nonetheless. And I made it. I celebrate my victory, but it is important to maintain humility, and to tract lessons from the win as though it were a loss. The key component here was understanding that now is the only time that matters, and if I was to make a choice, if I was to choose victory, I had to make it now. No delaying, no waiting for perfect occasions to come, because the only occasion is now, the only good time to act is now.</text:p>
      <text:p text:style-name="P1">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P1">Today was a rest day, tomorrow, we resume the grind. More battles are sure to come, and they will never catch us at a good time. So when those times come, remember that it comes down to making a decision, right now, and that that decision will determine who we are, in a manner far greater than any other decision we make on a daily basis.</text:p>
      <text:p text:style-name="P1">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P1">If you want to be your own light, if you want to be your own star, you will have to choose strength, to choose victory. You are your future, don’t forget that. See you.</text:p>
      <text:p text:style-name="P1"/>
      <text:p text:style-name="P1">•••</text:p>
      <text:p text:style-name="P1">Sunday 6th of October, 23:55, day -10</text:p>
      <text:p text:style-name="P1">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P1">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P1"/>
      <text:p text:style-name="P1">•••</text:p>
      <text:p text:style-name="P1">Monday 7th of October, 22:25, day -11</text:p>
      <text:p text:style-name="P1">We’re slightly earlier than usual today. There’s a reason for that. Today, if I’d respected the change we’d just made with respect to the workout rate, I would have worked out. And I was about to. Then I decided not to.</text:p>
      <text:p text:style-name="P1">Yesterday, I should have written. And I did, but I didn’t work on any story. Or rather, I did work on a story: my own. Refer to a file called ‘A Passion.odt’, that’s what I wrote.</text:p>
      <text:p text:style-name="P1">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P1">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P1">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P1">And then, I tried writing again.</text:p>
      <text:p text:style-name="P1">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P1">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P1">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P1"/>
      <text:p text:style-name="P1">•••</text:p>
      <text:p text:style-name="P1">Tuesday 8th of October, 23:03, day -12</text:p>
      <text:p text:style-name="P1">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P1">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P1">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P1">Alright, that’s all I wanted to talk about. Let’s get going now. I’m tired, but that’s not just part of the experience, it’s probably the most important part of the experience: what do you do when you’ve got nothing left? See ya.</text:p>
      <text:p text:style-name="P1"/>
      <text:p text:style-name="P1">•••</text:p>
      <text:p text:style-name="P1">Thursday 10th of October 2024, 00:23, day -13</text:p>
      <text:p text:style-name="P1">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P1">I’m not even trying today, I don’t even feel like trying. I know I could push myself to try, but I don’t. And I don’t know why.</text:p>
      <text:p text:style-name="P1">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P1">Hm... I miss wife. I don’t know how to handle the current situation. What should I do in these circumstances? Beats me. Let’s go to sleep and come back with a working brain. Then we can figure out what to do. Which will likely be resume the grind.</text:p>
      <text:p text:style-name="P1"/>
      <text:p text:style-name="P1">•••</text:p>
      <text:p text:style-name="P1">Thursday 10th of October 2024, 23:45, day -14</text:p>
      <text:p text:style-name="P1">Tried to do something. Did close to nothing. Failing to install Hyprland. I’ll pretend my GPUs don’t exist, because a basic configuration worked from the logging screen, while I incur GPU-related problems trying to start it from the terminal.</text:p>
      <text:p text:style-name="P1">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P1">Everyone faces hardships. Whether they’ll make us or break us, that’s our choice. Yeah, that’s... true.</text:p>
      <text:p text:style-name="P1">I want more from myself.</text:p>
      <text:p text:style-name="P1">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P1">-10am: Wake up. Can you manage to wake up before the count of 10? You show me.</text:p>
      <text:p text:style-name="P1">-10am~11am: Breakfast, Duolingo, make the bed, shower. No phone except for Duolingo.</text:p>
      <text:p text:style-name="P1">-11am~3pm: Chores, lunch, break.</text:p>
      <text:p text:style-name="P1">-3pm~4pm: Mess around with your config, chill.</text:p>
      <text:p text:style-name="P1">-4pm: 10mn meditation, work on the project.</text:p>
      <text:p text:style-name="P1">-6pm: Take 15mn break, study.</text:p>
      <text:p text:style-name="P1">-8pm: 15mn break. 10mn meditation. One day out of two, workout. Dinner.</text:p>
      <text:p text:style-name="P1">-10pm: Come here, write.</text:p>
      <text:p text:style-name="P1">-1am: Go to sleep, unless you’re doing particularly great. Emphasis on ‘particularly great’, remember that it takes discipline to stop writing, to recognize and admit that you aren’t doing ‘particularly great’. Work on that discipline, work on that humility.</text:p>
      <text:p text:style-name="P1">We’ll make use of Obsidian yet to organize this. Let’s go. See you.</text:p>
      <text:p text:style-name="P1"/>
      <text:p text:style-name="P1">•••</text:p>
      <text:p text:style-name="P1">Friday 11th of October 2024, 22:54, day -15</text:p>
      <text:p text:style-name="P1">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P1"/>
      <text:p text:style-name="P1">•••</text:p>
      <text:p text:style-name="P1">Saturday 12th of October 2024, 21:20, day -16</text:p>
      <text:p text:style-name="P1">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P1">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P1">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P1"/>
      <text:p text:style-name="P1">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P1">So, maintain control at all times. Hunger for more, if you have to, but control your hunger. Let’s go now. See you tomorrow.</text:p>
      <text:p text:style-name="P1"/>
      <text:p text:style-name="P1">•••</text:p>
      <text:p text:style-name="P1">Sunday 13th of October 2024, 23:25, day -17</text:p>
      <text:p text:style-name="P1">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P1">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P1">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P1">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P1">That’s enough chit-chat for today. I see that I let my emotions loose today as well. I shouldn’t talk like this, but I’m feeling tired, so I didn’t try to write properly. Alright, that’s quite enough, see you then.</text:p>
      <text:p text:style-name="P1"/>
      <text:p text:style-name="P1">•••</text:p>
      <text:p text:style-name="P1">Monday 14th of October 2024, 23:13, day -18</text:p>
      <text:p text:style-name="P1">Right, I should mention yesternight, then we’ll talk about today.</text:p>
      <text:p text:style-name="P1">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P1">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P1">Will I keep on refusing everything? Only time will tell. That’s where you’re wrong. Only you can tell. Only you can decide. You will decide.</text:p>
      <text:p text:style-name="P1">Let’s talk about today then.</text:p>
      <text:p text:style-name="P1">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P1">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P1">i do not know why we failed to follow the schedule. i’m not sure why. i guess ‘doing better’ is the only thing we can do under these circumstances then. alright, see you tomorrow.</text:p>
      <text:p text:style-name="P1">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P1"/>
      <text:p text:style-name="P1">•••</text:p>
      <text:p text:style-name="P1">Tuesday 15th of October 2024, 23:30, day -19</text:p>
      <text:p text:style-name="P1">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P1">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P1">Of course, I want more from you. While technically, right now is the best time of our life, it’s not good enough. I want more. And I know that if we keep this up, if we continue at this for a long time, we’ll have more. So, let’s keep this up, alright? See you.</text:p>
      <text:p text:style-name="P1"/>
      <text:p text:style-name="P1">•••</text:p>
      <text:p text:style-name="P1">Wednesday 16th of October 2024, 19:41, day -20</text:p>
      <text:p text:style-name="P1">I’m here early. I was wondering: why don’t I write here earlier so later, I can just worry about writing?</text:p>
      <text:p text:style-name="P1">This will also give me time to speak here, to lay things out properly.</text:p>
      <text:p text:style-name="P1">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P1">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P1">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P1">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P1">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P1">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P1"/>
      <text:p text:style-name="P1">•••</text:p>
      <text:p text:style-name="P1">Thursday 17th of October 2024, 23:21, day -21</text:p>
      <text:p text:style-name="P1">What’s there to be happy about? Job’s not finished. Job’s finished? Didn’t think so.</text:p>
      <text:p text:style-name="P1">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P1">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P1">This second one is an issue of discipline. The first one is a legitimate problem. That can be overcome with enough discipline.</text:p>
      <text:p text:style-name="P1">...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P1">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P1">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P1"/>
      <text:p text:style-name="P1">•••</text:p>
      <text:p text:style-name="P1">Saturday 19th of October 2024, 04:13, day -22</text:p>
      <text:p text:style-name="P1">There’s a lot to talk about, but we won’t talk about it today. Guess I’m feeling too... disgusted? At myself, to do so now. “Disgusted” is a slightly stronger word than I’d want to use, but only slightly. In any case, see you tomorrow.</text:p>
      <text:p text:style-name="P1"/>
      <text:p text:style-name="P1">•••</text:p>
      <text:p text:style-name="P1">Saturday 19th of October 2024, 22:18, day -23</text:p>
      <text:p text:style-name="P1">Tomorrow has come, let’s talk. Openly. Let’s begin from two days ago, the night after I played football. Also, let’s be quick about this, there’s something I wish to try about writing. I’ll tell you later.</text:p>
      <text:p text:style-name="P1">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P1">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P1">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P1">Yesterday I was severely disappointed and disgusted at myself. Today, I’m more cool-headed, and I can appreciate more that failure is simply part of the process. It’s a bitch, but it’s still part of the process. God we’ve talked long enough already.</text:p>
      <text:p text:style-name="P1">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P1">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P1">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P1">So that’s why I don’t feel passionate about it. I actively kill any feeling of passion when coming in.</text:p>
      <text:p text:style-name="P1">Ah shit. As I said above, I wanted to try something about writing, and that something was to approach it with passion, but I imagined it just now, and I really felt the passion get in the way of my writing.</text:p>
      <text:p text:style-name="P1">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P1">Alright, that’s more than enough yapping for one day. Let’s go. See you tomorrow.</text:p>
      <text:p text:style-name="P1"/>
      <text:p text:style-name="P1">•••</text:p>
      <text:p text:style-name="P1">Monday 21st of October 2024, 04:09, day -24</text:p>
      <text:p text:style-name="P1">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P1">You’ve added all that complex stuff of managing energy, guessing if we’re really tired or just lazy and whether we should take a rest day about it, positioning yourself correctly for this and that. Yeah, that’s all nice and dandy, but it’s not the important part.</text:p>
      <text:p text:style-name="P1">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P1"/>
      <text:p text:style-name="P1">•••</text:p>
      <text:p text:style-name="P1">Monday 21st of October 2024, 22:20, day -25</text:p>
      <text:p text:style-name="P1">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P1">We keep on calling it strength, let’s call it what everyone calls it: willpower. We will focus on it.</text:p>
      <text:p text:style-name="P1">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P1">While words are cheap, there is truth in what I said yesterday. I will follow that truth.</text:p>
      <text:p text:style-name="P1">One last thing. This is probably the third time I mention this here, if not more: always workout when it’s time to workout. Always. Don’t let anything get in your way. That is all, see you tomorrow.</text:p>
      <text:p text:style-name="P1"/>
      <text:p text:style-name="P1">•••</text:p>
      <text:p text:style-name="P1">Tuesday 22nd of October 2024, 22:20, day -26</text:p>
      <text:p text:style-name="P1">I did well today. Good performance overall, and to complement it I feel like I wrote well yesternight too. I worked out today too, deciding that I should implement the system of two days on one day off, as formalizing our regime means that it doesn’t take time away from writing, and the time it does take away is amply made up for (and more) by the moral boost it provides. </text:p>
      <text:p text:style-name="P1">That’s great, unfortunately, I don’t know how to reward you. These words of encouragement are about all I can do for you that I know won’t sabotage us. But I think that’s okay, that’s fine. As the lyrics of a song I listen to a lot says, “victory will be our gains”. The fruits of our labour will be our reward, and they will come when we’ve truly earned them.</text:p>
      <text:p text:style-name="P1">Today though, I planned to write about something else: mastery. I might not have explicitly said it, but I want to achieve mastery in writing. And earlier, after the workout, I wanted to keep my mind sharp, I wanted to help myself stay in the zone for tonight, so I typed “mastery” in the YT search bar. All the videos suggested to me seemed to be summaries or animations of one particular book, and as it happened, the author of that particular book himself had given a speech to the students of Oxford about it, and the recording was there. It was a 52 minutes video, so I didn’t plan to watch it in full, but I figured I might as well get the information from the man himself. I did not regret it.</text:p>
      <text:p text:style-name="P1">Robert Greene. He’d previously written books on subjects of similar scope, subjects that have the same ‘smell’ to this one. And as he listed the title of these books, I became sceptical. “The 48 laws of power”, “The 33 strategies of war”, “The art of seduction”, they all sounded like the sort of book a motivation guru would write. Whatever, let’s listen to what he has to say first. And I am glad I did. I am no one, I have no authority whatsoever to say what I’m about to say, but I believe this man absolutely nailed it. I believe he got it all right. What he has to say, I leave it to you to discover; I will tell you that it boils down to deliberate practice and deliberate learning over and over again for prolonged periods of time.</text:p>
      <text:p text:style-name="P1">And so, if he is to be right, then on my path to mastery I am missing one very crucial thing. I fancied myself an open-minded person, willing to learn, I even thought up the title of “disciple without masters”. And yet, in this path to master writing, I basically avoid reading other people’s writing. I do that because very simply, I am afraid to find that others are better than me. Much like the poet in “The Moon Over the Mountain”, I close myself in my little bubble believing that I’m great and will become greater. I’m scared. Some time back, I’d mentioned entering online writing clubs, and then completely forgot about it until now. I think I’ll spend tonight entering one, and writing if I have some time left. I’m scared, not just of finding that others are better than me, that, I do expect, I absolutely can make with that in no time. I’m more scared of what people will think of my writing. I’m terrified by that. I’m terrified that my bubble will burst, that I could get called average or even bad. I think it’s time I face that fear. I’ll enter a club, and see what it’s like for other people who also walk down the path of mastery. For the sake of my own writing, and for the sake of becoming a better person, I’ll join one of these clubs. See you tomorrow.</text:p>
      <text:p text:style-name="P1"/>
      <text:p text:style-name="P1">•••</text:p>
      <text:p text:style-name="P1">Thursday 24th of October 2024, 03:47, day -27</text:p>
      <text:p text:style-name="P1">Ended up taking the day off for lack of motivation. Ended up playing Armored Core until about thirty minutes ago. To be honest, I was unmotivated but I hadn’t planned on playing, only on messing with Hyprland. It’s just that my new phone started acting up, now it’s stuck on the “Just a sec” screen after boot and I can’t do anything except go into the settings where lots of functionalities have stopped working. This happened after a security update. I should note that I was installing Proton Mail, and Proton notified my that I was in the lucky &lt;1% of Android phone owners where the Android Keystore didn’t work properly for some reason. That’s what prompted my checking for and applying security updates. Removing the SIM didn’t do much, I’ll ask someone to call me to see if something changes tomorrow. Otherwise, it’s factory reset and pray. And if even that doesn’t work, I either check if it’s covered by the warranty or... Ensure that it isn’t warranted.</text:p>
      <text:p text:style-name="P1">So, let’s talk about Armored Core a bit. I hadn’t planned to play for this long. In fact, I entirely planned to stop playing earlier. It’s just that... my pride was on the line? Something like that. It’s been a very long time since I spent hours upon hours upon hours on a boss fight. I think we started around 21 or 22, and ended at 3am. So about five hours of getting my ass kicked by the Ibis AC (was it called Ibis? Don’t remember). I must say, however, that I’m rather happy with our focus in Armored Core. It’s basically the first game where we apply the current fruits of our grind. Spending five hours with that AC, I started reading it and thinking up tactics midfight like I haven’t before. And, more importantly, there’s the matter of our mental stamina: it’s endless. We were capable of maintaining focus for the entire duration of the fights. Of course, there were small breaks in the form of being sent back to the restart screen, but otherwise we just maintained focus for an incredibly long amount of time. In other words, the only thing that stops us from doing that when studying are our beliefs that we can’t do it and that we need a break. We can, and, apparently, we don’t really need real breaks. Thinking about it, when studying I take breaks not because I’m tired, but because I don’t want to keep on studying. Sigh, if only I’d enjoyed studying. Well, there were some subjects that were definitely very enjoyable to learn, it’s just not all of them.</text:p>
      <text:p text:style-name="P1">In any case, it’s about time we go to sleep. As for writing, I’ll wait for more to happen before reporting on it. And on that, see you tomorrow.</text:p>
      <text:p text:style-name="P1"/>
      <text:p text:style-name="P1">•••</text:p>
      <text:p text:style-name="P1">Thursday 24th of October 2024, 23:10, day -28</text:p>
      <text:p text:style-name="P1">I must also shape the way I think, in order to think efficiently, clearly, “better”. I’m hesitant about writing what I’m about to write. This hesitation comes from a past modesty, a past fear of having to eat my own words, that is of provoking karma, and my current carefulness about being too full of myself.</text:p>
      <text:p text:style-name="P1">Let me state it clearly: evidence thus far leads me to think that I may be exceptional. Unique might be a better word. Just like I do not find the kind of people I seek, I have yet to find the kind of story I’m searching for. Instead of trying to read and learn from other people’s works, I think I’ll simply focus on my own. It occurred to me that in all the books I’ve read, I haven’t found a style that I want to assimilate, a style that I like, that I want to make my own. Let’s put it another way: I quite like my own style, or at least I like the ideal I have of it, and it appears to be unique enough that I haven’t seen it anywhere yet. I have, however, seen something similar in n-buna’s songs. We like using the same figures of speech.</text:p>
      <text:p text:style-name="P1">I will still be open to criticism; not reading others’ works doesn’t mean that I shouldn’t listen to their opinions either, that would be stupid. I have acquired enough credit to post a story on one of the online clubs I’d talked about, and I’ll post part of one I’m working on. Criticism is scary, but it’s more than necessary.</text:p>
      <text:p text:style-name="P1">On a different note, we haven’t been doing particularly well these past two days. I seek to change that. Alright, that’s enough for today, see you tomorrow.</text:p>
      <text:p text:style-name="P1"/>
      <text:p text:style-name="P1">•••</text:p>
      <text:p text:style-name="P1">Friday 25th of October 2024, 21:54, day -29</text:p>
      <text:p text:style-name="P1">Hey. This is not it. This is not it. We’re still weak. But let’s break it down. Let’s break it down properly. It’s all about choices, but we’re not making the correct ones. I feel so. Let’s break down why I’m considering today a failure.</text:p>
      <text:p text:style-name="P1">Ultimately, we didn’t study nor did we work out. We began working late, at 16:30 approx, and we were supposed to study. However, we then decided that it would be better to work on Hyprland, so we began setting it up. It should be noted that it did not snowball from there; it was a conscious decision to continue working on Hyprland for the rest of the time. It’s a choice I made because I saw other people’s Hyprland config, and they looked so nice, and I couldn’t help but wonder why was it that I was failing so hard at it? I saw those configs, I saw the Nix modules they wrote, and I saw that these people were smart, they knew what they were doing, they understood what they were doing. And I wanted to be like them. So I decided to work on my config with that in mind. I decided to work smartly. And to my credit, I worked seriously. Made good progress.</text:p>
      <text:p text:style-name="P1">However, the problem came when it was time to exercise: I should have stopped working, and I didn’t. I think I should set an alarm. I have set alarms.</text:p>
      <text:p text:style-name="P1">If everything is a choice, why is it I don’t make the right ones? More precisely, why is it that I consistently make poor decisions?</text:p>
      <text:p text:style-name="P1">First of all, because of our schedule, there are windows of times where choices really matter, known windows of time. We’ve got that to our advantage, and when those times come, we have to remember that that’s when we’re making the choices that matter. That’s when we decide on the outcome of today. And to do that, we need awareness.</text:p>
      <text:p text:style-name="P1">There’s two things we need to do to increase awareness: the first one is mediation. Focusing on our breathing helps, we’ve experienced that ourselves. The second is the more painful one: it’s leaving ourselves time to think. Meaning, no flooding our brain with music or with miscellaneous content or with YouTube videos. That’s a tough choice to make, and that’s the choice I want you to make. Also, there’s one more choice I want you to make: start working at 15. Get to work right away, no soft entry. No time to work on the config, just get to work. We’ll work on the configuration on our days off. If you can’t make these hard decisions, then I’m afraid there isn’t much else I can do for you, we can call it quits.</text:p>
      <text:p text:style-name="P1">That’s enough for now. See you tomorrow.</text:p>
      <text:p text:style-name="P1"/>
      <text:p text:style-name="P1">•••</text:p>
      <text:p text:style-name="P1">Saturday 26th of October 2024, 22:58, day -30</text:p>
      <text:p text:style-name="P1">Hyprland is steadily becoming my home. It’ll need more tweaks and more functionalities, but I’m liking it a lot. GNOME isn’t going anywhere either, there’s nothing quite like the first love. Let’s talk about other topics before I tell you about my day.</text:p>
      <text:p text:style-name="P1">I thought it was spooky season, but it seems <text:s text:c="1"/>we’re still in Easter, what with all the resuscitations lately.</text:p>
      <text:p text:style-name="P1">So, a certain maid’s making her... debut, tomorrow. “Mata ituka”, she said. I mean, as a random Japanese tweet said, the “some time” in “see you some time” came way way earlier than I thought. In fact, I thought it wouldn’t come at all. Turns out copium was the right choice after all. I look forward to tomorrow. I am... very curious how it’ll go.</text:p>
      <text:p text:style-name="P1">And then there’s also “see you later alligator”. That “later” came way early. Damn, maybe I should start being optimistic.</text:p>
      <text:p text:style-name="P1">And then there’s today. An elite shrine maiden showed everyone just how elite she really is. Congratulations, Mikochi, well done.</text:p>
      <text:p text:style-name="P1">...</text:p>
      <text:p text:style-name="P1">I want to say a couple things about writing. A couple nights ago, I figured out that magic is the special ingredient. Magic is what I’m looking for, and magic is what I want to create. “Figured out” is too strong a statement, I should say “I believe”. The thing about magic is that there isn’t really a precise way to create it. Magic can take different shapes, and can be born in many different ways. The process is very much like creating a magical potion: there isn’t necessarily magic in the individual ingredients, and there isn’t really a cookbook you can follow, you just put in what you think is good. Hm, this analogy doesn’t work. However, the words I want to convey are those ones: to create magic, you just put in what you believe is good. And this leads me to the other thing I want to talk about.</text:p>
      <text:p text:style-name="P1">Yesternight, virtually all of my writing until now has been rendered obsolete. Even the part I submitted to be criticised, even something as recent as was rendered obsolete. <text:s text:c="1"/>There’s a story I’m writing. I’ve been writing it for about 14 months now. Not because it’s long, but because, as of yesternight, it’s the sixth or seventh time I’m rewriting it. I’d previously decided I wouldn’t rewrite it all over again, but... Writing it wasn’t fun, it felt off. But more importantly, it wasn’t fun. Yesternight, I decided that it should be fun, that I should enjoy it, and that there’s no point in writing a story even I don’t enjoy. So I decided to rewrite it. For all of my talking about authenticity, after making that decision, the moment I reread the (formerly) most recent rewrite, I realized that I had made so many compromises, that I had written so many things that I didn’t actually believe, for the sake of having something to write. I’m a very slow writer, my average wpm lately is 2. Yup, about two words per minute, or really, about 350 words in 3 hours. I guess I think more than I write.</text:p>
      <text:p text:style-name="P1">Let’s end this entry on today. Today was a struggle. A real struggle. But we somehow made it. You did well, I wish I could reward you, but I’m afraid these words are about all I can give you. You really tried hard. Well done. See you tomorrow.</text:p>
      <text:p text:style-name="P1"/>
      <text:p text:style-name="P1">•••</text:p>
      <text:p text:style-name="P1">Sunday 27th of October 2024, 21:12, day -31</text:p>
      <text:p text:style-name="P1">Time keeps on flowing, and I feel like I’m not using it to the best of my abilities. It’s a frustrating feeling, but at the same time it’s hard to break one’s own barriers. In my case though, I know what they are, I know they are breakable, and I know how to break them. It’s just that doing so requires a strength of will that, as of now, I’m not sure I possess.</text:p>
      <text:p text:style-name="P1">What is the nature of the strength I seek? If it is something one has at birth and remains unchanging, just untapped, then... There’s a chance I hit my limit. But I don’t believe that’s the case. While I do believe that there’s a limit to the strength of will a person can attain, I also think that that limit is effectively infinite, in the sense that one would die long before reaching them; the physical body would be a bottleneck with a much lower ceiling than mental fortitude. Subsequently, I believe that one can indefinitely grow stronger throughout life (although the growth curve would have an horizontal asymptote).</text:p>
      <text:p text:style-name="P1">And combining this belief with another one, we obtain my belief that one can indefinitely grow strong through choice. Still, I feel like this doesn’t fully capture the strength that I seek. It’s not just about choosing to be strong, there’s also a psychological aspect to it that I can’t clearly describe. I’m talking of the confidence, of knowing that you are strong. Is it just a consequence, or does it come from somewhere else? My experience leads me to believe that it’s a direct consequence of strength, but I’m not sure.</text:p>
      <text:p text:style-name="P1">...</text:p>
      <text:p text:style-name="P1">I’d like to note that we throw a lot of these half-formalities around. They’re essentially intuitive takes that would require a lot of formal refinement: I know for a fact that my intuitions, while good, are very often inaccurate and should simply be used to point at the right direction, at the line of thought to go down. They should not be used to create beliefs, but a formal approach, a formal study of all these things would require time that I simply don’t have. I guess that’s what time is for. Or rather, I guess that’s what I could use a lifetime for. I could spend a lifetime making a lot of these intuition-based beliefs, and refine them as my experiences dictate. Sounds reasonable. Lazy, but reasonable. In fact, while we do have the luxury to hunt for happiness, I don’t think we have the luxury to make deep studies of our own beliefs.</text:p>
      <text:p text:style-name="P1">I do wonder if our writing, and our life in general, would benefit from such studies though. All things considered, I could spare one entry a day for these studies. I see, so we could give this... diary, a grander role. I guess we could spare a few words in between talking about how our day went. Like we’re doing now, just, actually formal. An actual deep study. In which case we should time our entries to not spend hours on them. That is very reasonable.</text:p>
      <text:p text:style-name="P1"/>
      <text:p text:style-name="P1">Taking a step back, looking at this from a bird eyes’ view, the thought that came to me was “How childish it is...” These thoughts, the logic looked very primitive for a second. Very primitive. I guess there is a lot of room for me to grow. I also know that I must take things one step at a time, and if this primitive thing is the best I can do for now, so be it. I must only consistently keep on improving. Then, in ten years’ time, in twenty years’ time, I do wonder how primitive I will still be, how primitive I will think my own thoughts are.</text:p>
      <text:p text:style-name="P1"/>
      <text:p text:style-name="P1">Well well. I just had a conversation with Llama 3.1, and it was worth saving in this repo.</text:p>
      <text:p text:style-name="P1">I also wanted to talk about a certain maid that just debuted, as well as my fucking struggles with lust last night, but I’ll leave you knowing that yesternight and today ended up being good ones, although I didn’t get anything done because of circumstances. On that, see you.</text:p>
      <text:p text:style-name="P1"/>
      <text:p text:style-name="P1">•••</text:p>
      <text:p text:style-name="P1">Monday 28th of October 2024, 23:45, day -31</text:p>
      <text:p text:style-name="P1">Today was a good day. Although I am this close to calling it a day. NixOS problems again. And this time I’m not sure how to fix it. Related to X11 and Wayland. Hyprland isn’t working unless I load an older configuration, but the thing is, reverting my configuration file to their previous state doesn’t fix anything. And I don’t know why. So I’m currently stuck loading older configurations. Actually, now that I think about it, there’s a chance that the rebuild switch isn’t adding new entries to GRUB. If that’s the case, then I have hope: my configuration might actually work, but it’s just not loaded for some reason. And that sounds like a searchable problem.</text:p>
      <text:p text:style-name="P1">But let’s take it back one step. As I said, I am this close to calling it a day. Shit, time is flying. I’ve done well today. In fact, I’ve done too well. I’ve used up most of my energy, and I feel like I could fall asleep if I so much as graze the bed. It’s clear that energy needs recharging, and same goes for willpower. But let’s talk about the latter. We theorized about its infinity yesterday. And I am here today to prove my point. However, I’m only alive thanks to music helping me. I’m likely to die the moment it ends. So let’s turn the music off. Good, now it’s just us.</text:p>
      <text:p text:style-name="P1">Strength is a choice, and you chose it today. Good. We’ll have many of those decisions that seem unreasonable, or even outright stupid, but we’ll have to make them. The extra in extraordinary gotta come from somewhere; to make the impossible possible we gotta make unreasonable choices.</text:p>
      <text:p text:style-name="P1">I wish to talk about writing, my writing. In a sentence: I believe that if I keep this up, if I maintain and improve my current level, then I’m having front row seats to something incredible unfolding. In other words, yeah, I’m starting to think I’m pretty good. On that, see you.</text:p>
      <text:p text:style-name="P1"/>
      <text:p text:style-name="P1">•••</text:p>
      <text:p text:style-name="P1">Wednesday 30th of October 2024, 04:48, day -32</text:p>
      <text:p text:style-name="P1">Sometimes I have to wonder what goes on in your head, and how you can think something is a good idea. Well, at the very least it was fun. Armored Core VI, Fires of Rubicon, or as my first ending suggests, Fires of Raven. I’m not really a fan of the story, but the game play, oh boy... I think I’m getting pretty good at the game. But that’s not what I should be talking about.</text:p>
      <text:p text:style-name="P1">I should be talking about our decision making, and how we’ve finally reached the stage where it’s unclear whether one decision is better than the other. It took us years, at least one, maybe two, possibly more since we first stated that there will come a time when it’ll be hard to make a decision, because the quality of our play will increase, and as a consequence so will the complexity of our choices. And this time is finally upon us. Let’s take a moment and gaze upon our progress.</text:p>
      <text:p text:style-name="P1">...</text:p>
      <text:p text:style-name="P1">Good, let’s get back to business now. We are making progress, but I was also shown the limit of your intelligence. A ceiling, an exercise we couldn’t solve. The only way for us to solve it is by having our mind generate as many different solutions as possible. Basically, brute force.</text:p>
      <text:p text:style-name="P1">If you keep it up, we’ll be reaching that ceiling soon. Then, from that point forward, we will be relying on specialization. We will specialize in whatever fields we are to specialize in, which in turn will improve our instincts in that field, which means that the right solutions will come to us easier/first in those fields. Hopefully, some specializations translate horizontally into other fields, it would be great, and it would make us seem more intelligent than we really are, although I don’t know whether that’s a good thing. It sounds positionally incorrect to me, although it does depend on the circumstances. Always strive for exactitude, truth, authenticity and all that family, when in doubt.</text:p>
      <text:p text:style-name="P1">Alright, that’s quite enough. You’ve been doing well lately, don’t jinx it yeah? You’re the one jinxing it by writing it here. You know full well I don’t believe in jinxing. And if there is a thing such as karma, then I am ready to face it, I am ready to give it all I owe it.</text:p>
      <text:p text:style-name="P1">There are a couple of decisions we’ve made lately that I want you to talk about tomorrow. Let’s see if you forget. See you.</text:p>
      <text:p text:style-name="P1"/>
      <text:p text:style-name="P1">•••</text:p>
      <text:p text:style-name="P1">Wednesday 30th of October 2024, 19:54, day -33</text:p>
      <text:p text:style-name="P1">I have come early, so that I may salvage what time is left of today. Today did not go well. I do not like it. Shit, shit, shit. The way to hell is paved with good intentions. I’m not sure what that is supposed to mean, but I can say that it applies here. All I had was good intentions, and I ended up throwing today out the window. Until now anyway. I do not wish to waste one more second.</text:p>
      <text:p text:style-name="P1">Let’s analyse. No, before that, as for the decisions I spoke about yesterday, let me briefly state them: the first is to take four days of no working out, because my right ankle isn’t healing, or at least it’s healing way too slowly. Hurt it in the football game, sprained it some days later, still haven’t fully recovered. What was the other decision? I don’t remember. Oh, right, it was about writing. Two days ago, while I implied I would write, in the end I decided against it. Which ties in to today’s intentions. Two days ago I was dead tired, and when I was about to write, I decided against it, because writing is not like basket ball or boxing or football or whatever physical activity have you. Whatever mess I would have created by writing when braindead, I would have had to correct or carry with me, and in any case it would have influenced my future choices. Which leads me to today.</text:p>
      <text:p text:style-name="P1">I was wondering about writing in the afternoon. Writing when I still have most of my energy, when my brain’s alive. Essentially, write during the day, study at night. I was about to do that, I wanted to try it out. But I also wanted to fix the mess I’d made with my system configuration beforehand. And I ended up losing all my time doing that, and ended up not understanding anything. Some configurations worked, and then stopped working. What the fuck?</text:p>
      <text:p text:style-name="P1">Looking back on it, I feel like writing in the afternoon would have been a bad decision. I don’t know why, that’s just how I feel right now. We’ve made a schedule, we should stick to it. It’s functional, it doesn’t need to be fixed, and it works if you make it work, if you follow it. No need to fix what’s not broken. Dammit all. I feel like shit. I feel like a failure.</text:p>
      <text:p text:style-name="P1">Let’s do better. I hate failing. I really do. No, I hate feeling like this, I don’t particularly care about failing. That’s enough for now, see you.</text:p>
      <text:p text:style-name="P1"/>
      <text:p text:style-name="P1">•••</text:p>
      <text:p text:style-name="P1">Thursday 31st of October 2024, 21:10, day -34</text:p>
      <text:p text:style-name="P1">I got very little done today. Precious little. And that’s not good. But today was a good day anyway, because despite ultimately failing to achieve much, I tried. I tried very hard. And I will keep on trying. I’ve said it before, and I meant it: I don’t particularly care whether you fail or not, I care that you try, that you give it your best shot, and you did. You fought through demotivation and temptation, through fatigue, frustration and failure, you fought every excuse that came to you. You showed up and tried. Tried very hard. You tried your damnedest to follow the schedule, and for that, I’m grateful. I want you to keep this up tomorrow. I want you to keep on walking. If you do, I’m sure future us will be grateful too. I think he will appreciate the us of the past, the us of now, the us of tomorrow, and that will be our first step towards loving ourselves.</text:p>
      <text:p text:style-name="P1">I do dislike that my brain is... In a unideal state right now. Just another excuse, you can easily eliminate it. Beliefs are powerful, and we’ll make use of them.</text:p>
      <text:p text:style-name="P1">That’s enough talking. Let’s move. See you tomorrow.</text:p>
      <text:p text:style-name="P1"/>
      <text:p text:style-name="P1">•••</text:p>
      <text:p text:style-name="P1">Friday 1st of November 2024, 23:51, day -35</text:p>
      <text:p text:style-name="P1">I could say lots of things. But it’s late. I’ll say lots of things tomorrow maybe. See you!</text:p>
      <text:p text:style-name="P1"/>
      <text:p text:style-name="P1">•••</text:p>
      <text:p text:style-name="P1">Sunday 3rd of October 2024, 05:10, day -36</text:p>
      <text:p text:style-name="P1">It’s 5am, guess what game I just spent the night playing! Yeah it’s AC6 again. I sought comfort today. Too many failures in a row. I was doing well, and yet... I felt like my brain simply wasn’t working properly. I was unable to deal with yet another exercise. In fact, I couldn’t even focus on it. And there’s also writing, yesternight. Ah, and the night before that. I lost to lust again. So many defeats in a row. It always makes me wonder whether I should take a break. Am I finally collapsing? No. No you’re not. It’s just that things aren’t going your way for a couple days. I wouldn’t exactly call that collapsing.</text:p>
      <text:p text:style-name="P1">Next time something like today happens, I want you to try a certain response. I want you to dig deep. To call upon the strength within you, to summon up your courage, your willpower and face whatever we need to face.</text:p>
      <text:p text:style-name="P1">Writing... I’ve become unable to write, lately. I expect we’re entering one of the final stages of our writing problems. After it, we’re likely to discover whether we truly want to write or not.</text:p>
      <text:p text:style-name="P1">Don’t be ridiculous. Unless by some miracle you find something else you feel an innate connection too, and that something is as deep as writing, you’re likely to just keep on trying to write, no matter what. Yesternight, or the night before, for the first time I realized the basic thing that I should tell a story, someone’s story in this case. And for no reason in particular, I summoned that character and spoke to them. I immediately realized that I shouldn’t do that, and I also could kind of see why God wouldn’t talk to us directly. Writing is the ultimate game of God, and God is a self-reference engine. “Self-reference engine” is the term that came to me in that moment, but in reality, my understanding was far more instinctive. It’s because you believe that there’s also something after this life, deeply tied to our growth and the impact of our writing, that you won’t give up on writing, no matter what.</text:p>
      <text:p text:style-name="P1">Oh well, we’ll see how it goes. In any case, see you, and try harder.</text:p>
      <text:p text:style-name="P1"/>
      <text:p text:style-name="P1">•••</text:p>
      <text:p text:style-name="P1">Monday 4th of October 2024, 03:23, day -37</text:p>
      <text:p text:style-name="P1">Initiated preemptive collapse. See if this takes us somewhere. Let’s see if sometimes I just gotta take a break, a real break. There’s a very high chance trying to push so hard is counterproductive. there’s also a great chance I’m vastly overestimating how many days I can go before needing a break. That is all. See you.</text:p>
      <text:p text:style-name="P1"/>
      <text:p text:style-name="P1">•••</text:p>
      <text:p text:style-name="P1">Monday 4th of November 2024, 23:46, day -38</text:p>
      <text:p text:style-name="P1">Look who was too tired to realize we’re in November, not October. A ‘collapse’ would have consisted in just letting go, just letting loose, and ultimately I decided against it. Actually, it’s more like I decided to keep on trying, just, differently. I want to introduce more flexibility in my schedule. These inflexible, fixed hour timetables never really worked for me, so I want to try something new: the hours are fixed, their colours are fixed, but what you do within them is up to you.</text:p>
      <text:p text:style-name="P1">I haven’t written in a long time. I’ve also worked out today. I also don’t want to stay here too long. Let’s end this here.</text:p>
      <text:p text:style-name="P1"/>
      <text:p text:style-name="P1">•••</text:p>
      <text:p text:style-name="P1">Wednesday 6th of November 2024, 00:13, day -39</text:p>
      <text:p text:style-name="P1">Let’s talk. A lot.</text:p>
      <text:p text:style-name="P1">Things aren’t going well. Yesterday, I didn’t study. Same today. But I didn’t work out either. I just stood there, and before I knew it, all the time had passed.</text:p>
      <text:p text:style-name="P1">I think I need a break. As much as I’ve been wanting to deny it to myself, I think I need a break. A real one. So, let’s just chill, let’s be useless human beings for some time. Let’s heal.</text:p>
      <text:p text:style-name="P1">Yes, we could try harder, we could try pushing further, we absolutely could. It’s still a choice. It’s still up to you what we do, whether we should try hard or take a break. I don’t think there’s a right answer. You’re thinking of someone like David Goggins, never giving up, never giving in, not allowing excuses to stop them, and you want to be like him. You could absolutely try that.</text:p>
      <text:p text:style-name="P1">You could also acknowledge that the vast majority of people, in fact probably everyone, needs a break sometime, and breaks might be more productive in the long run. Acknowledging that as a human, we are weak and want breaks could lead to more growth than trying to push through. Yes, it would mean giving up on that spirit of never giving in, never giving up, but it also potentially leads to more maturity.</text:p>
      <text:p text:style-name="P1">It’s not so much that there isn’t a right answer, as it is that I don’t know what to do.</text:p>
      <text:p text:style-name="P1">You’re about to ask me what to do, so let me answer beforehand with a question: what is your objective? Never forget that the quality of a move is always relative to an objective.</text:p>
      <text:p text:style-name="P1">Let’s narrow it down further: our ideal self, what is he like? More like Goggins or like some guy who knows how to chill?</text:p>
      <text:p text:style-name="P1">... He’s chilling somewhere, in my mind. He’s always chilling somewhere. He knows how to die for a belief, but he also knows how to chill.</text:p>
      <text:p text:style-name="P1">I guess that settles it. Let’s be a good for nothing human for some time.</text:p>
      <text:p text:style-name="P1">How long is some time?</text:p>
      <text:p text:style-name="P1">Dunno, should this type of thing have a fixed date? Knowing you, yes. Then, for how long should we chill? Let me think... Two weeks sounds too destructive, so let’s cut it down to one week. One week, starting tomorrow. In other words, next Thursday we get back on our feet. Until then, accept your fate as a good-for-nothing. Embrace it. See ya.</text:p>
      <text:p text:style-name="P1"/>
      <text:p text:style-name="P1">The moment you freed me, I felt like listening to Sanapri’s Coffee Cup. And the emotion I felt, the slight sadness, the melancholy? This feeling of very slight and yet comfortable loneliness, it was the exact same I felt on those winter days, when I had so much fun writing. Even now, I feel... alleviated. Relieved from something. I just wondered if it was possible to both have fun and be good at writing. I remembered why writing was so fun. The emotions, my heart danced with the music. And on one of those fateful nights, it created its own music, and I felt like I never did before. it was all possible because I had so much fun writing, I didn’t worry about story telling, pace or any of those things, I just worried about letting my emotions out. Is it possible to have fun writing?</text:p>
      <text:p text:style-name="P1">I wonder... If it isn’t, I’ll try to make it. And if I can’t, if I ever give up, then that will be it. For happiness, for fulfilment. And that’d be... kinda okay? As much as I wouldn’t like it, as much as I would rather not admit it, good enough has always been good enough for me. And a life of trying, rather than one of succeeding, is good enough for me.</text:p>
      <text:p text:style-name="P1">... That’s a bit sad. And yet, I don’t have... a strong reaction to that. I don’t have a strong motivation or anything, it’s just that I’m on this Earth as a human in an incredible era, so I might as well chase for happiness. That’s more or less it. Really more or less, because I know future me isn’t going to be happy with this reductive description of my goals, but truth is, it’s probably closer than either he or I think.</text:p>
      <text:p text:style-name="P1">All my beliefs about doing this for something greater, to grow up as a soul, to become a newborn God, for what? Do I just believe these things because they’re grandiose and seem worthy in my eyes? Very likely yes. Shouldn’t I just discard them for the sake of a simple life? A simple, happy life?</text:p>
      <text:p text:style-name="P1">Positionally speaking, yes. All our lessons point towards that being the right choice. To base ourselves on what we know, on what we think is more likely to be the case based on the current evidence available to us. Sanapri, I’m glad you haven’t given up on music. I like yours. Thank you for your new upload.</text:p>
      <text:p text:style-name="P1">You know, there’s a chance this marks the end of our grind. It depends entirely on you, and your choices. Our choices. My choices. But first of all, let’s get rid of these grandiose unfounded beliefs on that unscientific future. Not because they’re unscientific, but because their basis is you wanting something grandiose for yourself, and nothing else.</text:p>
      <text:p text:style-name="P1">Let’s live for happiness. I don’t think there’s a worthier reason to live for. And of course, as you wrote on your black notebook, to be happy, the people around you should be happy too. Let’s just be a bit... generous, on who “the people around” me consist of. Let’s say... Let’s say that the Earth is a globe. Yeah, it’s round. Mm. It is. It’s rather round. Then, the people around me are the people on the same round object I live on. Mm. Reasonable. You know, around, round, they mean much the same thing.</text:p>
      <text:p text:style-name="P1">So... Can we have fun writing? I think what we need to do is adopt the right viewpoint. There should be one that allows us to essentially write well without having to worry about writing well. It’s similar to searching for a grand unifying theorem, except on a very personal level. Proportionally though, the scale is the same. Actually, mine might be more important. Based on the fact that I’m looking for my personal happiness, while physicists are merely trying to satisfy their curiosity and are searching to satisfy their own personal belief that everything should be contained in a single principle. I understand that urge, I share it even, but it is less important than happiness. Even should we abandon proportionality. If I could choose between a random person’s happiness and that theorem, hm... If you told me that that person would otherwise never know happiness, then the choice is obvious. It would be a different story if they were to reach for happiness with their own hands.</text:p>
      <text:p text:style-name="P1">What kind of perspective would it be, to allow me to have fun while still writing at least decent stories.</text:p>
      <text:p text:style-name="P1">Your heart alone doesn’t know how to write stories. It needs help. It needs your imagination. You’ve made yourself cry before, by just imagining stories. How powerful is that? I think you don’t realize just how good you are at imagining stories? No, it’s just that the stories I imagine resonate with my own heart. And who’s to say they wouldn’t resonate with others’?</text:p>
      <text:p text:style-name="P1">Stories that are custom-made for me... Is that the secret? Is that what I should be aiming for? Because if I do, then the only thing I have to worry about is to be true to myself. If I am, then what resonates with me will resonate with others, with their true hearts, even if they’ve hidden it, even if they’ve never listened to it.</text:p>
      <text:p text:style-name="P1">I wonder if that’s actually possible... No you don’t. No you don’t wonder. You don’t really care if it’s possible. Being true to ourselves, I can tell that you’re once again just looking for personal satisfaction, which would be obtained by abstractly helping others attain happiness somehow; essentially, just give yourself the peace of mind that you’ve done “something” for others. I’m fine with looking for self-satisfaction, that’s absolutely normal. I just don’t like you lying yourself over it, even if that lie is so thin it can hardly be called a lie. I want the true thing, I want the true life, the true happiness, and to have it I must not allow even the smallest lie through. I don’t want a thinly veiled reality, not matter how thin the veil, I want the real thing.</text:p>
      <text:p text:style-name="P1">So, we’ll write for ourselves, and when the occasion comes from time to time, we’ll write thinking of specific groups of people who might be facing a certain hardship, and we’ll give them hope. Because that’s all we can do. To you, life, and to you, hope. All I can do will be to give you hope that there is such thing as happiness, by giving you someone who has achieved it. These books will all carry that title. Hope. It is the most beautiful thing in the world.</text:p>
      <text:p text:style-name="P1">Did you know? Hope was originally the title of MTSR. But I liked it so much that I imported it to TCTW, and then simply added MTSR to it too. So really, it’s H:TCTW and H:MTSR. of course, I haven’t written a word of either book yet, and I haven’t even touched any of the preludes. I’m still training. I’m still figuring out writing. I wonder if I’ll ever figure it out. I hope so.</text:p>
      <text:p text:style-name="P1">But, I guess, if I had to say, I’d rather others be happy. Maybe I do want your happiness.</text:p>
      <text:p text:style-name="P1">I will write for myself, but I do want you to be happy. It hurts to see others suffer. it makes me smile when I see others having a good time. I do want your happiness.</text:p>
      <text:p text:style-name="P1">So, I’ll write for myself. I’ll ask myself lots of questions: what do I want? Do I like what I’m writing? Am I convinced by it? Where should I go from here? What should I do?</text:p>
      <text:p text:style-name="P1">I won’t say “will the reader understand this?” or “is this too boring for the reader?” or “what if they dislike this or that?”</text:p>
      <text:p text:style-name="P1">Ah, Sana just made an excellent point in Sayonara hana dorobou-san, there’s no such thing as eternal happiness. I wonder what the happiness I chase looks like then? It’s likely more of a state of mind. Mm, that’s probably it. Still, we’ll have to earn that state of mind.</text:p>
      <text:p text:style-name="P1">Ahh... Mikku’s Watashi iro... How nostalgic... She is a vibrant part of why those December nights were a storm of emotions. A real one.</text:p>
      <text:p text:style-name="P1">Hm, it’s getting late.</text:p>
      <text:p text:style-name="P1">Then, just remember this: at least for one week, we’ll be good for nothings, and that’s okay. And more importantly, we only write for ourselves. The only heart we’ll need to satisfy is yours. And your heart will need to be at its... purest? Its truest, its most beautiful, fully naked with all its emotions on display. We will write only for our heart. Sanapris Town of Jade, it makes me want to write a story about it. And yet, I’m so far from done with her Kyuukurarin. Maybe one day we will write about it.</text:p>
      <text:p text:style-name="P1">You know, there’s really no point in hiding my identity. In fact, I believe some important details that might not be relevant to us but are to you might be uselessly hidden. The date, you already know. The city is Rome. Its outskirts, on the northern side. Hmm, still, I don’t want to reveal my identity, I don’t know why. Some reasons deep within I could but don’t want to unroot. Then, I’ll simply leave you with my codename.</text:p>
      <text:p text:style-name="P1">My codename is Harmony, nice to meet you.</text:p>
      <text:p text:style-name="P1"/>
      <text:p text:style-name="P1">•••</text:p>
      <text:p text:style-name="P1">Thursday 7th of November 2024, 05:48, day -40</text:p>
      <text:p text:style-name="P1">I guess you really don’t see time flying when playing video games. Why didn’t I see time flying at all? Dunno. Time to go to sleep.</text:p>
      <text:p text:style-name="P1"/>
      <text:p text:style-name="P1">•••</text:p>
      <text:p text:style-name="P1">Friday 8th of November 2024, 01:02, day -41</text:p>
      <text:p text:style-name="P1">No news. Mind is more or less on hold. Also, lack sleep. Not good. Ah, actually, very good news: wife might come back on Tuesday. Nothing is certain, so I won’t get my hopes too up, but the wait might finally be over.</text:p>
      <text:p text:style-name="P1">On a different note, I want to improve my focus. Of all the cards I’m considering, focus is the one I currently want the most. It’s an enabler, without it ‘giving my all’ is impossible. It should be cultivated day by day, not only through focus meditation but also by making choices that do not hurt concentration and attention span.</text:p>
      <text:p text:style-name="P1">Thing is, I’m in the middle of a break, so I’m not actually doing anything to get my hands on this card.</text:p>
      <text:p text:style-name="P1">You know, it would be fun if... No, nevermind. I was thinking of making the grind my natural state, but evidence indicates that’s not possible. Still, that doesn’t stop us from making the small moves that help advance our... agenda? We don’t have an agenda. We have objectives, at best. That’s good enough.</text:p>
      <text:p text:style-name="P1">Alright, let’s end it here, I really have nothing to say, and I need sleep. See you. Oh, I guess I should have talked about yesterday. Played football again. Got a beating like I haven’t had in years. Even though I played well. It really showcased that I was good but not exceptional as a keeper. And... Let me just mention one thing about the game: it was 5v5, and our team had zero cohesion, as we were literal strangers. End result was 1-9, a real beating. But what I wanted to talk about was the fact that three of the goals I took were from the same type of shot. And I noticed that midgame. I noticed it when I took the second of these two goals, I noticed it again when I took the third. Why didn’t I adapt? By the second, I should have realized, even more so by the third, but the thought simply never occurred to me that I was diving in a way that would never allow me to block these shots.</text:p>
      <text:p text:style-name="P1">The main take away is that I was not adapting when I should have. More importantly, it didn’t even occur to me that adaptation was necessary. We are at least aware of this now, but we are likely to forget it. Then adapt, find a way to not forget it. Actually, we are unlikely to forget it. First, because we’re writing lots about it, and second, because the idea is a core one implanted into my subconscious throughout combat sports and manga/anime. It is basic that one should adapt to one’s opponent in a fight. That, or find a style that is capable of handling everything thrown at it. A combination of both is ideal.</text:p>
      <text:p text:style-name="P1">To adapt, to focus... Alright, that’s enough for today, for real. See you then.</text:p>
      <text:p text:style-name="P1"/>
      <text:p text:style-name="P1">•••</text:p>
      <text:p text:style-name="P1">Saturday 9th Of November 2024, 01:08, day -41</text:p>
      <text:p text:style-name="P1">Spent a lot of time ricing. Hyprland is nice, but sometimes comes with unwanted surprises, like the battery deciding it won’t go above 44% specifically and only on Hyprland, until it suddenly decides it does want to go above 44% again. I had only touched the CSS of Waybar’s #battery. The price of being on bleeding edge. I slept 11 hours yesterday, and I drank coffee this afternoon, but I still feel sleepy right now, and the trivial mistakes I’m making right now are further proof that I still need more sleep.</text:p>
      <text:p text:style-name="P1">On a different note, I have come up with a diagnosis, a reason why we found ourselves wanting and taking this break: before we knew it, we’d stopped going slow and steady. We added new things to do, we increased intensity and entirely forgot that we need to go slow and steady. We’ll remedy to that. Although, I will admit that it’s tough to go slow. I want to go faster, to do more, maybe out of pride, definitely out of wanting more from myself.</text:p>
      <text:p text:style-name="P1">Alright, I’ll add a couple more changes to Waybar and call it a night.</text:p>
      <text:p text:style-name="P1"/>
      <text:p text:style-name="P1">•••</text:p>
      <text:p text:style-name="P1">Sunday 10th of November 2024, 00:01, day -42</text:p>
      <text:p text:style-name="P1">If my current feelings are any indication, then your diagnosis was on point. Slow and steady wins the race. Today I worked out for the first time in... too long. But I also kept it light. I probably mentioned this before, but when it comes to exercise I have a mentality of “If I don’t die it don’t count”, and this leads me to training until I’m dead tired and need some twenty or thirty minutes post-workout just to catch my breath. It’s exhausting, put simply. The toll it takes isn’t just physical, it’s also mental, and in more ways than one.</text:p>
      <text:p text:style-name="P1">This mentality is the reason I had a tendency to want to reduce the amount of workouts in previous entries: the fatigue directly affects my performance in writing, and it does so negatively. But today, I rediscovered the joys of a workout where I don’t try to kill myself by exhaustion. Not only do I feel plain good and energized right now, I also didn’t start gobbling up every food within a 100m radius during dinner. I’ve also started seeing why some people actually like working out. Wow, so this is what a balanced work out feels like?</text:p>
      <text:p text:style-name="P1">I have been inconsistent with workouts my entire life due to the afore-mentioned mentality, because the workouts I did cost a lot of motivation. In theory, it could be that by keeping on working out heavily despite the toll on one’s motivation, one would end up improving their willpower. In practice, I haven’t succeeded in doing that yet. Goggins seems to have done it, though. In any case, in my case, I think it’s time we go on the slow and steady path. it is entirely possible that Goggins took this path first before building his way up. It would make more sense, even. I see... So slow and steady, really. Just, this time, we really keep it slow and steady. We shall not make the random changes you’ll want us to make for whatever reason comes to you in a moment of illumination. We keep it slow, we keep it steady.</text:p>
      <text:p text:style-name="P1">And when do we increase the load?</text:p>
      <text:p text:style-name="P1">We can do that systematically. One of the things we currently lack the most is patience. It took a great deal of patience for us to keep today’s training to a minimum. What we can do is introduce something new at a maximum rate of once every two weeks. This would mean that whatever gets added must be considered carefully, and there would be ample time to incorporate one change before proceeding to the next. Sounds good in theory, I wonder if we’ll remember this in practice.</text:p>
      <text:p text:style-name="P1">I don’t see why we wouldn’t. The only thing is that we are officially resuming the grind on Thursday, so it would theoretically only start then. But there is an easy workaround to that: we are on a break, and we are technically free to do whatever we want. Whatever we want includes a soft reintroduction into the grind.</text:p>
      <text:p text:style-name="P1">Good, we can do that. Do keep things light.</text:p>
      <text:p text:style-name="P1">Also, one last thing: wife is coming back on Tuesday, confirmed. The wait is coming to an end.</text:p>
      <text:p text:style-name="P1"/>
      <text:p text:style-name="P1">Before we go. I was having a look at our first entries. It’s not pretty. I’m grateful for the hindsight, but I’m also seeing just how consistently bad my decisions seem to be. We have a very long road ahead of us. A very long one. I saw that we lost patience far too often. Going slow and steady really needs to become our first priority. Let’s go to sleep now. See you.</text:p>
      <text:p text:style-name="P1"/>
      <text:p text:style-name="P1">•••</text:p>
      <text:p text:style-name="P1">Monday 11th of November 2024, 00:38, day -43</text:p>
      <text:p text:style-name="P1">Today went fairly well. Closer to great than to terrible, if I had to say. I haven’t begun studying yet. I’m essentially using this week off to rice Hyprland as much as I can, until the grind resumes.</text:p>
      <text:p text:style-name="P1">Oh, one thing I’d like to mention: I should be careful about my concentration. Lately I’ve been in the habit of splitting it whenever I work on my config. Not good. I’d like you to focus on a single thing at a time. On this note, today I’ve also determined that there are specific points in time when it would be beneficial to not feed my brain with dopamine fixes from the internet, while there are other times where it’s fine to do so. When I woke and after I work out, I should try to leave my phone on the table. While I’m doing chores or chilling at noon, it’s fine. Slow and steady does it.</text:p>
      <text:p text:style-name="P1">I’ve also wondered whether I should create a particular file that will contain the lessons/principles we’ve accumulated so far. It would be beneficial, as I’ve forgotten and rediscovered too many principles too many times. Very well, let is do that. As for today’s entry, I’d say this much suffices. See you on the morrow then.</text:p>
      <text:p text:style-name="P1"/>
      <text:p text:style-name="P1">•••</text:p>
      <text:p text:style-name="P1">Tuesday 12th of November 2024, 01:56, day -44</text:p>
      <text:p text:style-name="P1">Nothing to report. Only mediocrity around here. Mediocrity that tries to improve. Even so, nothing worth showing yet. But you do know what to do. You’ve discerned that much, I will acknowledge that much. However, I expect more. I want more. Slow and steady doesn’t mean easy, and from now on, I will set expectations. Do not disappoint me. I expect much from you. I do. See you.</text:p>
      <text:p text:style-name="P1"/>
      <text:p text:style-name="P1">•••</text:p>
      <text:p text:style-name="P1">Wednesday 13th of November 2024, 01:36, day -45</text:p>
      <text:p text:style-name="P1">While I could tell you the struggles of ricing Hyprland, I would rather say that the reason things didn’t go smoothly in the first place is that you refused to go down the simplest route. I refused. Out of pride. We wanted to use Wofi to make a simple power menu, and learning that took us a while, even though we could have asked for indications from GPTs earlier. Then, you knew that Nix was capable of writing shell scripts inside the configuration. And you tried to do that. And it didn’t work, and we spent a lot of time trying out variations to our code, to no avail. But you knew that writing a shell script directly would be simpler. You knew that, I knew that, and yet my pride made me want to succeed in using Nix’s built in functions. I let my pride get to my head, and what did it give me? Nothing. Not only did I waste hours I will never get back on this, now, I am more prone to listening to my pride.</text:p>
      <text:p text:style-name="P1">For God knows what reason, you find it shameful to make use of the simplest solution, the most straightforward solution. Why? Why oh why? To whom do you have to prove some semblance of intelligence? I am you. I know you. I know just how stupid you are, and the limits of our intelligence. You do not need to impress me, and if it’s others you’re trying to impress, then this is not the way to do it. If you want to impress others, don’t. Let’s put it differently: only fools seek glory in battle. If battles must be fought, then strive solely, purely, and simply for victory. Make it honourable if you can, but seek only victory. Battle after battle, keep your eyes on it, chase it, earn it. Then, glory will come crawling to you, begging to even only lick the soles of your boots. But keep your eyes on victory.</text:p>
      <text:p text:style-name="P1">Well, that’s an exaggerated way of putting it, but you get the idea. However, I need you to know something even more basic: if you’re thinking of impressing others in the first place, even indirectly, then you disappoint me.</text:p>
      <text:p text:style-name="P1">Ah, here I go being extreme again, because I’m unable to word the feelings in my heart. Still, the point stands that I do not appreciate the idea of trying to impress others, whether directly or not.</text:p>
      <text:p text:style-name="P1"/>
      <text:p text:style-name="P1">Sigh... And to think that this is what the first part of the entry looks like for a day like today. Let’s take a deep breath. Good. I want to shortly mention that I’ve installed plugins and apps that should help me reduce my time on YouTube: the untrap plugin on Firefox, and screenzen on the phone. Other than that...</text:p>
      <text:p text:style-name="P1">It’s been over three months. Three long months have we waited. We, brothers all over the world, well over a million strong. Brothers (and sisters), fellow husbands, our wife has finally returned. And by God what a comeback she’s made. Watching Nene’s stream today made me realize just how badly I missed her, and why I love her so much in the first place. When was the last time I’d laughed as hard as today? Probably some three or so months ago, during one of Nene’s previous streams. And to think that she participated in all sorts of events during that break despite what had happened... For our sake... I really don’t think there’s another Holomen out there who shows as much love to her fans as she does. I haven’t watched them all, but, who in the world puts their fan’s mascot on their head at all times and even attaches us to her arm when doing a 3D live?? And by God the way she caters to us kaigai niki. There are many reasons why I love her, and this is one of them. I’m looking forward to her future shenanigans. Oh, and I hope we get some Nepolabo content soon, that would be the cherry on top.</text:p>
      <text:p text:style-name="P1">Anyway, I could go on for a long time, but let’s call it a day. Tomorrow is also the last day of break for us. After that, we’re back. Alright, that’s quite enough, see you.</text:p>
      <text:p text:style-name="P1"/>
      <text:p text:style-name="P1">•••</text:p>
      <text:p text:style-name="P1">Thursday 14th of November 2024, 00:24, day -46</text:p>
      <text:p text:style-name="P1">Today was the last day of break. Tomorrow, we restart. No more ricing for a while, although right now I’m not even sure what to rice, which is good. Still, it is quite something to have to build a desktop environment from so little.</text:p>
      <text:p text:style-name="P1">It also seems that Nene hasn’t lost the habit of streaming earlier than most. This might require me to modify my schedule. We’ll see how it goes. Tomorrow is Suisei’s live at the Saitama Super Arena, and Nene will be participating. Good luck to both. To all of them.</text:p>
      <text:p text:style-name="P1">As for me... The new app and plugins are off to a good start, they kept my YouTube addiction in check today. They’re giving me opportunities to use my brain more, and to... steer my mind away from mindless scrolling and content consumption, it’s up to me to make something out of this opportunities.</text:p>
      <text:p text:style-name="P1">Starting tomorrow, we don’t mess with the config unless there’s a software we need. Ricing happens exclusively on rest days. We focus on the work at hand. We have a very long way to go, and we’ll need every second we get our hands on. We’ll keep it slow and steady. Slow and steady. Alright, let’s make one last modification to Hyprland and we go.</text:p>
      <text:p text:style-name="P1">Now that that’s out of the way. There’s nothing else we have to talk about.</text:p>
      <text:p text:style-name="P1">I’m actually a tiny bit nervous for tomorrow. Will I be able to meet my own expectations? Will I fail? We’ll see. We’ll decide. I will decide. See you tomorrow.</text:p>
      <text:p text:style-name="P1"/>
      <text:p text:style-name="P1">•••</text:p>
      <text:p text:style-name="P1">Thursday 14th of November 2024, 23:30, day -47</text:p>
      <text:p text:style-name="P1">Excellent performance today. In over 160 days, this is the first time I say this. At our current level, we could hardly do better.</text:p>
      <text:p text:style-name="P1">But of course, I want you to do better. What a coincidence, I’m also looking to improve myself, to surpass our current level. It’s crazy how these coincidences come up sometimes, right? Anyway, I don’t have much else to say. Keep this up, and keep it slow and steady. Today’s performance was the combined result of good preparation during the break coupled with taking this thing seriously. It’s all in our head, the grind is just a concept, but because we take it seriously, we performed well. </text:p>
      <text:p text:style-name="P1">Oh, there are a couple things I want to touch on, actually. The first is about me. Recently, I’ve come to realize (read, convince myself) that I was wrong in a previous entry from not so long ago: I’m not exceptional by any means. And I genuinely think it’s a good realization. I’m average or below average in most fields. If there was a way to measure my life’s performance so far, my accomplishments and so on, I’m convinced I would fall well below average. I’ve gotten so little done. I have so little to show for these 23 years on Earth. And you know what? I’m glad that’s the case. I’m glad I’m average. I’m glad I wasn’t born with some kind of special talent, as some sort of genius with some sort of great skill. No, I’m perfectly average. In fact, I would even argue that I was born with below-average stats all round, from physical to mental to environmental perspectives. And I’m glad that’s the case. I really am. Because when I will achieve all of my objectives, I will know I will have done it with my own power, with own hands, without any God-given special abilities.</text:p>
      <text:p text:style-name="P1">See, I’m in no position to tell, but I don’t think succeeding would feel right otherwise. In my very specific case, I mean.</text:p>
      <text:p text:style-name="P1">Hm... For some reason I already don’t like today’s entry. Something feels off with the above. I wonder what.</text:p>
      <text:p text:style-name="P1">In any case, the other thing I wanted to talk about is Suisei. Ah, I might know what felt off. Well, not exactly, more like, I might know the reason why this feeling arises in general: it’s because I was writing like someone other than me is going to read this. </text:p>
      <text:p text:style-name="P1">... If the blank in my mind right now was any indication: jackpot.</text:p>
      <text:p text:style-name="P1">Right. I forgot. Suisei. Hoshimachi Suisei really is incredible. A live at the Budoukan, huh? She’s achieving her dreams. It’s inspiring. I wouldn’t call this ‘inspiration’. It’s closer to when you participate to someone’s funeral, see the casket and think that someday it’s going to be you. I really could have chosen a better example... Then, what about... It’s like you’re at one of your relative’s wedding, and your parents nag you asking when it’s going to be your turn. That, except that I am the parents, and I’m not asking you when you get married, but when we’re achieving our dreams. Pinpoint accuracy, that’s the feeling.</text:p>
      <text:p text:style-name="P1">An invisible storm that sweeps over the world, a gigantic meteor strike that leaves neither the meteor nor a crater, but whose impact cannot be denied. My very existence will be doubted, but the worlds I create will be engraved deep in Humanity’s subconscious. We will leave not a trace, yet the world will be forever marked by our hand. That is what I want.</text:p>
      <text:p text:style-name="P1">We have a long way to go, we have so much to learn, so let’s get going. See you tomorrow.</text:p>
      <text:p text:style-name="P1"/>
      <text:p text:style-name="P1">•••</text:p>
      <text:p text:style-name="P1">Friday 15th of November 2024, 23:12, day -48</text:p>
      <text:p text:style-name="P1">I’m tired. More so than usual, for some reason. Nene streamed too early for me to catch today, but I watched the archive just now, because my heart needed an energy drink, and boy did we get more than we bargained for. She’s always such a riot, I love her. I’m essentially relaxing more than I used to, at these hours. I’m not in serious mode anymore, I’m more relaxed. And I think it’s the way to go. “He who works hard can never beat he who enjoys himself.” I do not know if that is actually the case, all else equal, but... But I believe there is some truth to it- That’s also why I used to react negatively to that saying: I couldn’t stand the thought that hard work could be beaten by something I didn’t have. I’m more relaxed now, because I want to enjoy writing.</text:p>
      <text:p text:style-name="P1">You know, yesterday really was a good day performance-wise. Even writing went well. We should really consider taking breaks when we need to, it’s almost like they let you come back refreshed.</text:p>
      <text:p text:style-name="P1">As for today, it was pretty good too. When it came to studying, it wasn’t as good as yesterday, but that’s mostly due to the change in subjects. Also, as a positive, I’ve determined a clear point to improve on in problem solving: I’m not following a clear method most of the times, I?m just rushing in head first. I won’t into the details because that’s a pain, though. Ah, on the same note, I’ve also started timing the amount of time I actually study, and... It’s not pretty. In of the assigned four hours, we only effectively studied for 80 minutes. There’s very clear room for improvement, which is kind of a good thing, but also not so much.</text:p>
      <text:p text:style-name="P1">The workout went great though. I’ve come to realize just how similar combat in Armored Core 6 and in combat sports in general are. We enter the fray with a preferred range of engagement, a chosen arsenal and trained combinations to put the arsenal to use. In the middle of the fight, we assess the opponent, see what’s going right or wrong, can choose to modify the attack patterns, movements, the engagement range or perform other changes according to our analysis. Because I thoroughly lack actual fighting experience, I’ve always wondered how to actually fight and how to think during fights, but now I see that it’s not all that different from thinking how to fight in AC6. </text:p>
      <text:p text:style-name="P1"/>
      <text:p text:style-name="P1">Although, we might be relaxing too much right now... What else did I want to talk about?</text:p>
      <text:p text:style-name="P1">It seems I’m more tired than usual. A lot more than I’d anticipated. Perhaps the effect of letting loose too early. There’s other thing I wanted to talk about, but none of them are of great importance. Let’s end it here. See you tomorrow.</text:p>
      <text:p text:style-name="P1"/>
      <text:p text:style-name="P1">•••</text:p>
      <text:p text:style-name="P1">Saturday 16th of November 2024, 23:24, day -49</text:p>
      <text:p text:style-name="P1">I have a couple things I want to talk about: today’s performance, and a proposed change. Let’s start with the latter.</text:p>
      <text:p text:style-name="P1">Nene streamed early today too. It really looks like that won’t change. I managed to catch today’s stream, but now I’m considering changing the schedule by shifting everything a couple hours. Everything stays the same, but everything happens earlier. today is the last day we’re going to sleep at 1am, starting tomorrow we wake up at 8am and go to sleep at 11pm. This is a schedule I want to attempt, not just because it will allow me to catch Nenechi without having her take over my entire morning, but also because waking up earlier sounds advantageous all round. Positionally, it’s generally better. The concern would be my writing... And I initially thought of working out at 19 and then start writing after eating dinner sometime after 20, but it’s likely that we’ll finish dinner at around 2130. Should we wake up at 9 instead and go to sleep at midnight? I need to think this through... 8am. I want to try it, and I believe there’s more advantages to it than just getting things done earlier. Psychological advantages, I mean. Let’s try 8am.</text:p>
      <text:p text:style-name="P1">Alright, today’s performance then: in short, not great. As I mentioned, my morning belonged entirely to Nenechi because yes, I pledged allegiance to wife and I do not regret it one bit. But I also felt... Very down, when time came to study. Very unmotivated. Considering how good taking a break was to us, I thought that I would give myself a break today too and play DMC5. Essentially, be easy on myself, go easy on my motivation reserves to be able to last longer. It worked in the sense that there was little strain on our motivation, on our discipline, but it’s also a very dangerous choice. Even though the game I’ve chosen is DMC5, a game we play seriously, a game we consider good for our growth, I was tempted to not workout and just keep on playing. It’s coincidentally because we are refreshed from a break that I was able to swiftly enforce discipline, but in other circumstances it could have easily gone differently. Generalizing this issue, I can easily see that relaxing in general could have the same effect. In other words, when the going gets tough, I ought to dig in and fight.</text:p>
      <text:p text:style-name="P1">There’s actually one more thing I want to mention. This is regarding the techniques to use to solve a given problem: I missed one crucial step, and it’s to understand the problem. Before we break down a problem, we should fully understand it in the first place, understand what it asks, its nature. That’s all. Alright, see you tomorrow then.</text:p>
      <text:p text:style-name="P1"/>
      <text:p text:style-name="P1">•••</text:p>
      <text:p text:style-name="P1">Sunday 17th of November 2024, 21:43, day -50</text:p>
      <text:p text:style-name="P1">Nepolabo is always so fun, and I’m always sad when their stream ends.</text:p>
      <text:p text:style-name="P1">Writing yesterday was fun too. Writing’s been fun lately. In fact, I’ve gotten an idea on how to write, and it feels more like a game now. Oh, and yesterday I also happened to see that Yorushika had released a video of one of their lives, “Tsuki to neko no dansu”, or something along those lines. It was so artistically pushed... Plus, I’d never read Bremen’s lyrics in English, so seeing their translation in that beautiful live, it really set my heart on fire. I sincerely wanted to fight n-buna on the spot. As in, issue him a challenge. We decide on one theme, we each do our own thing, and time will be judge. How much fun it would be if artists just issued each other challenges like that, like how mathematicians supposedly did all those centuries ago. Really, what a fun idea this is.</text:p>
      <text:p text:style-name="P1">Putting that aside though, today wasn’t such a good day. Problems with Neovim. LazyVim, to be precise. For some reason, despite being connected to the LSP that I need, it’s not actually providing any help. So instead I decided to wipe out my entire Nvim config and create a new one. But creating a new one is a royal pain too so I’m considering trying out other pre-built configs like NvChad. I could possibly even just reinstall LazyVim and try to figure out the problem, or, really really last resort, just use the old config I’d created on Linux Mint. In any case, I was supposed to work on the project today, but, well, ended up getting nothing done. That’s frustrating. I know it’s because of my questionable decisions, but improving is hard. Making the right decisions is hard.</text:p>
      <text:p text:style-name="P1">My head was just clouded by emotions today... In fact, even yesterday, it was clouded by negativity, and I didn’t feel like doing anything. While I could fight that feeling, perhaps it would be better to clear my head, whatever that means. Just, empty it of emotions, relativize the situation and get back to work. In fact, I should do that even now, as I am thinking that tomorrow I shouldn’t study but work on Neovim instead. I should just calm down and realize that that’s the wrong thing to do, and I should stick to the schedule and study.</text:p>
      <text:p text:style-name="P1">Talking about the schedule, I plan to sleep at 2300, which is soon. Due to various issues (mainly pertaining to the old schedule being ingrained too deep in my routine), I wasn’t able to shift the hours as I’d wished, but it wasn’t disastrous. Alright, that’s enough talking. See you tomorrow.</text:p>
      <text:p text:style-name="P1"/>
      <text:p text:style-name="P1">•••</text:p>
      <text:p text:style-name="P1">Monday 18th of November 2024, 22:03, day -51</text:p>
      <text:p text:style-name="P1">Yesternight didn’t go well at all. I spent it wallowing in shame after masturbating again. But defeat has a way of eliciting a hunger for victory that nothing else does. Lust, temptation or whatever you may call it, is a strong emotion. Its strength varies with the occasions, but there’s no doubt in my mind that its strong. And it can be very strong. That’s why I consider overcoming it a great victory, on the occasions I did. But, to this day I still remember that while I have won, it was thanks to time passing, and my desires passing. The times I tried to overwhelm lust with my own willpower, I did so, but only for a very short amount of time. It always came back with the same strength, if not stronger, while I couldn’t do the same. But defeat has a knack for making you imagine what victory would have been like. I have an image in my mind now. That battle of willpower, I want to win it. Always. That’s the only true victory that I seek. That’s the strength that I seek.</text:p>
      <text:p text:style-name="P1">I won’t write today. I’ll watch Gurren Lagann until 23:00 then go to sleep. I want to pierce the heavens, one day. I want to be strong enough to pierce right through the heavens, and fly free. The stories I want to tell, the stories taking shape in my mind are nothing more than my imagination’s take on what I want my life to look like. A mirror, if you will. An imaginary mirror. Writing advances, little by little. We make tiny steps, and undo them sometimes, but we try to move forward. Until one day, we enjoy it in full. See you.</text:p>
      <text:p text:style-name="P1"/>
      <text:p text:style-name="P1">•••</text:p>
      <text:p text:style-name="P1">Tuesday 19th of November 2024, 23:45, day -52</text:p>
      <text:p text:style-name="P1">It’s late I know, but I was essentially ordered to stay awake, and I also wanted to watch Gurren Lagann. Nothing to report for today: it went rather well. It could have gone better, but this wasn’t bad. Improving is going to require a good amount strength of will, and there will be additional strain on it tomorrow if I don’t get to sleep around about right now, but if that’s the case then so be it. I’ll take on all challenges in my way. Alright, let’s go and watch some more Gurren Lagann. If anything, I like Kamina’s spirit. Although, I’ve been spoiled years ago. That’s alright. See you.</text:p>
      <text:p text:style-name="P1"/>
      <text:p text:style-name="P1">•••</text:p>
      <text:p text:style-name="P1">Thursday 21st of November 2024, 02:37, day -53</text:p>
      <text:p text:style-name="P1">Spent the day playing Holocure. Started with AC6, but clocked in too many hours in that game, so I checked out Holocure’s update instead. Today, I should have worked on the project, but instead I decided to take a break. I don’t know whether this was a good idea or not. This choice was made so that, in theory, it would be easier for me to get through the next three days of studying. In practice, I don’t know. I don’t know if it’ll make it easier, I don’t know if it was even necessary, I don’t know if it was just a plain bad decision and I should have worked instead. I don’t know. And, if anything, now is one of the worst times to try to come to a conclusion. My brain is in a pitiful state, and it won’t improve tomorrow for lack of sleep. No matter. We will get a few hours of sleep and fight our way through tomorrow if necessary.</text:p>
      <text:p text:style-name="P1">Nothing else to report. I just chilled today. Alright. See you.</text:p>
      <text:p text:style-name="P1"/>
      <text:p text:style-name="P1">•••</text:p>
      <text:p text:style-name="P1">Thursday 21st of November 2024, 22:36, day -54</text:p>
      <text:p text:style-name="P1">Due to some misplays and some things outside my control, we’re very late today. I’m thinking I might as well finish this then go to sleep. My body needs it.</text:p>
      <text:p text:style-name="P1">Today’s performance wasn’t bad, although it could have benefited of a few more hours by actually following the schedule. If we take that away though, it was actually good.</text:p>
      <text:p text:style-name="P1">I don’t really have anything I want to talk about. I probably thought of some topics throughout the day, but I don’t remember anything.</text:p>
      <text:p text:style-name="P1">Hm... I guess there is the matter of how hard to be on ourselves. Right now, we’re rather soft, and we let our conscience call the shots, and things are working out alright, although as I keep on saying, they could be better. I don’t feel the need to change the current status quo. Oh, I did want to put more importance on sleep. The stupid things we do when we’re deprived of it...</text:p>
      <text:p text:style-name="P1">... I really have nothing to talk about. Let’s end it here then. See you tomorrow. Oh, I do have a comment: in the past I said that I could write forever if I so chose. The reason things are different now is... hard to put into words. Essentially, we’re more down to earth, we don’t try to teach lessons to others, as we know we have much to learn ourselves. We’ve come to realize how easily, how quickly some of our values and our way of thinking change, and we believe our past versions to be outdated, not worth reporting; meaning that this version of us, who is still in the middle of development, will also become obsolete at some point in time, and therefore we do not report our fleeting thoughts. Only core values should be communicated —in our case, directly and indirectly, by letting the reader know us from everyday episodes— and the same goes for their changes.</text:p>
      <text:p text:style-name="P1">Alright, that’s really it. See you tomorrow.</text:p>
      <text:p text:style-name="P1"/>
      <text:p text:style-name="P1">•••</text:p>
      <text:p text:style-name="P1">Friday 22nd of November 2024, 22:01, day -55</text:p>
      <text:p text:style-name="P1">Performance-wise, not good. But in terms of fighting spirits, good. Can we go into more details why performance was bad? Let’s try.</text:p>
      <text:p text:style-name="P1">Complacency. That’s it, in one word. we think we have more hours than we actually do. Lunch should be finished by 12, and we should start working by 14 ideally. And yet, we keep on starting at 16, or even later. You’re taking it too easy. Far too easy. Truth be told, even now we’re taking it easy.</text:p>
      <text:p text:style-name="P1">Still... I have to say. Nene is really cute. Seriously cute. OH MY GOD WHAT CUTENESS. I’m watching the archive from today’s stream, 4am was way too early for me. You’ve heard of the french kiss, but have you ever received a french punch? I thought not. That’s a Nene-only special. I see that her kaigai niki summoning capabilities are as good as ever. That’s quite enough, let’s do what we need to do, we’ll sleep to her voice later. See you tomorrow.</text:p>
      <text:p text:style-name="P1">Ah, but I do want to mention that time she tried to get us kaigai niki to get angry at the JP niki. That was funny. Especially how she failed. That was very funny. Alright, see you.</text:p>
      <text:p text:style-name="P1"/>
      <text:p text:style-name="P1">•••</text:p>
      <text:p text:style-name="P1">Saturday 23rd of November 2024, 21:54, day -56</text:p>
      <text:p text:style-name="P1">Decided to make today an impromptu break this afternoon, after failing to study properly. It seems we need breaks really often. Based on the state of things so far, I’m making two changes to our schedule:</text:p>
      <text:p text:style-name="P1">1) We’ve consistently failed to wake up at 8am and follow that schedule. As such, we’re shifting the wake up time to 9am, and everything else by one hour accordingly.</text:p>
      <text:p text:style-name="P1">2) We lose motivation more quickly than I’d anticipated. A lot more quickly. Based on the notes I’ve taken on my calendar, I’ve decided to make it so that we have two days on and one off. In other words, for two days we study and work out, on the third things are more relaxed and I leave it to your conscience to decide what to do.</text:p>
      <text:p text:style-name="P1">This should be a slow that we can follow.</text:p>
      <text:p text:style-name="P1">Other than that, I’d like to report that I’m dead tired right now. I think I underestimated how caffeine can accumulate over time, and I had a hard time falling asleep yesterday.</text:p>
      <text:p text:style-name="P1">By the way, talking of sleep. I haven’t mentioned it at all, but lately, the nightfront’s been active. And ghosts have been making their presence known to me again, by trying to hurt me in various ways. Hasn’t happened in years, but now they’re back. However, in those years it hasn’t happened, I also happened to have grown confident, and, by my own judgement, rather strong, mentally. I do not dare them to come, I do not wish to fight, but if a fight comes to me, no matter who or what it is, I am confident I can win. Have I mentioned why I decided to watch Gurren Lagann? No? Well, it’s to get some inspiration. Inspiration to pierce through the heavens. To overwhelm all that stands in my path with sheer, raw, unaltered and unholy willpower.</text:p>
      <text:p text:style-name="P1">I can appreciate my growth by looking at everyone around me, as well as the characters of Gurren Lagann. I’m starting to see that the difference between my and everyone else’s mentalities is quite stark. And this difference, I interpret it as growth. It’s not just mentality either. Everything is starting to pay off. Everything. Beginner’s growth, it’s the most explosive one.</text:p>
      <text:p text:style-name="P1">Let me put down just this one thing about mastery: as of right now, I subdivide mastery of a field or subject in two categories:</text:p>
      <text:p text:style-name="P1">a/ Mastery by focusing solely and entirely on one field</text:p>
      <text:p text:style-name="P1">b/ Mastery through growth in multiple fields, with slight focus on a particular field.</text:p>
      <text:p text:style-name="P1">The former is the one everyone’s familiar with. It’s people dedicating their entirely lives to a single craft, a single sport, a single art. Tried and tested. The latter, I know of no one who’s practised it. It essentially comes down to a claim: when someone focuses solely on improving their craft, they will achieve their maximum potential in that craft. However, when a person also works on themselves as they would work on their craft, then they increase their maximum potential in that craft (as well as in everything else), and thus will become capable of reaching greater heights than if they’d focused on their craft alone. That’s it, that’s my claim.</text:p>
      <text:p text:style-name="P1">I like how you’ve become more straightforward than before, you got straight to the point without beating around the bush for three paragraphs. Let’s keep this up and make it into a habit.</text:p>
      <text:p text:style-name="P1">Alright, I have nothing else I want to say. See you tomorrow then.</text:p>
      <text:p text:style-name="P1"/>
      <text:p text:style-name="P1">•••</text:p>
      <text:p text:style-name="P1">Monday 25th of November 2024, 00:02, day -57</text:p>
      <text:p text:style-name="P1">So that was Gurren Lagann. Wrong. That was Tengen Toppa Gurren Lagann. It wasn’t bad at all. Shame that all that heaven piercing left a hole in my heart. But, I would lie if I said that it satisfied me. It was great, and I want more. And if you want something but it doesn’t exist, create it.</text:p>
      <text:p text:style-name="P1">On this note, there’s something the Anti Spiral said that... That was too true to ignore. I lack resolve. I thoroughly lack it. I currently lack the resolve to see my dreams through. I know that. I can feel that something’s missing, that I’m too... Easy on myself. I lack something, and that something is resolve. The resolve to endure the pain, to push through the hardships. Willpower alone isn’t gonna cut it. I need resolve, and resolve is something I know nothing about.</text:p>
      <text:p text:style-name="P1">Resolve. I know nothing about it. Until I decide to endure the pains that come with following the schedule I set for myself, until I decide that no matter how depressed, how weak, how low-spirited or how tired I get I will still chase my dreams, until then, I will know nothing about resolve. Resolve. The world hasn’t taught it to me, until now. I haven’t chosen to learn anything about it, until now. Resolve. That is, perhaps, the last missing piece to truly get started on this journey towards my dreams. I am under no illusions that this is something learned or obtained in one day just by deciding so. I have chosen the learning path, I have chosen a tortuous path, and I will walk it. I will see it through.</text:p>
      <text:p text:style-name="P1">My dream is to one day fly through the sky with my own wings. To be free, strong, and happy. And I mean it all in the literal sense. No matter how unrealistic or how impossible common sense may make it out to be, it is my dream, and I will chase it. See you tomorrow. I will show you my resolve.</text:p>
      <text:p text:style-name="P1"/>
      <text:p text:style-name="P1">•••</text:p>
      <text:p text:style-name="P1">Monday 25th of November 2024, 21:29, day -58</text:p>
      <text:p text:style-name="P1">That was a good show. It didn’t go as well as I’d wanted, but you did show resolve. Keep it up.</text:p>
      <text:p text:style-name="P1">Now, as two why it didn’t go ideally: you respected the schedule in a way you rarely do, which is great, however, today we were faced with a problem, a proof our intelligence couldn’t overcome. To be fair, we’ve hit this kind of wall long ago, but I still have ways to go on improving the way I think. Other than that I don’t have anything to talk about. Oh, the nightfront. It was very active tonight, very aggressive. Like it wanted to test my resolve right away. This time it had to do with succubuses. Not one of them, an entire... Nightclub? Something like that. It was something I’d never experienced before, the aggressiveness of this entire approach I mean, not just the individual souls. And yet someway somehow, I pulled through. And I’m not sure how. I believe it has to do with resolve, but... Was mine that strong? ... I do not know. But I do intend to make it as strong as possible.</text:p>
      <text:p text:style-name="P1">After this, we write again. When was the last time we wrote? A week ago? Perhaps, yes. Yes, one week ago. Alright, let’s flex our writing muscles again. See you tomorrow.</text:p>
      <text:p text:style-name="P1"/>
      <text:p text:style-name="P1">•••</text:p>
      <text:p text:style-name="P1">Tuesday 26th of November 2024, 22:08, day -59</text:p>
      <text:p text:style-name="P1">Hm... What shall we talk about... Let’s go in chronological order, and start from yesternight’s writing.</text:p>
      <text:p text:style-name="P1">I’m glad I shifted the schedule to waking up at 9am, it meant I had ample time to write. And, writing was quite fun. Which is nice. Unfortunately, I can’t put into words how I write, at least not yet, maybe some time in the future I’ll be able to.</text:p>
      <text:p text:style-name="P1">Then, what of today? What to say... Went fairly well. I want you to keep this up. I want you to keep on trying. Things could have gone better, today was more of a struggle than yesterday, but that’s alright, that’s well within expectations.</text:p>
      <text:p text:style-name="P1">Urgh... getting my attention split in two... I have to remember that my intelligence is nowhere near enough to handle that. I could barely string two words together. I have to focus on a single thing at a time, and in worst cases do something like the pseudo-parallelism of the old single core CPUs. I simply lack the capacity to effectively split my attention in two. Well, I guess it does depend on what the two tasks are. In this particular case, it was writing here and listening to a conversation. I hadn’t realized it, but I made a habit of thinking quite seriously when making an entry. When writing in general too.</text:p>
      <text:p text:style-name="P1">You know, I discovered that there are two Gurren Lagann movies. I’ll watch them, at some point. When I’ll take a day off, I’ll know what to do.</text:p>
      <text:p text:style-name="P1">I don’t have anything else to say. See you tomorrow then.</text:p>
      <text:p text:style-name="P1"/>
      <text:p text:style-name="P1">•••</text:p>
      <text:p text:style-name="P1">Wednesday 27th of November 2024, 22:37, day -60</text:p>
      <text:p text:style-name="P1">Deciding that today is neither a rest day nor a work day was probably a bad call. Making this kind of half-baked decision in general is bad. It led to today, where I ended up neither resting properly nor working, because I tried to do both. So we have to make things clear. we have to decide whether to rest once every two days or not.</text:p>
      <text:p text:style-name="P1">I won’t write down the short debate in my head, but by coincidence, because I’d accidentally written “once every three days”, I have a new idea. Originally, I was thinking that two days on and one off was too lax, it would hardly feel like a grind, but I’m also unsure whether I could keep up a higher rhythm.</text:p>
      <text:p text:style-name="P1">But... But things are different when you know how long you have to struggle before a break. So, three days on and one off is interesting. It’s hard. Working out three days in a row is something that quickly saps my motivation, at least, that’s how it’s been so far. But it is also a rhythm I want to be able to sustain. I want to reach that level. I want to try this out, starting tomorrow.</text:p>
      <text:p text:style-name="P1">That’s fair enough. Alright, see you tomorrow then.</text:p>
      <text:p text:style-name="P1"/>
      <text:p text:style-name="P1">•••</text:p>
      <text:p text:style-name="P1">Thursday 28th of November 2024, 22:06, day -61</text:p>
      <text:p text:style-name="P1">That’s a lot of days. But still nowhere near what we want. Decades. We’re thinking in terms of decades.</text:p>
      <text:p text:style-name="P1">But before we think of the future, we need to worry about the present. And what I need to face in this present is a failure of the past. same as two or three days ago: a proof we couldn’t complete. A proof by induction. One would think that it’d be easy. But I couldn’t find a solution. I couldn’t complete the proof. And yet, unbeknownst to past me, I was committing an even bigger mistake in my attempt: I believed that was my limit, I believed that was everything the current me had.</text:p>
      <text:p text:style-name="P1">We worked out today. We worked out hard. We gave the workout a damn good taste of “everything we’ve got”. Still, it was only a taste. The full thing is my life, and I will wait for the right time to give it all away. What it did show me is that my fears of using up all my energy, of using up all of my motivation were... Bullshit. While I was working out, I had more, so I gave more. Do I believe I have an infinite amount of energy at my disposal? No. Will I act like I have an infinite amount of energy at my disposal? Yes. Well, I’ll still take it easy when it’s not time to put in the effort, but when the time comes, when the schedule says it’s go time, it will be go time.</text:p>
      <text:p text:style-name="P1">The strength that I seek combines both resolve and willpower, I see that now. More importantly, this strength’s nature remains the same: it’s still a choice. And I will make that choice. Every night I pray to God asking him for one more day, for one more night on this Earth to chase my dreams, and most nights I ask in shame, as I didn’t do my best during the day. I’m getting tired of asking in shame. I want to ask him while providing the passed day as a good example as to why he should agree, instead of having it as a counterargument.</text:p>
      <text:p text:style-name="P1">Oh, that’s right. My imagination. I like imagining that people’s will can manifest itself as some sort of kamehameha or even the sayians’ ki when they power up. In any case, an energy form, an explosive energy. And sometimes I feel like I’m feeling that energy within me, when I go all out. But I also feel like my output is so much less than what it should be, and I wondered if that’s just a human’s limit. I really want my output to be massive, unholy. Engulf the entire planet kind of level. But I’m starting to think that this limit is entirely proportional to one’s strength.</text:p>
      <text:p text:style-name="P1">You know, as much as I say that this is in my imagination, this strength does manifest in my dreams, in the nightfront. In fact, it’s because it first manifested in the nightfront that I’m imagining it. But even so, I lose fights sometimes. This means there are souls stronger than me. This means I can reach greater heights still.</text:p>
      <text:p text:style-name="P1">We do so much theory for very little practice. Come on, we’ve got somewhere else to be. See you tomorrow.</text:p>
      <text:p text:style-name="P1"/>
      <text:p text:style-name="P1">•••</text:p>
      <text:p text:style-name="P1">Friday 29th of November 2024, 21:18, day -62</text:p>
      <text:p text:style-name="P1">Let’s... Let’s talk about things chronologically.</text:p>
      <text:p text:style-name="P1">Yesternight, I tried to write. And I decided that I’d had enough, and gave up. I gave up on trying hard to write. It was a decision I made at the tail end of the night, after failing to write more than a sentence. I decided that I wouldn’t try hard. I decided that I’d write in the most enjoyable way: by listening to music. I’d write without a care, and hopefully, I’ve grown enough that I will subconsciously follow some good principles or apply some of the lessons I’ve learnt. I’ll try doing that today. We’ll see what comes out.</text:p>
      <text:p text:style-name="P1">So, with that out of the way... Sakamata. Sakamata Chloe. Sigh... Fuck me... She will be graduating, huh? Fuck me that hit hard. You know, today I might have talked about how I was going out to grab some Burger King for lunch, but essentially ended up just going for a long walk as there was a nation-wide problem with credit cards, but I didn’t mind it at all as I’d spent the entire walk listening to Sakuna trying to communicate with Cotomo AI (all the while having some more lore dropped about what Yamada Midori’s favourite game was: Splatoon). I could have talked about that. I could have talked about how, in the morning, I discovered that tomorrow there will be a Nepolabo collab, and how us Nekko (in particular, but the same goes for hololis in general with this collab festival going on) are eating so freaking well lately after four months of fasting. But instead, I want to talk a bit about Chloe.</text:p>
      <text:p text:style-name="P1">2024 is a bad year for my heart. Sakamata is talented, she’s smart, she’s good at singing, and, as much as I don’t want to admit it, she makes noises the cuteness of which rival Nene’s. I mean, it’s so cute when she makes those noises... Also, did I mention that she is good at singing? By god she’s good at singing. But she also had a tendency to be absent for health issues. I started noticing it last year with the Hoshimatic project. I noticed it again when she used a soundboard during HoloArk, then when she decided to not participate in HoloGTA for health issues, and lately, with the sparsity of her streams. It’s such a shame... But it is what it is.</text:p>
      <text:p text:style-name="P1">Also, fucking hell but why does Kanata get hit so hard at each graduation? Can’t life give her a damn break?? A-ah, at the very least, we get about two months’ more of the stinky orca, but I’ll miss her. You remember that time I was expressing regrets about a youth I wish I’d had? Yeah, those days I was creating memories, I tried creating those memories I wanted, and I did it by writing my config, by working on my config while listening to Chloe play that TCG game in the background. It was so chill... TCG Card Shop simulator, that was the game. Oh, and I forgot to mention this, but Chloe’s screams are the ones I love the most in all of Hololive. She makes such perfect screams when she gets scared by something in a horror game, I don’t think I’ve heard better screams even in movies. They always make me laugh for how perfect they are. And her yandere side. It’s cute. Scarily convincing, but cute. It’s an act, right? ...Right? A-ah, Shakamata.... Let’s enjoy what time we have left, I’ll support her decision as best I can as a fan. Yeah, let’s. See you tomorrow.</text:p>
      <text:p text:style-name="P1"/>
      <text:p text:style-name="P1">•••</text:p>
      <text:p text:style-name="P1">Saturday 30th of November 2024, 21:44, day -63</text:p>
      <text:p text:style-name="P1">I ended up not doing much yesterday. And, though not entirely my fault, the same goes for today. I also ended up not working out, which at first bummed me out, but after some time I realized that I got to do something I’ve been meaning to do: write while having some energy left. Well then, that’s all. See ya.</text:p>
      <text:p text:style-name="P1"/>
      <text:p text:style-name="P1"/>
      <text:p text:style-name="P1">Well uhh... I was having a not half bad time writing, you know, trying to figure stuff out. Trying to find a way to write. I was actually having a good time. ‘Twas about 00:30, some 22 minutes ago that huh... well, I had a look at my YouTube recommendations and... Fauna has a serious announcement to make. Fuck me. I couldn’t actually stop laughing. Out of desperation. The fuck is going on. Even now, I keep on laughing, cause the alternative is crying. We got in the wrong fucking timeline boys. The saplings are desperately trying to hold the line, but the announcement is still in one hour and the situation is already... grim. Fuck me.</text:p>
      <text:p text:style-name="P1">Needed a place to let it out. Originally planned to make a throw away file, but I guess it’s here now. Alright, let’s be real. Now that our emotions have cooled. We’re likely facing a wave of graduations, and it’s likely not over. Something happened at Cover, there was some change, whether gradual or immediate, and these are the consequences. We’re likely to see more.</text:p>
      <text:p text:style-name="P1">In any case, I support Nenechi’s idea that the internet should be free, and people should be free to lose their shit wherever they want on it. Because that is freedom. Yes, keeping our emotions in check should be the priority, in order to not make it harder for the talents, but... But if we could do that, if humanity were capable of that, I wouldn’t need to write one or two mother of all stories.</text:p>
      <text:p text:style-name="P1">What about us? Do we go to sleep, or do we stay to listen to what is almost inevitable?</text:p>
      <text:p text:style-name="P1">... Tough decision.</text:p>
      <text:p text:style-name="P1">Let’s go to sleep.</text:p>
      <text:p text:style-name="P1"/>
      <text:p text:style-name="P1">You know, I have this beautiful ultra super mega hyper cool deluxe ultimate wallpaper of Gurren Lagann. And when I look at it, I wonder: why do I even falter in my decisions? I know. I know that strength is a choice. Resolve is a choice. I want to show you my resolve.</text:p>
      <text:p text:style-name="P1"/>
      <text:p text:style-name="P1">•••</text:p>
      <text:p text:style-name="P1">Sunday 1st of December 2024, 22:32, day -64</text:p>
      <text:p text:style-name="P1">Ah. Yo. Hi. I chilled. A fair amount. Not as hard as I wanted, but a fair amount. Hm, I guess I do have something I want to talk about.</text:p>
      <text:p text:style-name="P1">A~ah, Nepolabo... I really love Nepolabo.... That’s not what I wanted to talk about though. But I love Nepolabo. Their takopa off-collab is probably my favourite Nepolabo collab. Ah... we’ve eaten really well lately, us Nekko in particular and Nepolabo fans in general. You know, last year i watched those collabs while playing Sky: Children of Light, just going around doing nothing in particular while listening to Nepolabo in the background. Or even listen to their Raft collab while playing The Witcher 3. Alright, this wasn’t supposed to be about Nepolabo, but I need you to know something about me. Well, I don’t need you to, but, I’ll tell you anyway: it was the case with my favourite seyuu, Itou Miku, and it’s the case with Nene: I love Nene, and as a consequence I also love everyone Nene loves. Therefore, in my head, Nene has top priority over everything. Everything, except for Nepolabo. It’s a strange phenomenon, and it’s the same with Mikku and Pyxis, but that’s how I am. It’s also a coincidence, that both Mikku and Nene have groups they have a very strong bond with. Nepolabo is rather... Unique, in Hololive. There are probably no gens as tight-knit as them. And not all Holomem belong to very tight-knit groups like Nepolabo. In fact, I don’t think there were other groups that collabed more than Nepolabo lately. God, we’ve been feasting really well lately. It seems the chilling isn’t over quite yet. I’m rewatching my favourite Nepolabo collab right now. After this I might rewatch their Universal Studio recap collab.</text:p>
      <text:p text:style-name="P1">You know, I was thinking I should work hard, and chill just as hard.</text:p>
      <text:p text:style-name="P1">In any case, let’s briefly talk about what I wanted to talk about: my shift of mood. Despite Fauna’s announcement, today was a rather bright day. It was sunny outside, and I chilled. I tried to emulate one of the chillest moments in my memories, and read Alice In Wonderland while sipping on some liquor. And before that, I listened to Alice in Musicland. OH MY GOD NENEPOLU IS CUTE. NENENENENENENENENENE NE NE! PO PO! Ah... Nepolabo... But.., Falling off-topic like this is fine. it’s part of the topic, actually. The ability to give smiles. The ability to make hearts smile. To give them relief, to make them forget their worries. I want to do that with my stories. I also enjoyed writing yesterday. I wanted to do that today, but couldn’t find the time. Listening to music while writing makes it fun. Yes, it’s thanks to music, but it’s fun.</text:p>
      <text:p text:style-name="P1">I’m currently torn between writing and continuing watching Nepolabo. Both are fun. I think I’ll stick to Nepolabo, as there isn’t all that much time left to midnight. Un, let’s do that. Alright, see you tomorrow!</text:p>
      <text:p text:style-name="P1"/>
      <text:p text:style-name="P1">•••</text:p>
      <text:p text:style-name="P1">Monday 2nd of December 2024, 21:53, day -64</text:p>
      <text:p text:style-name="P1">Today was a normal day. Nothing spectacular, but we do have food for thought:</text:p>
      <text:p text:style-name="P1">1) as of late I completely forgot about how I wanted to increase my thinking speed. It would be nice if I could find a good way to train that. Would you look at that. It seems Lichess’ got us covered. I’ve always wanted to play chess against the computer with time control. Playing against humans makes me stress, a... gift, from past me, a relic of our past social anxiety.</text:p>
      <text:p text:style-name="P1">2) Brain related, but more geared towards thought process: I redid an exercise I had previously done, and noticed to my own dismay that I had done it better last time, about one month and a half ago. However, noticing this degradation in our capacities made for an excellent opportunity to maintain calm and do my best under all circumstances, and more importantly, it was easy to figure out why past me, who had done the exercise mostly instinctively, did better than a focused me: the clarity of the ideas. The exercise consisted in drawing automata, and the ones past me drew were much clearer, much better at expressing my reasoning than today’s me. Therefore, I must put an accent on clarity, I must make an effort to make my ideas clear, because that will help me, and my instincts tell me it will pay dividends.</text:p>
      <text:p text:style-name="P1">3) While I trained today, I deliberately chose to interrupt my training after the first phase, meaning I only shadow boxed: I was feeling pretty good about my performance, as I was training some combos. As I considered moving to the next phase, thoughts of conserving my energy and making time for writing made their way in my mind, and I decided to listen to them. Was this the right call? Dunno. It’s probably a neutral move, considering our overall objective. Although, it does have the consequence of ‘enabling’ this pattern of stopping mid-training. In any case, let’s make it worthwhile, let’s convert this decision into a good time. See you tomorrow.</text:p>
      <text:p text:style-name="P1"/>
      <text:p text:style-name="P1">I usually listen to Sanapri when I write, but, I listened to one of Dazbee’s new cover, the MoeChakkaFire one, and... well... Uh... I’m not even sure what this feeling is. I’m just so impressed at how thoroughly she mastered her own singing. It’s professional beyond belief. This feeling is similar to the one I had when I watched the Yorushika live, but since the domains of mastery are slightly different, since the way she expresses herself is different from the way I and n-buna express ourselves, I’m just left impressed. All the emotion that should have been a fire burning, roaring, raring to fight was transformed into admiration. I hadn’t listened to <text:s text:c="1"/>a new Dazbee song in a while as I’m the type to keep the songs I like on repeat, so this really put into perspective how good she is for me. I knew she was good but holy shit.</text:p>
      <text:p text:style-name="P1">Still, I think I should keep the Dazbee streak for later stories. The one I’m writing is most definitely Sana-coloured. The one I plan after that though, it is very most definitely Dazbee-coloured. Very much so. But when that will be is... Unknown.</text:p>
      <text:p text:style-name="P1"/>
      <text:p text:style-name="P1">Sana’s colour is... very different. It feels special. It’s soft, sometimes it’s sad, sometimes it’s more energetic, but it’s always undoubtedly her. Even songs I didn’t know were hers, I wasn’t surprised to find out they were. Sana’s colour. It’s a bit of a mystery to me, but I listen to her songs because they’re the ones that... They’re the ones that Harmony likes to write to. They’re the ones that make me want to write. They’re the ones that make me enjoy writing. They’re special, and I don’t know how.</text:p>
      <text:p text:style-name="P1"/>
      <text:p text:style-name="P1">•••</text:p>
      <text:p text:style-name="P1">Tuesday 3rd of November 2024, 22:05, day -65</text:p>
      <text:p text:style-name="P1">Who would have thought that getting our asses thoroughly kicked by a chess engine three times over wouldn’t be good for morale? I, for one, hadn’t considered that aspect at all. However, it does once again provide an environment where I have to push through the defeats to do what I decided needs be done. In other words, it trains our resolve.</text:p>
      <text:p text:style-name="P1">There is, however, a problem: it turns out that I’m so bad at chess I don’t even know what I’m bad at. I could try to throw guesses here and there as to what needs improvement, but I think I’ll take another approach instead. I’ll try the video game approach, where I don’t go out of my way to study my mistakes, but instead leave the learning to my nature and just keep on playing. I’ll keep on playing game after game after game, just doing my best. It will not lead to frustration as much as the deliberate learning approach, as I will be fully expecting to continue my losing streak for a long time. In short, it’s the long haul. I’ll keep on playing until I start understanding what I’m doing wrong, and then I can start deliberately learning.</text:p>
      <text:p text:style-name="P1">Finally, there’s one more thing I want to touch on about this subject: in its essence, this game is a duel. And because of that, this new addition to my routine doesn’t only train my thinking speed, it trains my overall behaviour when engaged in duel. My focus, my vision, my reflexes, my reasoning, my composure, all those things and probably some others that aren’t occurring to me are being put to the test. It’s only a few minutes a day, and yet it gives me this much. I think I got a good bang for my time with this addition.</text:p>
      <text:p text:style-name="P1">Alright, that’s it for the chess talk. Is there anything else I want to talk about...? Hm, I think I just want to mention that we need more discipline. We’ve been noticing it. Not discipline, but perhaps resolve. In any case, we need to do what we know we have to do. Because we aren’t. Very often, we aren’t.</text:p>
      <text:p text:style-name="P1">Okay, I think that’s all for today. See you tomorrow then.</text:p>
      <text:p text:style-name="P1"/>
      <text:p text:style-name="P1">•••</text:p>
      <text:p text:style-name="P1">Wednesday 4th of December 2024, 21:41, day -66</text:p>
      <text:p text:style-name="P1">Hard to process that we’re already in December. Or rather, hard to remember. Just like how last month I thought we were still in October. Just like how yesterday it took me a double take to realize that we aren’t, in fact, in November anymore. Anyway.</text:p>
      <text:p text:style-name="P1">It was also quite fun to write yesterday, and lately I’ve been starting to think about writing even when doing other stuff. Just a bit, just a little bit. Still, it’s not a bad sign. What is a slightly not good sign though is the fact that we still average around 170 words a night. Hm... That’s... not a lot... But so be it. I don’t actually particularly care of many or how few words I pump out per session. Perhaps in the near past I did, but right now, I only care about writing words that I really want to write. It’s fun to play games with one’s heart, to try to figure out whether it really likes what it’s seeing, and at the same time to reconcile that with my brain trying to tell me that no, the pacing is too slow, or that there’s too much nothing happening or whatnot. But, well, my heart has priority over all. And even if it’s only 170 words, it’s words that it likes. It’s words that I like. Still, I feel that I have a very long way to go, when it comes to learning how to write. Or rather, it’s more like I don’t see the end of the tunnel. That’s okay. I’ll keep on having fun, that’s the important part, and perhaps I’ll also learn to write along the way. What was it again? “He who works hard can never beat he who enjoys himself”, huh? I’m trusting those words to be true, Baki’s narrator. Baki’s author. I’m lying. I believe there is truth to them. I wouldn’t have rejected them so much the first time I’d read them, otherwise. That’s enough about this subject. Let’s talk about today.</text:p>
      <text:p text:style-name="P1">Let’s go in chronological order. Chess. I’m currently capable of either keeping the position equal or just be plain winning, however I’m incapable of capitalizing on my advantages. </text:p>
      <text:p text:style-name="P1">God they’re doing so much teetee right now on Ohapol. So much teetee so early in the morning. For some reason Miosha, and now Ayame and Lui have joined in on the stream. And... So much teetee. Ahem, let’s get back to the topic. So much teetee... </text:p>
      <text:p text:style-name="P1">So, on capitalizing on my advantages. I’m currently too slow to do that. It’s blitz, and yet I find myself with positional advantages that would require some thought to convert. hell, even being up a full piece I I find that I don’t have time to make use of my additional piece to convert the advantage into a win. Ah.... the teetee.... I need to speed up my thinking speed, there’s no two ways about it.</text:p>
      <text:p text:style-name="P1">Then, I procrastinated to hell and kingdom come on and failed to work on the project. I really have been neglecting the project for too long. And that’s a problem.</text:p>
      <text:p text:style-name="P1">But I believe I made the right move by cutting my losses and sticking to the schedule regardless, instead of trying to create some plan to make up for the lost time.</text:p>
      <text:p text:style-name="P1">And the workout went great. And that’s all for today. Well, one last thing: right now, I’m procrastinating too much, and I’m not sure why this is happening. I think it’s inaccurate moves that are being punished severely, because that’s how powerful YT addiction can be, even with the use of plugins to mitigate it.</text:p>
      <text:p text:style-name="P1">See you.</text:p>
      <text:p text:style-name="P1"/>
      <text:p text:style-name="P1">•••</text:p>
      <text:p text:style-name="P1">Friday 6th of December 2024, 02:35, day -67</text:p>
      <text:p text:style-name="P1">Something’s off. A detail that’s important enough to have influence over how my days are going.</text:p>
      <text:p text:style-name="P1">That “detail”, as you refer to it, I hae reasons to believe it’s called discipline. Resolve is good, willpower equally so, but we lack discipline. The discipline to do the daily tasks we set for ourselves. The resolve to follow the schedule towards our dreams. It’s more than just the schedule. It’s also about habits, and making healthy ones. Things like giving yourself time to think about everything and nothing, instead of being on the phone. Things like not constantly feeding music and emotions straight to our brain, and instead accept the boredom that is our life right now. Things like waking up when the clock says to, and daydreaming that one day you’ll get up “because the schedule towards my dreams says it’s time to get up”. Things like respecting the schedule because of what it is, because of why it we made it. Things like eating healthily and not snacking unnecessarily. We aren’t seeing those aspects as the big fights we have to fight throughout the day, so we’re neglecting them. But they’re important. They are.</text:p>
      <text:p text:style-name="P1">There’s more I want to say but... Well, I guess it won’t hurt to remember today, a bit. I spent it watching Hololive streams, then reading a bit of Alice in Wonderland, then watching Hololive again, and then I played Holocure because I felt like playing video games. After that, I decided to play DMC 5, and was very much surprised, as a Vergil main, to find Vergil waiting for me at the top of the Bloody Palace. I allowed my emotions to get the better of me and failed to analyze Vergil’s moveset, which resulted in my defeat. Still, I was pretty happy to finally reach the top. After that, I chilled some more, then decided it was time to deploy my armored core again. I was surprised at myself that I wiped the floor with Ibis on the first try. A solid build with a trained fighting style meant that I wasn’t as focused as i wanted to be, but still got away with it. And now, here I am. Yup, one full day of chilling, but it’s incredibly late now and I won’t be as rested as I’d hoped for tomorrow. And that’s okay. That just means tomorrow I’ll have to try harder than usual.</text:p>
      <text:p text:style-name="P1">Alright, see you tomorrow then.</text:p>
      <text:p text:style-name="P1"/>
      <text:p text:style-name="P1">•••</text:p>
      <text:p text:style-name="P1">Friday 6th of December 2024, 22:27, day -68</text:p>
      <text:p text:style-name="P1">I have many adjustments to make, I still have to grow stronger, there’s still so much room to grow, and growing is a choice. That’s the gist of today. And that’s all I’ll say, because I kinda feel like writing right now. Oh, and... We’ll need to discuss how to write, because... It’s important. But not now. See you tomorrow.</text:p>
      <text:p text:style-name="P1"/>
      <text:p text:style-name="P1">•••</text:p>
      <text:p text:style-name="P1">Saturday 7th of December 2024, 22:38, day -69</text:p>
      <text:p text:style-name="P1">Let’s talk about writing, a little bit. Ah, I’m so tired. But that’s okay.</text:p>
      <text:p text:style-name="P1">So... I still don’t know how to enjoy writing, but overly relying on music sounds wrong. Something about it feels wrong. So, instead, we’ll apply one of our most basic principles, and introduce balance. Sometimes we’ll listen to music, but we’ll try not to listen to it too much.</text:p>
      <text:p text:style-name="P1">I’m really quite tired.</text:p>
      <text:p text:style-name="P1">But... When my mind and body gets tired, my heart steps up to take their place. Let’s try to write. See you.</text:p>
      <text:p text:style-name="P1"/>
      <text:p text:style-name="P1">•••</text:p>
      <text:p text:style-name="P1">Monday 9th of December 2024, 01:10, day -70</text:p>
      <text:p text:style-name="P1">Alright so the first words that came to mind right now are “Fuck today”.</text:p>
      <text:p text:style-name="P1">But... Let’s not say that. Let’s maintain clam, and understand that days like these just happen sometimes. See, today, or rather the second half of today to be totally fair to the first half, has decided that it didn’t like me. While up there I wrote “Monday ...”, it was originally “Sunday 8th of December 2024, 23:31, day -70”.</text:p>
      <text:p text:style-name="P1">And I was starting on how today was not a good day, how things didn’t go well in the project, and how I couldn’t work out at 19 due to circumstances, which made me want to not work out, but I worked out anyway one hour later. Then, the workout wasn’t going well at all, and I considered stopping as it was getting very late. But I decided to see things through until the end anyway.</text:p>
      <text:p text:style-name="P1">And then, after a late dinner, I came here to remember that I don’t know how to write stories that I like, and as I began putting everything down here, I made a new theme, and ended up bricking the entire app because of some bug with the font I’ve chosen. Essentially, I’ve chosen a font that actually wasn’t a font, and this froze Focuswriter. And it freezes every time I get anywhere close to the themes. I had to pkill it, then mess with the config file to set the theme to a default one (as otherwise it would freeze on startup and ignore even hyprctl commands). </text:p>
      <text:p text:style-name="P1">The best option would be a clean install. But this being Nixos, I don’t know how to do that. Focuswriter has a ton of entries in the Nix store, and while I could probably get away with just deleting them with some regex, I might end up making a mess, so instead I’ll wait to be able to use garbage-collect with the --older-than 1d flag. So I’ll have to uninstall Focuswriter after this, and not use it for a day. If this doesn’t work, I’ll manually delete the store paths. I will also consider switching filetypes from .odt to .md. As for other writing apps... Well, I have yet to find something like Focuswriter.</text:p>
      <text:p text:style-name="P1">Alright, may tomorrow be more agreeable to us. See you.</text:p>
      <text:p text:style-name="P1"/>
      <text:p text:style-name="P1">•••</text:p>
      <text:p text:style-name="P1">Tuesday 10th of December 2024, 03:26, day -71</text:p>
      <text:p text:style-name="P1">I... I need to regain my composure first. I do not know what to make of the situation. Here’s what I wrote down while I waited for the system update: </text:p>
      <text:p text:style-name="P1">“””</text:p>
      <text:p text:style-name="P1">We wait. We need to calm down. We're flustered, almost. We must regain our composure. And realize that the one getting in the way of that,</text:p>
      <text:p text:style-name="P1">the one actively not wanting you to do that, is yourself. Because of our sense of shame. Our sense of shame dictates that we should be ashamed right now.</text:p>
      <text:p text:style-name="P1">Putting aside the question of whether we should discard shame or not, let's... let's get back to our senses.</text:p>
      <text:p text:style-name="P1">The situation is complex, to say the least. I have no idea what to make of it, what to think of it. That's the interrupt signal.</text:p>
      <text:p text:style-name="P1">“””</text:p>
      <text:p text:style-name="P1">Should I delegate this to tomorrow? Or deal with it now? I feel like I betrayed my resolve. Or rather, didn’t live up to it. We didn’t lose to lust, per se, but we nearly did. Too closely to say we won a battle of wills. In fact, willpower wasn’t really involved. I was just in a terrible mood, tired, so temptation was easy.</text:p>
      <text:p text:style-name="P1">I feel like I’m slowly coming back to my senses, finally. Alright, first things first, let’s make the situation clear. Fuck your vagueness. You said you were going to carry all of your mistakes on your back, now live up to your words.</text:p>
      <text:p text:style-name="P1">Today was a rest day, but it didn’t go as well as I’d wanted. Basically, I just didn’t chill much. Then, I played Armored Core, and essentially used up all of my mental stamina in fighting the Allmind boss. As in, I was in search of a convincing victory, so I wanted to win with some sort of consistency. A lot of what little mental stamina we had left today was spent there, and I basically just felt grey as I called it quits at 2:30am.</text:p>
      <text:p text:style-name="P1">Because of the sorry state we were in, all it took was some some background thoughts of hot women and whatnot to make me want to masturbate. So much for resolve... Except, we did have a little resolve left. I’d opened up a porn site and watched some videos, and normally that should have been the nail in the coffin. But we had some sense left, and it seems we did grow a little stronger mentally since last time, because we had the... strength, at some point, to close everything and, well, that was all I’d focused on, just close everything and stop.</text:p>
      <text:p text:style-name="P1">So here we are now. Not a full defeat, but not that far from a victory either. A draw? I do not know. Should I feel ashamed or should I feel proud? No idea. However, we will do one thing: register the fact that temptation didn’t come as some sort of overpowering feeling that we’d have to fight with our own willpower, but... as a result of circumstances. We can easily generalise this: if we are to personify temptation, then temptation is opportunistic, it won’t shy away from kicking a downed opponent. But we already knew that. </text:p>
      <text:p text:style-name="P1">But how to interpret this whole thing really bugs me: should I be proud or ashamed of myself? My gut tells me the former might be the case, but my conscience is reluctant in accepting that.</text:p>
      <text:p text:style-name="P1">Let’s acknowledge that the situation is complex, and we do not have to answer it right away. We can leave that to time. What we can do is realize that we screwed up and learn how to not screw up. Thanks to Llama for the suggestion. Clearly, the problem was our positioning. Temptation is opportunistic, but we are the ones who gave it the opportunity. By exaggerating on video games. Dammit all. How many times do I need to do this mistake before I learn? Exaggerating on video games has never led us to a good position, and tonight we were punished for it.</text:p>
      <text:p text:style-name="P1">That’s all for now. Let’s end it here. See you.</text:p>
      <text:p text:style-name="P1"/>
      <text:p text:style-name="P1">•••</text:p>
      <text:p text:style-name="P1">Tuesday 10th of December 2024, 22:28, day -72</text:p>
      <text:p text:style-name="P1">I’m alive today too. That’s great. Life really is quite something. Here I was marvelling at the complexity of the Internet, the moment I turned my eyes to life my mind was blown. Still, I’m not finding it as fascinating as discovering the world of cyber-security or how the internet works, perhaps because I’m not studying it as I did these two. I’m probably lacking exposition to mind-blowing facts about life, but even the few ones I’ve been taught are quite astonishing.</text:p>
      <text:p text:style-name="P1">Anyway, that’s enough rambling about life. Today was a normal day, on the good side of the spectrum. Tomorrow, however, I will have to wake up at 4am. I won’t try to stay awake, I’ll catch what little sleep I can, but I do have to add that I have double the usual dose of caffeine coursing through my veins, so my plan may not go very well.</text:p>
      <text:p text:style-name="P1">If I were to say anything about today... It would be meditation, and applying it outside the realm of meditation. Essentially, putting it into practice. Really, putting it into practice consists in nothing more than realising that my attention is slipping from my current target, and putting it back there. That’s all there is to it. It’s so simple, and yet... How can I say this... It’s not that it’s not obvious, it’s more that attention is criminally underrated, and in its base state it leaves a whole lot of room for growth for the average person. The ability to focus is a super power we’ve taken for granted, and we’ve thoroughly neglected its training. Quite the contrary, nearly every last company is fighting for it, for our attention, grasping however much of it they can get their hands on: it’s their gain, but it’s also our loss.</text:p>
      <text:p text:style-name="P1">Been a while since I let my hands run like this.</text:p>
      <text:p text:style-name="P1">... Shall we write? Feels like we haven’t done that in ages. Let’s do it. See you.</text:p>
      <text:p text:style-name="P1"/>
      <text:p text:style-name="P1">•••</text:p>
      <text:p text:style-name="P1">Wednesday 11th of December 2024, 16:17, day -73</text:p>
      <text:p text:style-name="P1">Driven by instincts, coaxed by unfelt mental fatigue, and spearheaded by my heart: breaking off from schedule. For no reason in particular, I wish to write. And I’ll write. I lie, there are reasons, but I won’t explain them, not now.</text:p>
      <text:p text:style-name="P1"/>
      <text:p text:style-name="P1">Thursday 12th of December 2024, 00:18</text:p>
      <text:p text:style-name="P1">I came here because that’s what I told myself. I came here for the sake of coming here, meaning I have no plans. But my mind is a bit clearer than earlier. Recharged a bit, if you will. Decision: should I go to sleep right away and expand on this tomorrow or spend time to discuss things now? Latter. What happened was that due to circumstances, I was thoroughly sleep deprived. In the end, yesterday, I ended up not sleeping for the sake of writing. Only time will tell if it was a good decision, all I can say is that it had its ups and downs. End result is, I was dead tired without realising it today, and even sleeping from around 7:50 to 12:00 only helped so much.</text:p>
      <text:p text:style-name="P1">Thing is, it’s hard for me to realize just how mentally exhausted I am, I have to do it by proxy: I do not feel particularly different from bad days, however, I notice symptoms, namely my head giving way to my heart. That’s the only way I can recognize that I’m in a terrible state, for now.</text:p>
      <text:p text:style-name="P1">Then, there’s writing too. We’ve been writing without music, and we’ve been surpassing the average of 160 words per session. It’s tricky to explain what happened, what changed, but I’ll try. It was enough to make me go “what the hell have we been doing until now?”, so it’s worth putting down.</text:p>
      <text:p text:style-name="P1">When I write, when I’ve been writing lately, I always had a very definite goal: that was either a passage i wanted to tell/an emotion I wanted to convey in this part, OR, very importantly, figuring out what I want to write next. The former is dependent on a writer’s style and storytelling abilities, so there isn’t much I can say about it. The latter, however, I’m doing it differently from how I used to do it. Because make no mistakes, this is a very basic thing that every last person who wanted to write a story is doing. And this is why it’s tricky, because there’s a difference between how I used to search for what I want to write next, and how I’ve been searching lately. Actually, I won’t focus on the difference, I’ll focus solely on how I’ve been doing it.</text:p>
      <text:p text:style-name="P1">In short: my sole objective, when writing, is to write something that I like. I think I’ve just become good at finding stories that my heart likes. I don’t try to imagine how the entire next scene could unfold, instead, I just fire away my imagination, and, after some good thought, after a good amount of time, I have a good chance of obtaining a lead. I obtain one or more images, actions, some words, something that I want to write down. Something, anything. And now that I have something I want to put in, I put in the work to get there. Essentially, I have “Eureka!” moments where I pat myself on the back for making such good finds. If I make good finds. There’s no guarantee I’ll end up finding anything.</text:p>
      <text:p text:style-name="P1"/>
      <text:p text:style-name="P1">Hm... This really is tricky. What I ended up describing sounds hardly different from how we usually do it. And yet, something is different. That’s what I believe.</text:p>
      <text:p text:style-name="P1">Perhaps in time we’ll grow capable of understanding what’s happening, perhaps in the future we’ll be able to see what changed. But now, it’s still unclear to me. It’s just near-undeniable that something’s changed, from being unable to put down a single word for an entire session to starting to write outside of schedule.</text:p>
      <text:p text:style-name="P1"/>
      <text:p text:style-name="P1">Oh, we’ve got a file from yesterday. The “Not a throwaway.odt” one. <text:s text:c="1"/>I forgot just how clear I had made my objective. That’s very important. Both today and yesterday my objectives were clear. I’ve been using helper files to put down my thoughts, my discoveries, or just to talk to myself. Throwaway files. And I also kept on changing my Focuswriter theme to feed my imagination. Things that are seemingly unrelated, unlikely help that comes.</text:p>
      <text:p text:style-name="P1">It’s getting late. We really have a lot of sleep to catch up on. Let’s do just that then. See you tomorrow.</text:p>
      <text:p text:style-name="P1"/>
      <text:p text:style-name="P1">•••</text:p>
      <text:p text:style-name="P1">Thursday 12th of December 2024, 22:35, day -74</text:p>
      <text:p text:style-name="P1">I could talk about stuff.</text:p>
      <text:p text:style-name="P1">Discipline. Resolve. To hold my ground against myself. The ability to overcome these emotions of not wanting to do anything and play video games instead. Discipline. Resolve.</text:p>
      <text:p text:style-name="P1">Come on, let me see if you can... Knock me down.</text:p>
      <text:p text:style-name="P1">I have not spoken a word of it here, but Kuroki Gensai has been freeloading in my head these past few weeks. A fictional character. That part is irrelevant. What matters, is that he embodies mastery. Dedication to his craft, focus, discipline, maturity, mental fortitude, sense of judgment, sharpness, cool-headedness, he has it all. A master.</text:p>
      <text:p text:style-name="P1">Now that you remember your objectives, can we get down to business?</text:p>
      <text:p text:style-name="P1">Today was not a good day. In fact, these past few days where I’ve failed to follow the schedule are starting to weigh on my heart. That, and human interaction. I’m used to having people not interact with me, but being left on read keeps bugging me, it stings more than I want it to. Although, it is in great part because of the way I speak. We’ve taken the habit of reaching conclusions.</text:p>
      <text:p text:style-name="P1">I haven’t had proper proof of it yet, but my social skills are probably wildly inadequate right now. Because I want to talk to others the same way I talk to myself, making little to no compromises on my word-choosing. We’ve tried being more social in the past, but somewhere in the back of my mind it did feel as though I were lying to myself. We aren’t very social by nature —whether we’ve made this nature ourselves or not— and that’s okay. There’s no need to have everyone like us, and besides, if I am ever to meet someone truly on my wavelength, I’d have to be on my true wavelength for us to recognize one another.</text:p>
      <text:p text:style-name="P1">Also, I’ve noticed just today just how much focus I put on understanding myself. When I have negative emotions, my first action is to try to figure out where they come from and why they’re here, and from there try to find a way to make them leave.</text:p>
      <text:p text:style-name="P1">Having become aware of that, I could see that there were situations where knowing the why isn’t the most pressing issue, situations where it’s better to focus on proposing solutions right away. Like today’s workout. I’d realized that I was trying hard to figure out why I was so unwilling to work out, and instead tried to just do it.</text:p>
      <text:p text:style-name="P1">Eventually I decided against it, and this raises another issue: for the longest time we’ve been dreaming of having unholy willpower. This conflicts with our reality, where our willpower seems very much limited. This in turn prompts the question: should we respect our (perceived) limits and give our willpower breaks, or on the contrary, if we want infinite willpower, shouldn’t we just always use it whenever the situation demands it (so always, in order to train its infinity, essentially) regardless of whether we feel close to our limit?</text:p>
      <text:p text:style-name="P1">Earlier, I chose the former, and stopped working out after shadowboxing. I do not know if I’ve made the right choice. I have no idea. I don’t even know if there’s a right answer. What I do know is what I want.</text:p>
      <text:p text:style-name="P1">I’ve just made a quick search on the subject. it seems that willpower can be likened to a muscle. If that comparison is accurate, then we know how to make muscles grow. If willpower is like a muscle, then, we might have made the right choice. And all evidence, all of our experiences so far suggest that it can be depleted, and it can be replenished.</text:p>
      <text:p text:style-name="P1">Work hard, rest just as hard. That sounds reasonable. Whether the above is true or not, that sounds reasonable. Still, it seems beliefs can shape worlds. https://www.apa.org/topics/willpower-limited.pdf. Next time, I want you to believe that it’s an infinite resource. If that doesn’t work out, we’ll be reasonable. If.</text:p>
      <text:p text:style-name="P1">Alright, that’s nearly all of the topics I wanted to touch on today. Now for the last one: did you know that us Nekko have been eating well lately?</text:p>
      <text:p text:style-name="P1">Tomorrow is supposed to be a rest day, but I’ll do something strange and make tomorrow a work day, where I work on the project, so that the 14th can be my rest day. You see, Nene is having a collab with Shishiron. And that’s a matter that takes the utmost priority. Right now, as I’m writing, I have a grin the width of Chile’s coastline.</text:p>
      <text:p text:style-name="P1">I... I don’t know what it is, but ever since I’ve known of and loved Nepolabo, I have sought ShiNeShiNe interactions. And hard. I think the difference with other Nepolabo pairings is the rarity. I can easily remember badly wanting other pairs, hell just a week ago I craved some MagaMaga-zu interaction. But it was readily available and recent, so my hunger was satisfied. The same cannot be said of ShiNeShiNe. Their last one-on-one collab was when Nene helped Botan with making Men’ya Botan posters on Minecraft, and that was about a year and a half ago. And it was also short, lasting about 40 minutes. Yeah, this level of knowledge is how badly I craved ShiNeShiNe.</text:p>
      <text:p text:style-name="P1">So yeah, the 14th will be a day off for me :D.</text:p>
      <text:p text:style-name="P1">Alright, that’s a lot of yapping. We’ll keep it down tomorrow. Let’s go to sleep soon. We still have a lot of sleep to catch up on, and God knows I’m feeling it. See you tomorrow then.</text:p>
      <text:p text:style-name="P1"/>
      <text:p text:style-name="P1">•••</text:p>
      <text:p text:style-name="P1">Saturday 14th of December 2024, 03:52, day -75</text:p>
      <text:p text:style-name="P1">Perhaps we should be reasonable after all. It should have been obvious, but choosing to believe that willpower is unlimited will lead, at least in early stages, to mental “burnouts” (that are thankfully much lighter than the real thing), and comes with no guarantee of improvement over time. Choosing the reasonable option, and treating willpower like a muscle, means that we’ll give it breaks. It is the safer option, and the chances that it will improve our willpower are, surprisingly, the same as the other option, as far as I can tell. If willpower is truly like a muscle, then it can be trained.</text:p>
      <text:p text:style-name="P1">And with that sentence, you changed my entire perspective. There’s a chance it can be trained, just like everything else. And if it can be trained, we’ll train it. I think we should do that.</text:p>
      <text:p text:style-name="P1">Beliefs shape worlds, but there’s also only so much you can believe. It’s probably rather unwise to continue down the road of “unlimited willpower works”, the more I look at it the more questions I have for my past reasoning.</text:p>
      <text:p text:style-name="P1">Hm. That’s all. See you tomorrow. Oh, in case you’re wondering: today didn’t go well either. Hence the above. See ya.</text:p>
      <text:p text:style-name="P1"/>
      <text:p text:style-name="P1">•••</text:p>
      <text:p text:style-name="P1">Sunday 15th of December 2024, 02:23, day -76</text:p>
      <text:p text:style-name="P1">Hm. No comment.</text:p>
      <text:p text:style-name="P1">Why is it so hard to get back up? A couple of coincidences is all it took to knock me down, and now I’m having such a hard time getting back into rhythm. Why is that, I wonder?</text:p>
      <text:p text:style-name="P1">We do not have an answer yet, but we’ll try hard tomorrow. Or rather, I want you to try hard tomorrow. Come on now, we’ve got a very Windows update to watch over, let’s end it here. See you.</text:p>
      <text:p text:style-name="P1"/>
      <text:p text:style-name="P1">•••</text:p>
      <text:p text:style-name="P1">Sunday 15th of December 2024, 23:08, day -77</text:p>
      <text:p text:style-name="P1">Slow and steady. We have to take it slow. We’d accumulated a lot of momentum when we were stopped, and we were trying to resume straight from where we left off, without the momentum.</text:p>
      <text:p text:style-name="P1">We’ll also drop the chess, it’s causing an unexpected problem in that it takes more time away from studying than I thought it would. Since it’s done right after meditation, and since it requires focus and provides a sense of accomplishment, I find it natural to take a break afterwards.</text:p>
      <text:p text:style-name="P1">Anyway that’s all. Still, I could do better than this. I’m lacking the strength that I used to have. It’s frustrating being weak. See you.</text:p>
      <text:p text:style-name="P1"/>
      <text:p text:style-name="P1">•••</text:p>
      <text:p text:style-name="P1">Tuesday 17th of December 2024, 01:26, day -78</text:p>
      <text:p text:style-name="P1">Perhaps we do lack toxicity. Perhaps we’ve been too... Kind, lately. Balance is always key.</text:p>
      <text:p text:style-name="P1">But perhaps it’s something else entirely. What’s going on? The worst part is that I don’t know. I don’t know why I’m having such a hard time getting back on my feet.</text:p>
      <text:p text:style-name="P1">The narrow gate. It’s exactly because we’re having a hard time that we have to try harder. I’m not yet in a position to understand why I get demotivated so easily. But I am in a position to combat myself. I am in a position to fight. You’re my opponent. You’ve always been my one and only opponent. And until the day I can proudly bear the codename Harmony, you will always be my number one opponent. And to you, I give everything I’ve got. Tomorrow, we dance. The day after that, we rest properly. And we will get back up on our feet.</text:p>
      <text:p text:style-name="P1">I see now that my misplays were many today. I’m as of yet unable to tie them directly to my lack of motivation, but I am convinced that if they were to have an impact on me, it would be a negative one. Tomorrow, we dance. See you tomorrow.</text:p>
      <text:p text:style-name="P1"/>
      <text:p text:style-name="P1">•••</text:p>
      <text:p text:style-name="P1">Tuesday 17th of December 2024, 22:04, day -79</text:p>
      <text:p text:style-name="P1">Good run. Good day. Today coding went particularly well, and I have to identify the reasons. Thankfully, they’re very easy to identify: I actually used my brain. I was aware of what I was doing, I kept an eye on the bigger picture while writing the individual functions, while considering each line of code.</text:p>
      <text:p text:style-name="P1">Each new line of code is a liability, all the more so when they’re written by unexperienced programmers like myself, so I really have to be careful with what I write.</text:p>
      <text:p text:style-name="P1">In essence, I knew what I was actually doing. It’s almost surprising how stupid this conclusion makes me look. Oh well. I’m used to you calling me an idiot.</text:p>
      <text:p text:style-name="P1">We also worked out for the first time in like four days, and boy you didn’t go easy on yourself. Keep it up.</text:p>
      <text:p text:style-name="P1">I see now. We get back up on our feet, only if we decide to do so. See you tomorrow.</text:p>
      <text:p text:style-name="P1"/>
      <text:p text:style-name="P1">•••</text:p>
      <text:p text:style-name="P1">Wednesday 18th of December 2024, 22:28, day -80</text:p>
      <text:p text:style-name="P1">Not bad, not bad. The frustrating part was an exercise we failed to complete, and another where we struggled for at least thirty minutes before accidentally stumbling on the solution and being baffled at how simple and was and how we were unable to find it. Simplicity, it’s an important thing. I tunnel-visioned into a line of thought, failing to reach any conclusion, failing to see the bigger picture. But it’s hard not to tunnel-vision. Sometimes, you feel like the answer is close, like it has to be somewhere in these ideas. Much like a machine learning model, we have to fine tune our parameters to understand when we should tunnel-vision.</text:p>
      <text:p text:style-name="P1">On a different note: Anki. Lest we forget, To A World was originally... A sort of challenge. The goal was simple: make a story out of all the smaller, unrelated stories that come from making our kanji mnemonics. To A World will one day be rewritten as the second prelude to a world. And its rather... Random nature, will come from this.</text:p>
      <text:p text:style-name="P1">Anki. We haven’t used it in at least a year and a half. We reset all of our progress o Kanji, but I feel it’s much better than Duolingo for learning. Or rather, Duolingo was never meant to be alone, it was always far too light, far too bite-sized for that. Especially for a language like Japanese. I essentially use it as a... Refresher? Something to keep my brain connected with the “learning Japanese” aspect of my life, and something that occasionally teaches new words. Anki was always meant to be the big boy to teach me kanji. We’ve just come back from it, and I think we’ve got something good on our hands (provided we don’t drown in a sea of reviews like we used to): until now, this time of the day was always a struggle for me, because I was tired, and my first instinct was to open YT and watch Hololive clips. But now, I’ve got a fun (?) alternative, a productive alternative to that: Anki. I can have fun (?) writing senseless stories to remember kanji that I’ll likely never see in the wild, and it will put me in a writing mood at that. That’s great*!</text:p>
      <text:p text:style-name="P1">*Provided we don’t drown in a sea of reviews</text:p>
      <text:p text:style-name="P1">We shouldn’t drown in reviews though, I set a hard limit to 50 reviews a day. We should be good. Probably.</text:p>
      <text:p text:style-name="P1">It’s just that... Writing in Anki and writing here is... different.</text:p>
      <text:p text:style-name="P1">Yes, it is. You’re much more serious when you write here, but it’s a good deal better than having your mind devoured by the YT algorithm.</text:p>
      <text:p text:style-name="P1">About writing... We’ll have to talk about it someday. When... When I get good enough at it, when I start understanding myself, when I finally figure out my own writing. A science of one, huh? I wonder how many of those I’ve had so far in my life. See you tomorrow.</text:p>
      <text:p text:style-name="P1"/>
      <text:p text:style-name="P1">•••</text:p>
      <text:p text:style-name="P1">Friday 20th of December 2024, 00:56, day -81</text:p>
      <text:p text:style-name="P1">I’m not a very social animal. Socialising makes me rather tired. Today was a rest day, but, well, socialising doesn’t count as rest in my book. I’m tired. Goodnight. See you.</text:p>
      <text:p text:style-name="P1"/>
      <text:p text:style-name="P1">•••</text:p>
      <text:p text:style-name="P1">Friday 20th of December 2024, 21:45, day -82</text:p>
      <text:p text:style-name="P1">What to say, what to say. We fucked up hard yesterday. I don’t know how we are at our strongest, but we are still weak at our weakest. And this led to us giving in to lust again.</text:p>
      <text:p text:style-name="P1">Well, it’s unrealistic to expect you to suddenly become invincible and almighty. The priority was therefore to get back on our feet. Didn’t go badly. But, I’ve always been the kind to dream big. One day, I will make you invincible, strong. And I don’t know when that day will be, but we work on it every day that isn’t a break. There’s room for growth, that much is clear. And I don’t care if my genetics make it so that there’s a limit to how far I can go: I will never stop, not until I am happy with who I am.</text:p>
      <text:p text:style-name="P1">There are so many flaws, so many plays that could be done better. As long as those exist, as long as there are wrinkles I can iron out, I will iron them out.</text:p>
      <text:p text:style-name="P1">Hm, I need to make adjustments. In daily life, in making a move, I hardly ever consider the bigger picture. Let’s change that, little by little. See you.</text:p>
      <text:p text:style-name="P1"/>
      <text:p text:style-name="P1">•••</text:p>
      <text:p text:style-name="P1">Sunday 22nd of December 2024, 02:28, day -83</text:p>
      <text:p text:style-name="P1">Came home not long ago. We’ll go to sleep around about now. Still, we’re really bad at socializing, I wonder how it’s done. I won’t ponder on it though. GIGA!!! DRILL!!!!! BREAKEEEERRRRRR!!!!!!!!</text:p>
      <text:p text:style-name="P1">One day. One day, I will pierce the heavens. I will break through that ceiling, and with my own wings, with my own will, I will fly freely. One day. One day.</text:p>
      <text:p text:style-name="P1">And every day, we will work towards that day, we will make it come. See you tomorrow.</text:p>
      <text:p text:style-name="P1"/>
      <text:p text:style-name="P1">•••</text:p>
      <text:p text:style-name="P1">Monday 23rd of December 2024, 00:18, day -84</text:p>
      <text:p text:style-name="P1">Today was a rest day. And I spent it playing Osu!. It seems like a good alternative to the AAA games. It tested my focus, and... It’s a strange thing, that mix of instincts and intent, when conscious and subconscious cooperate towards the same goal. It’s a strange feeling: since my subconscious does most of the work, I feel like I can break focus, but if I do that, my subconscious starts to fail at its task. Even though consciously, I seem to do hardly anything, performance immediately suffers when my mind strays even a little. And, even more curious, when I know hard parts are coming and prepare myself mentally for them, I do better. It’s not strange written like this, but in the moment, I felt like just telling myself that the tough part is here shouldn’t change how I perform. But it did. Perhaps it’s because that way said tough part doesn’t catch me off-guard. A curious phenomenon, in my eyes.</text:p>
      <text:p text:style-name="P1">Next question: what about writing? We... haven’t been writing much, lately. That’s bad. And it’s our fault, of course. How do I remedy to this? By choice.</text:p>
      <text:p text:style-name="P1">Also, we’ll decrease the number of days we work out to twice every four days: writing while sorely lacking energy is almost a waste of time.</text:p>
      <text:p text:style-name="P1">What about now? Do we write?</text:p>
      <text:p text:style-name="P1">... Yes. We’ll make up for the lack of sleep with coffee.</text:p>
      <text:p text:style-name="P1"/>
      <text:p text:style-name="P1">•••</text:p>
      <text:p text:style-name="P1">Monday 23rd of December 2024, 22:59, day -85</text:p>
      <text:p text:style-name="P1">Didn’t get anything done today, had an errand to run. In fact, I think we’ll have a hard time getting anything done in the next couple days, so let’s relax things a bit.</text:p>
      <text:p text:style-name="P1">Why? Because we’ll be busy. A bit.</text:p>
      <text:p text:style-name="P1">Nepolabo is fun. We got something like seven collabs in the span of a month and a half. How wonderful.</text:p>
      <text:p text:style-name="P1">Writing. Is it also fun? Dunno. What I do know is that I’m done setting time limits for it. The day will have to accommodate for it. And since day isn’t usually kind enough to do that, I will.</text:p>
      <text:p text:style-name="P1"/>
      <text:p text:style-name="P1">My mind is going all over the place. We can already see the effects of sleep deprivation at work, and yet tomorrow we are to wake up at 5:30. What’s the big plan? You know, we might as well just dive head first out of the window, at least it’ll be much faster and much more painless.</text:p>
      <text:p text:style-name="P1">Then how am I to play? What am I to do?</text:p>
      <text:p text:style-name="P1"/>
      <text:p text:style-name="P1">... Why do you assume we’re heading for disaster? Why do you assume I’m not strong enough to withstand everything that’s coming, and resume the grind like nothing was? Beliefs shape the world, and it’s your choice to make one assumption, or its opposite. What will it be?</text:p>
      <text:p text:style-name="P1"/>
      <text:p text:style-name="P1">Very well. Then show me. Right now, as we speak, show me your strength.</text:p>
      <text:p text:style-name="P1"/>
      <text:p text:style-name="P1">My pleasure. See you tomorrow.</text:p>
      <text:p text:style-name="P1"/>
      <text:p text:style-name="P1">•••</text:p>
      <text:p text:style-name="P1">Tuesday 24th of December 2024, 23:45, day -86</text:p>
      <text:p text:style-name="P1">Surprisingly, we ended up getting something done: we worked out. And working out is... It should never be skipped.</text:p>
      <text:p text:style-name="P1">We finally finished the first chapter. We started something like August 2023, and finally we have something acceptable for a first chapter. I’m glad I decided to learn how to write with this story, instead of jumping straight into a Prelude. The initial goal was to learn to use and express the magic of human emotions before we try our hand at other kind of magic, but it ended up broadening into “learning how to write, 101”.</text:p>
      <text:p text:style-name="P1">I finally have an idea of how to write, and in the end it’s no different from how I do everything else: I just do and do and do until I have something I like. Whatever I do, I like to do it the best I can, and I think that’s why I’m here. On this Earth, I mean. I don’t seek perfection, but I do seek to perfectly satisfy my heart. And of course, hearts are very picky creatures, they don’t appreciate compromises. It’s really no wonder I had so much trouble learning how to write, and I’ve still got much to learn, much to do.</text:p>
      <text:p text:style-name="P1">For your sake, dear reader, let me condense my lessons in a few words: listen to your heart. I’m not claiming this is a good way to write, in fact if anything it took me 16 months to write some 2000 words when trying to apply it —barring the five or six scraped drafts—, but I do believe it makes the entire process worth it. Well, we’ll see about that.</text:p>
      <text:p text:style-name="P1">Oh and by the way, don’t forget about the basics of story-telling, those things are very important too. They’re like guidelines, and by following them I found that I ended up with things I liked. In a way, they’re like signposts, and they can lead you somewhere you want to be.</text:p>
      <text:p text:style-name="P1">So, here’s a question, dear self: do we write or do we go to sleep?</text:p>
      <text:p text:style-name="P1">Given how tomorrow we’re likely to get nothing done... The choice is easy.</text:p>
      <text:p text:style-name="P1">We’ve been sacrificing a lot of sleep lately. Took a serious power nap this afternoon though. ‘Twas great. Also, Hololive is so full of activity, in fact even Sakuna and Pyxis were active, it really gave a Christmas-y feel to the day. Or Christmas eve, to be precise. Good day overall. 24/12 would do it again.</text:p>
      <text:p text:style-name="P1">So, see you tomorrow? Yup.</text:p>
      <text:p text:style-name="P1"/>
      <text:p text:style-name="P1">Hey so since we are to wake up early tomorrow, have you perhaps considered not sleeping at all?</text:p>
      <text:p text:style-name="P1">Alright, if we feel like it.</text:p>
      <text:p text:style-name="P1"/>
      <text:p text:style-name="P1">•••</text:p>
      <text:p text:style-name="P1">Wednesday 25th of December 2024, 23:49, day -87</text:p>
      <text:p text:style-name="P1">Merry Christmas!!</text:p>
      <text:p text:style-name="P1">Got even less done than yesterday, but at the very least it was expected. With that said, I guess the priority is to get back on track now. Tomorrow is theoretically a rest day, and actually, I’m thinking of doing just that. I haven’t exactly gotten to rest and sleep well lately. It’s been a while since I’ve had a good night’s sleep, I’ve been thinking.</text:p>
      <text:p text:style-name="P1">Also, yesterday we did try to write, but as I once stated, trying to write after working out can be a complete waste of time. I’m feeling stronger than ever thanks to the workout, yes, I have the confidence to take on anything in a fight right now, but that doesn’t mean I should just go ahead and fight everything. I’m still only a dumb animal at the end of the day. Fighting myself forever means that we won’t rest. And, well, you’re already in a sorry state when you’re rested, imagine when you’re not.</text:p>
      <text:p text:style-name="P1">So, yeah, respect your limits. Pushing them teaches us lessons, but I can’t yet figure out what the lesson was in this one. I guess I have to respect my mental limit. When my brain is fried, there’s actually very little I can do about it. I should come to terms with that, cut my losses and not mess up the next day’s positioning by insisting on staying awake.</text:p>
      <text:p text:style-name="P1">So, yeah, we’ll go to sleep now in order to catch up on our sleep debt, and tomorrow should be a normal day, the first one since perhaps Monday. Good night, and see you tomorrow.</text:p>
      <text:p text:style-name="P1"/>
      <text:p text:style-name="P1">•••</text:p>
      <text:p text:style-name="P1">Friday 27th of December 2024, 02:48, day -89</text:p>
      <text:p text:style-name="P1">We still lack discipline. We couldn’t overcome feelings of frustration from a game and sought refuge in another game, and now look at the time.</text:p>
      <text:p text:style-name="P1">I’m not disappointed, but maybe I should be.</text:p>
      <text:p text:style-name="P1">Two years ago, we weren’t playing video games at all. Two years and some weeks ago, we’d made the decision to not play video games at all, and to write instead. And, a little under two years ago, we didn’t feel like playing video games at all, we much rather wanted to write instead.</text:p>
      <text:p text:style-name="P1">And you know? Even now, deep in my bones I can feel it, I have felt it: there is no game I know of that rivals writing. In fact, no activity, except perhaps watching movies and anime, and even then writing still has the edge.</text:p>
      <text:p text:style-name="P1">Why don’t we make that decision again? Back then, a deadline dictated it, our first midterm of life dictated it. Now, it’s self-imposed. Why don’t we stop playing video games until the February exam session ends? Let’s do that. Let’s just stop.</text:p>
      <text:p text:style-name="P1">It was on this day, two years ago, that we first felt the true magic of writing. It was on the 27th of December 2022, I believe. It was such an incredible feeling I doubted it was real when it happened. I had to, I’d never felt such an intense and powerful surge of emotions before. But then I resolved to always remember it, to never doubt its existence again. And so, to this day, I still believe in the existence of a passion. I believe that man can have a passion, and I believe I’ll find mine in writing. Not a hobby, not a job, a passion.</text:p>
      <text:p text:style-name="P1">I want to feel those emotions, again. I want to enjoy writing, again. And I know I can, if I just do what I need to do.</text:p>
      <text:p text:style-name="P1">Kyuukurarin. That’s the story I’m writing. And I realized, after being permeated in its atmosphere for a year and a half, that I would only be able to work within a narrow window of possibilities; that my freedom is limited by the themes of the song, and the select few themes I’m adding myself. For example, there is virtually no room for a Game of cat and mouse in a castle of bubbles, in this story, so I forgot all about the playfulness of the cat. Unless... Unless I make it so. I don’t think it would be the first rabbit I pull out of my hat. But it doesn’t fit. Yes, rabbits don’t usually fit inside hats, hence the saying. Anyway, the point is, with the current story I’m working on, it’s difficult to deploy and thus enjoy the many many facets of writing.</text:p>
      <text:p text:style-name="P1">Alright, I think I get it: let’s make something exceptional, then. Let’s make this story somehow contain many of the many many facets of writing. Hm, alright. Let’s do that. Not now though. Tomorrow. Yeah, tomorrow.</text:p>
      <text:p text:style-name="P1"/>
      <text:p text:style-name="P1">•••</text:p>
      <text:p text:style-name="P1">Friday 27th of December 2024, 23:39, day -90</text:p>
      <text:p text:style-name="P1">A normal day at last, except that I’m here incredibly late and thus cannot write for long at all. Shit, something went wrong with our time management. It has to do with our willpower, we exerted a lot of it when we worked out.</text:p>
      <text:p text:style-name="P1">I’m starting to wonder whether I should go to sleep early in order to rest well. Well, ‘early’ is relative. The point stands. I’m likely in an unideal state to write. And yet, I should at least try.</text:p>
      <text:p text:style-name="P1">No, that’s the question: should I even? We said it before, whatever we do now will have consequences, whether it is choosing not to write or writing poorly or else.</text:p>
      <text:p text:style-name="P1">Then, let us take a risk. Let’s risk writing poorly, for what little time is left.</text:p>
      <text:p text:style-name="P1">But, there is a severe incompatibility between working out and writing, and I dislike it. It’s a positional matter, how can we make it so working out doesn’t get in the way of writing?</text:p>
      <text:p text:style-name="P1">By working out earlier? No. The issue is the amount of energy lost. And the thing is, I don’t want to reduce the load, I want to keep on training my willpower. But, perhaps by working out earlier we will recover more energy. Contrariwise, it’s also possible that as more time passes, we get more tired. Do we just have to endure it?</text:p>
      <text:p text:style-name="P1">To try real hard... It would be good, if we actually tried hard. If we actually did that, I wouldn’t have complaints, but...</text:p>
      <text:p text:style-name="P1">Let’s try real hard, at writing. It’s not a habit yet. Not yet.</text:p>
      <text:p text:style-name="P1"/>
      <text:p text:style-name="P1">•••</text:p>
      <text:p text:style-name="P1">Saturday 28th of December 2024, 18:29, day -91</text:p>
      <text:p text:style-name="P1">I needed a place to speak, and I decided I might as well speak here. hi. It seems I’m very tired. It’s a phenomenon I’ve encountered in the past: after several days of sleep deprivation, when I get a good night’s sleep for the first time in a while, I’m actually worse off than usual. Instead of feeling well and rested, I’m more tired than usual. I wonder why that is. It’s like my entire body uses this occasion to allow itself to collapse. Body and mind. And so, I’m tired.</text:p>
      <text:p text:style-name="P1">Should I heed my body’s signals and keep on resting? It’s already this hour, yet I’ve done next to nothing. A shame. I’ve decided to come here partially to at least position myself better for later. You know, so that I can just write and not let other things get in my way. I wonder if that’s what will happen though.</text:p>
      <text:p text:style-name="P1">Should I push myself right now, or not? How does one determine the better answer?</text:p>
      <text:p text:style-name="P1">With respect to my goals, it is perhaps wiser to rest, to let loose a little. Let’s be wise for once, then.</text:p>
      <text:p text:style-name="P1"/>
      <text:p text:style-name="P1">•••</text:p>
      <text:p text:style-name="P1">Sunday 29th of December 2024, 22:36, day -91</text:p>
      <text:p text:style-name="P1">Hi, yesterday I’ve come to realize that I’m treating writing like some hobby side project. I wish to correct that. So, bye.</text:p>
      <text:p text:style-name="P1"/>
      <text:p text:style-name="P1">•••</text:p>
      <text:p text:style-name="P1">Monday 30th of December 2024, 23:09, day -92</text:p>
      <text:p text:style-name="P1">Yo. Control in its purest form. That’s what occurred to me yesterday. To have full control over my own mind, to be capable of mastering my emotions. Not by proxy, through the use of willpower, but by simply directly controlling my emotions. An unrealistic, unclear idea, and it will likely stay as such. But, it will make ripples, in the future, in my future. It was born as a result of my current mindset, and it will have a hand in shaping my future mindsets. You know, it’s very hard to write, for me. I really struggle a lot with it.</text:p>
      <text:p text:style-name="P1">Or... That’s what I keep on saying. Because that’s how it initially was. But, it’s not really true anymore, is it?</text:p>
      <text:p text:style-name="P1">It’s more like... We have to redefine what writing is to us. Because it now includes a lot of time where we simply stay there with our head in our hands, lost in thoughts. No, not lost. That’s a very important detail: we aren’t lost, we are searching. In our imagination, we search for something, for ideas. We search for a future to give our characters.</text:p>
      <text:p text:style-name="P1">Writing really feels like being God. Not in a maniacal sort of way, I mean: lately, when I’ve been writing, I’ve really been thinking that this is how it must be like to be God. Did you know? I found out something very interesting the other day by talking to a LLM: the LLM I spoke to understood the character I created more than I did. Isn’t that fascinating? I created her, and yet, until the LLM pointed it out to me, I hadn’t realised what kind of person she’d come to be, what kind of person she was. After giving it the first chapter to read, I’d asked Claude “what kind of person do you think she is?”, and then “would you say that she is weak?”, and in response it made its case just how complex a person can be, and how nuanced the answer had to be in turn.</text:p>
      <text:p text:style-name="P1">Negi-sensei, the author of Gotoubun no Hanayome, once wrote about how, when he drew Miku, she just kept on doing her own thing and it was all he could do to follow her lead. I’m one step closer to understanding him now.</text:p>
      <text:p text:style-name="P1"/>
      <text:p text:style-name="P1">And I thought, this must be how God feels.</text:p>
      <text:p text:style-name="P1"/>
      <text:p text:style-name="P1">It’s not that writing is hard. I wonder what it is, then... Perhaps it is hard, but it’s not the same struggle as trying to find the solution to some tough equation, it’s different. I don’t know how to explain it, but it’s a different struggle. Almost an emotional one.</text:p>
      <text:p text:style-name="P1"/>
      <text:p text:style-name="P1">•••</text:p>
      <text:p text:style-name="P1">Tuesday 31st of December 2024, 18:00, day -93</text:p>
      <text:p text:style-name="P1">Yoi otosi wo. Japan’s already in a new year. We’ve still got some time here. I’ve still got some time before I go. Still, I have to say, I’m not exactly happy with this year. It’s not bad by any means, it’s just... It’s the beginning.</text:p>
      <text:p text:style-name="P1">We’ve been beginning for a long time now, haven’t we? For some eight years now, perhaps? Likely less, but for a long time nonetheless.</text:p>
      <text:p text:style-name="P1">No matter. Can’t change the past. Wouldn’t even if I could. Now is what I’ve got to work with. Today I didn’t do as much as I wanted to. Miscalculations, misjudgements, wrong estimations. I was far too lax in planning my day. In fact, I’d just planned on following the routine, thinking that I would somehow manage to offset the things I had to do. And now I’m here with little time left before I need to leave.</text:p>
      <text:p text:style-name="P1">What about this year? It’s better than most. I’ll take it, I can accept its relatively poor quality because it’s the beginning, but now I know what to want, what to expect from you. And I expect much from you.</text:p>
      <text:p text:style-name="P1"/>
      <text:p text:style-name="P1">•••</text:p>
      <text:p text:style-name="P1">Wednesday 1st of January 2025, 22:07, day -94</text:p>
      <text:p text:style-name="P1">No matter how well or how badly things are going, now is all I’ve got, and I’ve got to do my best with it. No matter how badly things are going, I will keep on doing my best, maintain focus, follow my heart and reason with my mind. No matter how well things are going, I will stay humble and true to purpose, aiming for precision, accuracy and exactitude in what I do while keeping an eye on the bigger picture.</text:p>
      <text:p text:style-name="P1">The ideal I have for myself is an unclear image, just some vague traits I’ve put together in my mind, but as days go on and I keep on trying real hard, the image becomes clearer, because I become more like it. Because I keep on fighting the weakness within, the self I do not love.</text:p>
      <text:p text:style-name="P1">I am weak. Very much so. But I will become strong, or die trying. I will reach the heights I yearn for, or get burnt to nothing getting there. This year, and from now on, I make a vow: if I am to ever lose a fight, it will be by way of knockout. I issue this vow as a challenge. Not to the world, not to destiny, not to God, but to myself. I challenge you. You are mine to conquer.</text:p>
      <text:p text:style-name="P1"/>
      <text:p text:style-name="P1">•••</text:p>
      <text:p text:style-name="P1">Thursday 2nd of January 2025, 22:53, day -95</text:p>
      <text:p text:style-name="P1">I have a lot to work on. Of everything I have to work on, time management is the most prominent. I’m very inefficient in what I do, I take a lot of time to do very little. And it’s frustrating. It means that I end up coming here with one hour to write. The problem is that I tend to wait for the “right” moment to start doing things, I wait for when I feel that now is a good time to start. Awareness is key in time management, and thankfully our awareness is improving.</text:p>
      <text:p text:style-name="P1">For example, I am aware that now is a good time to stop and get writing. See you.</text:p>
      <text:p text:style-name="P1"/>
      <text:p text:style-name="P1">•••</text:p>
      <text:p text:style-name="P1">Friday 3rd of January 2025, 23:10, day -96</text:p>
      <text:p text:style-name="P1">A rest day, but since I decided to not play video games, I wrote instead. However, lately I’ve had time management issues. The main culprit: YouTube. Sigh... Even though I know this, I’m not careful. I am going up against a beast designed to eat my attention. Well, it’s a combination of how we humans get dopamine with how easy it is to get new information in this internetted world. Dammit.</text:p>
      <text:p text:style-name="P1">Not that writing didn’t go well, it’s just that I only used a fraction of the time at my disposal. Writing did go well. Perhaps I have begun figuring myself out for good. As in, I have a method for writing. And I’m following it. Its essence is what I described some time back, learning how to apply it is what takes time. But applying it is a skill, and that means it can be learned and improved upon. It’s nothing more than the great art of listening to my own heart. That’s the skill. Of course, there is story telling involved, but ultimately it comes down to writing what I want to write. And as I’d said, story telling is like a helping hand in figuring out what I want to write.</text:p>
      <text:p text:style-name="P1">... Hey, what were we just talking about? Losing our attention to YouTube, right? Recognizing our mistakes and their causes is nice and all, but if you’re incorrigible, it’s all meaningless.</text:p>
      <text:p text:style-name="P1">Fuck this world? No, but do work for what you want. Remember, no matter how badly things are going, the only thing we can do is our best. No matter how well things are going, we have to keep ourselves cool-headed, and do our best. If anything, fuck you. Sincerely. Perhaps with love. Or not. Probably not yet. Fauna is leaving soon, let’s see her off.</text:p>
      <text:p text:style-name="P1"/>
      <text:p text:style-name="P1">•••</text:p>
      <text:p text:style-name="P1">Saturday 4th of January 2025, 23:00, day -97</text:p>
      <text:p text:style-name="P1">What does it mean, to try real hard? What does it involve? Fortunately, I know. But I was surprised to find that even when I tried hard in today’s exercise set, I made plenty of mistakes. Small mistakes that become important. There were even some arising from inattention, in despite of how I deliberately train my focus. Clearly, something’s not going quite right. I’m not sure what, yet, so for the moment the only remedy is to cure the symptoms and trying even harder. I have an exam in a few days, I will focus on studying, during the day.</text:p>
      <text:p text:style-name="P1">Today it also occurred to me that splitting my focus on different subjects every day means that I have no momentum in any of them. Should I focus on a specific one every week or something? Because building momentum is very important, I’m currently progressing at a snail’s pace on all fronts. This is something I need to try. I need to see if I’m better off trying to build momentum.</text:p>
      <text:p text:style-name="P1"/>
      <text:p text:style-name="P1">It seems I still have a hard time switching to writing mode. Oh well. We know what we have to do. It’s just, we haven’t found the strength to do it yet.</text:p>
      <text:p text:style-name="P1"/>
      <text:p text:style-name="P1">•••</text:p>
      <text:p text:style-name="P1">Sunday 5th of January 2025, 22:28, day -98</text:p>
      <text:p text:style-name="P1">Good. Like this, but with better performance.</text:p>
      <text:p text:style-name="P1">The super-caffeinated coffee arrived today. It works. I knew that, but, I think I’ll have a hard time falling asleep tonight. Oh well, a small price to pay for performance.</text:p>
      <text:p text:style-name="P1">In terms of performance, you started showing me resilience, the capacity to continue in the face of struggles. And to continue for a long time. This takes us one step closer to an infinite output. Keep this up.</text:p>
      <text:p text:style-name="P1"/>
      <text:p text:style-name="P1">•••</text:p>
      <text:p text:style-name="P1">Tuesday 7th of January 2025, 01:05, day -99</text:p>
      <text:p text:style-name="P1">This is... What should I say? A mixed bag? Yes, that sounds about right. We’ve undoubtedly grown stronger, but something’s still very off. Correction: some things are. Yesterday... How do I put this? We won hard. Very hard. We were in a position where we normally would have been completely lost, but it was also a position that we sought. We sought it, because we wanted to be strong enough to win against all odds. And we did. A fight with everything stacked against us, that’s the kind of fight we sought, because that’s the victory we sought. So that’s great for morale, but the fight happened because we were tired in the first place, and we still are tired. We have an exam in a few days, and that’s throwing off our routine.</text:p>
      <text:p text:style-name="P1">What were our words? No matter how badly things are going, we’ll give it our best. No matter how well we’re having it, we stay humble, level-headed and play the best moves. I haven’t forgotten that. But figuring out the best move is not easy, of course. So, we’re struggling.</text:p>
      <text:p text:style-name="P1">What should we do next? Why are we being so thrown off? And the win. We’ve won a battle, but this is a war. And it’s the type of war where victory can only be achieved by winning every battle. However, don’t let that intimidate you: you don’t need to worry about winning every battle. You only need to worry about winning the current battle. Keep on worrying over the current battle, and when that’s won, worry about the next one. Keep that up, and before you know it, you’ve been winning every battle by focusing solely on the current one.</text:p>
      <text:p text:style-name="P1">So our main worry is the state of our routine. The first half is going well, the second half is uh... random? Roll a die and it will tell you how well we’re doing for the day.</text:p>
      <text:p text:style-name="P1">Liar. Look at the calendar, and you’ll see that all but one day of this month is a resounding success, and the one day that isn’t a success is a rest day. Hell it’s even midway between a rest day and a good day of work. So, no, the second half isn’t random, this is a bias at work: we humans’ impressions of a day heavily depend on how it ends. Or rather, our immediate impression does. And the immediate impression is what we have currently. In other words, you’re lacking perspective, and that’s a human error.</text:p>
      <text:p text:style-name="P1">Now that we’ve recognized that, stop being an idiot obsessed with punishing themselves for no reason. Fairness and objectivity. If I use those, I conclude that today wasn’t bad, though it did turn out into an impromptu rest day. That’s okay. You’re tired. I can see that. Unfortunately, today we didn’t rest all that much. Even more unfortunately, we won’t have the luxury to rest again until the exam. So do one thing. Tomorrow, you have the permission to sleep in. I’ll disable the alarm. However, that doesn’t mean you get to slack off: I need you to study and be in good shape for the exam. It’s late now, go get your rest; waking up on time, though successful, also meant we’ve been lacking a little sleep every night. Let’s recover some of it.</text:p>
      <text:p text:style-name="P1"/>
      <text:p text:style-name="P1">•••</text:p>
      <text:p text:style-name="P1">Tuesday 7th of January 2025, 21:48, day -100</text:p>
      <text:p text:style-name="P1">I should have seen it coming but I didn’t: it’s the fatigue that hits like a truck after some good sleep. I didn’t get anything done today. I tried, but failed to. Now that I’m actually a little rested, I can think more clearly. I can see two things: one, this pattern leads to another pattern that we hadn’t recognized yet but our subconscious sure has, and what it usually leads to is defeat, so now we should be able to change course. Two, I’ll need to alter the routine. The exam is overmorrow, and I haven’t finished studying. So today and tomorrow we’ll focus on studying. What’s left of today, that is. Two hours is plenty of time.</text:p>
      <text:p text:style-name="P1">Ah, by the way, we’ll need to be very careful after the exam, because that’s when we’ll be most vulnerable. We’re in a precarious enough position as is, if we let our guard down on top of that it’s over.</text:p>
      <text:p text:style-name="P1">Sigh, I knew the game of life was difficult on any difficulty settings, but man the learning curve’s something. And to think this is just the beginning. It makes life worth living. Let’s go.</text:p>
      <text:p text:style-name="P1"/>
      <text:p text:style-name="P1">•••</text:p>
      <text:p text:style-name="P1">Wednesday 8th of January 2025, 22:10, day -101</text:p>
      <text:p text:style-name="P1">My position is very precarious. Tomorrow’s the exam. I’m about ready. I’m certainly confident, but right now I’ve got another fish to fry. Perhaps it would be better to say that I’m the one being cooked here. Lust is a bitch. Why does it keep on coming back, no matter how many times I fend it off. Good, putting it clearly into words makes things lighter, easier. There are still some things I need to review, and I’ll see to them before going to sleep early.</text:p>
      <text:p text:style-name="P1">Also, about lust’s “tenacity”: that’s what makes it worth defeating. Consistency. We haven’t used that word in a while. But it is at the core of our “slow and steady” approach. However, I don’t want you to just win consistently against lust. I want you to never lose. No, I want you to always win. Consistency. So far in life we’ve shown that while we could take some big shots thrown at us, we are weak against consistent strikes. Let’s change that.</text:p>
      <text:p text:style-name="P1">By the way, on a completely different note, let’s talk momentum. More precisely, about the fact that in our projects and in our courses alike, we don’t have any.</text:p>
      <text:p text:style-name="P1">It’s a combination of two things: our cycles are short, lasting only 4 days —the last of which being a rest day. The second is that we do something different on every day. Put these two together and it’s impossible for us to build momentum in any of the things we do. After all, we stop moments after we start and switch to the next thing, how could we possibly build momentum? It’s a big deal, because it means that we are exceedingly slow in all that we do. Slow and steady is indeed the way I’ve chosen, but be too slow and we’ll die of old age before getting anything done.</text:p>
      <text:p text:style-name="P1">So, with that in mind, I want to do two things: first, after the exam, I want to adopt the week as a cycle, or to put it simply, have a weekly cycle. I believe we’re now capable of holding out for five days, and we get two consecutive days of rest on weekends, which should help me actually get rested. Secondly, I want to focus on one thing each week. Either university, or the project. Writing, of course, is a completely different beast. It keeps the special treatment it’s had until now.</text:p>
      <text:p text:style-name="P1">Shit, here we go again.</text:p>
      <text:p text:style-name="P1">Tell me, what does it mean to have a resolve? I don’t know yet. I want to know. I want to feel it, deep in my bones. Strength. When was the last time we used that word? Strength. I want to be strong. I must choose to be strong. To get what I want, to have a good time here on Earth, to become who I want to be, I must choose to be strong. To fly high, to pierce through the heavens. To have wings. It’s all a choice. It’s all a choice. The future that I want, if I truly want it, I must choose it.</text:p>
      <text:p text:style-name="P1">Yeah. It’s all up to me. Got it. Leave it to me, future self. I’ll die before I disappoint you. See you.</text:p>
      <text:p text:style-name="P1"/>
      <text:p text:style-name="P1">•••</text:p>
      <text:p text:style-name="P1">Thursday 9th of January 2025, 21:49, day -102</text:p>
      <text:p text:style-name="P1">I was about ready to throw myself out the window. I saw it coming from two days away, and I still fucked up, isn’t that disappointing? But you know what the most disappointing thing of them all was? I could have absolutely chosen to not masturbate. But I didn’t. Why not? I don’t know why not.</text:p>
      <text:p text:style-name="P1">But in time I cooled down. I don’t know what the correct reaction was. Likely to just take the hit and move on, but it feels wrong to not wallow in shame. What the fuck even is shame for? Does it just get in the way? In modern society, it seems to yes. No, let’s not make hot-headed judgments. We’ll carry this sense of shame until we know what to do with it. I cannot yet tell whether it is being felt excessively or appropriately.</text:p>
      <text:p text:style-name="P1">On a different note, I did identify one of the main reasons this happened: I failed to manage my energy. More precisely, my move choices leading to the exam day were dubious, and my positioning was shit. Would it help if we were more relaxed? We won’t try to change that consciously. Instead, I want to improve my decision-making and let that take me wherever. On that note: we’ve begun doing the opposite of relaxing. Our base stats are shit, and as a consequence so are our moves if we don’t put some thought behind them. In other words, I have to be aware and serious at all times. And it was working out fine until today.</text:p>
      <text:p text:style-name="P1">There’s no changing the past. I’ll just carry this blunder of mine on my back. And keep moving forward.</text:p>
      <text:p text:style-name="P1">Let’s move to the last topic: I’d announced my intention to adopt the week as a cycle. There’s one more thing: the current hours we have for writing are dogshit. We’ve tried for months but they’re simply terrible. They don’t work for me, at any rate. Between being dead-tired and having no time, we get next to nothing done every night. So I’m thinking of writing in the afternoon, during my peak period. Question is, how do I conciliate writing and studying? Studying in the morning sounds like a bad idea, or at least an insufficient replacement. Oh, and I also want to wake up early, for some reason. For some reason, I feel like waking up early is important. Dunno why. So I’m thinking of studying in the morning for a couple hours, and a couple more hours in the afternoon. And wake up at 7.</text:p>
      <text:p text:style-name="P1">That sounds dandy and all, until you account for the fact that no, it won’t work. Unless... we wake up at seven, eat a light breakfast composed mostly of caffeine and get to work right away, no bullshit, and then we get to chill. In other words, wake up like we’re some monk. If we can do that, then I greenlight the initiative of writing in the afternoon. I... want to test it tomorrow. Partially. Cause we gotta drink with a friend in the evening. Like Shen Wulong. I’ve been addicted to Kengan Omega and reread it again. And I realized that I’m actually a long time reader. 5 years have passed since i discovered Kengan Ashura, read it, and started Omega. Time flies. Closer to four, actually. Or closer to five, I’m not sure.</text:p>
      <text:p text:style-name="P1">Also, I intend to sleep at 23 in order to wake up at 7. It’s less than the nominal 9 hours of sleep i *think* I need, but if it works out, it’d be great. So tomorrow, we try to wake up at 7. Then, we chill moderately on the weekend, and we get back to studying on Monday. It’s a massive change to the schedule, it’s essentially overhauling it, but if it works, I have a feeling it will make wonders for me.</text:p>
      <text:p text:style-name="P1"/>
      <text:p text:style-name="P1">•••</text:p>
      <text:p text:style-name="P1">Friday 10th of January 2025, 23:19, day -103</text:p>
      <text:p text:style-name="P1">I don’t have time tonight. I’ll explain tomorrow.</text:p>
      <text:p text:style-name="P1"/>
      <text:p text:style-name="P1">•••</text:p>
      <text:p text:style-name="P1">Sunday 12th of January 2025, 00:30, day -104</text:p>
      <text:p text:style-name="P1">I choose my path, knowing that obstacles lie in the way, but it seems that when obstacles come from outside that path, when obstacles are external factors that get in my way, it irritates me. Not all external factors do: only those brought about by humans directly. I don’t have a good grasp of it, but it seems I get angry when people in my surrounding derail my plans, even unintentionally. Perhaps it has to do with the violation of one of my core principles: I expect to be treated the same way I treat others, generally speaking. And, as I don’t get in people’s way, it pisses me off when others do get in mine. That would explain the anger that is otherwise completely disproportionate considering my personality.</text:p>
      <text:p text:style-name="P1">ChatGPT seems to believe we have anger issues. We don’t. In fact, you’d be hard-pressed to find someone with my level of anger control. The secret is that I let it out in writing, which lately means here.</text:p>
      <text:p text:style-name="P1">Yesterday, the experiment went well. We’ll keep this up. Also had a couple nice beers. Let’s go to sleep now.</text:p>
      <text:p text:style-name="P1"/>
      <text:p text:style-name="P1">•••</text:p>
      <text:p text:style-name="P1">Sunday 12th of January 2025, 23:21, day -105</text:p>
      <text:p text:style-name="P1">I have one major problem while writing: my attention drifts away very quickly. The only remedy is to not do that. Thankfully (or thanks to my efforts, I guess) I notice attention shifts rather quickly too. The problem is doing something about them. I’m relaxed when I write. The issue then becomes to perform an attention recall and staying on topic while in a relaxed state, instead of just following my curiosity. Which is not easy. However, it will need to be done.</text:p>
      <text:p text:style-name="P1">We’re late. Oh, and by the way: this time around, stick to the schedule, don’t destroy it just because an exam is upcoming.</text:p>
      <text:p text:style-name="P1">My resolve is still weak. And I don’t know how to strengthen it. Or rather, I’m not sure. My current answer is simply: by trying real hard. So let’s keep on trying.</text:p>
      <text:p text:style-name="P1">Let’s go to sleep soon. As soon as you can, we’re already late.</text:p>
      <text:p text:style-name="P1"/>
      <text:p text:style-name="P1">•••</text:p>
      <text:p text:style-name="P1">Monday 13th of January 2025, 09:39, day -106</text:p>
      <text:p text:style-name="P1">I’m here early because there’s something I feel I have to write down. It’s a dream. Rather, a fraction of a dream. One I think I shouldn’t forget. It starts right at the end of another fraction, but this first episode, I’ll omit it as, all things considered, it falls within the norm. This fraction starts in the middle of night, in the middle of an open field. Wide open, just as the vast sky above me. The sky was darker than night skies usually were, dark and cloudy enough for me not to see the stars. That’s okay, stars in dream nights are a lie, and because of that I usually have a negative reaction to them anyways. I was in the middle of a road, and that road sat atop and ran along a hilltop, a very long hilltop.</text:p>
      <text:p text:style-name="P1">But all those things were just the background scenery, things I only remember by circumstances. See, in the beginning, there was only me and that scenery, but before I knew it, a song started playing, and two black holes appeared in the middle of the night. They were relatively small, only about twice as wide as the sun in the sky, and one was left of me while the other was right-wards. And I started wondering what would happen if I were to enter one of the black holes. I guesses that they were connected, and by going through one I would exit through the other. I guessed, as I once saw, that if I tried to enter one, someone looking from outside would see me get slower as I got closer to the event horizon, until I eventually stopped moving completely, and then I would suddenly disappear. And as I imagined those things, the black holes tried to do as I thought, but their first try was... Not quite right, although it took me a while to realize that: the two black holes were in front of me, and a sort of path was emitted from both of them, paths made of a mix of warm lights, lights of the same colours as the event horizon. Those paths were parallel, and I had one to my left, and one to my right. And this was were the black holes didn’t quite get it right: there was a third path that appeared simultaneously that connected the two others. This third path was right in front of me.</text:p>
      <text:p text:style-name="P1">The three paths formed a sort of conveyor belt system together. The path to the right went into the black hole, the one to the left came out of its black hole, while the one in the middle went from the left to the right.</text:p>
      <text:p text:style-name="P1">At some point it occurred to me that this wasn’t quite right, and that there shouldn’t be a third path coming out of nowhere. I started thinking, and my thoughts led me to believe that things should be more like with the two portals in the Portal games, except that black hole, other than connecting two point in space to another, also led to a different point in time. By going through the right black hole, I thought that I should go back in time, and meet my past self. And I thought that it really ought to look like placing the portals one in front of the other in Portal, except that I would see a past me reflected in the opposite black hole.</text:p>
      <text:p text:style-name="P1">And the black holes tried to do as I thought.</text:p>
      <text:p text:style-name="P1">You know, at some point in time, I don’t know when, music started playing. I really am not sure when, but perhaps when there were the conveyor belt paths? Because some unknown amount of time after the music started playing, there was a band passing on the middle path. The music was beautiful. I don’t remember it at all, but it had a melancholic yet upbeat melody. There was a singer too, but it was a song I’d never heard before. I don’t think I’ll ever hear it again either, and I certainly don’t know if I’ll recognize it if I ever do hear it. All I can tell was that it was a bit sad.</text:p>
      <text:p text:style-name="P1">All this time, I couldn’t help but notice that I couldn’t see any stars. Stars are a lie in dreams, I knew that, a blood-red lie as far as I was concerned, but they were always beautiful. So much more beautiful than the precious few stars one would see from a light-polluted city. I’ve never seen a real starry night sky, so when they appear in my dreams, I want to look at them. Even though I know they’re a lie. Even though I know that they’re an omen. They always precede something bad. </text:p>
      <text:p text:style-name="P1">Yesternight, they were a herald of sadness. As the music kept on playing and the black holes tried to do as I thought, I heard a voice that supposedly belonged to future me, and it said that I would die, from the same cause of death that I would see in TV Plus. I don’t know what that means, but I can tell you that TV Plus shows is (as far as I know) a news channel in the country where I’m from. Not that I ever watch it, so I don’t even know what the cause of death might be. Not that I care. I know I’ll die some day, and I don’t much care how, nor when. I only really care about the moments that exist before my inevitable death.</text:p>
      <text:p text:style-name="P1">But all of that was overshadowed. All of that came to a halt when, out of nowhere, a voice spoke. The voice belonged to the friend I’d had a drink with a couple days ago, and it bid me farewell. I don’t remember the words he used, I don’t even remember the language he spoke in, but I do remember that I was bid farewell. And with that farewell, I woke up.</text:p>
      <text:p text:style-name="P1">I woke up in the middle of the night, and you know what? My heart ached a bit. For a while, it was sad. I just checked up on my friend, and he’s doing fine, but I know something about dreams, I’ve had nightmares for long enough to tell you something: the people in your dreams are different from those in reality, however, just as our brain interprets light and forms an image for us to see, so too do we interpret what we see, hear and feel in our dreams and give it an interpretation. It’s just that, unlike in reality, where people more or less visually interpret things in the same way, in dreams the interpretation heavily depends on who’s dreaming. For example, if in reality we are both looking at an apple, then we will both be seeing an apple, even though the colours might be perceived slightly differently, or the perspective might be shifted. In dreams, it’s a bit different: if we are both shown the same phenomenon, we will perceive it differently, according to our experiences, our beliefs, our imagination, our strength and a myriad of other factors. You might perceive the apple to be gigantic, while I might see an orange. And so, the people we see in the dreams are really only the interpretation of what we see. In the land of dreams, there are only souls. Some souls stay with us a lot. To those souls we’ll give a shape, a form we are familiar with. Our brain will do our best to interpret that soul. So, if a soul is similar in personality or in closeness to a friend of yours, then it will appear to you as that friend, even though they’re different people.</text:p>
      <text:p text:style-name="P1">All of that is to say that the friend of mine I had a drink with is the closest thing I have to a best friend. He doesn’t quite make the cut, but he’s as close as I’ve gotten so far. So, that means that in my dreams, where that friend has been appearing frequently as of late, he’s gone now. The soul that I’d associated to that friend is gone. And I don’t know why.</text:p>
      <text:p text:style-name="P1">You know, as I fall asleep I start gaining memories that I certainly didn’t have in reality. And as I wake up, I lose memories that belong to the world of dreams. That’s kind of sad. Forgetting is sad.</text:p>
      <text:p text:style-name="P1">Right now, I don’t remember anything about that soul that said goodbye to me, but I do know that if I felt so sad about our farewell, then at the very least I should remember it. The farewell occurred around 04:10am. Likely a little before that. I don’t know who you were, but, I’ll remember this moment, even if only for a little while.</text:p>
      <text:p text:style-name="P1"/>
      <text:p text:style-name="P1">22:55</text:p>
      <text:p text:style-name="P1">Writing. It’s difficult. It leaves me stuck there, drowning in my own thoughts. It’s frustrating. So I decided that I would try. I would throw everything I have at it. I wait, because I want only to write what I like. But I don’t know what I want, I don’t know what I like. I don’t know how to make things happen. I have a hard time creating a future. So I decided that I would just try. I wrote things I’m not sure I want, things I don’t know I’ll like. I’ll just try. I can’t wait forever for the perfect idea to come to me. I’ll search for it.</text:p>
      <text:p text:style-name="P1">So, let me add that to my way of writing: trial and error. I will try. Real hard.</text:p>
      <text:p text:style-name="P1"/>
      <text:p text:style-name="P1">•••</text:p>
      <text:p text:style-name="P1">Tuesday 14th of January 2025, 22:17, day -107</text:p>
      <text:p text:style-name="P1">I realized that I have the bad habit of absolutely not talking of the good things I actually do. No wonder ChatGPT thought we should chill out. So, let’s list them briefly.</text:p>
      <text:p text:style-name="P1">The new schedule is off to a great start. On top of working relatively well (?), it allowed me to add five minutes of meditation in the morning, before studying. It doesn’t sound like much, but it allows me to better my “form”, to improve my meditation, and hopefully as a consequence, my focus. Secondly, the exam. we got 25/30, which while not bad, is less than I want, less than I know I can get. I wondered if I should just accept the grade and focus on the next exam, or refuse it and try again, which would increase my workload. And I thought about ti, and I concluded that this kind of thing determines who I am, and I do not want to be someone who settles for less than what they can get.</text:p>
      <text:p text:style-name="P1">So I rejected my grade. Only to realize that I wouldn’t be able to participate in the next exam session due to scheduling conflict. So what did I do? Well, I’m a bit proud of the fact that accepting the grade didn’t even pass my mind. well, I had to accept it, but only after taking an optional oral exam. The oral exam is tomorrow, and it may increase or decrease my grade, depending on my performance.</text:p>
      <text:p text:style-name="P1">Which leads me to the last small victory: the oral exam being tomorrow, only a week ago I would have dedicated all of today to studying. The me of this new routine decided that fuck you, I’ll follow my routine cost what it may, and I won’t allow exams or other excuses to derail me anymore. And so, I worked out well today.</text:p>
      <text:p text:style-name="P1">Oh, and I’ve taken to cold showers, for... absolutely no reason? But I’ve taken to them.</text:p>
      <text:p text:style-name="P1">Hm. I’ll need to rest well for tomorrow, so let’s end this here.</text:p>
      <text:p text:style-name="P1">Also, there keeps on being an incompatibility between writing and working out, in the sense that I’ve decided to workout four days a week, but since the workout starts at 19, it interrupts my writing, which starts at 17. I need to find a way to conciliate these two.</text:p>
      <text:p text:style-name="P1"/>
      <text:p text:style-name="P1">•••</text:p>
      <text:p text:style-name="P1">Wednesday 15th of January 2025, 23:58, day -108</text:p>
      <text:p text:style-name="P1">The oral exam went well. There’s room for improvement. I’ve discovered the concept of speed-reading. I need to recover more quickly when thrown in disarray. But after the exam, I relaxed. Originally, I should have had a light workout, but while I wouldn’t say I failed myself, I did just chill for the rest of the day. However, I was also thinking: writing. I didn’t write today, but... We’ll workout only three days a week, to prioritize writing. I need to understand how to wite. I need to... Figure it out.</text:p>
      <text:p text:style-name="P1"/>
      <text:p text:style-name="P1">•••</text:p>
      <text:p text:style-name="P1">Thursday 16th of January 2025, 22:57, day -109</text:p>
      <text:p text:style-name="P1">It seems I have a hard time recognizing when I’m tired. It wasn’t until I meditated this afternoon and my mind went all over the place that I realised it. Caffeine is great at masking this fatigue, which is both its greatest advantage and disadvantage. Not that I drank any today. Only when necessary.</text:p>
      <text:p text:style-name="P1">Having reconsidered the schedule, it seems wise to dedicate entire afternoons to singular activities, and perform regular rotations instead of trying to do two different things in the same time frame.</text:p>
      <text:p text:style-name="P1">And then, there’s writing. At first, I couldn’t do it at all, having convinced myself that I was dead-tired. At that point I decided that I must be doing something incredibly wrong with writing. And i don’t know what that is. Then, I came back just earlier, right after dinner. I had no particular plans, I just opened the file and... And it went relatively well. Perhaps the best approach is to have none. Who knows. I certainly don’t.</text:p>
      <text:p text:style-name="P1">Oh, one thing about writing in particular and problem-solving in general: I lack imagination. I don’t, but it’s more like... I tunnel-vision too easily, and only ever consider a narrow window of possibilities. In short, I don’t imagine enough, and so in a way, I lack imagination.</text:p>
      <text:p text:style-name="P1">I guess that’s all I have to say. See you tomorrow.</text:p>
      <text:p text:style-name="P1"/>
      <text:p text:style-name="P1">•••</text:p>
      <text:p text:style-name="P1">Friday 17th of January 2025, 23:22, day -110</text:p>
      <text:p text:style-name="P1">I was asked a question today. The question was “is there any point to all of this?”, and the one who asked was me. That question arose because the result I obtained by giving 80% of my best was equivalent to someone else who didn’t even really try.</text:p>
      <text:p text:style-name="P1">And the answer is yes, there is a point. You are the point. I am the why.</text:p>
      <text:p text:style-name="P1">There is always going to be someone better than me, I know very well that I am average or below average in virtually every aspect. Is that any reason to give up? And besides, giving up now would be an insult to everyone else who’s had it worse than me. Those born with even less intelligence, those born in a broken family, those born in utter poverty, those born with a crippling handicap. It would be an insult to them to give up because I was given exactly what I wanted.</text:p>
      <text:p text:style-name="P1">This mediocrity, I embrace it. I wouldn’t have it any other way. Because of it, because of how mediocre I am, I know for a fact that when I get my hands on what I want, it will all have been me. It will all have been through my efforts. Well, likely with more than some help.</text:p>
      <text:p text:style-name="P1">Or... Is this the wrong mentality? For our purposes, for our objectives, yes. Not wrong, so much as it is off target.</text:p>
      <text:p text:style-name="P1">We have what we have, and we’ll do our best with it, whatever that may be. I do not see how others’ performance is relevant to this. Because it isn’t.</text:p>
      <text:p text:style-name="P1">I’d like to close this entry on a term I’ve been introduced to lately. One I’ve been thinking about.</text:p>
      <text:p text:style-name="P1">Self-mastery. I like it. It... encapsulates what I’m doing, what I’m trying to achieve.</text:p>
      <text:p text:style-name="P1">Oh, and something else I’ve noticed: you give up too easily. When we aren’t trying hard, you discourage yourself at the first sign of trouble. In short, you’re lazy. Whenever a seemingly complex issue comes up, you avoid it, you procrastinate. Undo that habit, it’s hurting us greatly.</text:p>
      <text:p text:style-name="P1"/>
      <text:p text:style-name="P1">•••</text:p>
      <text:p text:style-name="P1">Saturday 18th of January 2025, 23:53, day -111</text:p>
      <text:p text:style-name="P1">This is all I can do... All I can do is come back here and figure out what went wrong and what could have gone better. But do I actually improve? Do I?</text:p>
      <text:p text:style-name="P1">It’s supposed to be a rest day, a day where I have no obligations, and yet why do I feel so... weak? So powerless, so useless. Because I tried, and all I managed to do is run around in circles. I guess what I’m trying to say is that as of right now, I’m nothing, I’m nowhere close to that ideal I’m aiming for, I have so many flaws that I need to deal with.</text:p>
      <text:p text:style-name="P1">Hm. Alright, I guess I’ve gotten over it now. I don’t mind you having these moments, what I care about are your responses to yourself. These moments are natural, I can understand why they happen. Your responses are the most interesting part in this restricted context. In a wider context, I care most about your actions in general. It’s because our “actions in general” are not of high quality that these moments can arise.</text:p>
      <text:p text:style-name="P1">Remember that when when we aren’t actively thinking of the best decision to make, when we don’t try hard at daily life, we end up making poor choices. It’s not just that trying hard is always the only logical best move, it’s more like we have to play the best moves in order to so much as break even with ourselves.</text:p>
      <text:p text:style-name="P1">In every curse there is a blessing if you search hard enough, and ours is that our mistakes are easy to spot: it’s easy for us to figure out what we have to do to improve. And the first thing that comes to mind right now is to not lose track of what we’re doing, and not get side-tracked needlessly. We’re also victim of another thing: paralysis by analysis. That’s the main cause of our abysmal speed in everything we do. While it can also be considered as the reason why we tend to do things well, it’s very easy to see that we could do things just as well without fossilising ourselves as much as we’re doing. In other words, we’re extremely inefficient with our time. So, efficiency. In one word, efficiency, that’s the aspect of myself I want to work on the most right now. And we’ll do just that.</text:p>
      <text:p text:style-name="P1"/>
      <text:p text:style-name="P1">•••</text:p>
      <text:p text:style-name="P1">Sunday 19th of January 2025, 22:58, day -112</text:p>
      <text:p text:style-name="P1">Today I have confirmed that international and Olympiads level of mathematical reasoning is beyond my current capabilities. And I’m fine with that. I’ve learned how to roll with the punches. This discovery means that while I could try harder to reach a higher level in those fields, it’s not worth it. I believe I’ve worked enough on my weaknesses, and it’s about time we start polishing our strengths and fully focusing on them.</text:p>
      <text:p text:style-name="P1">極める is what I want to express, but I don’t know of an English equivalent.</text:p>
      <text:p text:style-name="P1">Let’s end this here. We get serious tomorrow. Again.</text:p>
      <text:p text:style-name="P1"/>
      <text:p text:style-name="P1">•••</text:p>
      <text:p text:style-name="P1">Monday 20th of January 2025, 22:55, day -113</text:p>
      <text:p text:style-name="P1">Not much to report on today. Another good day. I’m gaining more and more confidence. But I have to stay humble. I forget that. See you.</text:p>
      <text:p text:style-name="P1"/>
      <text:p text:style-name="P1">•••</text:p>
      <text:p text:style-name="P1">Tuesday 21st of January 2025, 23:05, day -114</text:p>
      <text:p text:style-name="P1">Go all out, and if you die, just come back to life. Until now in my life I’ve been acting while thinking of sparing my energy, to some lesser or greater extent. But not long ago, I noticed a pattern: if I don’t give it my all right away, if I try to conserve my energy for “the right time”, then it usually ends in disappointment.</text:p>
      <text:p text:style-name="P1">So, I’ve been sparing nothing. And if I die, then I’ll simply come back to life. That’s what phoenixes do. That’s the least I should do if I am to bend reality.</text:p>
      <text:p text:style-name="P1">And that’s why things have been going so well. Today, despite my morale getting murdered by failing to surpass a certain objective, by failing to score well in a test even though I gave it all I had, despite having the excuse of being sleep deprived to some extent, despite my willpower having been visibly more lacking than usual during the day, despite having the excuse of just not feeling it and not wanting to work out, I worked out. Lately, I’ve been coming very close to passing out because of the intensity of my workouts combined with my will to stand tall against my body’s better judgement. And you know what? That’s okay. If I die, I’ll just come back to life.</text:p>
      <text:p text:style-name="P1">This is the second week in a row we’re on fire. And I know for a fact that the only one who can stop us is me. And I have absolutely no intention to stop. Not for the next one or two decades. Not until I’ve achieved self-mastery. Oh, who am I kidding? I intend to stop exactly never. Take breaks, yes, but stop? Why would I? Have you any idea how great I’m feeling right now? How confident I am? How well I know myself, how much potential I see in myself, how much I like that I’m working to make that potential reality? Why would I stop? Why would anyone stop if they were in my shoes? It’s not tiring because I am getting stronger, and it simply feels great to work on myself.</text:p>
      <text:p text:style-name="P1">A lesson ingrained in my head says that too much of anything is bad. We’re still young, still learning. I am more than willing to reevaluate my above statement should it become clear that it’s the better choice for my purposes.</text:p>
      <text:p text:style-name="P1">Let’s go to sleep now, I really am tired. See ya.</text:p>
      <text:p text:style-name="P1"/>
      <text:p text:style-name="P1">•••</text:p>
      <text:p text:style-name="P1">Wednesday 22nd of January 2025, 22:32, day -115</text:p>
      <text:p text:style-name="P1">Today wasn’t a particularly good day. Not bad, not good. We could have definitely done better. However, it’s only the result of what we’ve been up to lately. Because, for as well as we’ve been doing, we shouldn’t forget the flaws. The main one is that you’ve taken to force-feeding your brain with data again. I’ve taken to drowning my thoughts in noise again. Let’s not do that. It’s easy to recognise the many instances when it’s not necessary to consume content. It is, however, harder to stop ourselves from doing so. But as we are now, it shouldn’t be a problem. Right?</text:p>
      <text:p text:style-name="P1">We failed to wake up early today, because we massacred ourselves in yesterday’s workout. Good thing we get two days of rest. However, we haven’t been writing much. In fact, we haven’t been writing at all lately. For someone who talked about working on their strengths and not their weaknesses, you’re putting rather more hours into those tests than into writing. Let’s end this here. Goodnight.</text:p>
      <text:p text:style-name="P1"/>
      <text:p text:style-name="P1">•••</text:p>
      <text:p text:style-name="P1">Thursday 23rd of January 2025, 22:33, day -116</text:p>
      <text:p text:style-name="P1">Let’s do it in chronological order. Starting from yesternight. Let’s also keep it short.</text:p>
      <text:p text:style-name="P1">I have come to believe that what I call the “nightfront” is, in fact, a sort of hell. Rather, I see it as the place where souls go. It’s a place where souls go to die. That’s what I think right now. Souls that are down there strike me as unable to get out, and unable to reincarnate. There’s also no order except that imposed by the strong, and there’s an invisible ceiling that’s very low. A ceiling that doesn’t allow me to fly high. As for me, I’m an anomaly. A soul brought there for “some” reason. If I am to believe the one who dragged me to that place, it’s because I’ve seen something that I shouldn’t have. I have ideas as to what the something might be, but nothing clear. But I also intend to be even more of an anomaly: I also intend to break out of there, one day. Someway, somehow. I’ve done nothing but dream of shattering steel skies open for the past few years now, and I am fully intent on making that dream a reality.</text:p>
      <text:p text:style-name="P1">There’s also something that I need to test. It seems that ghosts have types of locations they prefer, and my current room just might happen to be one such location. My little niece claimed having nightmares sleeping here, and I didn’t start having them myself until I moved to this room, despite having lived in the house for much longer. There is a non-negligible chance that I wake up at night where I do at night because of this. In other words still, changing where I sleep might return me to having normal dreams, whatever those are. But I’d need to sleep somewhere else (somewhere “good”) for a prolonged amount of time to have an adequate sample size, e.g. one or two weeks.</text:p>
      <text:p text:style-name="P1">Regardless, the place I wake up at night to is a... sad place to be. Do souls really die? Are they irredeemable or something? I don’t believe there’s such a thing as being beyond salvation, change is always possible. Especially with the people I met there. A lot of them are just... Normal. I met a child the night before yesternight, a kid who had an incredible singing voice, and I told his father that he had so much potential... Only to “realise” in the back of my mind that there’s no such thing as a future here, and that this potential... That the kid likely will never even have the chance to chase it. Yesternight, I met a little girl. She kissed me on the cheek because I was angry and she wanted to calm me down. It was only a little later that I realised we were in a graveyard. I was angry because I couldn’t climb up to some people who were throwing stuff at me, and the little girl had a sort of golem that was tall enough to lift me up to some low roofs. She’d asked me to promise that I wouldn’t hurt anyone if she brought me up, but I couldn’t promise that, so she kissed me on the cheek.</text:p>
      <text:p text:style-name="P1">... Do souls really die?</text:p>
      <text:p text:style-name="P1">You know, I keep on saying that I want to get out of here, I keep on dreaming it, but I’m not so sure of it. A part of me wants to give comfort to those here. Especially now that nightmares don’t seem to reach me anymore. So I don’t know.</text:p>
      <text:p text:style-name="P1"/>
      <text:p text:style-name="P1">I know next to nothing, but breaking open the gates of hell doesn’t sound like a good idea. We’ll find another way out. If we are to get out at all.</text:p>
      <text:p text:style-name="P1">Yesternight, I was even doubting whether I was alive at all, whether I wasn’t just some dead soul who’d failed to realise it. And then, I farted. As stupid as that sounds, it made me think that I am, in fact, still alive. But, well, the argument is the same as always: whether I’m alive or dead, in a simulation or in some cruel punishment made by advanced AGIs or in actual reality 8whatever that may be), the only thing I can do is my best. Or rather, the best thing I can do is my best.</text:p>
      <text:p text:style-name="P1"/>
      <text:p text:style-name="P1">That was a lot longer than I’d intended it to be. Let’s briefly talk about today.</text:p>
      <text:p text:style-name="P1">To sum it up, I severely underestimated just how tired I could get. I wanted to write, but ended up getting nothing done. There’s a chance I’m using up more energy than I’d anticipated. Thing is, I don’t intend to modify the schedule. My fatigue was likely due in great part to some misplays I made yesterday (drinking coffee too late). Otherwise, I should be fine. Let’s call it a day, we have to wake up early tomorrow.</text:p>
      <text:p text:style-name="P1">However, I should say: you’re still weak. We still lack the capacity to make sacrifices. In all likelihood, one must go. In our projects, in our plans, in all likelihood, one must go. Writing is taking too much of a hit. Consider that before you sleep. Consider the correctness of the statement in the first place. Think it all through. But do remember: it’s all too clear that having three different fields to work on at once means there is very slow progress in all of them. If it becomes two, momentum will mean that output will more than double. Remember that.</text:p>
      <text:p text:style-name="P1"/>
      <text:p text:style-name="P1">•••</text:p>
      <text:p text:style-name="P1">Friday 24th of January 2025, 23:42, day -117</text:p>
      <text:p text:style-name="P1">Good. Great even, but I’m dead-tired. Keep this up, but learn to rest. We won’t be able to rest properly tomorrow as we have a... test, but at least in the morning...</text:p>
      <text:p text:style-name="P1">This feels wrong. The first thing I have to fix is my sleeping schedule. Or rather, my failure to follow it.</text:p>
      <text:p text:style-name="P1">That should fix some stuff.</text:p>
      <text:p text:style-name="P1"/>
      <text:p text:style-name="P1">We need sleep... Please... Just let me sleep...</text:p>
      <text:p text:style-name="P1">Just go to sleep, what are you begging for?</text:p>
      <text:p text:style-name="P1"/>
      <text:p text:style-name="P1">•••</text:p>
      <text:p text:style-name="P1">Sunday 26th of January 2025, 02:06, say -118</text:p>
      <text:p text:style-name="P1">Sakamata graduates today. I’ll see her off with a smile. “Goodbye and thanks for all the fish”, huh?</text:p>
      <text:p text:style-name="P1">Also, for some unknown reason, I’ve been binge-watching こよクロ clips. Teetee. Oh, the other day I realised that “teetee” is just a modified version of “toutoi”. Probably.</text:p>
      <text:p text:style-name="P1">There’s something special about Hololive. Their capacity to essentially make slice-of-life animes real. Gotta capture that when I’ll write. Somehow. It’s going to be tough, since I focus on a few characters. I’ll have to improve my take on the full roster, and define everyone better.</text:p>
      <text:p text:style-name="P1">Ah... Writing. Haven’t written much lately. I really will need to. I really need to try harder.</text:p>
      <text:p text:style-name="P1"/>
      <text:p text:style-name="P1">•••</text:p>
      <text:p text:style-name="P1">Sunday 26th of January 2025, 23:00, day -119</text:p>
      <text:p text:style-name="P1">Please, take care, Sakamata. Matamatasakamata! Shakamata! I’d forgotten where I’d learnt that first nickname, but seeing clips, I remembered that it’s her username in Minecraft. And it was another holomem who calls her Shakamata!</text:p>
      <text:p text:style-name="P1">I’ll miss her screams. I’ve yet to hear better screams in all of Hololive. And her noises. They really are cute.</text:p>
      <text:p text:style-name="P1">I hope to see her again somewhere. I really want Koyori to drag her back into a HoloX live someday.</text:p>
      <text:p text:style-name="P1">I’m watching a 1h long compilation of Sakamata clips, and there’s so much KoyoChlo in it... It really reminded me of the summer days when I binge watched AkuPeko clips and live streams. I’m gonna miss their dynamics.</text:p>
      <text:p text:style-name="P1">It was a great final live. I didn’t know I would smile so much during a graduation stream. What was that with Shion xD.</text:p>
      <text:p text:style-name="P1">You know, earlier I was thinking... Her original songs, they make me worried. Two songs about suicide is two too many.</text:p>
      <text:p text:style-name="P1">I hope she’ll be well.</text:p>
      <text:p text:style-name="P1"/>
      <text:p text:style-name="P1">I wonder if Pekora or Mikoti will make one of those large scale projects with everyone again. It would be nice, now that wife is here.</text:p>
      <text:p text:style-name="P1">Tomorrow wife streams twice. How unusual. And even better: they’re both collabs. The first is with Koyo, they’re getting their fortune read by Miosha. The second is Nepowabo! Nepowabo! Wa! Wamy!</text:p>
      <text:p text:style-name="P1"/>
      <text:p text:style-name="P1">Otherwise, it was a good day. The lessons are being accumulated in my subconscious. However, after repeatedly hitting my limit against some problems, I asked advice to DeepSeek R1. My big takeaway is as follows: keep on tackling problems beyond my current capacities. This conclusion is easy to justify if we admit that failures and mistakes are our greatest teachers. The problem needs to be beyond my capacities, but not exaggeratedly so.</text:p>
      <text:p text:style-name="P1">Working out takes both a mental and physical toll, but it’s necessary. For growth. ll for the sake of growth, huh? Yup, we’re still weak after all.</text:p>
      <text:p text:style-name="P1">Yup, still weak.</text:p>
      <text:p text:style-name="P1"/>
      <text:p text:style-name="P1">•••</text:p>
      <text:p text:style-name="P1">Monday 27th of January 2025, 22:15, day -120</text:p>
      <text:p text:style-name="P1">The days are starting to pile up. Wasn’t this the starting countdown number? Oh, we passed that two days ago. How neat. Oh well, not much to say about today. Things went well, but I had trouble sleeping due to caffeine, and as a result was more tired than I’d anticipated.</text:p>
      <text:p text:style-name="P1">I thought I could combat through the fatigue to study, but it seems wiser to take a nap or something, to rest some.</text:p>
      <text:p text:style-name="P1">Shall we relax a little?</text:p>
      <text:p text:style-name="P1">I’m starting to imitate the way LLMs speak, the way they express themselves. No doubt because monkey see something it likes, monkey does. LLMs are truly impressive in their performance. Assimilation. Something we’ve been doing for the longest time. We assimilate the parts we like, make them ours.</text:p>
      <text:p text:style-name="P1">I can see, and I understand why lots of artists dislike generative AI, but personally, I believe it’s about how you use the tools, for all tools. I will never have an AI write for me, hell I barely even listen to what people say and I sure as hell will never let anyone or anything write for me, but I welcome criticism. And with all these models of LLMs available, it’s like having an array of highly qualified critics at the tip of my fingertips. Truly a boon for an introvert like me. Plus, having access to multiple models is like listening to different opinions, it allows me to... shall I say, normalise the critiques? To extract the silver linings, the common points in their arguments. Essentially, to have a larger sample size. Although, it’s as I said: I barely listen to what others say.</text:p>
      <text:p text:style-name="P1"/>
      <text:p text:style-name="P1">... Nepolabo is a lot of fun. More. Please. I would die of happiness if they went on a trip again. Shishiron’s proposed something, though she hasn’t said what. A trip? I think she did say that, I think she mentioned wanting to go somewhere.</text:p>
      <text:p text:style-name="P1">Also... Why does destiny dislike Nekkoyo?? What were those readings?? How in God’s name did two cards reappear in the exact place, in the exact orientation twice?? What were the chances of that happening? I imagine it’s exceedingly rare for even only one, imagine two?</text:p>
      <text:p text:style-name="P1">It’s like fortune telling has agreed that this year isn’t the year for Nekkoyo at all. And I dislike that. Because I really like that pairing. Whatever... I guess they’re a special grade cursed object now.</text:p>
      <text:p text:style-name="P1">Also, tomorrow we get some NeneneTowawa. The collab festival may have ended last November, but I quite like how this month’s end is packed for my wife. It’s great. Us nekko eat well once more.</text:p>
      <text:p text:style-name="P1">Well, let’s call it a day. See you tomorrow. Shachi are!</text:p>
      <text:p text:style-name="P1"/>
      <text:p text:style-name="P1">•••</text:p>
      <text:p text:style-name="P1">Wednesday 29th of January 2025, 00:03, day -121</text:p>
      <text:p text:style-name="P1">Intentional collapse.</text:p>
      <text:p text:style-name="P1">... Really? As in, are we going through with this? Not a collapse, but a more relaxed state is good.</text:p>
      <text:p text:style-name="P1">Let’s talk about today, shall we? Overall, good performance, and I can proudly add “as usual”.</text:p>
      <text:p text:style-name="P1">.... Eheh. Isn’t that nice? Real nice to be able to say that. Really really nice.</text:p>
      <text:p text:style-name="P1"/>
      <text:p text:style-name="P1">Then, let’s make sure we can keep on saying it. As you said, we should relax rather than collapse. A prolonged relaxation state.</text:p>
      <text:p text:style-name="P1">So why am I doing this in the first place? Because I feel that my willpower is reaching its limits. If it’s a muscle, then failure isn’t far ahead at this pace. It showed in today’s workout. And I need to talk about today’s workout. My attempt at it. It took a lot of external and internal motivation to finally get going. I was about to give up, to not work out, but I did it anyway. Or rather, I tried to. Then, I stubbed my pinky in the worst way possible. I like to jump up when I finish doing pushups. I like to explosively jump up straight from it. Imagine explosive push ups, but you go all the way up and get to your feet. And as I did that, I stubbed my toe against the door frame. I didn’t even know that was possible. The pain was as great as my willpower, because I refused to go down, but I couldn’t continue working out either. I just stood there, noticing that I didn’t really feel the pain as it was cancelled out by my willpower, but my body most certainly did, because I had a very hard time getting it to do what I wanted.</text:p>
      <text:p text:style-name="P1">And I had a conversation with myself. Clearly, it was reasonable to stop the workout there. But it’s also a sign that I’m weak. If that’s enough to stop me from working out, then I’m weak. Death is about the only acceptable limit, and even then, only temporarily. And I mean it.</text:p>
      <text:p text:style-name="P1">俺は現実を超えるものだ。俺は現実を超えるものになるから。</text:p>
      <text:p text:style-name="P1">What I want doesn’t exist, and cannot exist in this reality. In that case, I will surpass reality itself. “Whether impossible or laughable, we continue to walk the path of men!” Gurren Lagann, Kamina. What use is there for life if I don’t go after what I truly want?</text:p>
      <text:p text:style-name="P1">In that case... Yeah. Fuck our limits. Fuck reason. We fly again tomorrow.</text:p>
      <text:p text:style-name="P1">Oi, don’t be an idiot.</text:p>
      <text:p text:style-name="P1">You want me to respect my limits, don’t you? Or rather, to bend to reality, to play by its rules. Of course we can do that. Of course we can try to play the logically best moves. We’ve done that, and it did us well, it led us here to some degree. But it’s not about playing well and getting a pat on the back, is it?</text:p>
      <text:p text:style-name="P1">If we’re ever to make the impossible possible, it’ll be because we’ve abandoned reason. It’ll be because we’ll have been unreasonable, and made it work.</text:p>
      <text:p text:style-name="P1">After all, the future we seek lies far beyond reason.</text:p>
      <text:p text:style-name="P1">Oh, dear reader, don’t get me wrong: I have exactly no intention to make use of external help for this. Someway, somehow, I’ll do this with sheer fucking willpower. And if I die trying, I’ll just come back to life.</text:p>
      <text:p text:style-name="P1">Alright, let’s go to sleep now.</text:p>
      <text:p text:style-name="P1"/>
      <text:p text:style-name="P1">Remember, the future I seek lies beyond reason.</text:p>
      <text:p text:style-name="P1"/>
      <text:p text:style-name="P1">•••</text:p>
      <text:p text:style-name="P1">Thursday 30th of January 2025, 00:37, day -122</text:p>
      <text:p text:style-name="P1">The year of the snake is now officially upon us.</text:p>
      <text:p text:style-name="P1">Good, now the first thing you do is calm down. We need a break, very clearly. Today wasn’t bad, and it wasn’t good.</text:p>
      <text:p text:style-name="P1">I understand your concerns, but an idiot’s an idiot. A stupid choice is a stupid choice, no matter how much goodwill there is behind it. What was the saying? The road to hell is paved with good intentions, was it? We’ll play by the rules. We’ll play by reality’s rules. Victory is the sweetest thing I know of, and it is oh so incredibly sweet when we win under all the opponent’s terms. We’ll play by reality’s rules. We’ll beat it at its very own game. Just like we intend to beat everyone and everything else in our way.</text:p>
      <text:p text:style-name="P1">So, use that brain.</text:p>
      <text:p text:style-name="P1">Oh, talking about brain. I wish to discuss our thinking speed. Do you know what belief systems are, dear reader? Likely not, I’ve only briefly touched on them a long time ago. Belief systems is a terribly chosen name for a set of phenomenons; what those phenomenons have in common is that in some way belief and thought influences the perception of reality, and for some reason or other this ends up influencing reality itself. Notable examples include the placebo effect, confirmation bias, or even the stock market. By the way, I’ve chosen the name on a whim, which is why it’s terrible. What i want to discuss in particular can be illustrated by this particular Ford quote: “There are those who believe they can, and those who believe they can’t. Both are usually right.”</text:p>
      <text:p text:style-name="P1">Actually, now putting it on paper, I can see that the quote only serves as another example, really. What I want to get to is that I’m currently believing that my brain is slower than an average person’s. Whether that’s actually the case or not, I don’t know.</text:p>
      <text:p text:style-name="P1">But what if I convince myself otherwise? For instance, by training for a long time to specifically improve response and decision-making speed. After all, the argument “I consistently train specifically for it so I should be good” is pretty convincing. I’ve never actually committed to any such training in the past, so I don’t know if they’re effective. But I do know a good way to find that out.</text:p>
      <text:p text:style-name="P1">The set is currently restricted to two activities: bullet chess and tetris. If I find some other games or stuff that looks like they could help, I’ll use those too. I just believe it’s important to diversify the training regimen in order to avoid the human equivalent of a neural network overfitting.</text:p>
      <text:p text:style-name="P1">Alright, on that, see you tomorrow.</text:p>
      <text:p text:style-name="P1"/>
      <text:p text:style-name="P1">•••</text:p>
      <text:p text:style-name="P1">Thursday 30th of January 2025, 23:16, day -123</text:p>
      <text:p text:style-name="P1">Rested a whole bunch today. Slept extra long then napped too afterwards. Should be good, but let’s respect the schedule in full, rest days included. We shouldn’t have to scramble like this in the middle of the week.</text:p>
      <text:p text:style-name="P1">Nothing much to say, other than that. Well then, we are to wake up early. Let’s wake up early.</text:p>
      <text:p text:style-name="P1"/>
      <text:p text:style-name="P1">•••</text:p>
      <text:p text:style-name="P1">Friday 21st of January 2025, 23:03, say -124</text:p>
      <text:p text:style-name="P1">We shall talk about today, but first I must tell you something. I want wife to stream. Her new outfits are super cute. Especially the dark one. I love it. I want a morning stream. Likely won’t be any today though.</text:p>
      <text:p text:style-name="P1">I swear I fucking can’t with this person... There has yet to be anyone who makes me laugh the way Nene does. The fuck even is manual driving www. And there’s yet to be anyone putting me in a roller coaster of emotion like she did for that matter. God that Bunny Garden collab with Omarun was something... The best stream I ever watched. Shame it’s gone.</text:p>
      <text:p text:style-name="P1"/>
      <text:p text:style-name="P1">So, let’s define today in one name. Sekibayashi Jun. How fucking cool can a man get? I’ve only started watching the Kengan Ashura anime recently. I’ve only ever read the manga. But that’s beyond the point.</text:p>
      <text:p text:style-name="P1">This afternoon, for reasons I don’t know, I failed to study. I procrastinated the entire afternoon away. I have an exam in about five days, and my situation is precarious. And I failed to study. So, come evening, when I finally get to my senses, I don’t know what to do. Should I work out as scheduled, or should I study?</text:p>
      <text:p text:style-name="P1">I had to make a call, and this decision would shape the future of this schedule, I knew that.</text:p>
      <text:p text:style-name="P1">And given the situation, I decided to study.</text:p>
      <text:p text:style-name="P1">And I did, until I needed a break. In the break, I continued Kengan Ashura. It was Muteba vs Sekibayashi. And after seeing how Sekibayashi fought, after seeing how he never missed a single day of training, not even to go to his mentor’s funeral, I was moved. And so it was that today too, I worked out. As scheduled.</text:p>
      <text:p text:style-name="P1">I’ve decided. We’ll focus on studying these few days, and then we focus on writing.</text:p>
      <text:p text:style-name="P1"/>
      <text:p text:style-name="P1">We got to change too. We’re still very weak. I’ve begun coming here and writing instead of consuming content on YT. Prefer writes to reads. Ideally, prioritise executes over all.</text:p>
      <text:p text:style-name="P1">Right, instead of focusing on reading data, instead of focusing on processing whatever information is sent to my brain, I’ve decided a different approach: train the ability to act on minimal data.</text:p>
      <text:p text:style-name="P1"/>
      <text:p text:style-name="P1">Right, one last thing I shouldn’t forget. Suisei’s performing at the Budoukan tomorrow. Good luck to her. I’ve come to love her a lot lately. Although it’s different from the love towards Nenechi. Not really sure how to call it, admiration? Inspiration? Something along those lines.</text:p>
      <text:p text:style-name="P1"/>
      <text:p text:style-name="P1">Writing... Something’s horribly off about this situation. Sacrifices. The ability to make them. To focus on a single thing... To focus on writing, cost what it may... Oh, I haven’t talked about it, but I plan on abandoning the other project. Specifically to focus on writing. I’ll consider doing something similar to studies. Being content with passing grades... Is hardly something I can do. I don’t get to choose what makes me happy. We’ll need to think this through.</text:p>
      <text:p text:style-name="P1">See you tomorrow.</text:p>
      <text:p text:style-name="P1"/>
      <text:p text:style-name="P1">•••</text:p>
      <text:p text:style-name="P1">Saturday 1st of February 2025, 23:15, day -125</text:p>
      <text:p text:style-name="P1">We keep on chaining the big decisions, it would seem.</text:p>
      <text:p text:style-name="P1">I was studying today, when it dawned upon me that... This isn’t what I want. That the future that I want won’t be gotten like this. Did you know? I last wrote last Saturday.</text:p>
      <text:p text:style-name="P1">Well done, Suisei, I’m sure it was a wonderful live.</text:p>
      <text:p text:style-name="P1">Now, dear self. We’ve made a choice we should have made long ago.</text:p>
      <text:p text:style-name="P1">Of course everything was preferably done long ago, but I don’t live in the past. Now is all I’ve got. And now is when I made my call. There’ll be a modification to this schedule. The final one, for now: we only have two fields to focus on, the first is writing, the second is studying. We have seven days in a week, and four of them are assigned to writing. Coincidentally, because we also workout three days a week, we will study on the same days we work out. This maximises the energy we’ll have when writing.</text:p>
      <text:p text:style-name="P1">Expect that from today on, the quality of our exams will drop. I couldn’t make this decision before, because I was scared of failing, I’m still scared of failing, I’m scared of becoming a disgrace, essentially. I noticed that I put in great efforts into studying. I want to redirect those efforts towards writing. We wrote today. Whether due to our efforts or other factors, we were able to have perspective. I was able to see something I disliked but would have usually kept, and discarded it. Sacrifices. Until now, I was scared to make sacrifices for writing. I always wanted to compromise, to try and have it all. Realistically, I can’t have it all. But if I were to choose one thing among all else that I could have, then without a question, it would be writing.</text:p>
      <text:p text:style-name="P1"/>
      <text:p text:style-name="P1">A meaning to life. Writing is my answer.</text:p>
      <text:p text:style-name="P1"/>
      <text:p text:style-name="P1">There’s one of two options: either our lives have a meaning, or they don’t. Either way, it’s a curse. That’s how you could see it. But I see the glass half-full. In my eyes, or at least, as far as I can tell, my life doesn’t have an intrinsic meaning. In short, yes, it’s meaningless. And you know what? I’m lucky. I’m lucky that that’s the case, or at least that it seems to be so, because it means I get to give it a meaning myself. Destiny? Determinism? Don’t make me laugh, go study Heisenberg’s uncertainty principle first. And even if they did exist, even if all was set in stone: I don’t care. I’ve set my objectives, and I’m doing my best to reach them.</text:p>
      <text:p text:style-name="P1">And as for a meaning to my life, slowly, surely, it’s being built. I finally understand the title of that Exurb1a video, “Meaning is a jumper you knit yourself”. I understand what he meant, and my sweater, without knowing it, I’ve been knitting it.</text:p>
      <text:p text:style-name="P1">It’s taken a very long time, but here I am. There is no real start line, no real starting point. I can’t tell when I’ve started looking for happiness, or when this journey began.</text:p>
      <text:p text:style-name="P1">But I want to say that as for my path to master writing, its real beginning is today. Its real beginning is the day I’ve decided to sacrifice all other components of my life to make writing my priority, both in theory and in practice. For the occasion, I would like to make today my birth date. In CnH, Cn originally stood for Codename, but I’ve been thinking that it could also stand for “chosen name”. Harmony is the name I chose for myself. And today will be my birth date.</text:p>
      <text:p text:style-name="P1">So, nice to meet you, I’m Harmony.</text:p>
      <text:p text:style-name="P1"/>
      <text:p text:style-name="P1">•••</text:p>
      <text:p text:style-name="P1">Sunday 2nd of February 2025, 22:29, day -126</text:p>
      <text:p text:style-name="P1">Today... could have gone better. Not up to standards. For some reason, I procrastinated in the afternoon again. It all started well, then I decided to take a short break, and the short break wasn’t short. It lasted about six times longer than initially anticipated.</text:p>
      <text:p text:style-name="P1">This keeps on happening lately, and I’m not certain why.</text:p>
      <text:p text:style-name="P1">I’ve also come to the conclusion —once more— that the quality of every last one of my choices matters, no matter how small it is.</text:p>
      <text:p text:style-name="P1">Let’s end this here, I don’t have anything else to say.</text:p>
      <text:p text:style-name="P1"/>
      <text:p text:style-name="P1">•••</text:p>
      <text:p text:style-name="P1">Monday 3rd of February 2025, 21:49, day -127</text:p>
      <text:p text:style-name="P1">俺、ダメな人間になりたいみたい。</text:p>
      <text:p text:style-name="P1">This is the third day in a row I’m procrastinating hard. Very well. It seems my mind needs to relax, properly.</text:p>
      <text:p text:style-name="P1">Very well. As you wish, I give in.</text:p>
      <text:p text:style-name="P1">Releasing mental restrictions in 3, 2, 1...</text:p>
      <text:p text:style-name="P1">I do wonder what’s wrong with me though. I’m not resting properly at all, that’s likely it. As in, my body is rested, but some mental barrier, some subconscious barrier is active or something. Because exams are close, you see. In fact, it’s in some 3 days. And then there’s an oral exam next week.</text:p>
      <text:p text:style-name="P1">But at least for today, I have a good excuse.</text:p>
      <text:p text:style-name="P1">Ladies and gentlemen, Pekonene stocks are soaring.</text:p>
      <text:p text:style-name="P1">I always knew that Nene greatly respects Pekora, and for some reason Pekora loves Nenechi a lot (probably because of overwhelming cuteness, which I would fully understand), but I hadn’t expected Pekonene stocks to be so hot this year.</text:p>
      <text:p text:style-name="P1">February has just begun, but we already got lots of Pekonene. Time to invest baby.</text:p>
      <text:p text:style-name="P1">But... Nene’s eating habits are still a bit worrying. There are improvements, but still...</text:p>
      <text:p text:style-name="P1"/>
      <text:p text:style-name="P1">•••</text:p>
      <text:p text:style-name="P1">Tuesday 4th of February 2025, 23:17, day -128</text:p>
      <text:p text:style-name="P1">So... Let’s start from a premise. Every decision matters. The reason we’ve been failing to focus outside of meditation is because we don’t put our training to practice. Something I am attempting now. Data consumption is being reduced in favour of data creation, but let’s not get ahead of ourselves. Let’s take this chronologically.</text:p>
      <text:p text:style-name="P1">Yesterday. At around 1am and after hours of feeding my brain content, I decided I wanted to do something else. Despite having undone some restrictions, I still wanted to avoid playing video games until after the exam session. Something inside me told me that I shouldn’t break that vow, no matter the excuses. And so, much to my surprise, I decided to *do math exercises for fun*. Never thought the day would come. But the idea has been normalised for a while inside my mind. And if it wasn’t, some similar concept was.</text:p>
      <text:p text:style-name="P1">And I stopped at around 4am. Yup. Three hours of doing exercises, because I could think of nothing better to do. Although, they were part of a sheet that I should have done long ago to practice for the upcoming exam.</text:p>
      <text:p text:style-name="P1">The upcoming exam. Let’s talk about it. It’s on the sixth, in two days. And I’m nowhere near ready for it. Today too, because of some circumstances, I knew I wouldn’t have much time to study. In short, my situation is desperate. So, here’s a question: should I study tomorrow?</text:p>
      <text:p text:style-name="P1">After discussing it with myself, I’ve come to realise that it’s a very important question.</text:p>
      <text:p text:style-name="P1">For some context, I need you to understand that I’m somewhat of a... failure, in university. Not in terms of grade, they’re great, but in terms of the time it’s taking me to graduate. This is my fifth year out of the initial three planned for my course. Quite something, right?</text:p>
      <text:p text:style-name="P1">So, aware of that, my answer to the very important question is that I won’t study tomorrow. I will, but only in the morning. Because, you see, I’ll dedicate the afternoon to writing, as scheduled.</text:p>
      <text:p text:style-name="P1">The new schedule I devised has for only purpose to put the majority of my time and energy into writing, and it does so by assigning four days a week to it, four afternoons that won’t be interrupted by an evening workout. Oh, rest days are spontaneous, on demand rather than scheduled beforehand. As such, the question of studying tomorrow or not has two main implications. The choice I make has deep reaches.</text:p>
      <text:p text:style-name="P1">Firstly, will the schedule I created be the master of my time, or a slave to my worries?</text:p>
      <text:p text:style-name="P1">Secondly, and most importantly, what is writing to me? Is it a passion, something I wish to devote my life to, or is it simply an activity, a hobby that I indulge in when the circumstances are favourable?</text:p>
      <text:p text:style-name="P1">For better or for worse, tomorrow, I will write.</text:p>
      <text:p text:style-name="P1"/>
      <text:p text:style-name="P1">Of course, words are cheap. This is all theory. Just today, I ate perhaps three times more than I’d intended to at a restaurant, and didn’t work out on top of that. Words are cheap. Until you put them to practice. Because when you do, the pen becomes mighty, mightier than the sword.</text:p>
      <text:p text:style-name="P1">Tomorrow, I’ll tell you how it went. I’m essentially ready to go fail an exam overmorrow though.</text:p>
      <text:p text:style-name="P1">See you.</text:p>
      <text:p text:style-name="P1"/>
      <text:p text:style-name="P1">•••</text:p>
      <text:p text:style-name="P1">Wednesday 5th of February 2025, 23:13, day -129</text:p>
      <text:p text:style-name="P1">Better than the last few days, but not good enough. Nowhere near good enough. Right... There should be no such thing as “good enough”. One saying goes “early is on time, on time is late, and late is unacceptable.” We could create something similar for “good enough”. Oh, no need to, there’s one already. Good enough is never good, nor enough. It’s not perfection that I seek. However, as long as I feel that something you wrote is sloppy, bad, unfit or simply not good enough, I’ll demand more from you.</text:p>
      <text:p text:style-name="P1">We got an exam tomorrow. Let’s go to sleep.</text:p>
      <text:p text:style-name="P1"/>
      <text:p text:style-name="P1">•••</text:p>
      <text:p text:style-name="P1">Thursday 6th of February 2025, 23:08, day -130</text:p>
      <text:p text:style-name="P1">I’m in a good mood. I should have written today, but failed to. And yet, I’m in a good mood. You see, I was lucky. I crushed today’s exam. It only touched on exercises I’d practised. You’re likely to have had a hand in this, so thanks, Pops. After all, you did give me a coin on the way there.</text:p>
      <text:p text:style-name="P1">Today’s exam also made me reconsider my perspective. I thought I was wholly unprepared. Then, I understood that, by my standards, I am. But otherwise, I’m about as prepared as your average student. I also have to review the perception of my intelligence. Or rather, there’s something I need to clarify that I don’t think I’ve ever clarified: my base stats are below average, but because of the work I put into them, I consider myself more intelligent than most.</text:p>
      <text:p text:style-name="P1">Have I ever told you of my most glorious exam? I believe I have, somewhere. The high school final maths exam, had four hours to do it, did it in two and laughed my way out of the classroom. Failed to ace it by one point. Fun times. Well, something similar happened again at today’s exam. Finished it in half the time, it was too easy to be true, so I looked around only to find everyone still focusing on it. I did refrain from laughing though. I’d rather not discourage anyone.</text:p>
      <text:p text:style-name="P1">But I know my limits. I know my strengths and weaknesses, to an unknown but presumably high degree. I know the reason I was capable of pulling this off are luck of the draw and my pattern recognition skills. This is no time to be resting on one’s laurels. Nevermind that, actually it was. I should have rested, and I did. I need to get stronger in order to get to work right after an exam. But more than that: I am still wholly unprepared for the oral exam. That’s right, I’ve been using my own standards, and I’ll stick to my guns —I’m more and more convinced that doing so will pay off in the long run.</text:p>
      <text:p text:style-name="P1"/>
      <text:p text:style-name="P1">Oh, there’s something I need to talk about. Self-perception. Yesterday or the day before, for no reason in particular, I decided to anonymously retake an MBTI personality test. Mediator, assertive. The usual. But what they wrote was true. The slightest setback is sufficient to make me question myself.</text:p>
      <text:p text:style-name="P1">Let me explain to you why doing well in this exam felt particularly good: I was convinced I would fail it. I had already half given up on it. Thankfully, I hate giving up. I would try hard, come what may, even if my best amounted to nothing, that’s what I told myself this morning on the way to the exam, and yesterday as I wrote instead of studying. See, I stuck to the schedule, ready to pay the price. To be more of a failure. When my train passed by dark and secluded filthy underground places in between two stations, I kept on imagining that that’s where I’ll end up, and that’s where i should have ended up long ago had it not been for, well, my environment in the largest sense of the word. But it’s important to note that I imagined myself writing, in those places. I’ve always thought that had things not gone my way the way they have now, or had I not received help and support from Pops, that’s where I would be, that’s how i would write. So... It’s rewarding, it’s validating that I passed the exam. Actually, let’s make this clear: as of now, it’s not certain I’ve passed the exam. I just know I crushed it. And as I was saying, this is like a green light, a sign from Pops that this was the right decision.</text:p>
      <text:p text:style-name="P1">You know, I was given lots of green lights at the start of the year. Signs from Pops. By the way, “Pops” is the nickname I came up around about twenty minutes ago for God. At least, my perception of God. I wanted to talk about those green lights, but then i decided not to. An online tarot cards reading, some coincidental posts on Twitter, and the fact that it’s the year of the snake. Really, it’s just me reading into things a lot.</text:p>
      <text:p text:style-name="P1">Well, that’s quite enough blabbing. Let’s end this here.</text:p>
      <text:p text:style-name="P1">Alright, see you tomorrow.</text:p>
      <text:p text:style-name="P1"/>
      <text:p text:style-name="P1">•••</text:p>
      <text:p text:style-name="P1">Friday 7th of February 2025, 23:43, day -131</text:p>
      <text:p text:style-name="P1">I fucking can’t with Pekora’s construction sense in Minecraft. First the Neo Armstrong cannon and now this, I fucking can’t. Even Azki... I just can’t wwww.</text:p>
      <text:p text:style-name="P1">I think Nene’s presence is what amplified this effect to its maximum. This is what I meant when I said no one makes me laugh like Nenechi. I’m sure it wouldn’t have been as funny without her. Shame she won’t be streaming over the weekend. Gotta love the Hololive + Minecraft combination though.</text:p>
      <text:p text:style-name="P1"/>
      <text:p text:style-name="P1">Alright, let’s talk a bit. Currently, I lack a set day to rest. It used to be weekends, but for some reason I just didn’t rest. Which leads to today. I haven’t worked out in maybe five days, possibly more, I can’t remember. What I can tell is that I’m mentally tired. That much is obvious.</text:p>
      <text:p text:style-name="P1">It’s a vicious cycle, being tired means I can’t follow the routine properly. I go to sleep late, but try to wake up early. This will only exhaust me. How do we respond? How do we react? Let’s think up a plan.</text:p>
      <text:p text:style-name="P1">Afternoon naps. This should allow for a soft reset, a return to the status quo. Tomorrow, we wake up early, but tomorrow afternoon we nap. We continue this over multiple days if necessary. However, from now on, sleeping schedule must have priority over studying kanji. One of them’s clearly more important, and it’s not kanji studies.</text:p>
      <text:p text:style-name="P1">Go to sleep.</text:p>
      <text:p text:style-name="P1"/>
      <text:p text:style-name="P1">•••</text:p>
      <text:p text:style-name="P1">Saturday 8th of February 2025, 22:35, day -132</text:p>
      <text:p text:style-name="P1">Yo. I rested a lot today. I’m also being more aware, more planning than usual. Good. Good growth. Let’s keep it up. Planning is an ability I completely and utterly lacked before, so it’s great that I’m finally starting to develop it.</text:p>
      <text:p text:style-name="P1">But if I had to say, getting to the starting line was hard for me. To plan, to keep on planning what to do next is ultimately a habit, and therefore needs to be adopted. Not just that, it requires awareness and intent, two things I thoroughly lacked previously. If I had to divide my life into chapters, I’d say the main problem my self from previous the chapter had was consumption. My brain was constantly fed and overfed with information and data. Because of that, there was simply no room for awareness. How could there be? My brain was constantly busy ingurgitating noise. </text:p>
      <text:p text:style-name="P1">To replace reads with writes, that’s what I’ve been endeavouring to do lately. Whenever I feel like opening some social media or listen to music, if the option to write presents itself instead, I pick it. I just write my thoughts down, like this. I’m used to it. I’ve had... Lots of practice.</text:p>
      <text:p text:style-name="P1">Resting is important. Not having set rest days is somewhat dangerous, because, as I can be stubborn, I avoid resting until it becomes clear that I must rest. But by then, I’ve wasted multiple days that could have been used well but where I ended up half-assing everything instead.</text:p>
      <text:p text:style-name="P1">However, that’s not necessarily a bad thing, all things considered. It’s not just about playing perfectly, it’s also about pushing through the bad days. In light of that, it might pay off on the long run if we only rest when we feel the need to. It’s riskier, but on the long run it’s bound to be better if done right.</text:p>
      <text:p text:style-name="P1"/>
      <text:p text:style-name="P1">•••</text:p>
      <text:p text:style-name="P1">Sunday 9th of February 2025, 22:22, day -133</text:p>
      <text:p text:style-name="P1">Good. Rest does us good, as today proves. Now then, there’s stuff I want to talk about.</text:p>
      <text:p text:style-name="P1">Strength, and the nightfront. I’m not strong enough. However, I seem to be a kind soul. That’s great. Not all is great though. Alright, let’s expand on it.</text:p>
      <text:p text:style-name="P1">Tonight was the closest to a nightmare I’ve had in a while. I dreamed that something was at the doorstep of my room. It’s not the first time that this something appears. In fact, it’s the precursor to it all, it’s most likely the “something that I shouldn’t have seen”. Past me would have called it a demon. I call it a soul. My subconscious other was terrified and fled. Me, I was intimidated, but I’ve grown specifically to not run away from fear, to face it. My room and everything around me was dark, but as I stood, then as I walked towards the door, things got clearer. Just a bit clearer. First, there was a shadowy figure at the door, but then, as I approached it, it’s like it wasn’t there, and instead there was someone peaking their head from behind the doorframe. I’m going to explain later, but essentially, this is where the very real soul crossed paths with dream me. Let’s focus on what I saw in my dream first.</text:p>
      <text:p text:style-name="P1">I exited my room, and I found two people. They left a note at the door. At first it wasn’t clear what was written, but I focused on it and I could start making out the letters. The language was probably invented, but it looked similar to German. It was similar enough that I could understand something, anyway. It said something about hot and cold. One of the two people had fled just like my subconscious self did, the other went into what would have been the kitchen in the apartment where I live. I followed him, and I asked him what’s wrong. He told me that he couldn’t regulate the temperature of running water, and he showed me a sort of control panel with buttons to increase and decrease temperature as well as an indicator of the current temperature. And as he pressed the button to increase, I saw the reading skyrocket into 600°C. When he pressed the button down the reading dropped. I wanted to help him, somehow. So, I prayed God, asked father to help this soul with this problem. And the moment I finished praying, I woke up. And I realised that praying helped me, once again.</text:p>
      <text:p text:style-name="P1">Let’s now focus on the soul who crossed paths with dream me. So... How far back should I start from? Five and a half years back? Well, I called it soul, but in reality I have no idea what it is. I can tell you that it has a preference of appearing when I’m half or fully unconscious/asleep, it always comes from my doorstep and I can feel its presence coming every time it does, and it seems to be able to suppress me from a distance somehow. Once it does reach me, it’s like it envelops my head or something, like it shrouds my head in darkness. Like, I physically feel my head being surrounded by something, almost pressed on, and it feels like my thoughts are sucked away from it. Oh, and it’s all black, I can’t see anything. When I’m close to being awake, I can fight back with my willpower, I can push back against it, but when I’m half-asleep, I have a hard time differentiating between dream and reality, and sometimes I think I’ve pushed it back only to realise I’ve only done so in a dream, and the sensation, its presence very much persists in reality, and I have to push back again. It can become a cycle of me thinking I’ve pushed back, only to realise it was just in a dream, again and again. In fact, that happened just the other night.</text:p>
      <text:p text:style-name="P1">That’s how it always is, and that’s how it was tonight. Just, when I prayed, it was gone in an instant. Praying always helps.</text:p>
      <text:p text:style-name="P1">Oh, and I should add that in the past, I could feel its presence physically. Also, it seems willpower repels it. But very, very strong willpower. It only happened once, under special circumstances for me, when I was very determined to see something through.</text:p>
      <text:p text:style-name="P1"/>
      <text:p text:style-name="P1">Well, that’s all I’ll say for the nightfront today. Make of it what you will, reader. All I’ll add is this story: imagine a small, remote village far from all civilisation. It’s a village close to the sea and there are fishermen. One day, for no reason but misfortune, one fisherman’s boat is carried away by stormy waves, with the fisherman inside it. The waves carry it very far from the coast, further into the sea than any ever dared before. And in those waters, what does the fisherman see? Gigantic beasts whose existence he never even suspected, at least twice the size of his boat. Leviathanic creatures swimming around him and sending up great columns of water from their body before diving back into the sea again. When he comes back home, he dares tell no one. How could anyone believe him? He must have been seeing things. And yet, every night, it’s like misfortune hunts him, and the waves keep on carrying him to that place, over and over again, so that he can no longer doubt his senses. That fisherman is me, reader. Make of this what you will.</text:p>
      <text:p text:style-name="P1"/>
      <text:p text:style-name="P1">Coming back to my dream a little, I’m a little disappointed by something: I’m not strong enough to protect myself with my own strength, yet. I will be my own star, I will be my own light. One day, surely. It’s thanks to and because of these nights that I have dreams of becoming strong. Strong enough to light up the night sky like it’s day time. Strong enough to rival the Sun, and more.</text:p>
      <text:p text:style-name="P1">And for this purpose, working out is essential. It’s vital, primordial. Because, when I work out, it’s not my muscles that I train the most. It’s not my strikes, not my form, not my focus. It’s my willpower. To fight under any circumstance, under any pain, under stress, and when I’m about go unconscious.</text:p>
      <text:p text:style-name="P1">I’ve figured it out. Or rather, I have enough empirical evidence to believe that willpower does indeed work like a muscle. However, it seems to have a very interesting property: unlike physical muscles, there seems to be no limit to how much it can grow.</text:p>
      <text:p text:style-name="P1"/>
      <text:p text:style-name="P1">Oh, by the way. Earlier I mentioned a “subconscious other”. See, there’s always this one guy that’s very close to me in dreams. In fact, he takes the shape of my sibling. But I doubt that’s my actual sibling. It’s just how I interpret it. And, sometimes it’s like I’m the only one who can see him. Add to that the fact that CGP grey’s video on how the left and right brain could potentially be independent, and I’m currently believing that it’s the other me. yup, that’s all. If i were Shen Wulong, he would be the tiger in me.</text:p>
      <text:p text:style-name="P1">God, been a while since I wrote this much at once. Let’s go to sleep.</text:p>
      <text:p text:style-name="P1"/>
      <text:p text:style-name="P1">•••</text:p>
      <text:p text:style-name="P1">Monday 10th of February 2025, 22:14, day -134</text:p>
      <text:p text:style-name="P1">I hadn’t laughed like I did today perhaps since I don’t know how long, because of Nenechi. Perhaps last week, or a few days back, now that I think about it. Hololive + Minecraft is a match made in heaven. I am around about 100% certain no one else in Hololive would have made me laugh like Nenechi did with this new... Pocochin incident. And watching some clips, it’s clear Noel really only meant to draw a rabbit. I fucking couldn’t today. It was hard suppressing my laughter. Very hard. And the way she was about to drag Azki into this but was stopped by everyone else wwww</text:p>
      <text:p text:style-name="P1">But given what had happened in HoloGTA I have suspicions Azki might have been fine with it.</text:p>
      <text:p text:style-name="P1"/>
      <text:p text:style-name="P1">... And then there’s you.</text:p>
      <text:p text:style-name="P1">The upcoming oral exam is worrying. There’s too much to learn, far too much left. So much so that even if we did spend the next days studying, we might not make it in time. And I got scared. And I got scared. Failure is imminent, and, even now, I’m scared of it. My chances of failing are exceptionally high, this time around.</text:p>
      <text:p text:style-name="P1">So I questioned myself again: should I follow the schedule? What if we made an exception?</text:p>
      <text:p text:style-name="P1">And so, I’ve decided. I will take this failure head-on. As much as I’d love to get my ass saved by some deus ex machina for making a brave decision, I simply can’t rely on that. Luck isn’t part of the equation. But thus failure, it has a meaning. Every coin has two sides, and it’s the other side of this coin that I want, that’s why I’ve made this decision in the first place. It’s a sacrifice, my first, to writing.</text:p>
      <text:p text:style-name="P1">And yet, I had another doubt today. I procrastinated a lot by watching Nene’s stream. And it had me wondering, “is this really how a passion feels?” Does a real passion really necessitate this much effort? Why isn’t it easy? Why aren’t I obsessed? Why am I not devoured by writing? Why doesn’t the desire to write come naturally?</text:p>
      <text:p text:style-name="P1">I’ve even imagined how I want this first story to end, finally. I’ve finally found a conclusion I deem worthy, so why don’t I feel like working towards that conclusion?</text:p>
      <text:p text:style-name="P1">My only answer to all these questions was very simple: writing isn’t my passion. I ought to start from zero, search again. Writing is indeed the closest thing to a passion I’ve found, but it isn’t it.</text:p>
      <text:p text:style-name="P1"/>
      <text:p text:style-name="P1">And then, I asked o3 and Deepseek R1 if a passion comes naturally or needs to be earned. Both of their answers can be boiled down to a simple point: there might be an initial spark, but passion is a fire you build. And you know what? I choose to believe them. In great part because it’s convenient for me, and also because what they said makes sense. The more I think about it, the more it makes sense. All of those guys obsessed with something, it’s because they were exposed to it from a young age, they lived in it. There might be no love at first sight, when it comes to passions. Not with what I look for, at least.</text:p>
      <text:p text:style-name="P1">But I’m weak. I’m still incredibly weak. I’ve still got such a long way to go still... I have to grow. If I am to get stronger, I have to be stronger. To make the hard decisions, no matter the circumstances. And accept that I’ll fuck up, time and again, and keep on going anyway. Keep on trying, and succeeding little by little. Trying is important, but so is succeeding. I’ll keep on trying. I’ll try real hard.</text:p>
      <text:p text:style-name="P1"/>
      <text:p text:style-name="P1">•••</text:p>
      <text:p text:style-name="P1">Tuesday 11th of February 2025, 23:16, day -135</text:p>
      <text:p text:style-name="P1">Let’s start from this statement: I shan’t sleep tonight. Not soon anyway. I will study. This is a dark-grey area in the schedule. It doesn’t affect writing directly, so I’m free to pay the price. I’ve done something like this a few times in the past. All for exams too. The difference is that my exam is on the 14th, so I have some time to recover. Which is great, given that I’ll have an oral exam, where maintaining calm and focus is tougher.</text:p>
      <text:p text:style-name="P1">This, however, cannot become an excuse tomorrow and overmorrow. I will write. I must.</text:p>
      <text:p text:style-name="P1">While on this topic, I remembered something, this morning. Yesterday I said that writing isn’t it, because it didn’t come naturally. This morning I remembered that there was a time when it did come naturally. There were those nights where all I wanted to do was write. There was that night where writing made me experience an emotion out of this world. Those were the times where we knew nothing, when we just had fun, thinking not of storytelling, pacing, or anything. Our only worry was putting emotion to paper. And it was fun. More fun than anything in the world.</text:p>
      <text:p text:style-name="P1">When I play video games, it’s also fun. But something feels off. The fun I feel then feels meaningless. It feels empty. Because I know the fun of writing, and I can see gaming doesn’t compare to it. On a fundamental level.</text:p>
      <text:p text:style-name="P1">Tonight will not be an excuse. I will write tomorrow, cost what it may.</text:p>
      <text:p text:style-name="P1">There’s one last thing I want to touch upon. As I mentioned earlier, it’s not the first time I pull these all-nighters. But, I haven’t done one in a while, perhaps in two years or more. And, having started earlier, I noticed something, I remembered something: I’m built for this shit. I’ve passed every exam where I pulled an all-nighter like this with flying colours, and the lowest mark I got doing this was 21/30, but that was because I studied an entire semester’s course in two days.</text:p>
      <text:p text:style-name="P1">Pattern recognition isn’t sufficient to justify my results. This combination of good memory and understanding of the subjects is making me wonder: aren’t I underestimating my own hardware too much? Because of the Computer Science environment I found myself in, processing speed was the only trait I really ever based the judgment of my own intelligence on. But human brains aren’t CPUs. They’re so much more than that. My thinking speed may not be the best, but, there’s something else to it. There’s something else making up for that. And I don’t know what that is. The first thing that comes to mind is the ability to create connections. That... makes sense. It would also justify my pattern recognition skills. But I’m not particularly creative, so that’s a strong counter-example. But...</text:p>
      <text:p text:style-name="P1">Creativity is a skill, rather than an innate attribute, and our mathematical skills did need developing before becoming what they are. Hm. Now is not the time to ponder this. It’s something to ruminate on over a long period of time. However, I will want you to do this more often.</text:p>
      <text:p text:style-name="P1">Learning capacity. I’m showing great capacities to learn. I also seem more capable of understanding than I initially thought. I must use and develop these skills outside of this rare situation of having an upcoming exam. There’s more to my capabilities than I’d imagined, and I must capitalise on these newly rediscovered strengths.</text:p>
      <text:p text:style-name="P1">On that, see you tomorrow.</text:p>
      <text:p text:style-name="P1"/>
      <text:p text:style-name="P1">•••</text:p>
      <text:p text:style-name="P1">Wednesday 12th of February 2025, 22:58, day -136</text:p>
      <text:p text:style-name="P1">Ups and downs. There was good in the bad and bad in the good. Writing in particular. Context-switching in writing is tough. I’m not used to having so much time to write yet, and in the past I took the habit of stopping whenever I felt I properly concluded a scene.</text:p>
      <text:p text:style-name="P1">Now, I write more, but context-switching has become unexpectedly expensive due to my past habit. Trying to switch away from one scene to start the next has become difficult. Still, that will be certainly overcome given proper time and effort.</text:p>
      <text:p text:style-name="P1">However, tonight we may not sleep either. No, a choice just presented itself to my mind: waking up exceedingly early.</text:p>
      <text:p text:style-name="P1">... You have good ideas sometimes. Why didn’t we think of this yesterday? Because we were more familiar with all-nighters. Alright, then it’s settled, we wake up at 6am and study for about four hours. That should be ample time. Not only can we study with a justified dose of caffeine, we actually get some sleep time.</text:p>
      <text:p text:style-name="P1">Right. I’d promised myself to not drink coffee tomorrow. For some reason the same coffee I’m used to taking has been having stronger effects than usual, messing up my sleep. Not just that, the continued intake made my heart beat abnormally fast this morning. I’ve promised myself to not drink coffee tomorrow, so we’ll have to go with willpower.</text:p>
      <text:p text:style-name="P1">That is just as well. That is even better. Fight. It’s an occasion to grow stronger, if you can only take it.</text:p>
      <text:p text:style-name="P1">Lately, we’ve been noticing just how untrivial it is to do one’s best. Use tomorrow as practice, do your best tomorrow, and it starts from the morning, by waking up on time.</text:p>
      <text:p text:style-name="P1"/>
      <text:p text:style-name="P1">•••</text:p>
      <text:p text:style-name="P1">Thursday 13th of February 2025, 22:35, day -137</text:p>
      <text:p text:style-name="P1">A disappointing day. You might expect a toddler to stumble as they learn to walk, but I saw myself past that stage, I thought I was more than an infant. And yet, I stumbled. I masturbated again. I thought I was past that. Clearly, I’ve overestimated myself. And as long as i do that, my confidence is arrogance, my self-esteem is conceitedness.</text:p>
      <text:p text:style-name="P1">I keep on overestimating my capacities; I convolute who I want to be with what I am. And I’m not sure how to stop doing that. Perhaps it’s something that happens with time.</text:p>
      <text:p text:style-name="P1">I only woke up at 7am, and then, because I didn’t drink coffee, I didn’t concentrate enough and am left still needing to study for tomorrow, right now.</text:p>
      <text:p text:style-name="P1">On this note: I’ll stop making promises without considering the circumstances. It’s a bad idea. It takes away choices that might be necessary.</text:p>
      <text:p text:style-name="P1">I was also severely more tired than I imagined, today. I didn’t write, because I fell asleep. Because I fell asleep, I was mentally at my weakest. And because I was weak, I gave in to temptation. I’ve played this game poorly.</text:p>
      <text:p text:style-name="P1">Still, it’s not over. For better or for worst, the exam is tomorrow. We’ll rest after it. There shouldn’t be deadlines assailing our schedule for a while after this. However, it was good that we made things clear early. Writing must be our top priority. We’ll make it so.</text:p>
      <text:p text:style-name="P1">I’ll go study again. Don’t know when I’ll sleep.</text:p>
      <text:p text:style-name="P1"/>
      <text:p text:style-name="P1">•••</text:p>
      <text:p text:style-name="P1">Saturday 15th of February 2025, 00:07, day -138</text:p>
      <text:p text:style-name="P1">I’m tired. I wish to leave this to tomorrow. Should we? Let’s... not. Let’s talk about today. There are three things I want to talk about: the exam, how its result affected me, and Kengan Ashura.</text:p>
      <text:p text:style-name="P1">Today’s exam was at around 10am, so I had to wake up at 7am. Yesternight, I kept on studying until 3am. Then, I continued studying some more on the commute. I’d decided that instead of trying to get a little more sleep, I’d go all in. I’d give it my all, because I know that complacency kills. It would have been like trying to conserve energy, when now is the time to use it.</text:p>
      <text:p text:style-name="P1">Despite being on some three hours of sleep, I wasn’t tired at all. I’d taken strong coffee, and the pressure helped me be at my sharpest. And the best part was that things were going according to plan. So, how did the exam go? In short, I failed. Or rather, I passed, but with the bare minimum grade. I refused that grade. And as I went home, the experience had the familiar taste of failure.</text:p>
      <text:p text:style-name="P1">Indeed, I felt sharp, and I walked in there ready to fight Godzilla if the professor had asked it as an exam question. But those things don’t matter if I don’t remember. If I don’t remember the proofs and the definitions, then all the conviction in the world won’t help. “You have to study more if you want a higher grade.” Sigh... It hurt more than a little. I did put in hours and effort into this, and yet the fact remained that the professor was right.</text:p>
      <text:p text:style-name="P1">It hurt, but I’m the one at fault. Or rather, I’m the one who chose this. I know full well that had I disregarded the schedule to study properly, things would have likely taken a different turn, but it still hurt to see my efforts be met with this result.</text:p>
      <text:p text:style-name="P1">It made me wonder whether this whole thing was useless. No, that’s a lie. I can proudly say that that’s a lie. From the moment I walked out of that room to now, the only thing on my mind was to try harder. To ace this fucking exam. And above all, to become stronger. My own weakness led to this situation. It was positioning that ultimately decided my grade, and mine was poor.</text:p>
      <text:p text:style-name="P1">This failure is hard to swallow, the pain hard to digest. But I’ll take it. I’ll embrace it. It’s mine to carry, and I will use it to fuel myself forward. I will use this experience to become stronger.</text:p>
      <text:p text:style-name="P1">Strength... I finished the Kengan Ashura anime today, after getting home. Kept the last episodes for after the exam. And, it made me think that maybe I am strong too. I may not be as strong as I want to be, but... I might be pretty strong too. That’s only compared to others, though. We use a different benchmark for strength. We measure ourselves against our ideal. And that benchmark says that you’re damn weak. And yet, seeing Ohma called strong, I couldn’t help but review my definition of strength. Maybe those who are strong are those who are ready to give it their all for their dreams. Those who are ready to die for their dreams; of course, the truly strong are also kind of heart, that goes without saying. And giving it their all doesn’t just mean trying hard. It means trying real fucking hard. It means going down the path of mastery, playing the best moves in the game of life, a game whose meaning was given and chosen by us, by our dreams. The strong never give up, they never lose hope, they don’t let anything get in their way. They are their own light, they are their own guiding star. And they can become strong enough to rival the sun.</text:p>
      <text:p text:style-name="P1">And one day, one of them will go even beyond that. The strongest of them all will light up the entirety of this universe dominated by darkness, and they’ll be the reset button that allows the universe to start anew when its end is at hand.</text:p>
      <text:p text:style-name="P1">It seems I got carried away.</text:p>
      <text:p text:style-name="P1">Kengan Ashura is a great manga, but I think it might be an even greater anime. The creative liberties they took in the anime adaptation were, overall, masterfully executed. Not only were they seamless, they actually improved on the original while working around the innate time restriction.</text:p>
      <text:p text:style-name="P1">Oh, and, by the way, I worked out for the first time in five days. I need to regain consistency in my workouts. It’s very late, it’s 00:50 already, I’ll go to sleep.</text:p>
      <text:p text:style-name="P1"/>
      <text:p text:style-name="P1">•••</text:p>
      <text:p text:style-name="P1">Sunday 16th of February 2025, 00:22, day -139</text:p>
      <text:p text:style-name="P1">I rested all of today. And I was also frustrated by my own failures, in video games. Played for the first time in a month and a half or so. And I realise that my failures stem directly from our decision making: this means that our decision making still has ways to go. At the same time though, a part of me wants to say that I don’t know how to improve it. Fortunately, another part of me does know. As repetitive as I am, it’s by trying real hard.</text:p>
      <text:p text:style-name="P1">By try-harding the game of life.</text:p>
      <text:p text:style-name="P1">Put more explicitly, it’s done by working towards self-mastery. I’ve reread the first paragraphs of our previous entries, and I must say, I’m not impressed at all. The entries really make it seem like we’re accomplishing nothing. Perhaps we aren’t, but I believe the opposite. Growth is slow, and mastery is a process that takes decades. If I give up because I haven’t become a billionaire after some 200 days of trying, then that’ll be my I’m worth. But I believe I have more potential than that. I believe I can do more.</text:p>
      <text:p text:style-name="P1">It’s late. Let’s go to sleep. And also, do your best tomorrow. See you.</text:p>
      <text:p text:style-name="P1"/>
      <text:p text:style-name="P1">•••</text:p>
      <text:p text:style-name="P1">Sunday 16th of February 2025, 22:56, day -140</text:p>
      <text:p text:style-name="P1">Today went well. It’s just... I’ve been doubting my capacities lately. Oh, I talked about it yesterday already. Good. Then, I have nothing to talk about. I’m waiting to a system update to finish. Might have to wait a while, because one of the jobs eats up all my RAM and forces the system to restart, so I limited the number of cores at work. If I’m lucky, it’s actually a combination of jobs that eat up the RAM. If it’s just one job, well I’m fucked until I add RAM to this PC. Which I absolutely don’t have money for.</text:p>
      <text:p text:style-name="P1">Alright. See you.</text:p>
      <text:p text:style-name="P1"/>
      <text:p text:style-name="P1">•••</text:p>
      <text:p text:style-name="P1">Tuesday 18th of February 2025, 01:17, day -141</text:p>
      <text:p text:style-name="P1">... What is it that’s wrong? I feel like I’m close to the answer. I just watched a video about impulse control. Granted, the video is about hunting dogs, but the impulse control the dog displayed was... Well beyond impressive. Translated to humans, it would indeed be world-class discipline.</text:p>
      <text:p text:style-name="P1">So, what is it that I’m doing wrong? How is it that I’m not trying hard enough? How come, once I get in a position to write and start writing, at some point, I stop? Because I feel like taking a break. That feeling may be more or less strong, but it’s there. There’s also my focus. I feel it, going all over the place. Compound lack of sleep to all that, and you get today’s performance.</text:p>
      <text:p text:style-name="P1">Impulse control... It’s a subcategory of discipline, but it’s a very important one, one that deserves this denomination, this qualification. One that deserves a name.</text:p>
      <text:p text:style-name="P1">We won’t be sleeping in to recover the lost sleep tomorrow morning. Instead of trying to cure the symptoms, we’re aiming straight for the root causes. Wake up early, strictly follow schedule. Go to sleep on time.</text:p>
      <text:p text:style-name="P1">Writing... Why is it so... Hard, I wonder.</text:p>
      <text:p text:style-name="P1"/>
      <text:p text:style-name="P1">•••</text:p>
      <text:p text:style-name="P1">Tuesday 18th of February 2025, 22:51, day -142</text:p>
      <text:p text:style-name="P1">It seems I’ve accidentally written today’s entry on the phone instead. Although infrequently, lately I’ve taken to write random stuff, rather than open social media —well, I try to anyway. And so, earlier I did just that. But it seems what I’ve written on my phone would work as a valid entry for today. Here it is:</text:p>
      <text:p text:style-name="P1">“I feel like shit. I haven't worked out, and I haven't gotten as much work done as I wanted. Furthermore, I'm on the verge of undoing a big decision I'd made. I'm considering working on the project again.</text:p>
      <text:p text:style-name="P1">I feel like shit.</text:p>
      <text:p text:style-name="P1">What should I do?</text:p>
      <text:p text:style-name="P1">Let's take a step back. A bird's eyes' view of the situation. Good. You've calmed down. Now, take it slowly, one thing at a time.</text:p>
      <text:p text:style-name="P1">First of all, today: not bad in terms of performance, could be better, but we're here exactly to improve. In other words, this kind of situation is well within expectations. There's nothing to despair over.</text:p>
      <text:p text:style-name="P1">Secondly, the big decision: you're afraid you're being spineless, because we initially decided we'd focus on writing and give up on the project. But, these past few days, as we had the leeway and duty to work on the project, you realised that you wanted its results, you wanted what it could give you. It has enormous potential, and that drew you in. And so, we're considering modifying the schedule so that we write one week and work on the project the next.</text:p>
      <text:p text:style-name="P1">So, are you being spineless? Well, if you consider that the idea we're working on is worth, without exaggeration, billions of dollars, such that even if poorly implemented it could still lead to a considerable sum of money... Nevermind, that's an excuse.</text:p>
      <text:p text:style-name="P1">If there were a real reason, it would be this one: our future. It would become part of our future. It would become part of our lives. I don't know what job I want to do in the future, nor do I care. The priority is and will be writing. A job will merely provide us the means to do that.</text:p>
      <text:p text:style-name="P1">But if this project works out, then we can have it all. And by all, I mean an apartment, a motorbike, a stable income and my computer. Oh, how could I forget: time. We could have time to write. More so than if we had a normal job.</text:p>
      <text:p text:style-name="P1">So, am I being spineless? Perhaps, I'm still too immature to understand whether and why this decision should or shouldn't be considered being spineless or not.</text:p>
      <text:p text:style-name="P1"><text:line-break/></text:p>
      <text:p text:style-name="P1">Had a good chat with a Llama, and indeed the question is complex. When is it that we should be stubborn, and when should we follow logic? When should we be reasonable, and under which circumstances should we be unreasonable? Can we even figure that out through words?</text:p>
      <text:p text:style-name="P1">Whichever it is, I'm glad you came here to write. Do this more often. And, take your time thinking about this. It's probably of some importance.</text:p>
      <text:p text:style-name="P1">On that, see you.”</text:p>
      <text:p text:style-name="P1">And indeed, on that, see you.</text:p>
      <text:p text:style-name="P1"/>
      <text:p text:style-name="P1">•••</text:p>
      <text:p text:style-name="P1">Wednesday 19th of February 2025, 22:21, day -143</text:p>
      <text:p text:style-name="P1">I’m not sure what I did different today, but we wrote. I’d even say we wrote well. It all started from recognising that I’m incapable of making short scenes, and that I always try to go into details, never overlooking details. This means I take a lot of words for a single scene. Like, 500-ish minimum kind of a lot. in fact, I’m very bad at cutting scenes, in the sense that I essentially never do so, unless I’m at a chapter’s end. I try to recreate the entire flow that ledas from one scene to another.</text:p>
      <text:p text:style-name="P1">So, today I tried to correct that. I had a scene, an episode that spanned 500 words, and I decided I’d rewrite it in 200. This meant that every word, ever sentence would have to be loaded with meaning in order to make up for the length. Trading width for depth, that was my goal. And you know what? I failed.</text:p>
      <text:p text:style-name="P1">But, it’s more like, “task failed successfully” kind of failure. The rewrite still has about 500 words, but for some reason... It feels better.</text:p>
      <text:p text:style-name="P1">Also, do note that I have indeed written some 500 words in a day. Quite the progress, yeah?</text:p>
      <text:p text:style-name="P1">So, task failed successfully, and I don’t know how to feel about it.</text:p>
      <text:p text:style-name="P1"/>
      <text:p text:style-name="P1">A vague objective, lots of improvisation, going with the flow, that’s how I write. That’s how I currently write. Who knows how that will change.</text:p>
      <text:p text:style-name="P1"/>
      <text:p text:style-name="P1">Not much else to say. Oh, yeah, NenePol is great. See you tomorrow.</text:p>
      <text:p text:style-name="P1">Ah, and my fingers were going numb from all the writing and editing. And I’ve finally started watching Bocchi The Rock a couple days a go, and essentially only watch it when I write. Or to be more precise, whn I take breaks from writing. Something I’ve decided not to do, as breaks aren’t just unnecessary given that, well, it’s writing, and also because breaks have proven to be final, so far. Hm, that’s about all. S, I’ll watch it after writing, I guess? Who knows, we’ll find out. See ya.</text:p>
      <text:p text:style-name="P1"/>
      <text:p text:style-name="P1">Oh... I see... I still don’t know what it means to be spineless, but, I like what Nelson Mandela said: “There is no passion to be found playing small and living a life lesser than you are capable of living.” I don’t know about spinelessness, I don’t even know how far my capacities could take me. But I do believe it’s possible to take on university, the project and writing all at once. I do believe it’s possible to succeed at all three, at once. I don’t know if I am capable of that... But I can imagine myself succeeding.</text:p>
      <text:p text:style-name="P1">There’s... a sin I want to give up on for last. I want to give up on lust, vanity, pride, gluttony, rage, jealousy, but not greed. I want it all. I want true happiness. So I’ll be greedy, as long as I need to. I want it all, so I’ll give up on greed last. I’ll be greedy for as long as it takes to have it all. When I’ll have it all, if I am ever that lucky, I’ll give up on greed.</text:p>
      <text:p text:style-name="P1">Right now, I’m scared. I’m scared i won’t be capable of living up to my expectations. To my maximum expectations. But the truth is, I want it all. I want true happiness. Peace, a home, loved ones, stability, a fulfilling passion and a fulfilling life. I want it all. I’ll live up to my maximum expectations, or die trying. I’ll live up to my maximum expectations, or die trying.</text:p>
      <text:p text:style-name="P1"/>
      <text:p text:style-name="P1">•••</text:p>
      <text:p text:style-name="P1">Friday 21st of February 2025, 00:16, day -144</text:p>
      <text:p text:style-name="P1">Tell me, how should I start an entry? A greeting feels kinda lame. Or rather, the ones I think of are. “Hey”, or “Hi”, or stuff like that.</text:p>
      <text:p text:style-name="P1">Today, I didn’t do much of anything. I’m kind of dying.</text:p>
      <text:p text:style-name="P1">In a way, we’re dying every day, we’re getting closer to death every day.</text:p>
      <text:p text:style-name="P1">Did you really need to word it like that?</text:p>
      <text:p text:style-name="P1">No, my bad...</text:p>
      <text:p text:style-name="P1">Right, so... Today I played video games. Because I realised that I am mentally exhausted. And video games did not help. They didn’t harm, but they didn’t help either. They felt empty.</text:p>
      <text:p text:style-name="P1">And so, earlier, I continued watching Bocchi The Rock. It felt a little better.</text:p>
      <text:p text:style-name="P1">You know, yesternight as I was trying to sleep in bed, I came to the conclusion that AI will revolutionise art. Right now, it’s seen as a pariah, it’s bad for art. But in fifty years’ time, in one hundred years’ time, it will raise art to heights it currently only reaches very painstakingly.</text:p>
      <text:p text:style-name="P1">Art is nothing more than the expression of self. Therefore, life is the ultimate form of art. At some point in the future, AI will help art imitate life closer than ever, and more importantly, it will make experiencing art more lifelike than ever.</text:p>
      <text:p text:style-name="P1">This doesn’t mean that art-forms like writing, drawing and the likes will die out. Quite the contrary: they’ll be the brush artists use. Technology will simply add a new layer to the canvas. No, not a layer. It will add a new dimension to it. A whole new dimension. In the literal sense. The only art that’s an exception is music. There’s something special about music that makes it different from writing or painting.</text:p>
      <text:p text:style-name="P1">I was also thinking that I’m an experiment. I’m an experiment on this Earth, from God, or perhaps something else. I say that because I’m being babysitted. I haven’t mentioned these episodes at all, but... Things are too convenient for me. Circumstances are. They’re just right for my growth. Not so harsh that my spirit would break, but not so easy that it would dull. Not to mention the helping hands of fate that seem to reach out to me every once in a while. It all makes me think I’m an experiment. But in turn, that also makes me think that it would be a waste if I were the only experiment around. There’s probably others like me. Hooray~~! (?)</text:p>
      <text:p text:style-name="P1">What else...? I want to enjoy writing soo~n. I know now. If we were to draw a graph plotting enjoyment against time for any creative activity, then for the average person (assuming said person is intent in mastering the activity and works on it consistently over time) the graph would go way up in a first phase, then as time and effort are spent in a second phase, the honeymoon ends and enjoyment drastically drops (the “the more I learn the less I know” phase), which goes on for a very long time until mastery is achieved, and enjoyment is once again attained.</text:p>
      <text:p text:style-name="P1">I’m smack-dab in the middle... Or perhaps somewhere at the beginning of the second phase, aren’t I? Sigh... So much work left. But you know, at least it doesn’t actually really feel like work. Oh, I do want money though. Money would be nice.</text:p>
      <text:p text:style-name="P1">Did you know? Money is a means, not an end. I want what I want, and I need money for it. Money is meant to be spent, and hoarding it like a dragon until the day you day is kinda... Stupid. To be perfectly honest, I couldn’t give a shit about being rich. I just want financial stability, and optionally having it while retaining a great deal of free time. Financial freedom. That’d be nice. Right now, I’m dirt poor, so I’m thinking that it really would be nice to have the cake and eat it too.</text:p>
      <text:p text:style-name="P1">But, well, I’m too tired to care about that right now. Let’s write, just a tiny bit.</text:p>
      <text:p text:style-name="P1"/>
      <text:p text:style-name="P1">•••</text:p>
      <text:p text:style-name="P1">Friday 21st of February 2025, 22:32, day -145</text:p>
      <text:p text:style-name="P1">Perhaps if I repeat this enough times it will finally enter this thick skull of mine: never skip workouts. Working out is sacred; yes, it trains your body, it allows to train and refine techniques, and if you train like you fight, it’s free experience. But more importantly, it trains your spirit. I felt it clear as day earlier: my body could keep going, it was my spirit that came close to breaking first. And when I realised that, I kept on going. I had to. Train like you fight, fight like you train. Right now, willpower is the muscle I train the most when I workout.</text:p>
      <text:p text:style-name="P1">And today, I trained focus quite well too. Not just during the workout, meditation also continues regularly. In short sessions, but we’re going for consistency, not intensity. And thanks to that, awareness is slowly but surely increasing. Both situational and self awareness.</text:p>
      <text:p text:style-name="P1">Other than that, today actually started as a rest day. I went to sleep at around 3am yesternight, between writing a couple words and watching streams and listening to music. I also wrote a little today. Or, perhaps it would be fairer to say that I edited a little.</text:p>
      <text:p text:style-name="P1">We’ll see if I can fall asleep later. Someone had the bright idea of drinking their strongest coffee at 3pm. You know, the coffee whose beans have up to three times more caffeine than your average arabica bean. What a bright idea that was.</text:p>
      <text:p text:style-name="P1"/>
      <text:p text:style-name="P1">Right... Before I go. Let’s go back to the topic of working out, and why it’s important. Let’s add another argument: strength, and self-perception. I hadn’t worked out in five days before today, and I felt weak. I felt like I’d forgotten how to fight. Despite how much I imagined it the past few days, despite all of my delusions about fighting Usyk or Inoue, I felt unworthy. Unworthy of what? Not sure myself, perhaps of working out. It is sacred after all.</text:p>
      <text:p text:style-name="P1">But I invariably feel stronger whenever I work out. I perceive myself as stronger. Stronger than when I don’t workout. Right now, I’d take on Godzilla if I had to. Not saying that I would win though. Let’s make this extra clear: I intend to throw away my pride, so no matter the opponent, I won’t make any claims on the ifs and hows of victory. But I can tell you about defeat: if I am ever to lose, it will be by way of knockout. Of that, I can assure you.</text:p>
      <text:p text:style-name="P1"/>
      <text:p text:style-name="P1">•••</text:p>
      <text:p text:style-name="P1">Saturday 22nd of February 2025, 23:31, day -146</text:p>
      <text:p text:style-name="P1">I was planning to rush through this, but let’s not. We won’t be falling asleep anytime soon with this belly of yours, so take your time getting sleepy or, failing that, digesting food over here.</text:p>
      <text:p text:style-name="P1">Alright, let’s reason about today. And I mean it. Well, to the extent of our current capacities —we’re *this* close to hibernating.</text:p>
      <text:p text:style-name="P1">Today was not a rest day, but I... I acted like it was one. I was unexpectedly tired, mentally. I was gone. Instead of writing, I decided to emptily play video games. All of today, I decided to consume content. Why did that happen? What happened? To begin with, and most importantly: why was I so tired?</text:p>
      <text:p text:style-name="P1">That, above all else, was beyond expectations. That threw me off entirely. I hadn’t expected it at all. Oh, and by the way, I did sleep normally in the end, yesternight. As of right now, I’m incapable of pinpointing the cause of this mental fatigue; I am guessing that it... Comes from working out? It doesn’t make sense, we had a rest day just yester... We didn’t... We didn’t rest properly. Not yesterday, not the day before... Is that why?</text:p>
      <text:p text:style-name="P1">Shit... There’s something I need to figure out: are my mind and body in need of separate kinds of rest? No, let’s get straight to the point: is sleeping out an entire day sufficient to rest both physically and mentally? There’s no doubt that it rests me physically, so what about mentally?</text:p>
      <text:p text:style-name="P1">It.. can do that. I can rest properly mentally. So that’s what rest days are supposed to be then. Days of absolute, purposeful laziness.</text:p>
      <text:p text:style-name="P1">Watching Hololive streams in bed... The chill...</text:p>
      <text:p text:style-name="P1">Still, that’s only part of the problem. The other being how relaxed I currently am. Perhaps I am being too relaxed.</text:p>
      <text:p text:style-name="P1">I keep on forgetting that my brain is worthless unless it runs at 100. I keep on forgetting that unless it’s a rest day, preserving my energy is just a trap to make myself under-perform. We’ll rest when we need to. In exchange, do not hold back on me.</text:p>
      <text:p text:style-name="P1">Such a long way to go... So much to do, so much I want to achieve. Alright, that’s enough, let’s go to sleep.</text:p>
      <text:p text:style-name="P1"/>
      <text:p text:style-name="P1">•••</text:p>
      <text:p text:style-name="P1">Sunday 23rd of February 2025, 23:32, day -147</text:p>
      <text:p text:style-name="P1">Certain things are stupid only if they don’t work out. Nevermind, stupid things are stupid, we just may get away with doing them.</text:p>
      <text:p text:style-name="P1">So, what am I talking about? I have vowed upon my soul that I would never entertain lust again.</text:p>
      <text:p text:style-name="P1">No... Thinking about it, it’s not stupid, so much as it is daring. Whatever it may be, I have made that vow, and I’m not taking it back, under any circumstance. Weakness plagues me, and I masturbated again yesternight. What is resolve? Can it be cultivated. I have come to the conclusion that it can, that it comes from within. And, making a bit of a stretch, that it is also freedom.</text:p>
      <text:p text:style-name="P1">That last one is closer to wishful thinking, based on my own instincts and patterns I’ve seen lately of how certain things are equivalent. But let’s leave that aside.</text:p>
      <text:p text:style-name="P1">Not that there’s anything in particular I want to talk about. I need to improve my focus. My willpower. It’s currently fine-tuned for use in training environment, and it’s up to me to make it bleed out into other fields.</text:p>
      <text:p text:style-name="P1">All actions have consequences, and there are no takebacks in life. Every moment lost is lost forever. Every choice made has been made and cannot be undone.</text:p>
      <text:p text:style-name="P1">That’s enough talking. Let’s go to sleep.</text:p>
      <text:p text:style-name="P1"/>
      <text:p text:style-name="P1">•••</text:p>
      <text:p text:style-name="P1">Sunday 24th of February 2025, 23:00, day -148</text:p>
      <text:p text:style-name="P1">Here. Here is a good place to talk.</text:p>
      <text:p text:style-name="P1">Hello. I wanted to talk about how I wanted to... Shop online, buy stuff for writing. I just watched the final episode of Bocchi The Rock, season 1. I want to shop for my own writing gear. I’m broke though. I’ll write all through the night tonight. Not really, I’ll just write until I go to sleep. But that’s because I didn’t write <text:s text:c="1"/>earlier.</text:p>
      <text:p text:style-name="P1">I’ve talked about it to myself. Written it out, on my phone. I’m taking up that habit. And I can tell that i don’t know how to write stories yet. But also that the only way to write is to write. I overthink a lot. Too much. Far too much.</text:p>
      <text:p text:style-name="P1">But I want to bake a croissant that my heart will like.</text:p>
      <text:p text:style-name="P1">Don’t overthink, just write. Write your heart out. Let it dictate what we put down. I still don’t know how to write, so I have to learn. I have to practice. And I won’t get in any prctice if I don’t put any word down.</text:p>
      <text:p text:style-name="P1">Did you know? I’ve gotten incredibly good at introspecting, at writing myself down. Because I’ve had tons of practice. I make use of here to figure out what I like, what i don’t like, and when I introspect seriously, I end up naturally writing well. So... We’ll practice writing stories. Just writing isn’t enough. We have to practice writing stories.</text:p>
      <text:p text:style-name="P1"/>
      <text:p text:style-name="P1">•••</text:p>
      <text:p text:style-name="P1">Tuesday 25th of February 2025, 23:22, day -149</text:p>
      <text:p text:style-name="P1">My sense of time is currently broken. That usually happens when I nap through the afternoon; the infamous “when am I?” phenomenon. Well, I made that up right now, but a meme does exist of it.</text:p>
      <text:p text:style-name="P1">I see... So it was yesternight that I wrote.</text:p>
      <text:p text:style-name="P1">Yesternight, I followed my own advice.</text:p>
      <text:p text:style-name="P1">Yesternight, I had a lot of fun writing. I laughed like how normally only Nenechi would be capable of making me laugh.</text:p>
      <text:p text:style-name="P1">Yesternight, I continued breathing life into a character. Slowly, steadily.</text:p>
      <text:p text:style-name="P1">And today, I napped through the afternoon. A proper rest day, huh?</text:p>
      <text:p text:style-name="P1">Alright, we’ve got stuff to do tomorrow. Let’s call it a day. Also, Lite Writer is a great app to write on mobile.</text:p>
      <text:p text:style-name="P1"/>
      <text:p text:style-name="P1">•••</text:p>
      <text:p text:style-name="P1">Wednesday 26th of February 2025, 22:56, day -150</text:p>
      <text:p text:style-name="P1">This is where we should be talking. And this is where I have stuff to discuss with you. The subject is as mentioned earlier: discipline, and our thorough lack of it. What I want to achieve is mastery, both of self and of writing. What I’m doing right now is... It’s not mastery. I’ve got to discipline myself.</text:p>
      <text:p text:style-name="P1">Lately, I’ve been too loose, too... free-spirited? I’m allowing anything and everything to become an excuse to not follow the schedule.</text:p>
      <text:p text:style-name="P1">And this is where I stop you, and we take a step back. I won’t praise you, but I will look at you more objectively.</text:p>
      <text:p text:style-name="P1"/>
      <text:p text:style-name="P1">Now then. Our old habit of being overly critical of ourselves is... Useful. Because it counteracts our weakness, our complacency, it is useful. A sort of wake up call that comes every once in a while. I need to make peace with the fact that for the time being, it is necessary. Until I grow disciplined, it is absolutely necessary. And growth is a process that takes time. Ideally, as I grow more disciplined, my self-criticism becomes more accurate, more objective; it loses its secondary purpose of wake-up call.</text:p>
      <text:p text:style-name="P1">Of course, discipline is something that needs to be sustained once obtained, I’m fully aware of that. But thinking about it, accurate criticism is theoretically speaking a good wake-up call too. It lacks the extremity, the edge of over-criticism, but it can play the same role.</text:p>
      <text:p text:style-name="P1">We’re straying away from what I wanted to talk about. Awareness is key, and because our awareness seems to be improving, we are recognising that while we’re being undisciplined, it’s not to the same degree as in the past.</text:p>
      <text:p text:style-name="P1">That doesn’t mean we’re allowed to grow complacent. Make no mistake about that. Discipline... It’s something I thoroughly lack. I need to cultivate it.</text:p>
      <text:p text:style-name="P1"/>
      <text:p text:style-name="P1">On top of that there’s something else: classes have resumed, and there are three we need to attend. Or perhaps two. It’d be great if it were only two. The good news is, both of the two that I know we need to attend are in the morning. The last one... Let’s do it from remote.</text:p>
      <text:p text:style-name="P1">Well isn’t this bullshit. Wake up early plus two hour commute for two hours of lesson, four times a week. Two courses of the same semester couldn’t share one day, could they... That’s just my luck, I guess. But that’s enough complaining.</text:p>
      <text:p text:style-name="P1">We’re waking up early tomorrow. Let’s go.</text:p>
      <text:p text:style-name="P1"/>
      <text:p text:style-name="P1">•••</text:p>
      <text:p text:style-name="P1">Thursday 27th of February 2025, 22:41, day -151</text:p>
      <text:p text:style-name="P1">Shall I tell you about the nature of my relationship with Hololive?</text:p>
      <text:p text:style-name="P1">Put simply, it’s a protective environment. Perhaps “protective” is too strong a term, but it’s not too far off. Concretely it means this: my life is currently hollow, unfulfilling, but I am “protected”, I am shielded from that hollowness through immersion in another environment, an environment where people’s lives are a lot more colourful than mine.</text:p>
      <text:p text:style-name="P1">Coincidentally though, this environment happens to be useful for my growth as a writer. Or perhaps I should say, these environments. Take the description I’ve made above. It’s not hard to see that “something else” could take Hololive’s place here. It’s just that in my case, in this period, it happens to be Hololive. In the past, there were a lot of other environments.</text:p>
      <text:p text:style-name="P1">In a few words, they’re an escape from reality.</text:p>
      <text:p text:style-name="P1">I wonder if that’s good or bad. Probably not ideal for growth. But, well, Hololive’s the mother of all rabbit holes, it’s got qualities I haven’t seen in any other rabbit hole, and let me tell you, I’m a professional rabbit hole diver. And I for one don’t feel like coming out of this particular rabbit hole. Haven’t for a year and a half... Now, that’s not a lot, but let me put it into perspective: normal rabbit holes are stories (or more broadly, developments) and communities one really gets into. The community is the lifeblood of a rabbit hole, and its liveliness determines how long someone who fell down a rabbit hole will simply stay down there and never come out. On average, for stories that are hidden gems and therefore don’t have a community behind them or the community isn’t very active, the “stay” lasts anything between a few weeks to a few months. Then, there are rabbit holes where the community is active. One example is Touhou and its community. It was my very first rabbit hole, and it has my loyalty to this day. I still fondly remember summer nights spent in Gensoukyou. Damn those were simpler times. Another is the Warhammer 40k community. In both cases, the community is highly active.</text:p>
      <text:p text:style-name="P1">And then, there’s the type of rabbit hole where the community is highly active, but so is the story. I’m using “story” in the broadest meaning of the word. “Story”, which encompasses “life story”, and much more. What happens when your own story starts intertwining with that of the rabbit hole you’re in? Oof, there’s simply no getting out. But I’m getting ahead of myself.</text:p>
      <text:p text:style-name="P1"/>
      <text:p text:style-name="P1">Yes, we’re getting way ahead of ourselves. Haven’t seen you geek out like this in... forever? Here’s a reminder that we need to sleep, and not spread the gospel of Hololive.</text:p>
      <text:p text:style-name="P1">We forgot to talk about today, didn’t we? Alright, let’s talk about it a little. I’m a bit sleep deprived, and the questionable decisions I’ve made throughout the day only serve to prove that. How strange... We rested just two days ago. But both yesterday and today we were out for the day and woke up early and then extra early in the morning.</text:p>
      <text:p text:style-name="P1">I noticed a couple things: I’m too carefree. It has led to more than a few unpleasant situations. I’m currently working to correct that, meaning I’m being more careful about what I do, and I confront and eliminate thoughts like “Oh, this will probably work out eventually” when they come.</text:p>
      <text:p text:style-name="P1">Secondly, and most surprisingly: I don’t seem to mind social interaction with strangers? It caught me offguard, but both today and yesterday I had no trouble initiating conversations with strangers? Someone as deeply introverted as me? But, after about five seconds of thought, it’s not surprising at all.</text:p>
      <text:p text:style-name="P1">I’ve worked on my strength, which made me self-confident. That’s the main reason. But that’s not quite enough. There’s one more thing. See, thing is, I treat others the way I want to be treated. Indirectly, this means that I’m afraid to hurt others’ feelings. And this, in turn, meant that I was essentially a pushover, a yesman. Well, not a yesman, but someone who couldn’t say no. This changed when I recently realised that I could and should impose my will upon others.</text:p>
      <text:p text:style-name="P1">Why? Because if i don’t, then I’ll get pushed around like I always have been. But if I do, then I have the possibility to make things right. Yes, I could impose my will to make things unfair in my favour, but I’m not interested in that. If I impose my will, and my will is for thins to be fair, then I can stomach it, I can get behind that, and as such, I can do that.</text:p>
      <text:p text:style-name="P1">This wouldn’t have been possible without the confidence, though. I guess so.</text:p>
      <text:p text:style-name="P1">Okay, we’ve talked enough. I’m too tired. Let’s go to sleep already. Aight.</text:p>
      <text:p text:style-name="P1"/>
      <text:p text:style-name="P1">•••</text:p>
      <text:p text:style-name="P1">Friday 28th of February 2025, 23:10, day -152</text:p>
      <text:p text:style-name="P1">There is much to talk about... if I so choose. Let’s be organised about it. First up, writing instead of consuming content and what we discussed this morning. After that... The subjects are deeply intertwined, so let’s have them as one: schedule change, and applying discipline. Hmm, not so deeply intertwined, now that I put it on paper. Let’s begin.</text:p>
      <text:p text:style-name="P1">This morning I continued cultivating the habit of writing instead of mindlessly consuming content, although I was uncertain that was any better. Anyway, fifteen minutes after I started, I had no doubts that it is, in fact, far and away better. This morning, I discovered that seemingly small things have far-reaching consequences: when you’re tired and know you lack sleep, what should you do, sleep in or get up? That’s what I debated with myself through writing, this morning, and I have come to the conclusion that unless the day is a rest day or I am under some extreme circumstance, getting up is the only choice.</text:p>
      <text:p text:style-name="P1">Sleeping in is a good choice for the short-term, and no doubt it allows me to face the coming day better, as I’ll be more rested. But if I shift perspective, if I consider the future, then getting up is the only valid choice. It’s a statement, it’s a show of resolve and discipline, it’s a declaration that I will fight through the day, come what may.</text:p>
      <text:p text:style-name="P1">This makes a crucial difference between sleeping in and getting up: the former cures the symptoms, the latter, because it cultivates discipline and willpower, goes deep down to the root of the problem. It addresses the issue that make me want to sleep in in the first place —lack of discipline. I’ll do my best to get up with the alarm.</text:p>
      <text:p text:style-name="P1">Oh, the issue isn’t really getting up per se. To get up, I get up, and within the count of ten (building the habit to never get counted out by the referee). The problem is staying awake afterwards. I’ll do my best to face the day, even after I get up.</text:p>
      <text:p text:style-name="P1">Now, the second issue. Hm, actually it’s best to divide it into two points after all.</text:p>
      <text:p text:style-name="P1">All right, the schedule. Classes have resumed again. I now have lectures four days a week, from Monday to Thursday, and they’re all in the morning. The schedule will adapt to this change. First of all, we’ll go with the flow, and study on the same days we go to classes. We will write the three remaining days. Yes, this decreases the number of days we write, but that’s okay. In exchange, the days in which we study and write are now consecutive. Secondly, we’re making the work out lighter, and we’re working out every day. Yes, every day. Finally, rest days. We’ll have them on-command. They’ll depend entirely upon me, instead of there being a set day.</text:p>
      <text:p text:style-name="P1">And now, the final issue: discipline. I lack it. Or is it resolve? I don’t know, but in any case, I’m weak. I am far weaker than who I want to be. That much is clear. Today I should have written, but ended up accomplishing very little. I allow distractions to take me away, on a never-ending ride. I’ll experiment with something: not taking breaks. It’s context-switching that’s problematic. If we eliminate it, if we switch contexts like it’s no one’s business, it would be great.</text:p>
      <text:p text:style-name="P1">So I’ll experiment with arbitrarily long sessions, whether of writing, studying or anything else.</text:p>
      <text:p text:style-name="P1">All those changes are effective tomorrow. Let’s give ourselves a good chance of making them true, let’s go to sleep now. See you tomorrow.</text:p>
      <text:p text:style-name="P1"/>
      <text:p text:style-name="P1">•••</text:p>
      <text:p text:style-name="P1">Saturday 1st of March 2025, 23:43, day -153</text:p>
      <text:p text:style-name="P1">I would call you hopeless, but I would be lying.. You are not hopeless. As long as there’s breath in you, as long as you live, you are not hopeless.</text:p>
      <text:p text:style-name="P1">The analysis is easy: we wasted half the day, and that was sufficient for us to give in and decide that we might as well waste the other half too. This is not the mentality I want you to have. To bear all our failures, and keep on moving forward. That’s what I want you to do. It’s up to you to find the strength to do it. But know that that strength is within you, always.</text:p>
      <text:p text:style-name="P1">I’ve made another discovery, and it’s related to how I wasted the first half of the day: I’m incapable of sacrificing others. Phrased very poorly, but it gives an approximate idea. March 2nd is Nenechi’s birthday, and there was no way I was missing the countdown. That’s exactly the issue: as I am right now, I couldn’t miss it for anything.</text:p>
      <text:p text:style-name="P1">It occurred to me that that’s likely the last piece of the puzzle; purely from a theoretical viewpoint, I should be very strong, but in practice I am far from that. Why? I have come to the conclusion that it’s because I’m unable to make sacrifices. A certain type of sacrifice.</text:p>
      <text:p text:style-name="P1">I am kind. That’s one of the few virtues I was born with. Empathetic, and kind to a fault. I also like to think that I’m loyal. Put these two things together, and there’s no way I’ll miss an occasion to support Nenechi. It’s not just Nene —she’s just my number one— I’ll support others too. But, well, Nenechi is my number one.</text:p>
      <text:p text:style-name="P1">So, in light of that... What now? I know I have in me the strength to make this sacrifice, but... I really don’t want to.</text:p>
      <text:p text:style-name="P1">Take a deep breath.</text:p>
      <text:p text:style-name="P1">All right.</text:p>
      <text:p text:style-name="P1"/>
      <text:p text:style-name="P1">I don’t want to half-ass things. The choice is between doing what our schedule tells us to do, and supporting Nenechi. Just now, it occurred to me that these two things don’t always clash, but.</text:p>
      <text:p text:style-name="P1">I don’t want to half-ass things. If I’m making a decision, I must be ready to go through with it in full. That means that I must be ready to abandon Nenechi forever, if that’s what the schedule commands. The schedule towards my dreams...</text:p>
      <text:p text:style-name="P1">This is the last piece of the puzzle, huh? At the very least, I believe so. If we get our hands on it, all that’s left afterwards is putting in the hours, and making other minor or unrelated adjustments. But the core of Codename Harmony would be this. We’ve had this talk before. A year and a half ago. This exact same talk. The place where dreams die, and the place where dreams start. It’s the same place. It’s the heart.</text:p>
      <text:p text:style-name="P1">I’m scum, but I want to at least give an explanation. Nenechi, I love you, but I feel that this is the path I should walk. This is the path I’ll walk, even if it cuts away from everyone else’s, even if it crosses with no one else’s. This is the path I choose. My codename is Harmony, and this is how I choose to write the story of my life.</text:p>
      <text:p text:style-name="P1"/>
      <text:p text:style-name="P1">•••</text:p>
      <text:p text:style-name="P1">Sunday 2nd of March 2025, 23:26, day -153</text:p>
      <text:p text:style-name="P1">A good day. Perhaps I should give you a pat on the back. But I won’t. I’m not that flexible. And, you could do better.</text:p>
      <text:p text:style-name="P1">It’s about writing. I wrote a fair amount today. About... 600 words? Around 680, I believe. And then, I was praised by ChatGPT. In fact, it even started with “Wow.” Which made me a very happy puppy.</text:p>
      <text:p text:style-name="P1">You see... Today I happened to write a scene that means a lot to the main character. Writing has become... Easier, since I started taking my own advice of “write by writing”. I’m not in a position to objectively evaluate today’s passage; it was an emotional one, and it left me emotional in its afterglow. Distress, defeat, cowardice, emotions I know a lot about.</text:p>
      <text:p text:style-name="P1">I believe it was also the right choice to not take breaks. After all, how could one hope to achieve any sort of flow state if one stops every few minutes.</text:p>
      <text:p text:style-name="P1"/>
      <text:p text:style-name="P1">I’m... tired. Let’s go to sleep.</text:p>
      <text:p text:style-name="P1"/>
      <text:p text:style-name="P1">•••</text:p>
      <text:p text:style-name="P1">Tuesday 4th of March 2025, 05:30, day -154</text:p>
      <text:p text:style-name="P1">What’s the stupidest idea I’ve ever had? I’m not sure, but I’m pretty certain it’s not this one. I’m pulling an all-nighter. Due to circumstances, I came home late, and since I had to wake up at 5am, and planned to go on Discord anyway, I decided to pull an all-nighter.</text:p>
      <text:p text:style-name="P1">Unofficially, it’s because I want to test my limits. It’s just an excuse though, something appended after the decision. Still, I am curious: how far can I go? How well can this brain function under these circumstances?</text:p>
      <text:p text:style-name="P1">Just to be blear, I fully plan to give this day my best.</text:p>
      <text:p text:style-name="P1">Alright. We’ve got a lecture to catch. Let’s get moving.</text:p>
      <text:p text:style-name="P1"/>
      <text:p text:style-name="P1">•••</text:p>
      <text:p text:style-name="P1">Tuesday 4th of March 2025, 23:27, day -155</text:p>
      <text:p text:style-name="P1">It was undeniably a bad idea.</text:p>
      <text:p text:style-name="P1">Incorrect. It could be argued that it was a good idea; I should refrain from making absolute statements just because they sound impactful. However, I am of the opinion that this is something that shouldn’t be repeated unless absolutely necessary. There is little to gain, and the sleep debt will need to be paid some other time anyway.</text:p>
      <text:p text:style-name="P1">However, it did help me discover that, with appropriate willpower, the quality of my choices doesn’t deteriorate after an all-nighter. I’m not sure if I should be happy about that or not. Leaves me conflicted, you know?</text:p>
      <text:p text:style-name="P1">We have to wake up at the same time tomorrow, and the day after that. Let’s go to sleep.</text:p>
      <text:p text:style-name="P1">Oh, before that. Socialising. It’s when there are a lot of people around that I feel loneliness. Hm... That wasn’t what I felt. It was more like, a sense of defeat from failing to make any attempt to socialise. Not loneliness. Loneliness is a different beast, it hurts a lot more.</text:p>
      <text:p text:style-name="P1">In any case, the point that we ought to go to sleep holds. Let’s go. See you tomorrow.</text:p>
      <text:p text:style-name="P1"/>
      <text:p text:style-name="P1">•••</text:p>
      <text:p text:style-name="P1">Wednesday 5th of February 2025, 22:15, day -156</text:p>
      <text:p text:style-name="P1">These last few days haven’t been pretty. We had trouble adapting to this new schedule.</text:p>
      <text:p text:style-name="P1">Surely there’s something I want to talk about... Indeed: how do we fix this situation? Let’s expose the problem first. We lack sleep, and our morning is entirely eaten away by lectures. When we get back, the degree of fatigue is such that, so far, we’ve gotten nothing done in the afternoon. This happens four days a week.</text:p>
      <text:p text:style-name="P1">Admittedly, this is our first week, and there was the misplay of Monday night. In other words, I’d like to try this schedule next week too, to see if I was just unlucky.</text:p>
      <text:p text:style-name="P1">And yet, in my experience, the first impression is very accurate. And even if it weren’t, the current schedule shows a big flaw: lack of robustness. It does not hold up against random events.</text:p>
      <text:p text:style-name="P1">Very well, let me propose the following solution then: let’s generalise what we’ll do tomorrow, and allow ourselves to skip lectures at will. We ought to remember priorities after all. Writing and self-mastery on equal footing, then university, then the project.</text:p>
      <text:p text:style-name="P1">Life is such a hard game to play... I’m really not sure what to do. To use the entirety of my brain always. That should be a core concept.</text:p>
      <text:p text:style-name="P1"/>
      <text:p text:style-name="P1">What do we do tomorrow? I guess we study. Let’s go. Good night.</text:p>
      <text:p text:style-name="P1"/>
      <text:p text:style-name="P1">•••</text:p>
      <text:p text:style-name="P1">Thursday 6th of March 2025, 22:29, day -157</text:p>
      <text:p text:style-name="P1">Today was a little better. Just a little though. Barely managed to study. Also, just earlier... I was looking forward to tomorrow. Starting tomorrow, we have three days of writing. And I was looking forward to it, a little. Right now I’m a bit apprehensive though. I’m a bit scared, that writing might be tough tomorrow. I don’t know what I’ll write, and it occurred to me that the tone of the story didn’t really match what I wanted to write. Although... Right now, I’m not sure what I wanted to write, anymore. Perhaps that’s for the better.</text:p>
      <text:p text:style-name="P1">Anyway, my heart is a little heavy. Murasaki Shion. My heart really is a little heavy, but I think I’m controlling myself better than in the past. Thank you for all the memories, Shion, let’s make some new ones in the time we have left. Let’s make some good ones. And hopefully, hopefully, you’ll make great memories even afterwards. I seem to understand Shion may not pursue a career in streaming in the future. In any case, fair winds to her.</text:p>
      <text:p text:style-name="P1">If there is a beginning, then there will eventually be an end. That’s just how the cookie crumbles. That’s life. The great art of it consists in enjoying what happens in-between its beginning and its end.</text:p>
      <text:p text:style-name="P1">If there’s a beginning, there will be an end. I’m grateful Nenechi’s around. I’m grateful she cheered us up just before Shion’s announcement. She really is our heart’s energy drink... I want to support her, in these fleeting moments before the story ends. And I want these stories to continue, for no reason in particular, other than they’re enjoyable, both for those who watch them, and for those who live them. I want life to continue. I don’t want the universe to die without beginning again. I don’t like the idea that eventually, there will be nothing. Or rather, there will be somethings, but those somethings will all be inanimate, dead, cold. It’s not really about me. I’ll be dead, I’ll be gone, I won’t exist. I just don’t like the idea that one day, long after our Sun is gone to count days, this universe’s last story will end, and that’ll be it.</text:p>
      <text:p text:style-name="P1">Perhaps it is selfishness, perhaps I’m just incapable of accepting loss, but I think it’s a real waste if the universe were just to die. But if that’s its fate, on my own I’d be powerless to stop it. So... In the time I have, I want to enjoy the stories around me, and I want to plant the seed for future ones. Stories are great. It would be a real shame if there were none left to tell.</text:p>
      <text:p text:style-name="P1">シオンよ。。。</text:p>
      <text:p text:style-name="P1">Sigh... You know... After Aqua’s graduation... I was glad Shion was still around. Then there was 天下統一 with Pekora, which is something I really hoped for. Then they did that collab, that psychological test, and boy did I smile that time.</text:p>
      <text:p text:style-name="P1">Man, there are lots of memories. I hope the internet never dies. And yet, even hard disks get corrupted. Sigh... People are the only way to store memory on the long term, then. Stories, again... You know, stories are great.</text:p>
      <text:p text:style-name="P1">Urgh... Watching a video of the Holomem’s reaction... It hurts a bit... It stings. It’s only at times like these that I think “fuck my life”. Like I understand that phrase to its very core. But it’s just a few words, I don’t really mean them. I’m grateful for the chances I’m given. So... What’s left is to enjoy these moments, before the story ends. Before our stories end.</text:p>
      <text:p text:style-name="P1">Man, there really are a lot of memories. See you tomorrow.</text:p>
      <text:p text:style-name="P1"/>
      <text:p text:style-name="P1">•••</text:p>
      <text:p text:style-name="P1">Friday 7th of March 2025, 23:14, day -158</text:p>
      <text:p text:style-name="P1">I think it’s better for me to sleep now. I’m having a hard time thinking, focusing, so writing is tough. Today didn’t go very well. I still have a lot of growing up to do. A whole lot. A whooole lot. See you tomorrow.</text:p>
      <text:p text:style-name="P1"/>
      <text:p text:style-name="P1">•••</text:p>
      <text:p text:style-name="P1">Sunday 9th of March 2025, 00:27, day -159</text:p>
      <text:p text:style-name="P1">I’m rather tired right now, and thankfully it’s for good reasons. Today went well. Today, I rolled with a punch.</text:p>
      <text:p text:style-name="P1">I tried to write, but I couldn’t. I was too tired to write, I even fell asleep. So, instead, I worked on the project. I believe that was the right choice under the circumstances. Of course, ideally such circumstances shouldn’t occur, but I’m still a long way away from such high levels. So I rolled with the punch, I used my time differently, in a more productive manner.</text:p>
      <text:p text:style-name="P1">Oh, and I’d also had plans to go out with friends this evening, so it came as a nice surprise to myself that I worked out. For the first time in a week, it feels.</text:p>
      <text:p text:style-name="P1">Other than that, it was a nice evening out. Which is why I’m a bit tired. Time to go to sleep, see you!</text:p>
      <text:p text:style-name="P1"/>
      <text:p text:style-name="P1">•••</text:p>
      <text:p text:style-name="P1">Sunday 9th of March 2025, 23:43, day -160</text:p>
      <text:p text:style-name="P1">Today, I started writing, then had trouble writing, then kept on writing. It worked out in the end.</text:p>
      <text:p text:style-name="P1">I... Still have a lot to work on. I want to achieve self-mastery, and to do that I want to master the very basics. To that end, I’ve determined that the most basic state achievable is being alone with one’s own thoughts. The null state, state 0. To master this state would then be to control my flow of thoughts. That’s... Not an easy task. Thankfully, some groundwork is already being laid for it, namely meditation. Still, I’ve got a long, long way to go.</text:p>
      <text:p text:style-name="P1">Writing on my phone has the advantage and disadvantage of creating another place to put my thoughts down, so that I don’t write all that much here anymore.</text:p>
      <text:p text:style-name="P1">Alright, it’s getting late, we should go to sleep. See you tomorrow.</text:p>
      <text:p text:style-name="P1"/>
      <text:p text:style-name="P1">•••</text:p>
      <text:p text:style-name="P1">Monday 10th of March 2025, 22:05, day -161</text:p>
      <text:p text:style-name="P1">In terms of tasks performed, and purely in those terms, today was perfect. Woke up, went to uni, followed the lecture well, even socialised some, came back home, didn’t eat like a pig, meditated, studied, worked out, and now I’m here fairly early.</text:p>
      <text:p text:style-name="P1">In terms of performance and choices though, there’s a lot of room for improvement. A lot. State 0 is an important concept. Mastering the flow of thoughts. My flow of thoughts. The good news is that I can see what needs improving. That’s already a better state than we were a few weeks back. No, perhaps we’re underestimating our past selves.</text:p>
      <text:p text:style-name="P1">In any case, my focus, my thoughts, I have to have a better hold of them.</text:p>
      <text:p text:style-name="P1">Right... Just like right now. State 0, the most basic state. To master the basics... Alright, let’s go to sleep. See you tomorrow.</text:p>
      <text:p text:style-name="P1"/>
      <text:p text:style-name="P1">•••</text:p>
      <text:p text:style-name="P1">Tuesday 11th of March 2025, 21:14, day -162</text:p>
      <text:p text:style-name="P1">Someone’s on a streak. Under the same terms as yesterday, today was perfect too. Furthermore, performance is improving compared to yesterday.</text:p>
      <text:p text:style-name="P1">I still have to learn to roll with the punches better, as well as improve my positioning, and obviously better performance doesn’t mean optimal performance; I’m still a long way away from that. But damn it feels good to make steps in the direction I want to go.</text:p>
      <text:p text:style-name="P1">I should also note how much of a difference sleep makes. It’s essentially what makes or breaks the day. How rested I am influences in great part the energy I have at my disposal, which in turn makes it more or less easy to go through the day doing what I need to do.</text:p>
      <text:p text:style-name="P1">Since we are to wake up early as always tomorrow, I’ll go to sleep fairly soon. It’s quite something to go to sleep so early. It’s a luxury, and I’m glad I have it. I’m glad I provided it to myself.</text:p>
      <text:p text:style-name="P1">Awareness is also increasing. I wrote to myself about it, about what it means to “master my flow of thoughts”. And I came to the conclusion that I don’t know, and I’m making it up as I go. That’s indeed the case. I’m stumbling around, in hopes of happening on a good answer, an answer that will help me towards my dreams. So, the answer I’ve made up for now is: to master the null state, I have to keep a constant eye out for my thoughts, understand the direction they’re going, and changing that direction if I deem it necessary. Awareness is key, which means that meditation is more important than ever for this purpose. Awareness is a skill, so not only does it need to be trained, it also needs to be used in order to sharpen it. And my awareness is perceptibly increasing, which is one of the things I’m happy of, today. I have more control on my thoughts than ever, although I’m still far from who I want to be.</text:p>
      <text:p text:style-name="P1">Still, I’ll be patient, and keep this up. The perceived improvements have been very encouraging, so far. Heck, even writing is going well lately. What a lovely period.</text:p>
      <text:p text:style-name="P1">Let’s enjoy some downtime, then go to sleep. See you tomorrow!</text:p>
      <text:p text:style-name="P1"/>
      <text:p text:style-name="P1">•••</text:p>
      <text:p text:style-name="P1">Wednesday 12th of March 2025, 22:49, day -163</text:p>
      <text:p text:style-name="P1">The streak ends today, but the momentum doesn’t. The morning went well, and I did well in class, probably. But as I came home, I had more trouble getting myself to study than I anticipated. That’s when i decided that I would take it easy today. There will be an extraordinary exam session soon, and I intend to retry the one I essentially failed. With that in mind, it will be likely that in the future I will feel too obligated to study to rest properly. After all, I’ve always had a tough time determining when I should take a breather. With all this in mind, I decided to take the afternoon off.</text:p>
      <text:p text:style-name="P1">Which leads me to the second thing I want to talk about. I spent a couple hours playing DMC V again. It’s by far and away the game I’ve played the most since I got this laptop. But that’s an useless anecdote. What’s important is my performance: it was bad. Put simply, I lacked concentration. Ironic for a Vergil main, isn’t it?</text:p>
      <text:p text:style-name="P1">I lie, a bit. I probably concentrate as well as the next person, but what I seek is far beyond what I’m currently doing. I believe I essentially seek to enter the flow state. And I don’t know how to do that. My tentative hypothesis is that it should be achieved by engaging my brain more. In other words, I should try real hard. It’s not just in DMC that this happens, it’s in every other game and activity. I don’t recall ever achieving the flow state. In the particular case of fast-paced games, that my brain is possibly slow at computing *might* be a factor: because it could be too slow to reason, I don’t actually have an opportunity to engage it more. But that’s doubly fishy: for starters, I don’t even know if my brain is really slow at computing, and secondly, even if it were, I’m not convinced it would be slow enough to become a factor. Oh, perhaps I should talk about speed later. Before that though,</text:p>
      <text:p text:style-name="P1">That my performance was bad is also another lie. A half-lie. I actually played two separate sessions, and I indeed sucked ass during the first. But I immediately realised what was wrong, and while I didn’t (and still don’t) know how to remedy to not being in the zone, I tried harder in the second session, and I did rather well.</text:p>
      <text:p text:style-name="P1">On a different but related note, let’s talk speed. Both subconsciously and consciously, as I’ve been trying to make better decisions in my daily life, speed also came along as a natural development. In the sense that I should be quick in doing whatever I do, and not take my sweet time; that’s one of the conclusions I reached in trying to make better decisions.</text:p>
      <text:p text:style-name="P1">So, I believe speed is important, in everything, and it should be worked on. And thankfully, I’m trying to improve my speed in all the areas where I can improve it.</text:p>
      <text:p text:style-name="P1">Alright, that’s quite enough for today. Let’s go to sleep now. It seems we aren’t used to being up this late anymore. How quickly the body’s clock changes. See you tomorrow.</text:p>
      <text:p text:style-name="P1">Oh, before we go, there’s one more thing I’d like to add: man, I love my wife. Nene’s been working so hard lately, heck, even after the fes she still went to dance lessons right away and then streamed afterwards. And she’s been keeping that up for a few long while now. Man I love my wife. That’s the sentence that’s been going through my head lately. Man I love my wife. Man I love Nene. See you tomorrow.</text:p>
      <text:p text:style-name="P1"/>
      <text:p text:style-name="P1">•••</text:p>
      <text:p text:style-name="P1">Thursday 13th of March 2025, 23:29, day -164</text:p>
      <text:p text:style-name="P1">It’s always a couple of things that I want to talk about. No, let’s not let confirmation bias run its course. It just so happens that this was the case for two days in a row. Besides, today’s topics are intertwined.</text:p>
      <text:p text:style-name="P1">No, I have more than two things to talk about. First of all, the day. It went rather well, although it could have gone better. I must also point out that it could have gone much much worse. Temptation struck multiple times today, and it has done so for the past few days in fact. I do not underestimate it. I know firsthand just how strong lust can be. But make no mistake, I have no intention whatsoever to lose to it. Especially since I vowed upon my soul I wouldn’t.</text:p>
      <text:p text:style-name="P1">Putting that aside, one thing I gotta be wary of is my state after working out: my guard is down, and because of my fatigue my self-awareness naturally decreases. Strangely enough though, the same can’t be said of my self-discipline today. That’s great. Let’s keep this up.</text:p>
      <text:p text:style-name="P1">Alright, now onto the main topics. Or, main topic. They’re actually more deeply intertwined than I first thought. Belief systems. They include the Pygmalion effect. No, that’s not the effect I want to talk about, but it is similar. It’s something similar to the “There are those who believe they can, and those who believe they can’t, and both are usually right.” As of late, I’ve been believing that I have a guardian angel. “Guardian angel” is a term i used just now so that you get the tone, but to be more precise, I’ve been believing that I have an assigned researcher or something of the sorts. This belief comes from the fact that things are too convenient for me. The second topic will be an example of just that.</text:p>
      <text:p text:style-name="P1">But before we get to that, I have a question to ask you: does God exist just because I believe he does? Is this whole thing just a massive case of confirmation bias? Where I keep on convincing myself of my beliefs by looking specifically at certain things, while ignoring counterpoints? Am I confusing ‘luck’ with ‘divine help’?</text:p>
      <text:p text:style-name="P1">Me, I don’t know. Not yet, anyway. With that in mind, the best course of action is to use softmax on my beliefs. And since I lack empirical proof for my beliefs, I gotta lower their probability.</text:p>
      <text:p text:style-name="P1">How interesting, applying softmax just now got me to dissociate the second topic from the first. Let’s get to it, then go to sleep. I’m tired.</text:p>
      <text:p text:style-name="P1">I should preface this by saying that a few days ago, I was contacted by someone from my course —someone I don’t know— about studying, as they were looking for people to study with and I’d reacted positively to a group message of theirs asking who was planning to give a certain exam. They wanted to do exercises together, but since the exam is oral, I wanted to study the slides, and I told them as much. Since there is a written part anyway, I told them I’ll probably join them in doing exercises today, if I could. But... Did you know that I’m an introvert? A lot of debating happened with myself, and I came to the conclusion that I would focus on the slides. By the way, the exam is the one I talked about last time, the one I refused the grade to.</text:p>
      <text:p text:style-name="P1">Essentially, by the looks of things, that person and I probably wouldn’t mesh as well as I would want to. I am looking for a soulmate, and I... lack interest in those who do not seem to fit my criteria. <text:s text:c="1"/>But I am aware, that finding a person with whom I click right away is like winning the lottery. I am aware that some, no, that most relationships start off awkward before growing into something greater. Even so... Even so, I want to find a soulmate. Coming back to the topic though, deciding to not talk to that person was tantamount to setting a precedent, a presumably bad one where I don’t even give others a chance and I rely solely on impressions to make a judgement.</text:p>
      <text:p text:style-name="P1">And yet, despite my choice, we ended up talking talking quite a bit. Over chat, mind you —choices still have consequences—, but I hadn’t expected to socialise at all. They seem like a smart person. If we were to ignore the softmax for a second, I wonder: is this a person that should be in my life?</text:p>
      <text:p text:style-name="P1">My answer right now is the same as earlier: beats me. I’ll simply live my life, making the choice I deem best. What comes comes.</text:p>
      <text:p text:style-name="P1"/>
      <text:p text:style-name="P1">Anyway, we put all of this aside now, because tomorrow, we write.</text:p>
      <text:p text:style-name="P1">I’ve been waiting for this. I’ve been imagining how to continue the story. I seem to quite like vending machines. I like them especially when they are in places they don’t belong. Like, for example, someone’s inner world. So, tomorrow, I’ll put a vending machine in that world of hers.</text:p>
      <text:p text:style-name="P1">Also, I don’t know if I’ve talked about this, but I have an idea how to end the story. I’ve had it for some weeks (months?) now. Yup, it only took me some one year and a half to figure out an ending for this story. I’ll end it by being honest. Fully honest. With myself, with you, with the world. Not long ago, I came across a Nietzsche quote that reflects what I’m gonna do: “Truth is ugly. We possess art lest we perish from truth.” Don’t worry, it doesn’t spoil the ending. Although, it’s too late to say that. Well, it spoils it if you’re very sharp, but statistically you aren’t, so don’t worry about it. Don’t think about it either, you’re just gonna spoil yourself. Oh, the story doesn’t have a title yet, does it? In any case, for now it’s the file titled ‘Kyuukurarin’.</text:p>
      <text:p text:style-name="P1">Alright, it’s extremely late now, let’s go to sleep.</text:p>
      <text:p text:style-name="P1"/>
      <text:p text:style-name="P1">•••</text:p>
      <text:p text:style-name="P1">Friday 14th of March 2025, 23:40, day -165</text:p>
      <text:p text:style-name="P1">Some things, especially psychological ones, are only as bad as I make them out to be. I was assaulted quite regularly by temptation today. In fact, yesternight, in my dreams, I gave in to it. The vow should be broken then, right?</text:p>
      <text:p text:style-name="P1">No. I believe I would feel it, if I broke it. Truth be told, I don’t know. I don’t know why I’m not feeling terrible. No, I know: it’s because I’m naturally at my weakest in my dreams. The fight was likely too unfair for me to consider it properly. But regardless of this, the point still sends: this situation is only as bad as I choose it to be. I have endured through all of today, but tomorrow will be different: tomorrow, I dominate. Tomorrow, no, from this very moment on, I conquer. I have done it before, and I will do it, over and over again, as many times as it takes.</text:p>
      <text:p text:style-name="P1">The only way to become stronger is by being stronger. And I will do just that. In the face of any and all adversity, I will conquer.</text:p>
      <text:p text:style-name="P1">Don’t go exaggerating now, but this is the spirit. This is the way to growth.</text:p>
      <text:p text:style-name="P1">By the way, because of some events today, my softmax on the beliefs I mentioned yesterday have been updated: I now give 0.5 to the probability that I have been assigned a guardian angel, or something similar. This means that it’s now the belief with highest probability amongst the competing ones. You know, it’s not every morning that the wifi that always works perfectly suddenly stutters and stops responding just as I give in to temptation and pick up my phone, and then resumes working normally a little later.</text:p>
      <text:p text:style-name="P1">Anyway, writing. because of lust, I actually was reluctant to write today, as it would divert my attention and shut down my willpower in favour of emotions. So I decided that I would try, and if I really couldn’t focus, I would just roll with the punch and stop. And I’m glad I made this decision, because I wrote a lot today. in fact, I think I even wrote pretty well.</text:p>
      <text:p text:style-name="P1">But... Something felt off. Something’s off, and I don’t know what it is. It’s just, I didn’t like writing as much as I’d expected to, perhaps? No, that’s not it either. The quality, it’s not... I mean, I believe I done well, and with some refinement I’ve got some good stuff on my hands, but even so, I can’t help but the feel like my writing’s off. And I don’t know what it is. Could I do more? Perhaps that’s it. Perhaps somewhere deep within I’m thinking that I could have done better. It’s definitely true that I could have done better, that I could have worked harder, but is that really it?</text:p>
      <text:p text:style-name="P1">Actually, it might be. That might be it. Let’s try and do that tomorrow, then. If you can write. We’ll be a bit sleep-deprived. And I need you to rest.</text:p>
      <text:p text:style-name="P1">I will. One last thing: I reread the chapter I just finished, and I could look at it somewhat objectively. I was capable of finding things that I didn’t like, things that I thought needed improvement. I believe that’s a good sign. That’s all. See you tomorrow.</text:p>
      <text:p text:style-name="P1"/>
      <text:p text:style-name="P1">•••</text:p>
      <text:p text:style-name="P1">Sunday 16th of March 2025, 00:13, day -166</text:p>
      <text:p text:style-name="P1">I’ve come to the realisation that the entries have been too long lately. Plus, I need sleep anyway.</text:p>
      <text:p text:style-name="P1">I could talk a lot, just like I could say very little. Today, I’ll keep it short. Courage, and self-imposed stress. As I suspected, stress and pressure greatly increase energy consumption, which left me very tired and very vulnerable the second half of the day. But the only way to become stronger is by being stronger, and if I want something I’ve never had, I’ll have to do something I’ve never done.</text:p>
      <text:p text:style-name="P1">“Conqueror”, “King”, “Emperor”, those are all nice titles, and they are all equally useless to us. Throw away your pride, throw away the desire for such empty words, but keep the essence of why you want them. I stand by my word, I will conquer, or die trying. But I will not inflate my ego in the process. Confidence is great, but humility is just as vital to our ideal self.</text:p>
      <text:p text:style-name="P1">We did not write today. It was a choice i made considering the state we were in. So instead I watched a Ghibli movie. Howl’s Moving Castle. And... Putting it simply, I feel like something’s missing. Oh, that reminds me of something else, I’ll come back to it later. But, in this movie, like in other Ghibli movies I’ve seen, I feel that it’s great, but... It’s off. It starts great, I love it, but the way it ends leaves me wanting. It’s characteristic of many of the great movies and animes and such that I’ve seen: I feel like the potential wasn’t exploited to its fullest.</text:p>
      <text:p text:style-name="P1">And you know what? I stand on the shoulder of giants. This lesson, I’ll take it to heart. この違和感。。。 I’ll write such that it won’t be felt. Such that it can’t be felt. Such that no one can look at the worlds I’ve created and say “Hm, I feel like it could have been done better.”</text:p>
      <text:p text:style-name="P1">And on that theme, this morning, I think I figured out what felt wrong with the chapter I completed yesterday: it’s disconnected. It’s entirely independent from the first two, it could stand on its own. This is a syndrome I’ve had for a long time now, at least since the time I wrote To A World in 2022, and most likely ever since I first wrote. As things stand, right now, the girl described in that chapter is different from the girl we accompany in the first two chapters. And I need to change that. And it’s vital, it’s essential, it’s primordial that I do that. Because I want to create magic. I wrote myself something to this effect, this morning:</text:p>
      <text:p text:style-name="P1">A magical potion is only magical because all the necessary ingredients have been mixed together properly. You could have the tears of a unicorn or crystals of time, and they could be very beautiful or rare things, but on their own, they don’t do all that much. It’s when you mix them together with everything else (and make sure to mix them properly!) that the the world becomes magical. And I want to create magic.</text:p>
      <text:p text:style-name="P1">So, tomorrow, I want to do just that. I’ll have to review the entire chapter and make the necessary adjustments. Goodnight now.</text:p>
      <text:p text:style-name="P1"/>
      <text:p text:style-name="P1">•••</text:p>
      <text:p text:style-name="P1">Monday 17th of March 2025, 01:26, day -167</text:p>
      <text:p text:style-name="P1">I guess this actually is my limit. There’s no shame in admitting that, I’m just unsure whether that’s actually the case. Let’s write this somewhere better. Here is better.</text:p>
      <text:p text:style-name="P1">I’ll try to keep it short. I’ve made a couple changes today: the first one is in my priorities. From lowest to highest, it was like this: project -&gt; university -&gt; self-mastery and writing. As you can see, self-mastery and writing are on the same pedestal. That’s no longer the case. Writing now has the highest priority, in a league of its own. This is something that I can am doing only because I deem my current level of self-mastery sufficient. It’s nowhere near where I want it to be, but it’s good enough to not need the highest of priorities anymore. It is still higher than uni though.</text:p>
      <text:p text:style-name="P1">The second change is what I mentioned yesternight. I’ve modified the chapter, the section to fit her better, and I think it is the best piece of writing I’ve created so far in my life. Even the LLMs showered me in praises. That’s probably a good sign. The initial plan was to write as long as i felt like it, as long as I needed to, but I guess this is my limit. This is as far as the current me is capable of going. I believe I’ve grown as a writer. From struggling to string together 150 words in a few hours to writing what I wrote. The biggest change is probably that now, unlike a couple months ago, I “write by writing”. I don’t curb my thoughts, my ideas, I put them down on paper and see what happens. Probably for that reason, the ideas don’t stop flowing. Even now, I already have ideas of how to continue, I’m just judging myself incapable of producing anything worthwhile.</text:p>
      <text:p text:style-name="P1">Because of that, because of what I’ve written and how I’ve written it, I have more faith in myself than ever. I am confident in my skills, and expectant in my growth. The codename Harmony, while technically mine, still seemed so far away. Now it looks closer. It looks reachable, achievable. I feel like I actually have the potential to earn that name.</text:p>
      <text:p text:style-name="P1">But I need to work on myself still. A lot. Even now, although not as strongly as in the previous days, I still feel lust and temptation. And my focus is still all over the place, not to mention my slow and suboptimal decision-making. And my mental stamina, the reason why I’m stopping here today. I still have a lot of growing up to do. A whole lot.</text:p>
      <text:p text:style-name="P1"/>
      <text:p text:style-name="P1">Also, as an aside, I want to introduce you to what I wrote to myself this morning. To me, Theseus’ ship isn’t a paradox or a problem. That’s because of my definition of identity: we are the sum total of everything that makes us. For humans, that includes their environment. But what I’m interested in are stories. This morning, it occurred to me that I disliked the idea of erasing the entire chapter and rewriting it again to fit her better. Not because there’s more work to do, that was irrelevant in my judgment (in fact, not gonna lie, I actually quite enjoy writing now :D). And yet, I don’t mind modifying the story. In fact, I wouldn’t mind if I were to change it so much that in the end, it was like writing a new story. Why was that? If the end result could be the same, why could I stand modifications but not a complete rewrite?</text:p>
      <text:p text:style-name="P1">I came to the conclusion that the latter is like trying to erase a mistake, pretending like it didn’t happen. I dislike doing that. My ideal self carries all of my mistakes on their back, no questions asked. I don’t want to make a new story, I want to improve the old one. So, that chapter was a sort of Theseus’ chapter. Some pieces were changed, some new ones were added, but in the end it’s still the same story, the same chapter. Goodnight. See you tomorrow.</text:p>
      <text:p text:style-name="P1"/>
      <text:p text:style-name="P1">•••</text:p>
      <text:p text:style-name="P1">Monday 17th of March 2025, 21:54, day -168</text:p>
      <text:p text:style-name="P1">I broke my vow, so don’t overthink it if I were to lose my soul at some point in time. I masturbated again. This time around though, after the initial disappointment, I couldn’t get angry at myself. Put simply, I tried too hard for me to get angry. My reaction was closer to nihilism: I should be getting stronger, I should have grown considerably, I was doing so well, but even with all that I still lost?</text:p>
      <text:p text:style-name="P1">I’ll cut to the chase: I reached the conclusion that I am fundamentally weak. But there are different types of strengths, so there are different types of weaknesses. Getting back up and fighting is one of my strengths. Withstanding everything, enduring hardships and trials and keeping on fighting on, is not.</text:p>
      <text:p text:style-name="P1">I’ve come to believe that I lack something. I lack a backbone, resolve, conviction. You see, I lack a reason to go against lust. I don’t have any real reason to do that. I just do it because I have some vague beliefs I shouldn’t give in to it. Beliefs so vague I’m unsure about them myself. And because I lack a backbone, I am weak. Not just that. I’ve thought about it, and a reason isn’t something I can go and pick from a tree. It’s not something I can create by myself. It comes from the environment. It is given by the environment.</text:p>
      <text:p text:style-name="P1">And you know what? That’s fine by me. I am weak? Yeah, I am, and I’ll embrace my weakness. If falling and getting back up is the only thing I can do, then I’ll be damned if I don’t do it. Plus, I’ve always been a purist at heart anyway. Somewhere deep within, a voice whispers that true strength is the ability to endure, fight, and get back up, even when there is no reason to do so. So, for strength alone, I’ll adopt this purist definition. And if God ever gives me a backbone, you better believe you’ll have a hard time finding someone stronger than me. I’m off to sleep now. See you tomorrow.</text:p>
      <text:p text:style-name="P1"/>
      <text:p text:style-name="P1">•••</text:p>
      <text:p text:style-name="P1">Tuesday 18th of March 2025, 23:00, day -169</text:p>
      <text:p text:style-name="P1">I do not have much to talk about. Or at least, I don’t recall anything. I’ll go to sleep in a minute. Before that, I guess I’ll tell you about the anime I somehow keep sleeping on: Megalo Box. I slept on he first season for two years, even though I heard it was good. Watching it did nothing but confirm what I heard. Then, when the second season came out, I slept on it until yesterday. Even though I heard it was good. And right now, yeah, it’s proving every bit as good as I heard. But I can see why it’s not popular.</text:p>
      <text:p text:style-name="P1">Megalo Box and Megalo Box 2: Nomad, are both animes that are not about Megalo boxing. They’re about humans, their stories, their struggles. The second season in particular, though I’m only at episode five, is proving to be rather heavy. It’s because it’s so well executed, the stories are so believable. The stories feel so real. That’s the greatest thing holding it back from popularity: it’s not an escape from reality. Or rather, it is, but just into another reality where struggle is omnipresent.</text:p>
      <text:p text:style-name="P1">For how short it was, for how simple and yet effective it was, the first arc of Nomad is, essentially, perfect. There’s hardly anything to take away, and adding more would mean telling a different story. The story that is told in the immigrants’ arc is told perfectly, by my reckoning. You’d need a genius to make the same story reach even greater heights. A story genius. And all I can tell you is that for all of the stories I’ve witnessed, I’ve never seen a storytelling genius. There were some really skilled people, make no mistake about that, but no geniuses. Perhaps it’s time someone changed that. And you know what they say about being the change you want to see...</text:p>
      <text:p text:style-name="P1">Where did humility go, I wonder?</text:p>
      <text:p text:style-name="P1">You’re right, I’m counting my chickens before their grandparents have even hatched. Still, it’s because I see those dreams, because I imagine them, because i imagine myself living them that I want to make them true.</text:p>
      <text:p text:style-name="P1">So, I’ll keep my imagination in check. In moderation.</text:p>
      <text:p text:style-name="P1">I’m tired. See you tomorrow.</text:p>
      <text:p text:style-name="P1"/>
      <text:p text:style-name="P1">•••</text:p>
      <text:p text:style-name="P1">Wednesday 19th of March 2025, 23:01, day -170</text:p>
      <text:p text:style-name="P1">Today was a wasted day. Everything I did, I half-assed. And because I half-assed everything, I accomplished nothing. I wasted an entire day because I couldn’t control my emotions. The only silver lining is exactly that, the lesson that comes from this mistake: there isn’t just a flow of thoughts, there’s also a flow of emotions. Therefore, I need to master that too.</text:p>
      <text:p text:style-name="P1">I could go on and on on my thoughts about the latter flow, and how it’s deeply intertwined with the former. But, I believe I should start taking the habit of not doing that. I believe I should take up the habit of exactitude, and do only as necessary, not more nor less. Therefore, goodnight. See you tomorrow.</text:p>
      <text:p text:style-name="P1"/>
      <text:p text:style-name="P1">•••</text:p>
      <text:p text:style-name="P1">Thursday 20th of March 2025, 23:15, day -171</text:p>
      <text:p text:style-name="P1">A two-headed dragon. That is the image I’ve associated to the two flows: a two-headed dragon. Taming it will take time, patience, effort, and much more. But once you do tame it, it’s a two-headed dragon at your command.</text:p>
      <text:p text:style-name="P1">The use of an image is very useful to someone like me. I’ve always been the dreamy kind, and this metaphor will serve to keep the concept in my mind, not to mention it will help me visualise fighting either or both of the heads.</text:p>
      <text:p text:style-name="P1">To master myself, the first step will be mastering the flow of thoughts, and the flow of emotions. This requires consistent and regular observation of myself and my state. But, if I do achieve self-mastery, then I can already think of a symbol to represent this feat: a two-headed dragon with a leash on each of their neck. But the idea is temporary, who knows how many heads the dragon will end up having?</text:p>
      <text:p text:style-name="P1">Enough of that subject. You’re growing. You’re becoming more of an adult, more daring, more... Proactive. More willing to bear responsibilities that past us would have avoided. I like that. Keep it up.</text:p>
      <text:p text:style-name="P1">Then, there’s writing. It’s ironic: you wanted to love writing, to become obsessed with it, but now that we’ve reached a point where you actively want to write instead of doing other things, you have to curb your desire. This is the kind of irony I want to be a victim of, and I’m glad I am a victim of it. Tomorrow, we write. Try not to ruin it.</text:p>
      <text:p text:style-name="P1">Oh, by the way, it has come to my attention that we struggle to get anything done at 1500, and we really only get started hours later. Investigate that, when our brain is uh... In a better state. For now, good night. See you tomorrow.</text:p>
      <text:p text:style-name="P1"/>
      <text:p text:style-name="P1">•••</text:p>
      <text:p text:style-name="P1">Friday 21rst of March 2025, 21:31, day -172</text:p>
      <text:p text:style-name="P1">I’m gonna run at 6am tomorrow. Or rather, I’ll wake up at 6am, run, and continue with my day. I... Wasted today. I couldn’t win against the second dragon, you see. I fought my flow of emotions to a draw. So I decided to continue watching Megalo Box 2: Nomad. A good decision. It’s a very inspiring story, and I will finish it after this.</text:p>
      <text:p text:style-name="P1">You see, I’ve noticed. I always drag my feet in the afternoon. Always. Reasons vary day by day, which makes it hard to see, but the end result is the same. There will always be a reason for this or that to happen, but the fact that I let those reasons become excuses is my fault. So, I’ve noticed: nothing changes if nothing changes. I keep doing the same thing over and over again, and expect to get different results. That’s the definition of madness, isn’t it? I need to change. I need to evolve. And see, I can reach that conclusion because I have someone I want to be.</text:p>
      <text:p text:style-name="P1">What I want is perfect play, and I must make peace with the fact that perfect play is something very special. To go through a day only making the right moves, choosing only the best paths towards my dreams, that’s a very tough thing to do, but I believe I can do it. It is theoretically possible for anyone to do it, including me, and I have faith in myself for this. As of late, my plays have been getting better, my decision-making has been visibly improving, my memory is being incredible, always recalling relevant memories from the distant past no matter the circumstances. My brain even puts situations I’ve never looked back on, provided it is similar to the current situation. Even my reflexes are showing themselves better than ever with me always catching things the moment they fall. That’s something I couldn’t do even in my time as a goal keeper. My intelligence is able to keep up and even lead in the same classes that I once couldn’t follow. Now more than ever, I have faith in myself.</text:p>
      <text:p text:style-name="P1">I have much to do, I have so much to do, and I’ll do everything, one small task at a time. In all my progress, I ought not drown in hubris; failure is always looking for the moment I let my guard down, ready to strike at any moment. And when it does, and when I fall, I must get back up again, and continue fighting. I have to go now, I ought to go to sleep early if I am to wake up at 6am. See you tomorrow. Goodnight.</text:p>
      <text:p text:style-name="P1"/>
      <text:p text:style-name="P1">•••</text:p>
      <text:p text:style-name="P1">Sunday 23rd of March 2025, 04:01, day -173</text:p>
      <text:p text:style-name="P1">I’ll report everything tomorrow.</text:p>
      <text:p text:style-name="P1"/>
      <text:p text:style-name="P1">•••</text:p>
      <text:p text:style-name="P1">Sunday 23rd of March 2025, 21:27, day -173</text:p>
      <text:p text:style-name="P1">Lesson 1: if it isn’t broken, don’t fix it. I should find a way to drill that into this thick skull of mine. As promised, let me talk about yesterday.</text:p>
      <text:p text:style-name="P1">There isn’t actually much to say about it. I woke up with the alarm clock. It took me some time to actually get up, but I went out for a run, and things were going well. Right up until the afternoon. I’ve been looking for a game where I can just relax, for a while. Sky: Children of Light was one such games, but, it lacks too much. Then I remembered the times I played Genshin Impact, and it occurred to me that Genshin fit the bill perfectly. Except, I got tired of Genshin, a while back. For multiple factors. And, looking for an alternative, I rad an article of Wuthering Waves, and discovered that it is very similar to Genshin, but with DMC-like combat. Yeah it didn’t take long between that discovery and the moment I clicked the download button. Things had been going well, but then I lost the entire day and a huge chunk of the night playing Wuthering Waves. The long hours are a bad habit of mine, a horrible gaming habit of mine. But, more than that, if something isn’t broken, don’t fix it. I don’t know what had gotten into me, thinking that it was a good idea to run first thing in the morning. I was painfully aware of just how much energy that takes away from me, how tired and weak I became afterwards. But I had to give in to my emotions and try to make up for a wasted day by being reckless the next day.</text:p>
      <text:p text:style-name="P1">If something isn’t broken, don’t fix it. The schedule wasn’t broken. I am the one who broke it. I am the one who kept on making changes to it, for no good reason. None. Just spur of the moment decisions that somehow overruled a fully functional schedule. It works fine. In fact, I know just how well it can work.</text:p>
      <text:p text:style-name="P1">Ah... I see what it was. I was looking to make tweaks. I wanted to minmax it, and made changes to it?</text:p>
      <text:p text:style-name="P1">No, that’s not it. What’s happening right now is a very common mistake I make: I tunnel-vision on a single argument, on a single point I want to make. And I fail to be objective. In this case, there’s a chance that the schedule was not working. More precisely, whether the schedule works or not depends entirely upon me. Past me might have been trying to make adjustments so that making it work became easier.</text:p>
      <text:p text:style-name="P1">I see... In that case, I need data. I need large scale data, ideally, but I can’t get that. So I’ll get a sample. It is true that sticking to the schedule is a test of discipline. So, let’s strictly abide to it for two weeks. In other words, on Sunday 6th of April, we take note of how things went. We figure out whether the schedule needs adjustments or not.</text:p>
      <text:p text:style-name="P1">Alright. There’s one more thing I thought about yesternight.</text:p>
      <text:p text:style-name="P1">I do have a backbone. I do have a reason to fight.</text:p>
      <text:p text:style-name="P1">It’s weak, it’s fragile, but it exists. I want to be happy. I’ve always wanted a dream that was independent of the circumstances, an objective that, it didn’t matter if I was poor, rich, healthy or sickly, whether I was born in a first-world country or the poorest, or —since I like to use extreme examples to figure things out quickly— whether there were no circumstances at all. I wanted to have a dream that I would have still dreamt of, even if I were born in a dark, empty universe with pure void as my only companion. I wanted a dream that would have been my dream, no matter what. Happiness might meet that criterion. And, for the sake of that happiness, I believe I ought to be strong, strong enough that I love myself.</text:p>
      <text:p text:style-name="P1">It’s a weak backbone, it’s a vague reason, but it is what I have. it will be up to me to make it strong, as strong as the strongest backbone can be.</text:p>
      <text:p text:style-name="P1"/>
      <text:p text:style-name="P1">As for today, I don’t have much to say. Congratulations for coming here and not wasting the night gaming, I guess. No, let me be more serious about it. Well done, that was a good choice. I had my hands tied by some obligations today, so I really don’t have anything to say. But, you did well by coming here, now. Come on, let’s finish Megalo Box and go to sleep. See you tomorrow.</text:p>
      <text:p text:style-name="P1"/>
      <text:p text:style-name="P1">•••</text:p>
      <text:p text:style-name="P1">Monday 24th of March 2025, 22:3, day -174</text:p>
      <text:p text:style-name="P1">Let me tell you the story of of my latest and greatest fuckups.</text:p>
      <text:p text:style-name="P1">Saying it like this makes the tone light, lighter than it should be to describe my shame and embarrassment towards myself. No, let me give it to you straight, let me tell you how I’ve betrayed myself yet again and earned two crushing defeats at my own hands in less than a day. It started yesternight, as I was trying to sleep. Temptation came to me in the form of lust, and when I faced it, it —or should I say, I— asked me a question to which I had no answer: why resist? I thought I’d found answer yesterday. I hadn’t. “Why resist lust?” I had no answer. So I gave in. I tried to enjoy it, to see if I could make peace with it. And at the end of it, I felt like shit, despite trying to not judge the act of masturbation.</text:p>
      <text:p text:style-name="P1">So, in the morning, I thought about it, as much as my free time allowed me to. Why should the emotion of lust be treated differently from other emotions? Why have a double standard exclusively for it, and for apparently no good reason? Then, I remembered something: it wasn’t just lust. There were six other emotional states accompanying it, to make up the seven capital sins. It’s very much a religious thing, but, it couldn’t be disregarded. Why were those seven in particular picked out between all possible emotions? Thinking about it more, I came to the conclusion that they’re the only ones that can actively hurt, both the self and others. other emotional states are passive, they don’t drive to any action, or if they do, the actions are harmless. That’s the practical way of seeing it. The more spiritual perspective, to which I subscribe, is that they stain the soul. I believe in the existence of souls, and having lived in a Christian environment my whole life, despite not being a christian in the proper sense, I share a good few beliefs with them.</text:p>
      <text:p text:style-name="P1">And so, strong with this new knowledge and just having tasted bitter defeat, do you know what I did this afternoon? I masturbated again. For no good reason. Fortunately I’m not the type to despair, but... I did want to kill myself a little.</text:p>
      <text:p text:style-name="P1">Now, let’s take a little detour. Yesterday morning, inspired by the episodes of Megalo Box I watched, I wrote to myself about forgiveness, and more specifically, how to earn it, when what you’ve done cannot be undone. The long and short of it is: by building a better future. And this is also valid when asking for forgiveness to oneself. When I’m done, I’ll append a discussion I had with myself earlier, right after the disaster. But before I do that, there’s an important change I’d like to announce.</text:p>
      <text:p text:style-name="P1">I will still stick to the schedule strictly, but this change isn’t about that, so it’s allowed. This change is a decision that will last a lifetime, and beyond should I have any legacy. Yesterday, I’d talked about how I sorely lacked large-scale data. Earlier, I couldn’t figure out what was wrong with me if my life depended upon it. I couldn’t figure out why, all of a sudden, my performance fell down the gutters. It turns out, I have approximately ten years of observational data on my person. Something very clear appears when I observe that data, when I look back on my last decade: the periods of my life that I consider good are the ones when I work out properly. Two weeks ago, I performed a six-day streak that made me believe i could reach the stars. The last seven day, I felt like I hadn’t performed this badly in, perhaps, four months. What was the difference? The difference, I mentioned it yesterday: I had tried to make adjustments to the schedule; one of these was my workout regimen. I’d lightened it. And you know what i did some two hours ago? I worked out like I should have. It was at the end of the workout that I understood what was wrong with me, what was different between the good days and the bad ones. in fact, even when I do badly on a day, on the calendar I write I had a good one when, at the tail end of it I work out and give it my all. The sweat I work up during and at the end of it are the only thing that could possibly purify the filthy stains I left on my soul. With all this in mind, it shouldn’t be surprising that working out now has the same priority as writing. Well, theoretical priority, we’ll see what you make of it in practice. But there’s a chance that giving writing a dancing partner, and treating that dancing partner with its due discipline will cause me to also treat writing with the same respect.</text:p>
      <text:p text:style-name="P1">On a different note, I hope to never masturbate or give in to lust ever again in life. I wish to do that. And it is entirely up to me to see that wish through.</text:p>
      <text:p text:style-name="P1">As promised, here’s the conversation I had with myself earlier, I’m going to sleep now, see you tomorrow:</text:p>
      <text:p text:style-name="P1">“So clearly the situation is critical. When was the last time we suffered such a series of defeats? Something’s changed about us, and not in the right way. Something’s wrong with me.</text:p>
      <text:p text:style-name="P1">I need to change. I do not know why these two days just happened, but they’re the worst defeats in recent memory. I do not know why they happened. Why did I lose twice like that? Why? I must have grown softer, weaker.</text:p>
      <text:p text:style-name="P1"/>
      <text:p text:style-name="P1">I feel like I’m in a crisis. Why did this happen? The first thing to do is to remain calm. But, not entirely. I feel like I must also allow some of these emotions. This... Horror? This incredulousness I feel towards myself. I want to kill myself. At least one part of me. What the fuck happened? Why did this happen? What is wrong with me? What’s going on? I’m believing that I lost something, and I don’t know what it is, and I should try to regain it by all means necessary.</text:p>
      <text:p text:style-name="P1">Another part of me tells me that this is also part of who we are. This weakness is part of us, it just didn’t manifest until now. That’s... The likeliest possibility.</text:p>
      <text:p text:style-name="P1">This complete, total weakness, while a fruit of our actions, is also part of who we are. Now, permanently. We were so high, and now we’re falling. What will you do? What will you do as we fall? What will you do about our fall? This is also part of the human experience. Complete and utter failure, disgraceful actions that only serve to bring us down. What will you do about it?</text:p>
      <text:p text:style-name="P1">I see. We were flying high, and now we’re falling. Now, we’re falling.</text:p>
      <text:p text:style-name="P1">In that case, I shall do what I should always do: my best. However pitiful it may be, however pathetic it may be, I shall do my best. No matter the situation, the very best thing I can do is my best. No matter what happens, no matter how bad things get, my best is the best I can do. And I will do it.</text:p>
      <text:p text:style-name="P1"/>
      <text:p text:style-name="P1">Hey, I’m sorry for what happened. I’m sorry for dirtying our soul. I cannot ask you for forgiveness, but even so, I wish to do my best to atone for what I’ve done. I’m sorry. I want to make it up to you. In a meaningful way. I don’t want to masturbate, ever again. I don’t want to entertain lust, ever again. Because, I feel like shit when I do. I’m sorry.</text:p>
      <text:p text:style-name="P1">I’m sorry. I cannot ask for your forgiveness. But I will o my best to atone for what I’ve done. It’s because I forget the bitterness of these defeats that I repeat my mistakes. I must be strong. I must become strong. I wish to become stronger. I wish to do better. i wish to become stronger. I wish to become strong enough that I never taste the bitterness of defeat ever again.</text:p>
      <text:p text:style-name="P1">Stronger. Stronger. Stronger. Unreasonably strong. Impossibly strong.</text:p>
      <text:p text:style-name="P1">If I am to become unreasonably strong, unbelievably strong, then I have to do unreasonable things. Unreasonably impossible things. I have to do impossible things in order to become impossibly strong.”</text:p>
      <text:p text:style-name="P1"/>
      <text:p text:style-name="P1">•••</text:p>
      <text:p text:style-name="P1">Tuesday 25th of March 2025, 21:47, day -175</text:p>
      <text:p text:style-name="P1">A good day. This is the kind of thing we should be doing. We don’t strive for perfection, that’s counterproductive. Instead, whatever happens, we do our best. Whatever happens, we do our best.</text:p>
      <text:p text:style-name="P1"/>
      <text:p text:style-name="P1">•••</text:p>
      <text:p text:style-name="P1">Wednesday 26th of March 2025, 23:12, day -176</text:p>
      <text:p text:style-name="P1">Another good day. However, right now we’re tired. We need sleep. We have the option of going to classes or sleeping in, and while the former is the ideal, it might be counterproductive. In fact, it’s highly likely that sleeping in is the best choice. It’s been a rough few days, but now I know what I have to do. I must never forget that I should always do my best. And that includes resting.</text:p>
      <text:p text:style-name="P1">We could go on forever, but let’s end it here. I will add that I am making an effort to improve my casual writing; train like you fight, fight like you train. I also want to imbue every last sentence I write with meaning, when I’ll write.</text:p>
      <text:p text:style-name="P1">Can’t be helped, I’ll say just a little more: how can I make it so that I can write everyday? I wish to ponder that question, under better circumstances. Let’s not ruin tomorrow by lingering here too long.</text:p>
      <text:p text:style-name="P1"/>
      <text:p text:style-name="P1">•••</text:p>
      <text:p text:style-name="P1">Thursday 27th of March 2025, 23:35, day -177</text:p>
      <text:p text:style-name="P1">Another good day. The fatigue was accumulating, and I knew that one night wasn’t enough rest; this body needs two. So, I considered taking the day off. And then I didn’t. I noticed that this was a pattern, to rest in this kind of moment. It’s also the patten that put an end to the streak we had two weeks back. So I decided to try a different route. I want to see what happens if I don’t rest. So I didn’t rest, and I don’t regret it. It was a good day, and we got stuff done. In fact, we got three stuffs done, more on that in a moment. Before that, I just want to say that if I don’t touch my limits, there’s no way in hell I’m getting past them.</text:p>
      <text:p text:style-name="P1">I want to see if I don’t actually need rest, if a burnout can be thwarted by sheer willpower. No, I know it can be, what I need to find out is whether I have the strength to do that myself.</text:p>
      <text:p text:style-name="P1">On a different note, I studied today. But I didn’t just study. Lately, I’ve been wanting to add a very light warm up to my days, so that I can get in some energy and some exercise. An extra light workout, something that barely qualifies for that name. And then, I wondered further: what if, instead of a workout, I got in writing time. Add to that the fact that I’ve also wanted the ability to kick into high gear right away and be in the zone within seconds of writing, and I had myself an interesting idea. To write thirty minutes a day, on the days dedicated to studying. And, after all, if I want to achieve mastery, then not putting in the hours every day is out of the question.</text:p>
      <text:p text:style-name="P1">So I did that today. Just, I didn’t quite follow the above ideas. Some moments before starting, I’d realised that my approach was wrong, and I changed it at the last minute. At the last moment, I wrote this sentence to myself: “You have thirty minutes to write. That’s it. That’s all the rules of this game. Make of this time what you will.” I didn’t try to enter the zone or anything, I just gave myself thirty minutes to write, and that was it. And I believe it’s the right call. This last-minute change, in all likelihood, comes from my subconscious, from my past struggles with trying to write seriously, with taking writing too seriously.</text:p>
      <text:p text:style-name="P1">Oh, and since it’s sacred, I also worked out. Fought like a demon. A good day, today. See you tomorrow. Keep doing your best.</text:p>
      <text:p text:style-name="P1"/>
      <text:p text:style-name="P1">•••</text:p>
      <text:p text:style-name="P1">Friday 28th of March 2025, 22:55, day -178</text:p>
      <text:p text:style-name="P1">It seems I’ve finally come to understand when to rest: I don’t decide it, it will come naturally. That’s what happened today. I tried to write, but couldn’t do anything. Writing is the one thing that —at least currently— I believe I cannot force myself to do. I cannot “try real hard at writing”. My past experiences, and subsequently my subconscious tell me that’s the wrong approach. That being the case, the best thing to do would then be to rest plenty now, so the same thing doesn’t happen tomorrow. In other words, it’s time to sleep. See you tomorrow.</text:p>
      <text:p text:style-name="P1"/>
      <text:p text:style-name="P1">•••</text:p>
      <text:p text:style-name="P1">Sunday 30th of March 2025, 00:27, day -179</text:p>
      <text:p text:style-name="P1">I’ve come to understand something about my writing yesternight, and I also noticed a bad habit of mine today. Let’s consider the points in chronological order.</text:p>
      <text:p text:style-name="P1">First, writing. Yesternight, as I lay on my bed, I was bothered by the fact that I seemingly can’t “Try hard at writing.” Because I want to do that, I want to try hard. In fact, I remembered that yesterday, I didn’t write because I tried to do just that. Instead of the approach I’d been using lately, I deliberately “tried hard at writing”, instead of allowing my subconscious, my instincts and my preferences brainstorm ideas —in that approach, my conscious self serves mainly as judge, wherein I either reject a brainstormed idea, polish it because I see potential, or write it down right away; this approach is what I mean when I say I “write by writing”. And, when I “tried hard at writing”, I forcefully tried to come up with ideas myself, I didn’t leave that job to anything other than my conscious, I didn’t leave it to something beyond my direct control. As an aside, it is only as I write this now that I realise what I just described is an example of excessive pride, and it goes against a lesson I learned a while back: “my instincts are merely an extension of myself, a manifestation of my past experiences and choices.” Aside over.</text:p>
      <text:p text:style-name="P1">Then, in trying to understand why I failed to try hard at writing, I got an instinctive idea I couldn’t quite put into words. And so I explored that idea like i usually would. And, at the end of my introspection, I grinned like a maniac. Now that I think about it, mathematicians who just discovered a completely new theorem probably felt the way I felt yesternight: powerful. You see, I believe I managed to neatly break down the process of writing in particular and story-telling in general. This is the first time I try to put it into words though. Let’s see how it goes.</text:p>
      <text:p text:style-name="P1"/>
      <text:p text:style-name="P1">Story-telling can be broken down into three phases, and it can be very-much likened to a journey:</text:p>
      <text:p text:style-name="P1">1. Choosing the destination. A crucial element of story-telling, most of the time it corresponds to a story we want to tell. From that description alone, you can see why “having a story to tell” is important to “story-telling”. However, “having a story to tell” is merely one of the (most common) subcases. The most generic definition of this first point is “having something you want to convey.” It can be a story, but it can also be an emotion —perhaps your pain or your rage— like it can be an idea you want to share; it can be anything that matches this generic definition.</text:p>
      <text:p text:style-name="P1">2. Designing a trajectory. This phase consists in strategising, in creating a path to reach the destination. In practical writing, it would be like determining the arcs your story will go through to reach the conclusion. If the starting point were a point A and the destination was a point Z, then in this phase you determine the path A -&gt; B -&gt; C... to take in order to reach Z.</text:p>
      <text:p text:style-name="P1">3. Walking your path. If the second phase was designing a strategy, this phase consists in using tactics. This is the most fun part of writing, because this is the phase where you actually put pen to paper. This is the part where you actually write, this is the part where you move from point A to point B, then from B to C and so on.</text:p>
      <text:p text:style-name="P1"/>
      <text:p text:style-name="P1">Now, story-telling can be divided in those three phases, but, well, the word “phase” is misleading, it was a poor choice on my part. It gives the impression that after phase 1 is over, you move on to phase 2, and then to 3, and then you’re finished. Anyone who’s ever tried to write a story knows that such things only happen in an ideal world.</text:p>
      <text:p text:style-name="P1">When embarking on this journey, in my personal experience, the destination has always been vague, I never started with a crystal-clear idea of where I wanted to go, I just had some vague ideas of wanting to convey a certain feeling, or wanting to tell a certain story. But, the destination did get clearer as I continued on my journeys. Oh, I also remember that in my early days of writing, I nearly gave up on writing itself, because I walked quite literally without any goal, without any notion of purpose. I wrote just because I wanted to make writing my passion. No wonder I was met with frustration, no wonder I nearly came to hate writing back then.</text:p>
      <text:p text:style-name="P1">Perhaps I should have called them “points”, not “phases”, because it’s easier to say that we may go back to point 1, 2 or 3 at any time, like in formal algorithms. Not one of those phases is final and I have uh... An embarrassing amount of experience revisiting phases 1 and 3.</text:p>
      <text:p text:style-name="P1">But, going back to the original topic of “why can’t I try hard at writing?”, how does this answer that question? To use an exaggerated metaphor, it helped me understand that I was trying to use a jackhammer to wash dishes; in other words, i was using the wrong tool for the given job.</text:p>
      <text:p text:style-name="P1">My approach of “writing by writing” is a personal perfect fit for phase 3. Furthermore, I can leave phase 1 to my personality, ideals, dreams and the whole shebang. But by “trying really hard”, I was trying to use a tool that should be used for phase 2, for phase 3.</text:p>
      <text:p text:style-name="P1">Let’s go down another line of thought, why don’t we?</text:p>
      <text:p text:style-name="P1">I mentioned just earlier that I have an embarrassing amount of experience re-trying phases 1 and 3, but the same is not true for phase 2. Why? Because it’s a point I completely overlooked right until now. “Planning”, “strategising” is a skill I completely and utterly lack, because I overlooked it. This is once again something I now see thanks to this breakdown of story-telling.</text:p>
      <text:p text:style-name="P1">What I tried to do until now, when I wrote, was essentially using only phases 1 and 3, and hoping things would work out. In other words, I had a vague destination, and I hoped that by writing haphazardly I would reach it. And, it can work, theoretically. But, you see, it’s essentially guaranteed that I’ll use a suboptimal path. It’s like using a greedy algorithm to get an approximate solution for a graph problem, but not because the problem is NP-Hard, it’s just that I’m incompetent. If I want to “try hard at writing”, I’ll have to work on my planning skills.</text:p>
      <text:p text:style-name="P1">I think I need to repeat this, for my own sake. “If I want to try hard at writing, I have to hone my planning skills.” “If i want to try hard at writing, I have to hone my planning skills.” “If I want to try hard at writing, I have to hone my planning skills.”</text:p>
      <text:p text:style-name="P1"/>
      <text:p text:style-name="P1">My, we’ve written a lot. Let’s talk a little about the fabled “second point” we mentioned once in the very beginning of this entry and nevermore. The bad habit of mine I noticed, huh? Put simply, I let my guard down after working out. I relax too much, and while I try to use fatigue as an excuse, the truth is I probably have enough left in me to stick to the schedule and not start writing an entry at 00:30. My time has been consumed by YouTube, so I’ve installed a control app that hopefully helps me keep in check how much attention I throw out the window. That’s all for today, see you tomorrow.</text:p>
      <text:p text:style-name="P1"/>
      <text:p text:style-name="P1">•••</text:p>
      <text:p text:style-name="P1">Sunday 30th of March 2025, 22:45, day -180</text:p>
      <text:p text:style-name="P1">The above framework needs refining, but I am satisfied with its main ideas. Now, onto today. There’s a lot I could say, but I’ll leave that to the multiple other files I’ve added today. Let’s start from the beginning. I’m currently at a sort of impasse in the story I’m writing. I’m approaching a point I’ve failed to pass in past iterations, so I’m trying to apply phase 2 to figure out what to do.</text:p>
      <text:p text:style-name="P1">In trying to apply phase 2, I once again rediscovered how I could be playing God for my characters, and subsequently and surprisingly, that God could be the one asking for forgiveness. You have the details in one of the files I added today.</text:p>
      <text:p text:style-name="P1">I had a discussion with Deepseek R1, which I retain the most capable model available to me. The first discussion had to do with the conflict between allowing my characters to make their decisions, and my trying to tell a story. I’ve come to the conclusion that the existence of fate or destiny doesn’t take away one’s own free will; it’s a complex idea that would need extensive discussing, but essentially, I’ve come to believe that there’s a stark difference between forcing my characters to do something because that’s what I want them to do, and shaping and moulding the circumstances in order to maximise the probability of my characters doing what I want them to do. That stark difference is a soul, and this would be the difference between a story that has a soul and one that doesn’t. And of course, I couldn’t help but wonder if this is also how God writes my story. A question I cannot answer.</text:p>
      <text:p text:style-name="P1">In the discussion with R1, I was met with an unexpected amount of compliments, mainly on how earnest I am about writing. This led me to wonder: what would R1 think if I were to actually show it a piece of my writing? Would it eat its own words or stand by them? I asked that question, but I added crucial context: for the first time ever, I also explicited to some external entity my ambition to become the best writer that has and will ever be. With that context in mind, the actual question I asked was: does it believe I have the potential to achieve my goal? It answered positively. But, looking back on it with some perspective, a bit too positively. It’s great to have something other than me believe in myself, and the conversation had me sweating bullets and my heart pounding, but there’s really only one person who needs to believe in me, all things considered. External validation is nice, of course, but strictly speaking, it’s not necessary.</text:p>
      <text:p text:style-name="P1">Tell me, do you believe in me, dear self? I must admit, as of right now, the concept of becoming the best ever is so far-fetched, so out-there that I don’t really understand what it means or entails, especially in something as subjective as stories. It’s really just a goal I set for myself because I can, and because I want to do my utmost in life. But, it’s an optional goal. Happiness is the only real priority. I intend to make writing a passion, but becoming the best is more of a... A secondary objective? Perhaps i should consider eliminating as an objective altogether. In fact, I ought to. It’s very easy to imagine how it could make me hate writing.</text:p>
      <text:p text:style-name="P1">I’ll keep it as what it’s been up till now: a happy consequence if it occurs. But that doesn’t mean I won’t give my best when I write. If I did that, it wouldn’t be a passion. It’s just... Others have nothing to do in this relationship. Whether someone else is better than me shouldn’t influence my love for writing. In fact, let’s just go back to the most basic problem with that ambition: while it’s clear that there are some writers who are better than others, ultimately, how would you even decide who’s the best? There’s no objective way to do it, is there? Although, some ideas are floating to mind. Let’s leave them there, no need to let them out.</text:p>
      <text:p text:style-name="P1">At first, I was considering playing Wuthering Waves instead of sleeping, but, well, it’s a stupid idea. I’ll need all the sleep I can get my hands on. Good night, see you tomorrow. Oh, and do keep a cool head at all times, don’t let your emotions overwhelm you. Cheers.</text:p>
      <text:p text:style-name="P1"/>
      <text:p text:style-name="P1">•••</text:p>
      <text:p text:style-name="P1">Monday 31st of March 2025, 22:36, day -181</text:p>
      <text:p text:style-name="P1">We end an eventful month on a great note. Today was the closest I’ve ever had to a perfect day. In terms of performance, that is. It’s thanks to a single realisation: I make a lot of excuses, don’t I? I realised that this afternoon, after coming home from classes. I was about to do as usual and use the excuse that “I’m tired because I woke up early and all that”, so that I would start studying later than scheduled. But I was lucky. Lucky that I discovered I might be attaining heights of masochism humanity may as of yet not reached. You see, while I haven’t mentioned it, for some time now I’ve been re-re-re-re-reading Kengan Ashura in Japanese, in order to further my understanding of that language. This manga’s a banger, but I knew that. It’s specifically because I knew that that I’m re-re-re-reading it, and the fact that I’m reading it in Japanese means I’m spending a lot more time than usual on individual pages, I get invested in the story more as a consequence. And, just this afternoon, right after lunch, I reached the arc where Ohma is being taught the Niko style’s secret technique. He has to undergo a trial. And, as I read what he was going through, I thought to myself: “Wow.” Using Niko’s words, “it wouldn’t be a trial if it were something you could overcome by just trying hard enough.” Niko was pushing Ohma to death’s door. He was daring Ohma to overcome death, to do the impossible. And as I read that, I thought to myself: I want to do the same. And that’s when I realised that on top of being extremely sadistic towards my characters, I might also be severely masochistic. What a strange combination.</text:p>
      <text:p text:style-name="P1">More seriously though, I wanted the strength Ohma displayed. That was the moment I realised i was making excuses. I’ve been making excuses my entire life. I could always find an excuse to rest an hour longer, to not sleep on time, to do this or that. I’ve been living a life built on excuses. Everything I’ve done until now, that was not truly my best. You see, it’s very simple: as long as I’m alive, it means I haven’t given it everything. And that’s okay. I have stuff I want to do. I want to achieve happiness too. But I’ll be damned if, from now on, I’m not gonna have a dance with death. Well, I won’t, but I will be giving as much as I can, while trying to keep myself alive. I’ve been living a life of excuses, and it’s because I realised that, that today was the closest to a perfect day I’ve ever had. I meditated, went to uni, came back, meditated again and studied well, then I wrote for some thirty minutes, then I worked out, and at the end of that still found enough strength left to (help) cook dinner, and now I’m here on time. Let’s see what we can make of tomorrow. Good night, see you.</text:p>
      <text:p text:style-name="P1"/>
      <text:p text:style-name="P1">•••</text:p>
      <text:p text:style-name="P1">Wednesday 2nd of April 2025, 03:09, day -182</text:p>
      <text:p text:style-name="P1">I’m weak. I wish this were an April fool’s joke, but I’m just weak. I masturbated again. Right now is probably a terrible time to try and be objective. I’ll speak about this tomorrow.</text:p>
      <text:p text:style-name="P1"/>
      <text:p text:style-name="P1">•••</text:p>
      <text:p text:style-name="P1">Wednesday 2nd of April 2025, 22:46, day -183</text:p>
      <text:p text:style-name="P1">Today isn’t worth talking about, so let’s focus on yesterday. I was taught a lesson the hard way yesterday: if you wish to go against reality, be prepared to pay the price. Phase 2 isn’t something I should apply only to writing: I should plan out my future a little, give it a thought. As of right now, in my life I’m committing the same mistake I was committing in my writing: I rely purely on phases 1 and 3 and completely overlook the planning phase. Even if only for the short term, I ought to think things through. A greedy algorithm can easily be shown to not guarantee optimality; it is therefore sub-optimal by default. So, unless I’m fine living my life knowing I’m not doing my best, I should change ways.</text:p>
      <text:p text:style-name="P1">This isn’t the direct reason why I lost yesterday, but I’m positive things would have gone differently if I’d only given them a thought. I lost yesterday because I tried to surpass reason, I tried to do the impossible. I tried to push beyond my own limit and stay past that point. I overstayed my welcome. In hindsight, I should have absolutely given myself the day off yesterday as a reward for my efforts the day before; not only would I have been rested, I would also have an incentive to do my very best again.</text:p>
      <text:p text:style-name="P1">“When do I rest and when do I push?” I’m trying to answer that question the hard way, by experimenting. It’s a subcase of the more generic “when do I chase my ideals, and when do I respect my reality?” A question worth asking, and definitely worth more than just a thought. Let’s go to sleep now. See you tomorrow.</text:p>
      <text:p text:style-name="P1"/>
      <text:p text:style-name="P1">•••</text:p>
      <text:p text:style-name="P1">Thursday 3rd of April 2025, 22:43, day -184</text:p>
      <text:p text:style-name="P1">Those who can’t sacrifice anything, can’t change anything. Attack on Titan, season 1, episode 24. I couldn’t accomplish anything today, and I’m not sure why. I don’t know why. My understanding of myself is shallow, therefore I’m unable to see the bad days coming. Therefore, I’m unprepared against them, and... I’m weak, so I couldn’t do anything, in the end.</text:p>
      <text:p text:style-name="P1">Sacrifices... Risks... I wish to avoid them. I wish to avoid face-planting into the ground. I dislike it, it hurts. And yet, I believe these words are true. Those who can’t make sacrifices won’t change anything. I’ve mentioned it before, haven’t I? Somewhere, somewheres.</text:p>
      <text:p text:style-name="P1">But if that’s the case... Even if that’s the case, I cannot disregard reality. I must make sacrifices, while keeping reality in mind. Furthermore, I must not corner myself into a false dichotomy. It’s not just between writing, and everything else. I want... Everything. In exchange, I must give everything I am.</text:p>
      <text:p text:style-name="P1">I’m weak. How do I become strong? Not just strong of will, but also strong of command, strong of choice. I want to be strong in everything that matters to me.</text:p>
      <text:p text:style-name="P1">Then, it all starts with planning. We have intent, we move into planning, and lastly comes action. The keyword “phase” followed by a number doesn’t fit our theory well. But the three... It’s crystal clear from just their laying out that they don’t just apply to writing, but to life itself. We have an intent, and now we must plan out how to make it reality. Tomorrow, we put our plan into action. We’ve been studying lots of automata lately, and while “node” isn’t inappropriate for what we want, “point” is perhaps the best fit. After all, the edges of a triangle are points. A triangle is a fully connected graph, with the only arcs missing being those from the points to themselves. But we’ll refine this idea with time. No need to lay it out now. Phase 2... I do like that term though.</text:p>
      <text:p text:style-name="P1">Our intent is to balance writing and university. The situation is very similar to what happened some two months back: an upcoming exam; the same upcoming exam, and need for time.</text:p>
      <text:p text:style-name="P1">We have three days starting tomorrow to study. The next three days are theoretically assigned to writing, but it’s about damn time we start using this brain of ours. What we have to sacrifice isn’t the exam or writing: it’s ourselves.</text:p>
      <text:p text:style-name="P1">At the same time though, it’s true that I find it impossible to switch between... No, not true. I displayed capacity to do just that, on that near-perfect day just before this disaster. So, we may assume we have that capability, although I wouldn’t look at it as a certainty. Our top priority is then to create time. As much time as possible. Then we ought to temporarily pause workouts, or keep them... No, just pause them. And remember that it’s your own fault we need to pause them. Secondly, waking up early would be great. Wake up early, shower, eat breakfast, study, then do the chores. The afternoon is as we’ve always done. We do that three days in a row, and then we should be good. The fourth day will be a short written exam, which hopefully we’ll pass, and which would allow us to make a general but quick review for the oral the next day. This sounds like a plan. And we’ll need to make it work. There is no plan B. Or rather, the only plan B possible for this is: do your best and pray. We wake up at seven. Phase 3 is your favourite when writing, but show me how you like it in real life.</text:p>
      <text:p text:style-name="P1"/>
      <text:p text:style-name="P1">•••</text:p>
      <text:p text:style-name="P1">Saturday 5th of March 2025, 00:40, day -185</text:p>
      <text:p text:style-name="P1">Not bad, but not great. No plan survives contact with the enemy, therefore it is crucial to be able to re-enter phase 2 once the pre-established planned is deemed unfeasible. You did that. Didn’t turn out that bad. Could have turned out better.</text:p>
      <text:p text:style-name="P1">Unexpectedly, had to go out with friends since on of them is leaving to study abroad soon. hence the hour. So, re-adapt. I just discovered how important sleep is for meditation, not to mention general performance. Furthermore, since we’re essentially only studying in the afternoon, it makes sense to reallocate time for sleep in the morning. Therefore, we set the alarm at 9 for tomorrow. Go to sleep now, time is already passing too quickly for us right now, a sign that our brain is at its limit.</text:p>
      <text:p text:style-name="P1"/>
      <text:p text:style-name="P1">•••</text:p>
      <text:p text:style-name="P1">Sunday 6th of march 2025, 04:40, day -186</text:p>
      <text:p text:style-name="P1">We uh... We really gotta organise our studies better... Approximately six hours in one day, huh? That’s probably a new record. I’m more surprised by my mental stamina. I guess it’s the result of not giving in to every little petty tantrum. おつかれ。今は寝るんだ。ゆっくり休んでね。</text:p>
      <text:p text:style-name="P1"/>
      <text:p text:style-name="P1">•••</text:p>
      <text:p text:style-name="P1">Sunday 6th of April 2025, 23:20, day -187</text:p>
      <text:p text:style-name="P1">I just figured out that my efforts aren’t sufficient, that I haven’t been trying hard enough. Otherwise, there’s no reason I should be in this terrible a situation, there’s no reason I should be this unprepared for an exam, despite how much time I’ve had to study it. 努力が足りないってこと。</text:p>
      <text:p text:style-name="P1">“What a load of bullshit. What a bunch of crap. I’ve been trying so hard so desperately for so long and you’re telling me I’m not doing enough?” That’s how I want to react. That’s what I want to say. But I’ll keep it to myself. Reality is clear on this: yeah, my efforts are insufficient. I’ll accept that.</text:p>
      <text:p text:style-name="P1">簡単に言うと、上等だ。受けて立とう。　I’ll try even harder then. Those limits that intimidate me, those choices that I’m not sure I can carry out, this reality and this self that don’t give a damn how hard I try and persist in being the same, all those things and so much more, I accept them all. I’ll face them all.</text:p>
      <text:p text:style-name="P1">I have a lot of work to do, and I’m not sure whether I’ll be in a state or position to do the exam tomorrow. But I will not cower. I will not cower before my tasks, I will not buckle under the weight of my responsibilities and my choices. Let’s get to work.</text:p>
      <text:p text:style-name="P1"/>
      <text:p text:style-name="P1">•••</text:p>
      <text:p text:style-name="P1">Tuesday 8th of April 2025, 01:44, day -188</text:p>
      <text:p text:style-name="P1">Oops, I was almost going to forgive myself, nearly made a mistake there. In fact, i was right in the middle of forgiving myself, right up until I came here. No, that’s imprecise. Right until I decided to play Attack on Titan Season 3’s main theme. That’s when I remembered that I shouldn’t forgive myself. In fact, I was even about to postpone today’s entry for tomorrow, you know, because I’m too tired.</text:p>
      <text:p text:style-name="P1">But that would have been a lie. I am tired. That’s the truth. But I am not tired enough to not write. I felt deafeated, because I fucked up in today’s exam and failed it. All my preparation for the oral exam tomorrow, for naught. All that tension that I failed to dissipate, I transformed it into an excuse to give in to lust and masturbate. And this fatigue, I was about to use it as an excuse again to forgive myself, to tell myself that there was no helping it.</text:p>
      <text:p text:style-name="P1">But you know what? I just saw a clip from a movie called “Whiplash”. And I realised that I needed some ruthlessness. I need to be ruthless towards myself, in order to truly “do my best”.</text:p>
      <text:p text:style-name="P1">And so, no matter the excuse, today’s first defeat is an absolute and total fuck up on our part, b ut it was understandable. But, using it as an excuse to allow myself to masturbate? Yeah, that’s understandable too, but it’s not acceptable.</text:p>
      <text:p text:style-name="P1">However, I also understood that you should get plenty of rest to function half-decently. There will be no morning alarms. Wake up when your body wakes up, and use sleeping time to regulate when it does that. That’s all. you’re a failure right now, there’s no denying that fact. Prove me that future you will be different.</text:p>
      <text:p text:style-name="P1">Oh, by the way, as it should have concluded yesterday, I’ll state this: I failed to follow the schedule, therefore I do not have the sample I wanted, but that’s not necessary anymore. The schedule will evolve on its own. It will adapt to me, and I will adapt to it. However, I’ll avoid making stupid modifications to it. That is all.</text:p>
      <text:p text:style-name="P1">Isayama. You display tremendous storytelling capabilities. I wish to reach your level one day, and surpass it.</text:p>
      <text:p text:style-name="P1"/>
      <text:p text:style-name="P1">•••</text:p>
      <text:p text:style-name="P1">Wednesday 9th of April 2025, 01:18, day -189</text:p>
      <text:p text:style-name="P1">That should be more than enough rest. Although, “rest” is the wrong word. More like... Letting loose.</text:p>
      <text:p text:style-name="P1">Will life be the same after this? Or will I be able to push myself further? Time will tell.</text:p>
      <text:p text:style-name="P1"/>
      <text:p text:style-name="P1">•••</text:p>
      <text:p text:style-name="P1">Thursday 10th of April 2025, 01:41, day -190</text:p>
      <text:p text:style-name="P1">It would seem that my lack of sleep is a vicious cycle. However, I’ve come to the conclusion that I have to become strong enough to pull myself out of it without throwing away a full day. I want to try to do that tomorrow, but I can’t guarantee anything.</text:p>
      <text:p text:style-name="P1">Also, I realised something about masturbation: it was no wonder I couldn’t find anything wrong with it, such a thing doesn’t seem to be, at least on the observable level. What I mean is that there’s nothing wrong with masturbating per se, so long as it’s not done excessively of course. The problem is the meaning and the consequences of the action. Both of them are purely personal, but they’re of the highest importance. The meaning is that I give in, that I give myself up to lust; in other words still, that I’m weak. The consequence... Consequence isn’t the good word. It’s more like what it makes me lose: my confidence, my belief in myself, my self-love, and a future. Every time I destroy my own opinion of myself through masturbation or porn, it’s like I hit the reset button on myself, on my confidence, and as a direct consequence, my perceived strength.</text:p>
      <text:p text:style-name="P1">And after every time, I have to rebuild those from scratch. That’s what it feels like.</text:p>
      <text:p text:style-name="P1">And sometimes, I can’t help but wonder: where would I be now if I’d had the strength to never hit that reset button? But I know. The best time to plant a tree was twenty years ago. The second best time is now.</text:p>
      <text:p text:style-name="P1">It was never about masturbation. It was always about me. See you tomorrow.</text:p>
      <text:p text:style-name="P1"/>
      <text:p text:style-name="P1">•••</text:p>
      <text:p text:style-name="P1">Thursday 10th of April 2025, 23:12, day -191</text:p>
      <text:p text:style-name="P1">The consequences of my messed up sleep schedule is carrying on further than anticipated.</text:p>
      <text:p text:style-name="P1">Shit, can’t even speak properly. In any case, I need sleep. I think I’ll go get it now. Good night. Tomorrow.</text:p>
      <text:p text:style-name="P1"/>
      <text:p text:style-name="P1">•••</text:p>
      <text:p text:style-name="P1">Saturday 12th of April 2025, 00:05, day -192</text:p>
      <text:p text:style-name="P1">I haven’t said a word about it here, but I believe withdrawal from caffeine addiction is hitting me hard. Well, it plus my... No, or yes? My lack of strength. Clearly, if this is enough to render me incapable of accomplishing anything, I’m not very strong. I’ve accomplished very little lately, and it’s rather frustrating. A few days ago, or perhaps a little over a week ago, I noticed just how dependent on coffee I was. For two or three days now, I’ve been avoiding drinking coffee. And... It’s rougher than I expected. I sleep a lot more than expected, up to eleven hours, and even so I still get sleepy in the afternoon, and even after taking a nap I can hardly get anything done. I essentially only function for fifteen minutes at a time. That’s what I get for getting used to coffee that has three times the caffeine of normal coffee beans.</text:p>
      <text:p text:style-name="P1">All right, stopping consumption all of a sudden was not the smartest move. I should have steadily decreased it instead. But I’m not backing down now. And besides, where’s the fun if there isn’t a bit of a challenge? I could make it easy for myself, but I’ve started down this path, and I’m seeing this through. Knowing the circumstances, and knowing that this isn’t likely to end soon, let’s brace for the next few tomorrows to come. And, let’s be smart about them.</text:p>
      <text:p text:style-name="P1">I want to be strong. One of the things I’ll try tomorrow is enforcing strict focus. Denying access to anything unrelated to writing. Okay, see you tomorrow.</text:p>
      <text:p text:style-name="P1">Oh. I want to save this throwaway file’s content. Today’s.</text:p>
      <text:p text:style-name="P1">“Someone’s forgotten how to think. Should we drink coffee on a regular basis?</text:p>
      <text:p text:style-name="P1">You little bitch. Take the pain. Take the fatigue. Accept it.</text:p>
      <text:p text:style-name="P1"/>
      <text:p text:style-name="P1">Or... Not. Doesn’t change the fact that you’re a little bitch for wavering. However, let’s be kinder. Yeah, it’s really as I thought. Seeing other people’s art makes me want to make my own.</text:p>
      <text:p text:style-name="P1"/>
      <text:p text:style-name="P1">Well well well... Look at you, what excuses did you come up with this time?</text:p>
      <text:p text:style-name="P1">Accept it. Accept it. This loss. This failure. Take it. It’s the price to pay. Oh, but we do know. It’s not just about caffeine. It’s also about you. It’s about how much you can fight. And you’ve just shown me that. To say that this was disappointing is putting it just right.</text:p>
      <text:p text:style-name="P1">You ask why, but you know the answer. We did not fight. We did not try. No, we did try a little. “A little,” that was never gonna cut it. “What the fuck was I thinking,” “How did we lose all this time,” yeah, we know at least half the answer. Weakness.</text:p>
      <text:p text:style-name="P1">But you know that boiling it down to a vague point like that serves only to make us weaker, ironically. We’re not doing propaganda for our ideals here, so cut the crap and tell me exactly what went wrong. What you think went wrong.</text:p>
      <text:p text:style-name="P1">I really think we’re having a hard time adjusting to a coffee-less life. We did try, but at some point our mind gave up, and we did not realise it.</text:p>
      <text:p text:style-name="P1">Even now, it’s giving up. But perhaps it’s right in doing so. Let’s see... By trying hard, we’re going to consume more energy, but in exchange we reinforce the trait of trying hard despite ourselves. By giving up now and gaming, we reinforce that trait, and, well, we’re guaranteed to not achieve anything productive, but we will spend less energy, in theory; that’s only in theory though, in practice, for some reason our mind shuts down whenever we game. Why is that? I feel like I get dumber whenever I play any video game. The only exception is, maybe, DMCV, and perhaps AC6 too.</text:p>
      <text:p text:style-name="P1"/>
      <text:p text:style-name="P1">Since there isn’t really a choice here, as far as our ideals are concerned, let’s explore what’s going to happen, let’s prepare for it.</text:p>
      <text:p text:style-name="P1">Tomorrow, we’re highly likely to have our body misbehave like today. Malfunction is the better word. So, it will malfunction, or more precisely, our mind will malfunction, and we’ll have a hard time concentrating on a target and getting any work done. What can we do against that?</text:p>
      <text:p text:style-name="P1">First of all, we can try enforcing strict focus, where for a given period of time, everything except for writing is off-limits.</text:p>
      <text:p text:style-name="P1">A capsule. Strict focus is forcibly enforced... That’s an interesting idea... For a few hours, we are restricted to only a few choices. Sigh, this wouldn’t be a problem if I loved writing.</text:p>
      <text:p text:style-name="P1">So because I don’t love writing, I hate myself? A strange logic, you’ll admit. In any case, as it’s better late than never, let’s try and get a couple more words in.</text:p>
      <text:p text:style-name="P1"/>
      <text:p text:style-name="P1">My approach is wrong... Again. It’s really when I see other people’s arts that I want to make my own. Not by trying to will myself into writing. Why can’t I will myself into writing though? Directly, I mean. Dunno. Perhaps we’re still too young to understand that. It just occurred to me that, yeah, we’re still so young. I’d completely forgotten about it, but we’re still so young. We have so much to learn. Here I was thinking of myself as fully-grown already. How strange. I was conceited, perhaps. I let a bit of growth get to me, I let it make me think I’m already grown up.</text:p>
      <text:p text:style-name="P1">But, making this realisation just now... It made me take myself... Less harshly? It made me more understanding of myself. Still, I do want to make myself write. I need a better environment then. All black is... I get what you’re trying to do with it, but something more attractive, something easier on the eyes and on the mind would help.</text:p>
      <text:p text:style-name="P1"/>
      <text:p text:style-name="P1">Something like this? This isn’t bad.</text:p>
      <text:p text:style-name="P1"/>
      <text:p text:style-name="P1">Urgh... I guess this isn’t good either.</text:p>
      <text:p text:style-name="P1">Let’s take this somewhere else.”</text:p>
      <text:p text:style-name="P1"/>
      <text:p text:style-name="P1">•••</text:p>
      <text:p text:style-name="P1">Sunday 13th of April 2025, 04:13, day -193</text:p>
      <text:p text:style-name="P1">Today went rather well. And, I’ve come to my senses a little. Moderation. Not one extreme, nor the other, but the middle ground. I’ll drink small amounts of coffee during the day. Nothing like the mammoth doses I was used to, but there’s no reason to not have any either.</text:p>
      <text:p text:style-name="P1">Also, this is unrelated but uh... You may have noticed the hour. Rather late, isn’t it? Yeah well, you know, having played both Genshin Impact, FFXIV, and a lot of other MMORPGs whose title I cannot recall, I can say this about Wuthering Waves: 完成度高えなぁおい。 The amount of details that the game pays attention to... I’m still not sure whether it rivals The Witcher 3, but it’s certainly way up there in my book. Not to mention that the story ... It’s promising. I’ve seen comments on YT mentioning how it’s Absolute Cinema, although I won’t get my hopes up, just in case. And, also... My luck is very strange in this game. How the fuck do I pull the desired weapon in, what’s that, 20 pulls? Like holy shit, I pulled Camellya on a fluke, after first failing the 50/50 and then just randomly pulling 13 times, and now I get her weapon on a whim because I happened to be inspired by a video on her build. Like, holy shit?</text:p>
      <text:p text:style-name="P1">Also, I have to say: Camellya is the Hu Tao I never managed to pull. And for that, I’m grateful. Man it feels good to see big numbers.</text:p>
      <text:p text:style-name="P1">By the way, for some reason I have three five star resonators despite having started... Three weeks ago? I dunno man, I can just tell you Kuro games is doing the work of God with this title. Wuthering Waves is goated. Oh, and that’s before using the coupon (?) to select a free five star resonator. So, technically, four five stars, if I count my chickens before they hatch. Oh, and I’m extra grateful that Rover feels like a full-fledged four-and-a-half to five star resonator. You know, not to be disrespectful but the Traveller stops being a good option rather early on in Genshin.</text:p>
      <text:p text:style-name="P1">Alright, that’s quite enough. Time to sleep now. And, good job today. You’ve done such a good job I’m more than willing to overlook the fact it’s four thirty AM now. See ya.</text:p>
      <text:p text:style-name="P1"/>
      <text:p text:style-name="P1">•••</text:p>
      <text:p text:style-name="P1">Sunday 13th of April 2025, 23:09, day -194</text:p>
      <text:p text:style-name="P1">Yesterday was a good day, and yet I woke up unhappy, dissatisfied. Fuck it, I’ll spare you the details: I’m growing, and in my growth, I’ve yet again changed my opinion. I believe passion and ambition can coexist. Not just that, but ambition could be the central piece that give all other tools an objective. Discipline, willpower, focus, imagination, whatever else I’m forgetting right now, I might have them individually, but ambition is the cog that makes them work together. I do not have time to explain, as I have a midterm exam tomorrow, so, perhaps I should leave the explanation to tomorrow. That makes sense. Good, see you tomorrow then.</text:p>
      <text:p text:style-name="P1"/>
      <text:p text:style-name="P1">•••</text:p>
      <text:p text:style-name="P1">Monday 14th of April 2025, 21:26, day -195</text:p>
      <text:p text:style-name="P1">What a terrible month this has been. Worst of all, I am unable to pinpoint the cause of this period. And to think this is the first day after declaring my ambition. I haven’t actually spoken about it here, nor do I have time, as I thought I would. Let’s change that.</text:p>
      <text:p text:style-name="P1">I’ve changed my mind on ambition. It’s a core part of passion, is my current opinion. So, I’ve decided. I’ll become the best writer mankind has ever seen.</text:p>
      <text:p text:style-name="P1">But... I know firsthand, I witnessed it, I lived it, the proof that as I am right now, that’s just a dream within a dream. Just today, I fucked up in the midterm. Because I didn’t practice enough, because I underestimated it, I fucked up. One letter. One letter made me fail the midterm. But that’s not what’s important. The important thing is how I reacted. And I nearly fucked up. Nearly. But now, I have a reason. I have an objective. I felt it all day long, that my hunch was correct. My ambition drove me forward. It stayed in the back of my mind, when it wasn’t on the forefront. All today, and since yesterday.</text:p>
      <text:p text:style-name="P1">All today, and yesterday, I became painfully aware of how shit I am right now. I’m painfully aware of the fact that right here, right now, as I am right now, if I keep being this person I am, I am never going to get where I want to be. Whatever the top is, whatever it means, I’ll reach it. I’ll make it mine, my throne. As I am right now, there’s no way in hell I’m becoming the best ever. That’s why I have to change. That’s why I have to keep fighting. I’ll become my ideal, or die dreaming. Good night.</text:p>
      <text:p text:style-name="P1"/>
      <text:p text:style-name="P1">•••</text:p>
      <text:p text:style-name="P1">Tuesday 15th of April 2025, 21:45, day -196</text:p>
      <text:p text:style-name="P1">One hour every morning. One hour every morning. Every day, I have to work on the project one hour every morning. I don’t just want money, I need it. And to get it, I need discipline.</text:p>
      <text:p text:style-name="P1">Today went fairly well. Fairly well’s not going to cut it though, I need to improve, to do better. I’ve worked out for the first time in probably two weeks or so. The regimen is lighter, but it should allow me to work out every day, and more importantly, to focus my energy on writing. I’ve still got a ridiculously long way to go as far as focus is concerned. And of course, I can’t underestimate university. I must become capable of balancing all those things. All those things, plus sleep. That I get enough sleep is crucial to determine a day’s performance, that much is clear. Now that I’m starting to work out again, I want to figure out how little sleep I can get away with. Nine hours is probably the limit, but I want to see if I can push it to a reasonable eight; if I can, then sleeping at 22 and waking up at 6 every day would be perfect.</text:p>
      <text:p text:style-name="P1">Gotta say though, discovering that Kobe slept three to four hours for most of his career is... I’ve got a very long way to go. Mentally, I am so much weaker than he ever was. How did he even... But I know how.</text:p>
      <text:p text:style-name="P1">How little sleep can I get away with? Not just that, I have to develop a habit of getting up when the alarm goes off. It’s a must. I have to kill the excuses and the what ifs. I have to get stronger. I have to. I do not know how many days I have left, but I will do my best to achieve my dreams. I’ll become my ideal self, or die dreaming. It’s sleep time. Good night. See ya.</text:p>
      <text:p text:style-name="P1"/>
      <text:p text:style-name="P1">•••</text:p>
      <text:p text:style-name="P1">Wednesday 16th of April 2025, 21:46, day -197</text:p>
      <text:p text:style-name="P1">Two very different topics, today. One’s Hololive, the other’s self-mastery. I have to go to sleep early, so let’s make this concise.</text:p>
      <text:p text:style-name="P1">The biggest fish around is finally making her exit from the stage. Orcas are mammals, by the way. For some reason, the announcement of Gura’s graduation hit me hard. I’m not sure why, I’ve always been more of a JP person. Who knows. I’d ask what’s going on in Hololive, but it’s becoming clear that the “difference in direction” is referring to the fact that Cover is pushing for idol activities, whereas a lot of talents signed up to become streamers.</text:p>
      <text:p text:style-name="P1">Shit, I’m tired. But that’s merely the price to pay for today’s choices, and I’ll gladly pay it. So, what happened today? Good choices happened.</text:p>
      <text:p text:style-name="P1">At least, I deem them so, at the moment. Started with the alarm clock, at 6am. Got up as wanted, but I’ll need to do this every time from now on, to make it count. The only thing is, it’s clearly too early for me. Perhaps 8am is a good point to start then. We’ll do a sort of binary search.</text:p>
      <text:p text:style-name="P1">Then, spent one hour on the train working on the project (hour generously provided by some problem that caused trains to stay still for an hour or so), went to uni, came back, talked to friend about the project and essentially discussing about getting it back on track (and having a barbeque next Monday), and went home. When I got home, I resumed work on the project for a bit, and then, very unfortunately, proceeded to procrastinate for an hour and a half.</text:p>
      <text:p text:style-name="P1">I don’t remember what it was, but I pulled myself out of the woods, and got to work. No, got to writing. And... I didn’t work out today. Because of two things. One: it was getting late, and for the first time I think, I decided to prioritise sleep and schedule over working out, because the priority is self-mastery, not working out per se. And two: it was getting late, because I was writing. And writing has priority over everything. i was writing, because I liked what I was doing, and didn’t want to stop.</text:p>
      <text:p text:style-name="P1">When I compare the current iteration of Kyuukurarin with even only the version that I was working on a few months ago, the difference is night and day. The difference is, as they say in Japanese, heaven and dirt. And, that’s a bit startling, because I thought my growth in general was linear. The data clearly indicates that it was linear, and it was on more or less the same level for the past few years, but for some reason, it sky-rocketed these past few months. And I’m not sure why. Hm, likely a compound effect. In other words, “it’s all coming together”. that’s a plausible hypothesis. I’ll keep it for now, sticking to my doctrine of Occam’s razor.</text:p>
      <text:p text:style-name="P1">Alright, we still got a long way to go, but I’m gaining more and more confidence in my writing, and now, unlike back in December ‘22, I actually know what I’m doing. Oh, by the way, at some point I’ll need to talk about phase 2.5. At some point. For now, good night.</text:p>
      <text:p text:style-name="P1"/>
      <text:p text:style-name="P1">•••</text:p>
      <text:p text:style-name="P1">Thursday 17th of April 2025, 22:38, day -198</text:p>
      <text:p text:style-name="P1">It’s late, I ought to go to sleep. I don’t have much to say about today. Right... I wasted the entire afternoon. Or rather, I didn’t spend it writing. Wuthering Waves is goated, so I can’t say my time was wasted. Still, it’s abundantly clear that I still lacked the discipline to stop playing and get to writing. Also, fuck Windows. Its update just messed with GRUB, someway, somehow, and had it pointing at an empty partition for booting. How do you even cause that?</text:p>
      <text:p text:style-name="P1">Still, “fuck Windows” is too extreme a reaction, too uncontrolled. I understand your dissatisfaction, but keep yourself in check. Keep your emotions in check.</text:p>
      <text:p text:style-name="P1">I also want to attempt something: waking up at 6am, but having a nap in the afternoon. This will work if an only if I do wake up at 6am, then don’t waste my time in the morning. I have to be strong, and get up when the alarm clock says it’s time to get up.</text:p>
      <text:p text:style-name="P1">I have to be strong, and face my demons and whatever ghost gets in my way. I want to stand atop human art. That’s an interesting idea... If only we had one more life to chase it. But no, not art in general. We aim for a specific art. I want to stand atop writing.</text:p>
      <text:p text:style-name="P1">And yet, what’s done is done. You’ve planted a seed unknowingly. “To master art.” I have a feeling. I am unlikely to be the one to do that. This seed will germinate in someone else. The one who will stand atop all arts.</text:p>
      <text:p text:style-name="P1">Tch, like a lifetime is sufficient to do that. Of course it is, you just need the right circumstances. I could imagine them for you, very easily. That person will come. That person will exist. In that case, let them be, let them have that title. However, let us also make it so that the title comes with a caveat, with a fine print.</text:p>
      <text:p text:style-name="P1">“The one who stands atop all art*.”</text:p>
      <text:p text:style-name="P1">*except for writing.</text:p>
      <text:p text:style-name="P1">Yeah, yeah that sounds good. Let’s ruin their title. Let’s have a fight across space and time. But make no mistake, I am not the challenger. You are.</text:p>
      <text:p text:style-name="P1"/>
      <text:p text:style-name="P1">•••</text:p>
      <text:p text:style-name="P1">Friday 19th of April 2025, 22:16, day -199</text:p>
      <text:p text:style-name="P1">I need to work on my pacing. Also, for some reason I’m falling into repetitiveness in my sentence patterns. That’s not a problem I had before... Other than that, there’s the very obvious fact that while things started well today and right up till the first half or full hour of writing, I then procrastinated away the rest of the afternoon. It’s deeply related to the lack of sleep, that much is clear. While I want to say that willpower alone is capable of offsetting that, I also can’t deny that performance suffers without proper rest. I didn’t rest properly after lunch, something I should have done, and more alarmingly, as of late I’ve taken to force-feeding my brain with content; likely a consequence of lack of full sleep. What’s strange is that I didn’t have as much trouble as I’d expected to get up this morning. Whatever.</text:p>
      <text:p text:style-name="P1">There’s also something else I’ve been thinking about. At some point I’ll need to publish this story, and give it a title. But I will also need to give it a book cover. And while you can claim all you want that what matters is what’s on the inside, it’s undeniable that the first impression is crucial. Let me cut to the chase: I want to draw the cover art myself. That way I’ll also put that 100€ graphic tablet to use, finally. As for what to draw, I have ideas already. And I also fully intend to use the three-phase framework I created for writing to drawing. And, besides, I’ve noticed that i liked a certain style of art in the wallpapers I pick; since then I’ve believed that if I’d been an artist, that would have been my main style. The problem is time. When? When do I draw?</text:p>
      <text:p text:style-name="P1">That’s not a question for now. Now, we have to go to sleep. And, think about our style. Our writing style. Pacing and repetition. The former is my most glaring weakness, the latter becomes more obvious the more I write. Goodnight.</text:p>
      <text:p text:style-name="P1"/>
      <text:p text:style-name="P1">•••</text:p>
      <text:p text:style-name="P1">Sunday 21st of April 2025, 00:49, day -200</text:p>
      <text:p text:style-name="P1">I have to stand up for myself. Stand up to myself, to others, to circumstances, to whatever is trying to get in my way, in the way of mastery and self-mastery. I nearly missed today’s entry because I didn’t.</text:p>
      <text:p text:style-name="P1">And... A question: how badly do you want it? The title of number one? To be at the top? You’ve come to understand two things: no days off, until your soul, your heart of heart says so. If it hesitates, you know what that means. And you also understand that 8am is best for us. Unfortunately, circumstances make it so that tomorrow, wake up time is 6am. Fight. Fight. Get up. Fuck your excuses. You keep using them, you keep coming up with them, you keep allowing them to rule you. Fuck them. Good night.</text:p>
      <text:p text:style-name="P1"/>
      <text:p text:style-name="P1">•••</text:p>
      <text:p text:style-name="P1">Monday 22nd of April 2025, 00:16, day -201</text:p>
      <text:p text:style-name="P1">I cannot let circumstances become excuses to not do my best. I allowed it time and again over the weekend. I betrayed my ideal time and again this weekend. I cannot allow circumstances to become excuses not to do my best. At any and all times, the best thing I can do is my best. This means that we’ll have to start doing things that at first glance seem unreasonable. Like cleaning up your setup at midnight because you were out all day and only came home dead tired, but previously told yourself that Sunday would be the day we clean up the setup. It’s only unreasonable at first sight. When you look deeper into it, you can easily see that I did it because I said I would. And, there’s something behind “doing something because I said I would” that’s... Important. More so than immediate logic.</text:p>
      <text:p text:style-name="P1">Still, I’m liable to fall asleep at any moment. I’ll call it a day. See ya.</text:p>
      <text:p text:style-name="P1"/>
      <text:p text:style-name="P1">•••</text:p>
      <text:p text:style-name="P1">Monday 21st of April 2025, 22:15, day -202</text:p>
      <text:p text:style-name="P1">どうやら間違っていたようだな。　Digging deeper in my above statements, you’ll find that they’re contradictory. In order to play the best move, flexibility is required to react and respond to situations and changes to them. To stick strictly to “what I said” kills that flexibility. There are things that one ought never go back on, but those are things of the heart. Yesterday’s stubbornness led to my own downfall. I was already in a precarious state, and I aggravated it expecting that things would work out somehow. They didn’t. I should have gone to sleep right away, and instead, thanks in no small part to my exacerbated fatigue, I got the brilliant idea of watching porn. Anyway, there’s no undoing the past. We’ll carry these mistakes.</text:p>
      <text:p text:style-name="P1">One more thing. I keep on calling myself weak. That’s stupid. But at the same time, I can’t call myself strong; I am not, and I do not like to lie. But if I said that I can do it, then I wouldn’t be lying. If I said that I can get stronger, that I can achieve my dreams, that I can be the best ever, I wouldn’t be lying. Because I can.</text:p>
      <text:p text:style-name="P1">I’ve got to keep on paying attention to what I’m doing wrong, and try to come up with ways to do better. As long as I live, I’ll keep on trying to become my ideal self, no matter how many times I fail, how many times I fall. Good night.</text:p>
      <text:p text:style-name="P1"/>
      <text:p text:style-name="P1">•••</text:p>
      <text:p text:style-name="P1">Tuesday 22nd of April 2025, 23:55, day -203</text:p>
      <text:p text:style-name="P1">That’s a lot of days. That’s a lot of entries. You wrote well today. You wrote well enough that you afforded yourself the message “あら。。。 How strange… Now we don’t feel like playing video games anymore. Welcome back, this is the magic of writing. It’s been a long time.</text:p>
      <text:p text:style-name="P1">I don’t know what to do now, though. “</text:p>
      <text:p text:style-name="P1">Congratulations. We’ve been writing a lot. I want you to keep this up. No… I want more. Kobe Bryant worked so much harder, so much more than I am working. If am ever to become the best, I have to do more. A lot more. Good night. See you tomorrow.</text:p>
      <text:p text:style-name="P1"/>
      <text:p text:style-name="P1">•••</text:p>
      <text:p text:style-name="P1">Thursday 24th of April 2025, 01:06, day -204</text:p>
      <text:p text:style-name="P1">It feels pretty bad to be given a full day to write, and waste it all doing something else. Ignorance is bliss, and this pain is the price I have to pay for having been aware the whole time that I should stop playing and go write. I want to say that it’s normal, given my history, that I expect there to be a continued alternation between days when we make good choices, and other days. But... I’m still disappointed. Disappointed, because I wanted myself to do more, to do something else. Disappointed, because others can, did, and do do more. Others could, but here I am. Why didn’t I? What’s wrong with me? Why am I like this? What is it that I need to change? I’m impatient, I know, and changes take time, I know... But... Why can’t I pull off a miracle?</text:p>
      <text:p text:style-name="P1">I’ve decided. I’ll try to pull off a miracle. To simply play my very best, for as long as I remember to. Forget becoming the best, if I keep on disappointing my own lowly standards, there’s no future where I’m the best. I want to become the best, I have to put in the work. If I want to become the best ever, I have to put in more work than anyone ever has or ever will. Doubly so because I was born completely average, if not below average. Right... I think I kept on forgetting to write this: willpower is a trait in the same vein as intelligence, in all likelihood. Some are born with more of it than others. Yeah, that answers my earlier question, at least in part. But I don’t care. That doesn’t matter. The only thing that matters is how I handle myself, my feelings, and my future.</text:p>
      <text:p text:style-name="P1"/>
      <text:p text:style-name="P1">… I need to be honest with myself. An honesty that I can only achieve on an empty mind, on an empty heart. I’ve been feeling off, these past few days, and I’ve only noticed it now. I know what it is: I’m using mastering writing as an excuse to avoid all other responsibilities, aren’t I? I’m using that as an argument to not study, to not consider what I ought to consider. That’s the wrong thing to do. No, this is the worst part, I want to convince myself that it’s not wrong. But I should be objective. And, objectively, I don’t know. I would have to think about it. It’s extremely hard, to get past these final layers around my own heart. I thought I was good at introspecting, but I’m clearly hiding things from myself still.</text:p>
      <text:p text:style-name="P1">I ought to quietly give myself up to my own heart… Not… Quite. I should... Do my best to please it, rather. No, not even that. My heart only speaks at certain times, of its choosing. I should listen carefully when it does. Most of the time, it only ever whispers, just like me. I know it’s not always right, but its voice is always worth your attention.</text:p>
      <text:p text:style-name="P1">Actually… There was something else I’d come back here to discuss, but I figured I’d start with the argument of “feeling off”, just so I would have a more solid grounding for this next question. Do I really care about becoming the best ever? I don’t, do I? I play the game on difficult mode, I completely lack external motivations. Except for a soulmate, but that’s not a source of motivation. I’ve decided to make peace with the fact that as the creator of a story, I’m a God. I am a God to my characters, to my world, but I am also everyone and everything’s parent. As such, it’s my responsibility to see my stories through.</text:p>
      <text:p text:style-name="P1">I just killed my external motivator, but it wasn’t a complete lie. I do want to make my stories the best I can make them.</text:p>
      <text:p text:style-name="P1">Hey… I have a feeling… Because of these decisions just now, and because in the immediate future we’ll make some questionable decisions, we’ll find what we want. Let’s stop with the cryptic. I’m probably going to abandon the project, and the promise to my friend of working on it one hour a day. I’m probably going to write every hour I can. That’s what my heart wants. To break a promise I was never committed to keep. To do what my guts tell me to do. To immerse myself in a different world.</text:p>
      <text:p text:style-name="P1">I… I’ve always been somewhat purist. Somewhere in me, there’s always been an unfounded belief that… There’s something to be gained, there’s something nuique about… About… About having a dream that depends only on myself. About having ideas and ideals that do not depend on circumstances. About allowing only myself as my only anchor, and only using “pure” ideas to fuel my will, my true wants, and myself. God of my story, I’m sure not even you know what will happen for certain, for my future is in my hands, as all Gods want for their children. Good night, sleep tight, and don’t let the bedbugs bite. See you tomorrow.</text:p>
      <text:p text:style-name="P1"/>
      <text:p text:style-name="P1">•••</text:p>
      <text:p text:style-name="P1">Thursday 24th of April 2025, 21:13, day -205</text:p>
      <text:p text:style-name="P1">A good day. I ought to break it down tomorrow, to expose why today was a good day. Tomorrow. Good play implies brain usage, couple that with my sleep deprivation and I’m currently on the verge of falling asleep. This is the first time,that I postpone an entry because it’s good. I can see the uniqueness of the situation. Good night. Oh, as a substitute, I’d like to place the contents of today’s temp file.</text:p>
      <text:p text:style-name="P1"/>
      <text:p text:style-name="P1">&lt;Ah...&gt;</text:p>
      <text:p text:style-name="P1">&lt;Perhaps I like using these brackets.&gt;</text:p>
      <text:p text:style-name="P1">&lt;What do you call them?&gt;</text:p>
      <text:p text:style-name="P1">&lt;We ought to write. What shall we do?&gt;</text:p>
      <text:p text:style-name="P1">&lt;A strange question, shouldn’t we write?&gt;</text:p>
      <text:p text:style-name="P1">&lt;Indeed... I see, I’m experiencing fatigue from lack of sleep. That’s something I should work to overcome.&gt;</text:p>
      <text:p text:style-name="P1">&lt;So... Pacing. It’s our greatest weakness, the one thing we can’t seem to be able to control.&gt;</text:p>
      <text:p text:style-name="P1">&lt;I’m dead, but I’m alive. I’m feeling tired, but I know I can work. I have to put my mind to it. Yes, it starts with posture, but that’s just the beginning. Now comes the choices. What do we do? We put in the work.&gt;</text:p>
      <text:p text:style-name="P1">&lt;Pacing. Let us write about it. How should I pace my story? No, that’s not the issue. The issue is me, and my lack of usage of phase 2.5. I have to use it more, and understand the pacing I want. The issue is my style, which has come to be very descriptive and slow, hence the pacing. So... I have to cut down on details. I have to learn to cut corners... I see now. I normally refuse to cut corners... That’s the issue, in all likelihood. Because I refuse to cut corners, I feel a duty to describe a scene in its utmost details. And, I like using details to ground a scene.&gt;</text:p>
      <text:p text:style-name="P1">&lt;Still, it was a good idea to analyse our own style, or rather, to think that the source of our slow pacing is our style. How do you propose we fix that?&gt;</text:p>
      <text:p text:style-name="P1">&lt;With fast-paced action. The nature of this story doesn’t lend to that, so it’s not the best learning ground. It could, however, be used as an advanced learning ground, an unforgiving one, a devious one where it’s easy to fall into slow pacing. And, in all honesty, we both know how we feel about trying to write a new story. Ideas ought to come on their own, they have to grow. We can’t force them into existence.</text:p>
      <text:p text:style-name="P1">I guess I’m saying that we ought to use this story as a way to learn pacing too. Now, one of two things: either we review the current state of the pages and try to improve pacing, or we do that later. My guts tell me to do that later, and that we learn to pace well now so that we come back later with a good sense of what to do. Because it’s true that as of now, I’m reluctant to kill my babies, and I can only think of one scene, one paragraph I could streamline.&gt;</text:p>
      <text:p text:style-name="P1">&lt;Understood, then we shall do just that. Although, before that, did you know that I’m dying? I’d like some form of help somehow, is willpower the only thing we have to counter our fatigue?&gt;</text:p>
      <text:p text:style-name="P1">&lt;We also have access to writing. Ideally, we get so engrossed in it that we forget our fatigue, but in reality that comes from making a series of great decisions quickly, something we’re not exactly in a state to pull off. Food is a terrible idea, that’s a premise. As for drinks, since coffee is a no-go now, we have either water, milk, or we can make some tea or hot chocolate or anything in-between. Hot water. Let’s make some hot water. Anything else is likely to make us more sleepy.&gt;</text:p>
      <text:p text:style-name="P1">&lt;Let’s get to work.&gt;</text:p>
      <text:p text:style-name="P1">&lt;My codename is Harmony. Hello.&gt;</text:p>
      <text:p text:style-name="P1">＜言ったはずだ。今なら修正はしないほうが良い。＞</text:p>
      <text:p text:style-name="P1"/>
      <text:p text:style-name="P1">Good night, see you tomorrow.</text:p>
      <text:p text:style-name="P1"/>
      <text:p text:style-name="P1">•••</text:p>
      <text:p text:style-name="P1">Saturday 26th of April 2025, 04:14, day -206</text:p>
      <text:p text:style-name="P1">The key to yesterday was listening. Listening to my heart and doing as it commanded. Making the harder choices. Something I didn’t do today. The strength to do what must be done compounds over time, but breaking the chain slows growth down significantly. I’ve also spotted impatience as a flaw. I’m impatient. No wonder I want to play perfectly right away. But I know I must play on probabilities, and the strategy with highest probability to succeed is “slow and steady”. Slow and steady. See you tomorrow.</text:p>
      <text:p text:style-name="P1"/>
      <text:p text:style-name="P1">•••</text:p>
      <text:p text:style-name="P1">Saturday 26th of April 2025, 23:22, day -207</text:p>
      <text:p text:style-name="P1">またね、しおん！ Have a nice life!</text:p>
      <text:p text:style-name="P1">As for me… There’s something that’s been going on for a few days now, but I’ll wait to see if it continues and stabilises before talking about it. Perhaps I’m afraid to jinx it. An unfounded fear. Let me try to explain it then. I feel like my awareness has awakened, perhaps as a result of suffering so many defeats. I’ve been consistently in a state where I don’t care about much, and I just try to do my best. It’s started happening about four days ago, when I went to uni on four hours of sleep after failing to do anything other than play video games for an entire day and into the night. A state of decreased... cares, increased awareness, with a vague, underlying sense of needing to overcome myself.</text:p>
      <text:p text:style-name="P1">Since I clearly like to play Wuwa and will use any to boot it, I’ve decided that I’ll play it exclusively on Fridays and Sundays.</text:p>
      <text:p text:style-name="P1">I also once again got to appreciate how my intelligence was nothing special. But in that case, there are some things that I can hardly explain. Some separate episodes, as well as... Our confidence in our stories. I see, that last one is misplaced confidence. Except it isn’t. For some reason, perhaps because I am myself, I believe there’s something special about me. Something deeply related to the purism I mentioned. In any case, I’m tired now, I’m going to sleep. Goodnight.</text:p>
      <text:p text:style-name="P1"/>
      <text:p text:style-name="P1">•••</text:p>
      <text:p text:style-name="P1">Monday 28th of April 2025, 03:43, day -208</text:p>
      <text:p text:style-name="P1">It’s not that self-control is inexistent. It’s that we lack the ability to make sacrifices. We removed ambition, we removed the cog that connected it all, but that’s not the only issue. Even if ambition were there, our various skills are… Some leave much to be desired. Ah, impatience is striking again. I’d made a pact. Since we clearly like playing Wuwa, we’ll play on Fridays and Sundays exclusively, and I would honour my part of the contract, so I expect you to do the same.</text:p>
      <text:p text:style-name="P1">Oh, by the way, the “thing that’s been going on for a few days” seems to be that since my brain is put so often into some form of critical state through my misplays, it just automatically sharpens in response. I will try to remember the feeling and reproduce that state without the “critical” part.</text:p>
      <text:p text:style-name="P1">But I must admit, while right now is not the time to be making decisions, I do want to be impatient. I want it all from you. Perhaps by persisting in our impatience, we’ll eventually achieve what we’re so impatient to achieve. Become who we want to become. To do that, we must make sacrifices. What am I willing to do for my future? It should be obvious, but why is it so hard to do? I’m impatient, and I want my impatience to pay off. The singular change I want from you is to make sacrifices. I want to be able to make sacrifices.</text:p>
      <text:p text:style-name="P1">Sacrifices. What am I willing to sacrifice... We’ll see. You’ll show me.</text:p>
      <text:p text:style-name="P1"/>
      <text:p text:style-name="P1">•••</text:p>
      <text:p text:style-name="P1">Monday 28th of April 2025, 23:20, day -209</text:p>
      <text:p text:style-name="P1">Got invited to a boxing gym by a friend. Went there. Barely survived. Haven’t trained properly in a long time. No stamina. But... I barely survived. I have to try harder. I have to approach death, if that’s what it takes.</text:p>
      <text:p text:style-name="P1">Isn’t that an exaggeration?</text:p>
      <text:p text:style-name="P1">It is. It absolutely is. Should it be done though? Train like you fight, fight like you train. It should be done. I can’t miss a day. I have to fight. I have to go the days I have to go. I’m modifying the schedule very slightly. Mondays, Wednesdays and Fridays we study before going to the gym. Every othe day, we write. Sacrifices. I have to be able to make sacrifices. Tomorrow, I have to wake up early. I can’t fuck up like I did today. I have to get up.</text:p>
      <text:p text:style-name="P1">Let’s go to sleep. See you tomorrow.</text:p>
      <text:p text:style-name="P1"/>
      <text:p text:style-name="P1">•••</text:p>
      <text:p text:style-name="P1">Tuesday 29th of April 2025, 00:39, day -210</text:p>
      <text:p text:style-name="P1">The shittiest performance I’ve showed in a... Very long time. A very, very long time. My play should have at least been passable, if not decent, but for some reason, for some reason I don’t know, I ended up masturbating twice. Why? I don’t know why. My weakness shouldn’t warrant that.</text:p>
      <text:p text:style-name="P1">We’re not sure why temptation was especially strong today, perhaps yesterday’s training and atmosphere caused an increase in testosterone or something. Regardless, it’s about from now on. Put simply, this can’t be it. This simply can’t be our life. I don’t care what the cause is, this can’t be our performance. This can’t be our future.</text:p>
      <text:p text:style-name="P1">I wish to kill you, one way or another. So, let’s consider our future. What do we do from now on? Nothing we do seems to work, perhaps because we lack consistency, or perhaps because we’re not doing what’s right. Let’s go back to the very basics. What should we be doing? Studying is our realistic number one priority. Then can come my hobbies, or the things I want to do. Writing is what I want on top of that list. Right... Writing should be on top of that list... We have already shown a lack of capacity to do more than that. So, we’ll stick solely to those two things. Solely. Self-mastery and the project are... Abandon them. For the time being, abandon them.</text:p>
      <text:p text:style-name="P1">And yet... Is this what I want? Is this really what I want? We should give equal consideration to our realistic priorities+emergencies, and our... Dreams. Perhaps they should become impossible for a moment for us to realise whether they’re really dreams to us or not. Perhaps we should die for a moment to understand that. No need to.</text:p>
      <text:p text:style-name="P1">I don’t want a future of compromises. I don’t want a future where only half of our goals are achieved. I want all or nothing, even if nothing is far more likely than all. I’m shit. Right now, I’m utter dogshit. I’m less than nothing in the grand scheme of things. Not that I care about that. But the point is, I want... More. I want to become more. More influential, and have a legacy. But more than that, I want to become that ideal self.</text:p>
      <text:p text:style-name="P1">Two days. I give you two days to make reckless choices in the name of our future. You’ve got two days to show me you can fight. Two days to show me how hard you fight. You fail that, we change paths.</text:p>
      <text:p text:style-name="P1"/>
      <text:p text:style-name="P1">•••</text:p>
      <text:p text:style-name="P1">Wednesday 30th of April 2025, 23:24, day -211</text:p>
      <text:p text:style-name="P1">What a tumultuous month. Just today, I wrote this: 「自殺したい」と言う気持ちはようやく分かってきた。そうか。こんなもんか。自分は自分に失望しすぎて、本当にどうしょうもねえってことさ。Not that I... This is hard to justify. I understand the feeling. That’s all there is to it. I did think it, for a split second. Nothing in particular happened today, I just... I guess I came to realise how... Terrible, I am. Worthless? Useless? A waste? I felt that my existence wasn’t justified, that I didn’t justify it. I understood just how weak, how vulnerable I am. I guess I’m flirting with despair. A failure. That’s the word.</text:p>
      <text:p text:style-name="P1">Anyway, I’m going back to the basics. Dropping everything else. University, writing, that’s all I’ll focus on. The hope is that I’ll grow as I do that, and become capable of adding more stuff on top, eventually.</text:p>
      <text:p text:style-name="P1">But I think that’s enough self-pitying. Perhaps... No, I brought this experience down upon myself, and... And now that I understand, no, I can’t claim that, but now that I have an idea what it means to want to die, I want to write better. I want to write her story better. This is something I’d have never known. This experience, I’ll give it to her. She, nameless. A girl, faceless. I’m her God, her parent, her creator, and if nothing else, if it gives me nothing else, I want to give her this experience. To her, and to you.</text:p>
      <text:p text:style-name="P1">And me. My name is harmony. I... Wish for something I can’t describe. Beyond happiness, beyond glory, beyond fulfilment. I want... What do I want? I have to become the best, and at this rate, that’s a dream within a dream. harmony. That’s my name.</text:p>
      <text:p text:style-name="P1"/>
      <text:p text:style-name="P1">•••</text:p>
      <text:p text:style-name="P1">Thursday 1st of May 2025, 22:49, day -212</text:p>
      <text:p text:style-name="P1">You’re late. You should have gone to sleep 50 minutes ago. And improve on your writing. We need to. We need to learn how to pace stories. We also need to find a way to put university into the mix. And only university. Let me think. For fuck’s sake why in love’s name ar ewe incapable of waking up early... That would solve all of our problems. Discipline. We lack strength. That’s why. We lack the willpower to wake up early when there’s only us telling us to do that. For the sake of our future, for the sake of dreams, for the sake of not fucking killing ourselves, I have to wake up early in the morning. But it also means we have to nap in the afternoon. Not rest, nap. Fuck all of your excuses and pathetic feelings. You have to be disciplined. We’re waking up at 6am. If you don’t, I’ll really be tempted to kill you.</text:p>
      <text:p text:style-name="P1">Wisdom. That’s what we pledged to follow. While we’re not focusing on self-mastery anymore, it still holds that our every action shapes who we are. And I’m not having you... Sigh... Have we actually stopped focusing on self-mastery? That’s... sad. But it’s a necessity. At the moment, we’re incapable of striving for it while balancing everything else. we’re focusing on two things, with the hope that we’ll grow strong enough to be able to go back to self-mastery. Alternatively, there’s also the possibility that self-mastery and mastery of writing are the share path for a good while. Because... I really want to become that ideal self. Or perhaps, I really don’t want a future where I fail to become him.</text:p>
      <text:p text:style-name="P1">Still, what you said above is grounded in truth. we really are flirting with self-hatred right now. Do your best to wake up at 6am, and take a nap in the afternoon. This is so that we can study in the morning, so don’t forget to do that. Go to sleep now.</text:p>
      <text:p text:style-name="P1"/>
      <text:p text:style-name="P1">•••</text:p>
      <text:p text:style-name="P1">Friday 2nd of may 2025, 22:26, day -213</text:p>
      <text:p text:style-name="P1">Better than yesterday, but still not ideal. I also realised that the reason I couldn’t wake up early in the morning was that I had no valid reason to. This morning, I decided to write instead of studying, I decided to wake up so that I could actually do something I wanted to do. And now, I can’t help but lament: I’m not in a position to do this for the rest of my life. I’m simply not in a position where I can write every hour of the day. We wake up to write. And, we nap in the afternoon to recover the lost sleep.</text:p>
      <text:p text:style-name="P1">I do not hate myself, but my own life is so underwhelming, I’ve achieved so little in retrospect. Harmony, we’ve brought nothing but shame on this name. harmony. A slightly revised version of the name. Something to make it more subtle. Something to erase the stains of the past. Let’s go to sleep, we should have done so thirty minutes ago.</text:p>
      <text:p text:style-name="P1"/>
      <text:p text:style-name="P1">•••</text:p>
      <text:p text:style-name="P1">Saturday 3rd of May 2025, 22:40, day -214</text:p>
      <text:p text:style-name="P1">Late again. I have to take this more seriously. And, writing... It’s true that I can’t “try hard” at actually writing because it kills my imagination, but I have to find a way to try hard differently. And, for now, the only thing that comes to mind is thinking. Thinking and thinking. I guess I ought to get up and walk sometimes, to diversify my environment and get some inspiration. But, the main point is, I hate it when I don’t know what to write, how to continue. I have to find a way around that, and persevering in thought might be the only way. Persevering. Goodnight, harmony.</text:p>
      <text:p text:style-name="P1">Oh... I forgot. Let me paste this right here, an excerpt from today’s throwaway.</text:p>
      <text:p text:style-name="P1">“but we’re struggling. we don’t know how to continue writing. Or... We’ve been going at it wrong, haven’t we? We have to work without music, without anything, just ourselves. I... I got complacent. What I want isn’t fleeting enjoyment. What I want isn’t just a couple smiles, a couple giggles. I want passion. I want a flame that burns ever so brightly, ever so strongly. And to get that, I have to... Try hard. I have to try hard. To do my best. Because this isn’t my best. I could do more. I have to do more.”</text:p>
      <text:p text:style-name="P1"/>
      <text:p text:style-name="P1">•••</text:p>
      <text:p text:style-name="P1">Sunday 4th of May 2025, 22:04, day -215</text:p>
      <text:p text:style-name="P1">A satisfactory day... Is what I’m almost tempted to say. But good enough is neither good, nor enough. I want more from you. I want to die knowing I’ve lived to the fullest, knowing I’ve given this life my all. So good enough is neither good, nor enough. We worked out harder than ever, only to notice that we really did take it too easy in our workouts in the past. We’ll do more. We have to do more. We’re already late: we should be sleeping right now. Let’s go. Good night.</text:p>
      <text:p text:style-name="P1"/>
      <text:p text:style-name="P1">•••</text:p>
      <text:p text:style-name="P1">Monday 5th of May 2025, 22:00, day -216</text:p>
      <text:p text:style-name="P1">Earlier. We have to go to sleep earlier. And, I couldn’t contend with writer’s block today. Frustrating. No, I couldn’t contend with myself. This time, I played it safe and rested. I followed wisdom, as you commanded. But truth be told, I want more. Now... Now that I’m in this position where I’m more rested, I can imagine it.</text:p>
      <text:p text:style-name="P1">... And what I imagine isn’t what I want. Works of the mind are different from works of the body. Rest is actually necessary. I need to maximise writing time, and for that, I need rest. Proper rest. Meaning, go to sleep now, and fight later.</text:p>
      <text:p text:style-name="P1"/>
      <text:p text:style-name="P1">•••</text:p>
      <text:p text:style-name="P1">Tuesday 6th of May 2025, 21:57, day -217</text:p>
      <text:p text:style-name="P1">Great fight, but it’s far from over. We know that consistency is key. Keep this up, keep this up and become your ideal. Keep chasing your ideal. We owe a lot to the giants that are Kobe and Micheal Jordan. Hyper-competitiveness. It is far from over, and you have shown me that you are capable of not resting. Rest at the end, not in the middle. See you tomorrow.</text:p>
      <text:p text:style-name="P1"/>
      <text:p text:style-name="P1">•••</text:p>
      <text:p text:style-name="P1">Wednesday 7th of may 2025, 21:47, day -218</text:p>
      <text:p text:style-name="P1">Better, let’s not stay here too long. I owe much to Kobe and MJ. I thought that I would have to discover my path all alone, but they showed me that it’s possible, to go through the week and more without a rest day. And, I owe thanks to myself, for going through the week and more without a rest day, for keeping up the effort. It’s a great thing to see, and I can only pray that I’ll sustain it for years to come. Pray, or make my own prayers come true.</text:p>
      <text:p text:style-name="P1">Writing. There’s ups and downs. Let’s start with the downs: I waste too much time. Too much of the time i sit in front of my computer, with the story open and waiting to be written, I don’t do anything. I gotta change that. I have to be more efficient with my time. The up: I laughed a lot today. Giggled like a schoolgirl, because it was fun. Of course, there’s no knowing whether it will be as fun for you to read as it was for me to write, and in all likelihood I’ll need to revisit this passage. But, it was fun.</text:p>
      <text:p text:style-name="P1">Tomorrow, how do I make time to write? The early wake up’s going to go to preparing to go to uni, so what... I have to wake up earlier than usual then. 4am. Listen, we said we’d go easy on the coffee, and put at least multiple days between each cup, but I think... Tomorrow, we’ll need it. Then, no more coffee for the rest of the week. Unless it’s a dead emergency. But here, I’m doing something more important than managing caffeine addiction: I want to show dedication, I want to develop obsession. Wuwa is goated and I’m loving it, but I want to become such that whenever I have some free time, the first thing I think of is writing. We wake up at 4am or die trying, let’s go.</text:p>
      <text:p text:style-name="P1">Oh, and by the way: lose some weight.</text:p>
      <text:p text:style-name="P1"/>
      <text:p text:style-name="P1">•••</text:p>
      <text:p text:style-name="P1">Thursday 8th of May 2025, 21:40, day -219</text:p>
      <text:p text:style-name="P1">...</text:p>
      <text:p text:style-name="P1">...</text:p>
      <text:p text:style-name="P1">... What is there even to say? I failed to wake up at 4am. And, things didn’t go all that well in uni, I wasn’t very productive. I came home tired, very much tired, after running some errands. Also, I haven’t mentioned this at all, but the nightfront’s been getting very... Bad, lately. I thought that if I performed well, it would be reflected in my dreams too, but it was the opposite, and things have been consistently... Bad, over there. On top of all that, today, for some reason, for some misfortune, I’ve been exposed to a lot of lewd stuff. And the fact that I haven’t rested in so long...</text:p>
      <text:p text:style-name="P1">It was only natural that today was a catastrophe... Or was it?</text:p>
      <text:p text:style-name="P1">Gotcha there, didn’t I? Everything above is true, except that today wasn’t a catastrophe. It would have 100% been one had I been my old self. I do not know what changed, I do not know what i was thinking, or what I’ve done right, but today, today, in despite of everything, in despite of my mental fatigue, in despite of everything that got in my way, I planned around in unconventional manners to maintain the schedule, and I did everything I planned on doing.</text:p>
      <text:p text:style-name="P1">I don’t say this very often, but I’m proud of what I’ve done today.</text:p>
      <text:p text:style-name="P1">And, actually, i do know what I did right. I stood on the shoulder of giants. MJ, and Kobe, now I believe that it’s as you said: greatness is how much you can inspire the ones around you, the next generations. I want to become great.</text:p>
      <text:p text:style-name="P1">But, I have to be fair: it’s not just about standing on the shoulder of giants. They allowed me to see what was possible, what my way could be, but it was up to me to walk it. And I’m grateful to myself that I walked it, against all odds. I’ve pushed through today, and I’ve pushed through a week without rest. Because of these two things, and because of what I’ve learned from the greats, I know I can keep this up for years on end.</text:p>
      <text:p text:style-name="P1">Whether I believe I can or whether I believe I can’t, I’m right. And I believe I can. Rest is not something I get by lazing around for an entire day. Rest is about being disciplined, disciplined enough to go to sleep on time and get the amount of sleep and rest I know I need and have assigned myself. Because when you are disciplined, you are strong, and when you are strong, the rest you set for yourself is sufficient. I don’t know how to explain it, but that’s the way it works. I have to go to sleep now, good night.</text:p>
      <text:p text:style-name="P1"/>
      <text:p text:style-name="P1">•••</text:p>
      <text:p text:style-name="P1">Friday 9th of May 2025, 21:52, day -220</text:p>
      <text:p text:style-name="P1">I was about to be subjective, but being objective is the correct choice according to my instincts. If we look solely at performance, today wasn’t bad at all, but it wasn’t great. We’re still extremely wasteful with our time. We have to be more efficient.</text:p>
      <text:p text:style-name="P1">But if we relativise, I’m doing better than past me. I haven’t mentioned it, but this morning I realised and remembered that the days immediately following a victory are the most dangerous ones, because of complacency and the relaxation. And today, by past standards, I should have lost to temptation.</text:p>
      <text:p text:style-name="P1">Anyway, have I talked to you about our lords and saviours, the Black Mamba and Black Jesus? Kobe and MJ. I really am standing on the shoulder of giants, and I have them to thank for this. Them and me, but mostly them. I have to keep a cool head on my shoulders, stay humble, and maintain focus. I’ve got to keep fighting, every day. Every single fucking day. And I will. Let’s go to sleep. While I haven’t said a word of it yet, I am struggling to wake up at 6am. In fact, I never wake up at 6 sharp, always some time later. Why is that, I wonder. In any case, time to go to sleep now, good night.</text:p>
      <text:p text:style-name="P1">And, keep this up. Never stop fighting. Against yourself, and all that persists in our way.</text:p>
      <text:p text:style-name="P1"/>
      <text:p text:style-name="P1">•••</text:p>
      <text:p text:style-name="P1">Saturday 10th of May 2025, 22:02, day -221</text:p>
      <text:p text:style-name="P1">Where do I even start... From the fact that I’m late? No need to be overly critical. In fact, that’s actively harmful. Stay as neutral as possible. We start from the beginning. So much happened I’m not even sure all of this happened within the last 24 hours.</text:p>
      <text:p text:style-name="P1">Did it really start yesternight? I think so, otherwise I would have talked about it yesterday. Yesternight. Yesterday I drank coffee, since I knew I was more tired than I really felt and hoped it would help me. However, while I did drink the cup in the morning, I could not fall asleep at night. I suppose caffeine detox did its job too well. Fact of the matter was, I was well aware that days after big wins were and are the most dangerous ones, because of complacency. Add to that the fact that I lay in bed, unable to sleep with nothing to do on top of my mental fatigue, and of course temptation would pounce on me.</text:p>
      <text:p text:style-name="P1">So maybe this is getting old, but have you a moment to talk about our lords and saviours, Kobe and MJ? Their lessons really came in clutch. One step in front of the other, do not look at the entire mountain, focus on putting one step in front of the other. Any other me would have lost to temptation yesternight. It was just too strong. It was so strong, I didn’t think I could possibly resist it. So I decided fuck that bitch ass talk: I would fight, and I would go down fighting. If I could only resist for one minute, then so be it, I’ll resist for one minute. But, I’m not entirely stupid, and I put one foot in front of the other. I resisted one minute. Then I resisted another minute. Then another. And before I knew it, I was fast asleep.</text:p>
      <text:p text:style-name="P1">The nightfront was... calmer than in the past few nights. I’ll take it.</text:p>
      <text:p text:style-name="P1">Then comes today. For the first time since I can remember, I was efficient with my writing this morning. That I felt rested certainly helped. Still, mental stamina needs working on.</text:p>
      <text:p text:style-name="P1">Also... Hunger. Physical hunger. In trying to lose weight, I’ve limited the amount of food I ate at meals. But this meant that i’m essentially under-eating, leaving me in a constant state of hunger, which leads to snacking and erodes both my focus and my willpower. And then, I remembered that some ten years ago, I already did something similar to this. Way, way back when I just started working out, I used to follow along Shaun T’s Insanity:max thirty training regimen on YT, every day without rest, as I hadn’t known the concept of rest days yet. And I’d also essentially starved myself. All in an effort to lose weight. And where did that lead me? Nowhere in particular, as far as my main goal was concerned. Under other aspects though, it was an important period. This is why I’ve decided that I’ll “fight till I’m dead, eat till I’m fed, never gonna stop, to catch my breath.” A bit ironic that the song is called “Hungry”, now that I think about it. Train well, rest well, eat well, sleep well. And, I must say, it’s only been a few hours, but having one’s stomach full is a different beast. It’s a far cry from the constant hunger I felt.</text:p>
      <text:p text:style-name="P1">Second to last thing: studying. Today was a studying day, but I procrastinated until 1700 by playing Wuwa (which is goated btw), and only then did I start studying. However, unlike usual where I would reprimand myself and then study right away, I used that thing in between my ears, and thought. I would normally start with the question “what is wrong with me? Why am I so weak?” But I rightfully noted that they’re unhelpful. So instead, I asked the question “why didn’t I feel like studying? What went wrong?” Bingo. Some analysis later, and I’ve come to this conclusion: I don’t have a drive to study. I still don’t have it, but now, at the very least, I have a reason to: I want to stand on my own two legs, I want to become independent, find a job and have a house that’s mine. I don’t have a strong drive, but I have a reason to study now, and that’s much better than what I had before; it’s much better than nothing.</text:p>
      <text:p text:style-name="P1">Finally, I also realised that I have yet to introduce my new schedule. Let’s change that:</text:p>
      <text:p text:style-name="P1">6am~8am: Wake up, go through morning routine</text:p>
      <text:p text:style-name="P1">8am~10am: Write</text:p>
      <text:p text:style-name="P1">10am~2pm: Chores, eat</text:p>
      <text:p text:style-name="P1">2pm~3pm: Nap</text:p>
      <text:p text:style-name="P1">3pm~7pm: Depending on the day, either write or study</text:p>
      <text:p text:style-name="P1">7pm~8pm: Write, or if it’s a study day, work out</text:p>
      <text:p text:style-name="P1">8pm~10pm: Dinner, down time, sleep</text:p>
      <text:p text:style-name="P1">I aim to write as much as possible. One day out of two will be dedicated to it, the other day i study and workout. There are no rest days, something which should be clear by now. i’ll do my best to maintain and adapt this schedule for as long as possible. I’m aiming at least a couple decades, and I’m going at it one day at a time. One foot in front of the other. Good night. Keep this up. And stay humble. Humble, but confident.</text:p>
      <text:p text:style-name="P1"/>
      <text:p text:style-name="P1">•••</text:p>
      <text:p text:style-name="P1">Sunday 11th of May 2025, 22:33, day -222</text:p>
      <text:p text:style-name="P1">Continuity is nothing but an illusion, and reality will stop routines dead in their tracks in the blink of an eye. The fragility of life is hidden to us, by ourselves, and to the best of our abilities when we live in a society. Fortune, or lack thereof, will inevitably remind us one day that we cannot deceive ourselves forever. I was lucky this time around, just like I was lucky a year and a half ago. Nothing overly grave happened, but something could have very well have.</text:p>
      <text:p text:style-name="P1">Still, it is up to me to continue my routine and push through the day no matter what. Today is not a failure, because you caught yourself at the last minute.</text:p>
      <text:p text:style-name="P1">Let’s try and do our best tomorrow too.</text:p>
      <text:p text:style-name="P1">By the way, I’m considering something: if by the end of this month, we... No, we wake up at 6. We wake up at 6, and you fight. Good night.</text:p>
      <text:p text:style-name="P1"/>
      <text:p text:style-name="P1">•••</text:p>
      <text:p text:style-name="P1">Monday 12th of May 2025, 22:16, day -223</text:p>
      <text:p text:style-name="P1">I have to fight harder, do more, do better. I’m... Not doing my best. It’s not that there’s been a drop in performance, it’s more like... We’ve plateaued? And yet, we’re still so far from our ideals. we’re settling into a routine, we’re not pushing ourselves beyond our own limits, are we? We are growing complacent, and we aren’t growing anymore. That’s what’s happening. We’re settling into a routine, and the hunger is dying away as a result.</text:p>
      <text:p text:style-name="P1">We’ve got to try harder. Comfort will be the end of us. I’ll allow myself to grow comfortable once I’m satisfied with my routine. But until then, we keep searching, and searching means doing more. Searching means searching how far we can push ourselves. What we search are our limits. Good night.</text:p>
      <text:p text:style-name="P1"/>
      <text:p text:style-name="P1">•••</text:p>
      <text:p text:style-name="P1">Tuesday 13th of May 2025, 22:42, day -224</text:p>
      <text:p text:style-name="P1">How do I start... With the conclusion, I think.</text:p>
      <text:p text:style-name="P1">I don’t love writing. I’m not obsessed with it. That’s where all the problems come from. That’s where today’s defeat stems from. Willpower alone will not give me what I want. Mine is insufficient, and even if it weren’t, there’s only so much it can accomplish. This morning, I figured out that I should imbue it with emotions, but I don’t know how to do that.</text:p>
      <text:p text:style-name="P1">The real difference between me and the greats is the love for the game. I, don’t have it.</text:p>
      <text:p text:style-name="P1">I’ve reached only one conclusion: I want to write beautifully. Despite everything I’ve said, despite all my theorising, I feel from deep within, that i lack control over my own writing. I want to make it beautiful. I want to fall in love with my own writing. Then, the only problem will be to make time and energy for it. I want to fall in love with my writing... I want to write beautifully... How do I achieve that, I wonder?</text:p>
      <text:p text:style-name="P1">I do not know. I... It’s the process I want to love, in reality.</text:p>
      <text:p text:style-name="P1">However, that doesn’t mean we everything falls apart. The process, is just one part of the puzzle. The most important part, yes, but still only one part. How do I fall in love with the process... Perhaps my personality disallows for that. Then, I would need to change. Emotions. Perhaps, on the contrary, my situation favours loving writing...</text:p>
      <text:p text:style-name="P1">No. Emotions, me, and, the true missing piece... You. Because, I do not write only for myself. You, your reactions, how the words affect you, and, your soul. Still, I cannot and do not do this only for others’ sake. This alone won’t be sufficient to make me love writing.</text:p>
      <text:p text:style-name="P1">Resonating, with my own heart. If I can make that happen, if I can truly listen to my own heart... More than anything else, I believe that’s what’s important. How I can touch... My own soul.</text:p>
      <text:p text:style-name="P1">I see... That might be the answer. Deep resonance with myself. To listen to my heart, that is the trick, in all likelihood. To resonate with my heart...</text:p>
      <text:p text:style-name="P1"/>
      <text:p text:style-name="P1">•••</text:p>
      <text:p text:style-name="P1">Wednesday 14th of May 2025, 22:18, day -225</text:p>
      <text:p text:style-name="P1">We do not die after one failure. We’ve known nothing but failure, and we’ll feed on them. We’ll use them to learn, we’ll endure through them and fight. Keep this up.</text:p>
      <text:p text:style-name="P1"/>
      <text:p text:style-name="P1">•••</text:p>
      <text:p text:style-name="P1">Thursday 15th of May 2025, 23:33, day -226</text:p>
      <text:p text:style-name="P1">I want to dedicate my life to writing, but I can’t. As I am right now, it’s not financially possible. And because of my choices, living off of my craft isn’t an option. I... I have to sacrifice writing now in order to write later. In the morning, I’ll be working on... Something. I don’t know what yet. I... Have to give up on certain things. On many things. First, the focus is on university. After we clear that, we work on the project. or am I getting my priorities off?</text:p>
      <text:p text:style-name="P1">If the project works, it’s a ticket to what I want. It’s a chance to spend my life writing. Let’s... Gamble on the project then. We work on it in the morning. With a crystal clear goal.</text:p>
      <text:p text:style-name="P1">I want to love writing, and a little imagination showed me that that’s only achievable by dedicating my life to it.</text:p>
      <text:p text:style-name="P1">We’re also throwing away our pride, and will wake up at 7am. If your spirit breaks just because we get one more hour of sleep as our body demands, then... You’re not worth wasting a life on. Let that be understood. The choice is throwing away my pride, which wants to conquer the 6ams, but wisdom says that we are lacking one leg in the holy trinity. We work hard, we eat our fill, but we don’t rest plenty. we are unintelligent enough as is, I don’t need your constant debuffs from lack of sleep, I promise. Thus, we wake up at 7. And for two hours, we work on the project. Everything else goes as always.</text:p>
      <text:p text:style-name="P1"/>
      <text:p text:style-name="P1">•••</text:p>
      <text:p text:style-name="P1">Friday 16th of may 2025, 21:54, day -227</text:p>
      <text:p text:style-name="P1">It’s starting to feel like I uncover some deep truth every day. Today was an okay day, and I realised that this wasn’t okay. “Good enough is neither good, nor enough.” Those words are... I have to live by them. I realised that being fine with an okay performance is why I’m living the life I’m living. It’s the reason why my life is so... Average. Accept an average performance, get an average result.</text:p>
      <text:p text:style-name="P1">So, I have to hunger for perfection. If not perfection, at least great performance, day in day out. To get what I want, I have to put in the work. And to reach my ideals, I have to be unreasonable.</text:p>
      <text:p text:style-name="P1">Good enough is neither good nor enough. I have to live by those words. Good night. I’m late to sleeping.</text:p>
      <text:p text:style-name="P1"/>
      <text:p text:style-name="P1">•••</text:p>
      <text:p text:style-name="P1">Sunday 18th of May 2025, 01:04, day -228</text:p>
      <text:p text:style-name="P1">You can under-perform for an entire day, that’s to be expected. You can hang out with friends, that’s okay too. But tell me just one thing: what will you do tomorrow? Will you... Continue in today’s footsteps, or did you do what you’ve done, ready and willing to get back to work right away? I said “tell”, but, well, you’re a writer. Show, don’t tell.</text:p>
      <text:p text:style-name="P1">Our expectations for ourselves grew. Will the same be true for our performance, I wonder.</text:p>
      <text:p text:style-name="P1">I spent half of today doubting myself, because of that. Whatever, now’s not the time to be thinking about these questions. You go to sleep now. Tomorrow, you get to work.</text:p>
      <text:p text:style-name="P1"/>
      <text:p text:style-name="P1">•••</text:p>
      <text:p text:style-name="P1">Sunday 18th of May 2025, 22:03, day -229</text:p>
      <text:p text:style-name="P1">My efficiency is the one thing I have to work the most on. The discrepancy between the theoretical available time and the time I actually use productively is... Unacceptable. We’re also making some modifications to the schedule. First of all, one day out of two is fully dedicated to writing, from morning. Secondly, the time at which we wake up now depends on when we go to sleep. The goal is going to sleep at 21 to wake up at 6, otherwise 22-7. That’s all.</text:p>
      <text:p text:style-name="P1">Keep on fighting, keep on trying hard. Keep on pushing through our failure, past the mistakes our past. Goodnight.</text:p>
      <text:p text:style-name="P1"/>
      <text:p text:style-name="P1">•••</text:p>
      <text:p text:style-name="P1">Monday 19th of May 2025, 21:40, day -230</text:p>
      <text:p text:style-name="P1">You faced your fears and did not run away. Good. Very good. Keep this up. Also, there’s one thing I never talk about that was a major factor in the defeat I incurred a few days ago. Tell yourself, reader, how often do you feel loneliness?</text:p>
      <text:p text:style-name="P1">In my case, it depends. When I am closed up in my cocoon at home and stay there, I’m safe from it. But when I have to go out, when I am surrounded by people who seemingly have a connection with one another, that’s when it assaults me. And I’ve decided that I would carry it, until I find such a thing as a soulmate.</text:p>
      <text:p text:style-name="P1">By the way, I’d made another discovery the day before yesterday, but I forgot it. Something about writing. まあいい。かまわない。</text:p>
      <text:p text:style-name="P1">Today, I did accept that I’m rather dissimilar to normal people, in that I can’t seem to connect with anyone. それでもいい。戦い続ければ。 Good night.</text:p>
      <text:p text:style-name="P1"/>
      <text:p text:style-name="P1">•••</text:p>
      <text:p text:style-name="P1">Tuesday 20th of May 2025, day -230</text:p>
      <text:p text:style-name="P1">Another day, another truth. Today I should have failed, and i didn’t. I didn’t have the initial motivational boost from the early days of this new era, but I did have something else. Conviction, determination, the will to fight, however weakened, battered and bruised it may have been from the days that have passed. And after I ran, I wanted to call it a day and stop the workout there. After all, I’d fought so hard, and I was so tired.</text:p>
      <text:p text:style-name="P1">And a little walk to the balcony helped me. It showed me the grey clouds fading away, giving ground to the blue. It helped me see, that whenever I tried to do my best, I always talked to myself about my future, my ideal, the one I want to become. And finally, it helped me see, what this new era brought about that I was almost forgetting.</text:p>
      <text:p text:style-name="P1">Did you know? There’s no such thing as tomorrow, and the future is just an illusion. There are those who are lost in the past, and then there’s me, losing myself in the future. It doesn’t matter what I want my future self to become. All I have is now, and now is when I’ll do everything I want my ideal to do. Now is the time to act the way I want my ideal to act. Now is the time I do what’s impossible to me. That’s right, that’s all this new era is about, that’s the biggest lesson Kobe and MJ imparted to me: to do the impossible. There were some things that looked impossible to me. I couldn’t possibly have studied being so tired, I couldn’t possibly have worked out after spending the entire day walking and running multiple errands, and it’s impossible to keep going for so long, the last time I’ve had a rest day was nearly three weeks ago. And the temptation, I couldn’t possibly resist to lust in this sorry state I’m in?</text:p>
      <text:p text:style-name="P1">All of those things were impossible to me of the past. There are those who believe they can, and those who believe they can’t. I’ve been shown what’s possible, now it’s up to me to take up the torch and do the impossible.</text:p>
      <text:p text:style-name="P1">Now is the time to become my ideal self, now is the only time to do that. Now is the only time I can chase my dreams, and I will chase them. Goodnight.</text:p>
      <text:p text:style-name="P1"/>
      <text:p text:style-name="P1">•••</text:p>
      <text:p text:style-name="P1">Wednesday 21st of May 2025, 23:09, day -231</text:p>
      <text:p text:style-name="P1">Tomorrow. We’ll see how this unfolds, and talk about it all tomorrow. Tomorrow... Who will I be tomorrow? Who will I be...</text:p>
      <text:p text:style-name="P1"/>
      <text:p text:style-name="P1">•••</text:p>
      <text:p text:style-name="P1">Thursday 22nd of May 2025, 22:16, day -232</text:p>
      <text:p text:style-name="P1">Tomorrow did not go well. 参った、参った。完全敗北だった。ボッコボコにされた。 Although, right now, I don’t particularly care: my perspective is broader, after receiving such a galactic ass-whooping. Twice I masturbated today. I’ve got a theory of why that happened, and I’m feeling particularly lazy, so I’ll just paste what’s on the throwaway file. Still, I want to add that with this newfound perspective, things aren’t as bad as I usually make them out to be. Am i self-sabotaging by beating myself to a pulp if I masturbate? Is that like some high level self-sabotage? Possibly. Since I don’t have anything against the act per se, perhaps I should think things over... But it’s not about the act, it’s about the meaning behind it. To give up before something or other. To lose a battle of will. Especially against lust.</text:p>
      <text:p text:style-name="P1">Let’s take a step back. The question is: should I make peace with masturbation? I want to say no, and I want to say yes. Which is rather... Contradictory. But if I look simply at my ideals, at what I want to become, the answer is a simple no. じゃあ決まりましたね。 We’ll continue this pointless war, made not so pointless by the fact that we’re chasing a dream. A war just like life. Oh, and by the way, yesterday was a hard-fought draw.</text:p>
      <text:p text:style-name="P1"/>
      <text:p text:style-name="P1">“””</text:p>
      <text:p text:style-name="P1">It’s not about excuses, it’s about understanding what’s happening. This is depressing.</text:p>
      <text:p text:style-name="P1">It really is. What do we do now...</text:p>
      <text:p text:style-name="P1">I’d like to take some time to just eat the pain and process the damage. Lick our wounds.</text:p>
      <text:p text:style-name="P1"/>
      <text:p text:style-name="P1">Sigh... What do we do now? Ideally, put in the work. I’d love to find some motivation somewhere in an anime, but first of all it’s hard to come by, and secondly motivation is fleeting. Then, let’s explore our weakness instead. Let’s perform some analysis.</text:p>
      <text:p text:style-name="P1"/>
      <text:p text:style-name="P1">Let’s see... If we decrease the workout load, it should decrease testosterone and we’ll have an easier time dealing with lust. Then again, I don’t want to do that. It’s strength that we ought to increase, and to do that... We have to be strong. There’s no two ways about it, we just have to be strong.</text:p>
      <text:p text:style-name="P1">However, we can help ourselves by having clear objectives. What’s not helping us is the fact that we have too many objectives. That’s hurting us. The fact that we’re dividing our attention in multiple places means that we don’t accumulate momentum.</text:p>
      <text:p text:style-name="P1">Placate your self-hatred for a second, we need to think. If we only had one objective, we’d be much stronger. Hell, if we even cut it down to two, we’ll see some improvement, I’m sure. So, despite how I feel, I have to cut down on the project. No, I have to cut it out, and suck up this situation. We have to focus on few things at a time. We have to cut out the project. I hate myself. I do. No, I don’t, but, well, I don’t know how to describe this feeling. I’m tired, yes, but that’s not all there is to it.</text:p>
      <text:p text:style-name="P1">Perhaps we should put an accent on... I was about to say wisdom, but the grind is likely where it’s at. More accent on the grind. On the waking up at 6am, going to sleep at 21 and trying hard all day long. Even now, do we grind? Perhaps not study in full, but a re-read won’t hurt.</text:p>
      <text:p text:style-name="P1">My choices do hurt though.</text:p>
      <text:p text:style-name="P1">But, perhaps we should focus on running. We do need to lose weight, both in muscle and fat. Let’s do that. Now, shall we read?</text:p>
      <text:p text:style-name="P1"/>
      <text:p text:style-name="P1">Now? I hate myself. No, I don’t, but i’m so tired at my own antics. I want to do better. I have to do better.</text:p>
      <text:p text:style-name="P1"/>
      <text:p text:style-name="P1">Is that good enough? Do you want more? Of course i want more. We should always be hungry.</text:p>
      <text:p text:style-name="P1">Hunger. Hunger. To have an objective. A clear goal.</text:p>
      <text:p text:style-name="P1"/>
      <text:p text:style-name="P1">I do remember those times. Man those were funny. Very. Shall we watch it again? I mean I don’t think I’ve ever laughed as hard as when I watched Gintama. Thing freaking killed me. FLCL. That’s what I’m currently watching. It’s... I like it, and I don’t know why. I’m only about 3 episodes in though. Well, 3/6, not bad I’d say.</text:p>
      <text:p text:style-name="P1">FLCL... What is this randomness. There is no clear point, but I want to see what’s next. There’s never any explaining what’s going on. I’ve always like doing that, but it’s taking it to another level. And there’s something about that I love.</text:p>
      <text:p text:style-name="P1">“””</text:p>
      <text:p text:style-name="P1"/>
      <text:p text:style-name="P1">•••</text:p>
      <text:p text:style-name="P1">Friday 23rd of May 2025, 21:57, day -233</text:p>
      <text:p text:style-name="P1">Today was strange. I was... More expressive of my true self. In my movements, and as a consequence, in my actions too, and in writing. What I really want to do, how I really feel. Those things are lost the longer they are hidden. And yet, showing them is scary. Being naked before the world is scary, because without any mask to protect me, I’ll really get hurt. Is how I thought. Right now though, I feel more instinctive, and I believe my instincts are sharper. I have to listen to myself more, and my self tells me to not care about getting hurt. And in truth, I don’t care about this particular subject.</text:p>
      <text:p text:style-name="P1">Writing. If I continue down this path, I might become obsessed with it. Which is good, in terms of our dreams, but it might be bad if we consider survival and QOL.まいいっか。死んだらそこまでだ。</text:p>
      <text:p text:style-name="P1">My actual worry is the genuineness of this current feeling. I’m feeling uncomfortable with it. And I’m not sure if this discomfort comes from unfamiliarity or from not being genuine. I’ll bear with it for some time and see how things unfold. And... Harmony was a name I picked at more or less at random... Should it really be my name? I’ve brought nothing but shame upon it, and that’s exactly why I want to keep on carrying it. But another part of me wants to erase it and start anew, start with something that’s... Pure. But I won’t do that. I’ll carry my own mistakes on my back, I’ll bear this name I’ve chosen for myself, even if it is riddled with defeats and devoid of victories.</text:p>
      <text:p text:style-name="P1">It’s... Not. If those were defeats, then there were victories too. I see... You’re right. I wonder why I only focus on the negative. I should care about that, but I’m tired, and I’ll be going to sleep. Good night.</text:p>
      <text:p text:style-name="P1"/>
      <text:p text:style-name="P1">•••</text:p>
      <text:p text:style-name="P1">Sunday 25th of May 2025, 03:34, dat -234</text:p>
      <text:p text:style-name="P1">Moderation doesn’t seem like something I’m capable of, huh?</text:p>
      <text:p text:style-name="P1">But before that. This morning, and yesterday. Whether life was worth living or not, was the question on our mind. To write. <text:s text:c="1"/>To love writing. To struggle with it.</text:p>
      <text:p text:style-name="P1">I hate myself. At this rate, I won’t love writing. If I keep on doing bullshit like this, I’ll never love writing. I hate myself.</text:p>
      <text:p text:style-name="P1">This morning, I struggled, because of that question, and yet at the same time I... Should have thrived while writing. <text:s text:c="1"/>I don’t understand anymore. My own state, the discomfort I felt. That uncertainty. I don’t know what they meant. Then I struggled to harmonise between myself and Harmony. The writer, and the fighter. Our name hasn’t been earned yet.</text:p>
      <text:p text:style-name="P1">And now, I have to control myself so that I don’t overdo it while gaming overnight. With friends or not.</text:p>
      <text:p text:style-name="P1">だってさ、「今死んだら後悔しか残ってないさぁ。」</text:p>
      <text:p text:style-name="P1">Those emotions... I don’t know what they were, but I want to feel it more. It really did feel close to loving writing, to have a passion. A passion that was hurting me. Or was it me, that hurting me? Like I know... Sleep tight.</text:p>
      <text:p text:style-name="P1"/>
      <text:p text:style-name="P1">•••</text:p>
      <text:p text:style-name="P1">Sunday 25th of May 2025, 22:03, day -235</text:p>
      <text:p text:style-name="P1">弱さ。。。私、弱いなぁ。 I have to become stronger, I have to make the hard decisions more.</text:p>
      <text:p text:style-name="P1">Putting that aside, I’m still in the process of creating Harmony. I’ve just figured out (one of) the wrong way(s) to balance discipline with instincts, which resulted in a lot of wasted time. 今死んだら本当に後悔しかない。 I have to try harder, do more. I have to do moroe. Much more. So much more. See ya.</text:p>
      <text:p text:style-name="P1"/>
      <text:p text:style-name="P1">•••</text:p>
      <text:p text:style-name="P1">Monday 26th of May 2025, 18:59, day -236</text:p>
      <text:p text:style-name="P1">I’m here a bit early today, I’ll come back later. It’s just that I’ve discovered something about myself. If there is a God, and if that God had assigned me the mission I think it has, then the only real edge that they’ve given me is the quality of being unusually earnest. I’ve figured that out as I was trying to do an exercise, and after failing and looking at the solution obtained in class, realising that the solution is incorrect. A realisation that comes only becomes i’m earnest about solving the exercise. And then, when I think back on everything, it was easy to see that being earnest is about the only thing I might be exceptional at. In absolutely everything else, I’m average or above average at the very very best. In fact, I believe I’m below average in nearly all metrics.</text:p>
      <text:p text:style-name="P1">Now... The vast majority of me wants to take pity upon myself and cry out at how unjust of God this is, if God does indeed exist. But a small part of me, as well as my ideal self, they say only one thing: 上等だ。 Now is the only time I have, so now is the only time I have to become my ideal. Come on, it’s time to work out. Let’s make that small part of me grow, let’s have him, let’s have my ideal become the loud majority in this mind. Let’s go you little bitch.</text:p>
      <text:p text:style-name="P1"/>
      <text:p text:style-name="P1">21:58</text:p>
      <text:p text:style-name="P1">Good fight. And, keep writing.</text:p>
      <text:p text:style-name="P1"/>
      <text:p text:style-name="P1">•••</text:p>
      <text:p text:style-name="P1">Tuesday 27th of may 2025, 21:56, day -237</text:p>
      <text:p text:style-name="P1">明日は一年が経つ、この日記を始めた日から。ま、それは。。。どうでもいい？</text:p>
      <text:p text:style-name="P1">We need to get stronger. Strong enough that we can make up for total energy loss. That’s what hit us today, and that’s what will keep on hitting us, from now on. Not to mention it’s just cool to be that strong. For no reason in particular, I want to awke up at 4am to write tomorrow. Because I feel like writing, and I feel like doing so with some semblance of rain power. Frieren. Slow-paced, good, although ever since I mentioned being earnest, I began noticing things about stories, things that they allow but I would never. Because they are too unlikely to happen.</text:p>
      <text:p text:style-name="P1">Also, what’s the difference between being earnest and being diligent? In any case, I’m the type who, when they do something, wants to do it to the best of my abilities, as much as the cirucmstances allow. No wonder i thrive when given a lot of time, but suck ass on short notice. That’s quite enough, let’s go to sleep.</text:p>
      <text:p text:style-name="P1"/>
      <text:p text:style-name="P1">•••</text:p>
      <text:p text:style-name="P1">Wednesday 28th of May 2025, 21:30, day -238</text:p>
      <text:p text:style-name="P1">Mood swings. Except, not quite, they’re rather predictable, in my case. This morning, when the alarm rang, I saw to my horror that it read 5:30 and I immediately realised I’d failed to activate the correct alarm. And so started my day, with disappointment in myself. I kept on making small mistakes in the morning, and my energy was pretty low all day given the lack of sleep. But even nineteenth century’s weather forecast would have been able to predict my mood shifts. You did well, dear self, fighting on in despite of everything, keeping on pushing despite all of our fuckups. And my fighting reached its zenith in the evening. Running is the exercise I hate the most, and it’s also the one i love the most. I feel really strongly about it. It’s just pain. It’s just continuous, unending pain. It’s a pure test of one’s will. But because of that, even only challenging it is an accomplishment, now imagine doing well in it. These past few days my workout has consisted of nothing other than running on the treadmill.</text:p>
      <text:p text:style-name="P1">When I do that, my stamina is not the main target of my training: it’s my spirit. But I’ve already said that over and over again.</text:p>
      <text:p text:style-name="P1">あのさ、 we’re entering the exam session, and this time I’ve decided that I won’t put a stick up my own butt nor shoot myself in the foot. I’ll dedicate the afternoons to studying, while I’ll use the mornings to write. So, there’s that.</text:p>
      <text:p text:style-name="P1">Keep this up, you’re doing good.</text:p>
      <text:p text:style-name="P1">Oh, before we go. I don’t know if it’s showing, but lately I’ve been very... Emotional. Very moody. A result of constantly looking back at how little I’ve done, and how much I still want to do, coupled with the awakening of Harmony and the attempt to unite my two selves. Union. Originally, she was the union of Es, Ace (Aran) and Lux, but that was long, long ago, back when TCTW hadn’t even taken shape yet, back when neither Shiiro nor Orion existed. Okay, actually it was only like, five years ago? Six, at most. Around 2019 to 2020, when TCTW didn’t exist and the project was still called RTW, for Rock The World. I should be sleeping. In fact, RTW had alraedy began morphing when I thought of Union’s name, because RTW did not feature Lux at all. RTW just evolved and evolved freely in my mind, and i still had no clear idea for TCTW, I only had the wish to Rock the World somehow. Not that i have crystal clear ideas for TCTW. It’s just, I’m imagining episodes of their lives so often these days...</text:p>
      <text:p text:style-name="P1">あのね、 just earlier, I was thinking to myself: when I look back at this period of my life, I think I’ll smile. Fondly. I don’t have happy memories yet, but I want to create many. Perhaps these are the beginning.</text:p>
      <text:p text:style-name="P1">Wait, hold on, does this mean that MTSR was born before TCTW? In a way, yes, I guess. In fact, MTSR was originally called Hope. But I liked that title so much I had to put it in TCTW too. Although, already back then, i knew that MTSR would come after whatever RTW would become, so MTSR’s ideas took the backseat to TCTW, and as a result it isn’t as developed. Okay, I really gotta sleep though. See ya.</text:p>
      <text:p text:style-name="P1"/>
      <text:p text:style-name="P1">•••</text:p>
      <text:p text:style-name="P1">Friday 30th of May 2025, 00:03, day -239</text:p>
      <text:p text:style-name="P1">Anomaly leads to anomaly. Today’s energy usage was high, relative to the amount of energy I had left, hence my coming at this time. High energy usage means fatigue, and fatigue means having a harder time controlling myself. Although, I haven’t lost control yet. Still, tomorrow we deactivate the alarm and recuperate as much sleep as possible. Wisdom favours that choice over trying to write. By the way, Harmony, your integration into me is proceeding smoothly. Not that that’s an excuse to become complacent. You’re growing, and I want to see more. I want to see your potential realised to its utmost. Go to sleep now.</text:p>
      <text:p text:style-name="P1"/>
      <text:p text:style-name="P1">•••</text:p>
      <text:p text:style-name="P1">Friday 30th of May 2025, 22:19, day -240</text:p>
      <text:p text:style-name="P1">One year into this thing, I realise that I should make it more than it currently is. Let’s divide each entry into three <text:s text:c="1"/>separate sections: what went right, what went wrong, and various thoughts. Being a writer, it is up to you to weave each day’s happenings into those sections. Addendum: analysis will be performed after the two expositions. This should allow for greater perspective, not to mention the advantages of the separation of concerns paradigm.</text:p>
      <text:p text:style-name="P1"/>
      <text:p text:style-name="P1">With that in mind, what did we do right today? In chronological order, we meditated well and studied in depth. Afterwards, the run proved as challenging as ever, but in it you not only sought to tough it out, you fought to overcome your self, you fought as your ideal self would fight. Finally, you enacted this idea of giving a clear purpose to these entries, attributing them an important role in our growth, in our journey.</text:p>
      <text:p text:style-name="P1">Then, what went wrong? The morning was... Unruly. It completely lacked discipline —granted, that should be expected given how I allowed myself to sleep in. We’ll talk about this later. There’s also the fact that we’ve taken to mindlessly consuming content again. Even now. You’re right, thanks for the reminder. Nothing else comes to mind. Low energy causes suboptimal play, but that’s well known.</text:p>
      <text:p text:style-name="P1">With both things clear, let’s see what lessons there are to learn here. Overall, you continue the trend of good days. Ah, harmonisation. I’ll mention that later. The meditation should clearly be kept up, as is its practical use when we study; this will hold especially true in the next few days as there’s an upcoming exam. however, should it also hold true when we write? No. Harmonisation dictates that we should be completely disciplined when it comes to the schedule, but allow complete freedom during the times we’re writing. If we are to focus, it will happen naturally. The fighting should also be continued, but it ought also bleed out into our daily lives more. And, introspection. Our conversations with R1 shows that we’ve still got a lot of ourselves to understand. A lot of layers to peel.</text:p>
      <text:p text:style-name="P1">It’s also clear I need to up my discipline outside workout times. I have to be more careful about the flow of time too. Lately, I couldn’t help but notice just how fast minutes go by. But discipline does remain my main problem. I get easily distracted, I follow impulses and whims too much. More focus, more discipline. To obtain that, I have to remember why I do this, what my dream is. Happiness, huh? Yup, happiness.</text:p>
      <text:p text:style-name="P1"/>
      <text:p text:style-name="P1">Harmonisation. A fitting name, to make me and Harmony one. because these two parts seem mutually exclusive. I’d always thought having them merge would be a challenge. One is a fighter —Orion— the other is an artist —Shiiro—, and both of them are me. Well, Harmony would be the ideal self, actually. Hm. We didn’t really have a purpose for Harmony. It was merely the name I’ve chosen for myself. It just so happened that that codename would also make for a nice penname. I still can’t call myself Harmony. I’m still too... Far, from my ideal. Hopefully, one day we can bear that name with pride. Goodnight, Harmony.</text:p>
      <text:p text:style-name="P1"/>
      <text:p text:style-name="P1">•••</text:p>
      <text:p text:style-name="P1">Saturday 31st of May 2025, 23:05, day -241</text:p>
      <text:p text:style-name="P1">Without any ado, let’s get started.</text:p>
      <text:p text:style-name="P1">Not a lot of positives for today. I correct myself: today was a chill day, not a productive one. If it were to be looked at as a chill day, it would be great. Unfortunately, right now we need a productive day, as there is an upcoming exam —the only exam we’ve failed twice. I should work towardsw not failing it a third time. In terms of productivity, not much went right today, and that’s... It is what it is.</text:p>
      <text:p text:style-name="P1">Instead, what went wrong? The morning proceeded normally, quietly. However, I finally appreciate effects of “rest and digest”. Because we eat lunch fairly late, lately, “rest and digest” is encroaching onto studying time, which in turn discourages us. If that discouragement isn’t handled properly, things snowball; misery loves company.</text:p>
      <text:p text:style-name="P1">In other words, since we’re in a critical time: 1) make and eat lunch earlier, and/or 2) drink coffee to offset the lethargy. Harmonisation and writing also do not mix well with studying. One is inherently more relaxed, it patiently listens to our own heart. The other demands effort and perseverance. Harmony, I have to find a way to make you one.</text:p>
      <text:p text:style-name="P1">And then, my own thoughts. Frieren. The pace is undeniably slow, but attention is maintained by the atmosphere, the soft storytelling and world-building, and the slice-of-life quality of every episode. I really am starting to fancy myself a writer, huh? ここまでに。。。くそ。。。死んでる。。。 Too relaxed... I’m far too relaxed... See ya.</text:p>
      <text:p text:style-name="P1"/>
      <text:p text:style-name="P1">•••</text:p>
      <text:p text:style-name="P1">Sunday 1st of June 2025, 23:09, day -242</text:p>
      <text:p text:style-name="P1">For some reason I was thinking that I needed to write about yesterday. For better or for worse, every day is a new day. <text:s text:c="1"/>In this case it was for the best. You shall understand in a moment.</text:p>
      <text:p text:style-name="P1">Today went relatively well. Most important of all were discoveries, one discovery made while running. I ought never skip a workout. I’ve always struggled in figuring out how to unite fighting spirit with the freedom of writing, but now I have an idea: my spirit is the tool through which my dreams can become reality. I have to use my fighting spirit to give birth to the worlds in my head. That’s not the only thing that went right though. Today, I decided to work out in despite of the circumstances, in stark contrast to the beginning of the day and the end of yesternight.</text:p>
      <text:p text:style-name="P1">Things went wrong starting yesternight, after writing the entry. I was far too relaxed. This lasted right until the work out, because of my failure in harmonising, because I leaned too far in one side. And so, I spent most of my morning cursing myself for giving in to lust yesternight, and the world for not allowing me to just write for my entire life. Relaxation, complacency, are those really the only culprits though? No, there has to be more. I’m too tired though. I’m too tired to think.</text:p>
      <text:p text:style-name="P1">As for analysis... I believe what allowed me to come to the discovery was fighting, actively trying to become my ideal. This really is something I want to remember and apply more. And for the defeat... I feel like there are questions I still don’t have, let alone answers. Let’s cut things short, while I’m proud to say that i’ve given it a whole bunch of me today, there’s also a part of me that says we could have done better and more, and then there’s a part of me that just begs me to go sleep already. Actually, I’m not that proud anymore, I really could have done better, and i believe not being satisfied with this much is the right thing to do. Good night.</text:p>
      <text:p text:style-name="P1"/>
      <text:p text:style-name="P1">•••</text:p>
      <text:p text:style-name="P1">Monday 2nd of June 2025, 21:45, day -243</text:p>
      <text:p text:style-name="P1">What’s right is my willingness to try and move forward, the act of chasing my ideal, and the analytical approach to it. Today, what’s wrong is deeply linked with what’s right: I’m what’s wrong. I don’t know what’s happening (although I have my suspicion), but I can see that ever since at least yesterday, I’ve been far too relaxed. What’s more, my brain is under-performing. The likely culprit is unperceived but felt lack of sleep. Tomorrow, I have the written exam. A shot at revenge. I’ve decided to get plenty of sleep. I shall sleep early and wake up as late as possible.</text:p>
      <text:p text:style-name="P1">Truth be told, my number one suspect is actually burnout. The early symptoms of one. I don’t think I’m burning out, nor do I believe that I will burn out, but given prior experience, it’s best if I approach this situation carefully. But, really, I don’t believe I’ll burnout. I will play it smart though. That’s something I plan on doing regardless of whether I’m dying or not. それじゃ、ここまでにしとこう。おやすみ。</text:p>
      <text:p text:style-name="P1"/>
      <text:p text:style-name="P1">•••</text:p>
      <text:p text:style-name="P1">Tuesday 3rd of June 2025, 22:23, day -244</text:p>
      <text:p text:style-name="P1">Good stuff: passed the exam, kept on studying.</text:p>
      <text:p text:style-name="P1">Bad: Did not study enough. Am not acting like my ideal. And, more importantly, I’m forgetting what it means to do the impossible. Ah, that’s it. I’m not doing the impossible, that’s why I’m unsatisfied. I must do the impossible.</text:p>
      <text:p text:style-name="P1">Analysis: I’m biased right now, but feelings exist for a reason. Without this frustration, without this... anger, I would not be yearning for more. Therefore, it is the necessary evil. we wake up early, we have to keep on studying for tomorrow. We have to become more disciplined. After tomorrow’s exam is over, there will be more. And when that time comes, I want you to do the impossible. Good night.</text:p>
      <text:p text:style-name="P1"/>
      <text:p text:style-name="P1">•••</text:p>
      <text:p text:style-name="P1">Wednesday 4th of June 2025, 23:31, day -245</text:p>
      <text:p text:style-name="P1">Yesterday’s written exam allowed me to access the oral exam, which took place today. I’d attempted it, back in February, and it essentially ended in failure. Back in April, I couldn’t even get past the written exam.</text:p>
      <text:p text:style-name="P1">So, while it’s not today’s only good thing, it is the salient point. I aced the exam. It’s only been a few hours, but by now the oral exam feels like it was a dream. It went as well as it possibly could. I think I’ll go into details, because I want to remember this. There were six of us, and since I had a question to ask the proefssor anyway and no one ever wants to go last, I proposed to go last. Maybe I’ll talk about today though. Spent the entire morning finishing my reviews, since the oral was in the afternoon. Then, when lunchtime came around, I did the right thing and watched Frieren for an hour and a half or so, before going. Resetting the brain felt like an important move, relaxing felt important. Because of my conversations with R1 on rest vs cramming, my instincts prioritised chilling over reviewing. If the results are any indication, my instincts were right.</text:p>
      <text:p text:style-name="P1">Although, I did have to wait a long while for my turn to come. I had a good hour and a half or more to reflect on why no one ever wants to go last. And that’s after the two hour commute, of course. Still, caffeine and adrenaline were enough to keep my brain alive, alongside, in all probability, the rest.</text:p>
      <text:p text:style-name="P1">During the oral, no, while I was waiting, I kept on telling myself that the difference between confidence and arrogance was humility. I had to be confident, but stay humble. I didn’t really think about it during the oral, but that’s probably what I did. Thanks to... about 6 months’ worth of in-depth studies, as well as the experience from my previous failure, I knew exactly just how rigorous I needed to be (which means “very”), and I delivered. things went swimmingly, and I moved from definitions to reductions to theorems to proofs fairly smoothly.</text:p>
      <text:p text:style-name="P1">As an aside, while i don’t think the professor remembers me from February, the first definition he asked me was the same as back then: the definition of non-deterministic finite automata and their acceptance. Needless to say, I was ready this time around. I did trip on some notation though: once, I forgot an epsilon in the domain of the transition function, and in the acceptance I wrote i instead of i+1. Thankfully, I managed to catch those myself; he’d only pointed out that something was off, both times.</text:p>
      <text:p text:style-name="P1">Things went slightly less smoothly when I needed to show that Hamiltonian path problems could be polynomial time reduced to Hamiltonian cycles. These were the type of proofs that were rather simple, and as a consequence I was more... casual, in their studies. While I did need some pushes, thankfully formalising the idea was... Fairly simple. Really did need a couple pushes though.</text:p>
      <text:p text:style-name="P1">And, as for the more complex proofs, I couldn’t help but be grateful to my past self, because I simply did as I’d rehearsed and explained everything as I’d broken it down, step by step. The complex proof was for the pumping lemma for context-free languages. Well, rather than complex, “long” is the correct word here. Still, I’m glad for my past diligence.</text:p>
      <text:p text:style-name="P1">What else... I’m pretty sure there were four questions before the laude, but I don’t remember any... Oh, right. I think I just took so much time in my presentation of the last proof that... No, there was something.</text:p>
      <text:p text:style-name="P1">The halting problem! How could I forget? Of course, the halting problem. I think he asked it just before the pumping lemma. Falls more or less in the same category as the reduction, but I did study this one more. There was a little confusion once or twice, but nothing dramatic.</text:p>
      <text:p text:style-name="P1">So, actually, after I was done with the pumping lemma, he simply told me that I got full marks, which surprised me. Was my performance not good enough for him to ask me whether I wanted the laude too? Or was he simply too tired to deal with any more of this shit? yeah, that’s probably the case.</text:p>
      <text:p text:style-name="P1">Either way, I had to be the one to ask him if I could try getting a laude on top of the full marks. It surprised him a little, but he surprised me even more, because when I told him that I wanted to attempt it despite not having studied some of the topics, he answered that I was in luck, because I could choose which topic I would tackle.</text:p>
      <text:p text:style-name="P1">Now, the exam was for the Foundations of Computer Science course, and in all the material it covered, Rice’s theorem was the one that blew my mind the most. It’s my favourite of them all, and I consider it the pinnacle, the culmination of everything the course taught. And the professor agreed with me, although he was amused by my bold choice, since Rice’s theorem is a bit tricky to prove. Clearly I’d failed to impress on him just how prepared I was. Well, I say that, but there were a couple moments of confusion in my proving the theorem. Especially initially, as I was trying to lay down the plan. But it all ended well, and I even asked him a doubt I had in the proof, about how the intermediary machine that the hypothetical decider must accept or reject seemingly relies on an unverifiable condition.</text:p>
      <text:p text:style-name="P1">And, after that, I asked him another question. Something I’ve been thinking of since I began studying this subject seriously, back in January. Something I’d fantasized myself asking and discussing. Something I should ask only if I had full marks or better. I mean, I wouldn’t be making a good impression if I proposed to him changes in the exam format after getting a barely passing grade.</text:p>
      <text:p text:style-name="P1">Clearly, he’s a good professor, and he was more than ready to listen to my proposals, but with his experience and through his explanation, he’d made it clear that the change I’d proposed was... Practically not a good idea. As it currently is, the exam emphasises learning every last concept equally, and there were lots of them, some feeling clearly less important than others. That frustrated me during my studies, and my idea was to make it so that only the important concepts ought to be known in depth, while the others should only be known informally.</text:p>
      <text:p text:style-name="P1">However, formality and rigour, that’s what maths is. It is hard to gauge one’s understanding of a concept if we’re asking them to just tell us the general idea behind it. He understood what I meant, but he explained to me that the alternative was... It would be even more frustrating, because it would go far beyond the scope of this course, as he would ask us to solve an original problem to open the door to creativity.</text:p>
      <text:p text:style-name="P1">Anyway, that’s the story of how I passed this exam. Victory is sweet. It’s especially sweet when it’s seasoned by two previous failures. Revenge is sweet.</text:p>
      <text:p text:style-name="P1">But... It did have an aftertaste of loneliness. I felt like it was a shame that I didn’t really have anyone to share this victory with. I’m guessing that’s partially why I wrote it here. I wonder if the same thing will be true with writing.</text:p>
      <text:p text:style-name="P1">Ah... Writing. I haven’t done so in days... Tomorrow. Tomorrow, we write. I need to alternate the study days with writing days. The next exam is in about nine days, and I’m going to take it seriously too. Oh, and, the future. But I’ll talk about it later, I think. if I remember. No, the topic will probably arise of its own, maybe in a few days, and more likely, in a couple months. This was a really long entry. Let’s end it here.</text:p>
      <text:p text:style-name="P1"/>
      <text:p text:style-name="P1">•••</text:p>
      <text:p text:style-name="P1">Thursday 5th of June 2025, 23:31, day -246</text:p>
      <text:p text:style-name="P1">Good: reached a conclusion, and writing a little.</text:p>
      <text:p text:style-name="P1">Bad: spent the entire day doing nothing, and worrying about what I should do.</text:p>
      <text:p text:style-name="P1">Money makes the world go round, and I... Started feeling that pressure. The pressure to earn money, to be able to do stuff. So, I spent the entire afternoon worrying about whether i should resume work on the project or write, whether I should bet a fraction of my life on the project or continue writing.</text:p>
      <text:p text:style-name="P1">でもさ、今わかった。お金はずっと前から、どうでもいい。 As long as I could live a normal life, I don’t care about having money. I don’t have any drive to do the project. And when i wrote just now, it occurred to me that writing was the reason I wanted to do the impossible. Writing was the drive behind it, probably. No, not probably. The reason I wanted and could get up at random hours in the morning, that was writing. It was the reason, everything else followed. Today, I didn’t even care about self-mastery, couldn’t be bothered to justify it. But writing was a different story. Just now, I was writing, and, it was enjoyable. It wasn’t bad. I don’t know what my immediate future will be, but I know how I want to spend my life. じゃ、おやすみ。</text:p>
      <text:p text:style-name="P1"/>
      <text:p text:style-name="P1">•••</text:p>
      <text:p text:style-name="P1">Saturday 7th of June 2025, 00:05, day -247</text:p>
      <text:p text:style-name="P1">A bad day. Zero performance.</text:p>
      <text:p text:style-name="P1">Good: struggled, tried.</text:p>
      <text:p text:style-name="P1">Bad: struggled, and ultimately failed to do anything. Even worse, masturbated. How strange, I’m pretty sure I tried. Let’s move to analysis right away.</text:p>
      <text:p text:style-name="P1">Willpower is the true nature of the strength we seek. However, we’re not treating it as a muscle. We’re not making wise decisions, we’re letting our dreams drive us. On the long run, that could work out, but the road’s gonna be riddled with failures like today. The wiser choice is to make more contained, less flashy, but safer moves. Ideally, we’d have the best of both worlds, but sometimes paths diverge. Sometimes choices are mutually exclusive. For example, at what time do we wake up tomorrow? Data suggests that trying (and failing) to wake up at 6 is what caused our fatigue and ultimate downfall today, in despite of our doing our best to make it otherwise.</text:p>
      <text:p text:style-name="P1">We’ll play wisely. I cannot let this era end like this. It’s not because an impossible presents itself that we have to try and do it. Sometimes, the best option is to do something else. For our ideals? I don’t know. I don’t know. But clearly, brute force isn’t getting us far. A mix of both. A mix of sheer willpower and smart plays. That’s what we have to do. That’s what we’ll do. Finding the right balance of brute force and wisdom. That’s what we have to do. This failure won’t be for naught. I won’t allow it. I can’t allow it. See ya.</text:p>
      <text:p text:style-name="P1"/>
      <text:p text:style-name="P1">•••</text:p>
      <text:p text:style-name="P1">Sunday 8th of June 2025, 00:52, day -248</text:p>
      <text:p text:style-name="P1">A rest day. Although... I can hardly say I rested. Perhaps I rested my willpower. No matter. We need to get back to that state. Starting tomorrow, we’ll charge headlong into failure, and keep pushing through it.</text:p>
      <text:p text:style-name="P1">Failure? No, not failure. We’ve lost motivation, and we have nothing but whatever willpower is left. With it, we’ll turn momentum back in our favour. <text:s text:c="1"/>No matter what. That, is an impossible we have to do.</text:p>
      <text:p text:style-name="P1"/>
      <text:p text:style-name="P1">•••</text:p>
      <text:p text:style-name="P1">Sunday 8th of June 2025, 22:33, day -249</text:p>
      <text:p text:style-name="P1">No plan survives contact with the enemy, and in my case, the enemy happens to be reality.</text:p>
      <text:p text:style-name="P1">What went well? Tried. And, to some degree, succeeded. Circumstances didn’t allow me to play to the fullest, so one would be tempted to say that, given the circumstances I did well.</text:p>
      <text:p text:style-name="P1">What didn’t go well? I want to do more, I want to be able to play better, in despite of the circumstances.</text:p>
      <text:p text:style-name="P1"/>
      <text:p text:style-name="P1">Not like this. I’m satisfied with a tiny bit of success? Really? No I don’t think so. No, I really don’t think so. Show me what you’ve got.</text:p>
      <text:p text:style-name="P1"/>
      <text:p text:style-name="P1">•••</text:p>
      <text:p text:style-name="P1">Monday 9th of June 2025, 22:39, day -250</text:p>
      <text:p text:style-name="P1">It is starting to feel like a chore, because there is structure. Should I allow more freedom? I won’t. At least here, now, I need to be disciplined and understand what must be done so that I can improve myself, so that I can get closer to my ideal. Not long ago, I said how I might look back on this and think it nostalgic, but right now, all I can think is just how much work there is to do.</text:p>
      <text:p text:style-name="P1">Putting that aside, let’s get started. First of all, let’s describe what went well. No, perhaps it would be more beneficial to describe the events of the day in order.</text:p>
      <text:p text:style-name="P1">We failed to get up to the 6am alarm, and while it could be argued that this allowed us to rest more, ultimately I believe it wasn’t beneficial, as I value the power of will to get up regardless of fatigue more.</text:p>
      <text:p text:style-name="P1">Recognising our failure, we hurried so that we’d get started writing ASAP. That’s definitely a good thing. Then, I’d say we wrote well. But, perhaps we wrote for too long? We definitely didn’t follow schedule, and continued writing overtime. Is that a bad thing? I cannot tell. It hurt the timing of our schedule afterwards, but not that much. More importantly, should writing have priority over everything?</text:p>
      <text:p text:style-name="P1">Perhaps we should still contain it, both for its and our sake. Absolute discipline is a tool that would benefit writing-time greatly.</text:p>
      <text:p text:style-name="P1">Now, after that though, things got a little... Not bad, but, not great either. In a first phase, it was the beginning of Shishiron’s Minecraft event, and that was definitely a lot of fun to watch. However, the live-streams last about five hours; they encroach well into study time, and I allowed them to. This is definitely one of these occasions where I must find the strength to make sacrifices.</text:p>
      <text:p text:style-name="P1">After they ended, I did get some work done, but I also procrastinated on things I had to do. Things that required calling people. As much as I don’t want to do those, I want myself to find the strength anyway.</text:p>
      <text:p text:style-name="P1">One more thing: yesterday, I essentially didn’t use the phone because of circumstances and <text:s text:c="1"/>because I installed a digital hygiene app which offered to help in doing that. I tried doing that today too. To use the phone only when it’s needed. Won’t even listen to music. But, I will watch Nene if it’s during my free time. Two hours max.</text:p>
      <text:p text:style-name="P1">So, that was today. A mix of good and bad. Overall it leaves much to be desired, but it is a step forward in comparison to my past self. The steps are small and incremental, but if I keep at them, if I keep on trying... Dreams, huh? See you tomorrow, good night.</text:p>
      <text:p text:style-name="P1"/>
      <text:p text:style-name="P1">•••</text:p>
      <text:p text:style-name="P1">Tuesday 10th of June 2025, 22:02, day -251</text:p>
      <text:p text:style-name="P1">If we’re going in chronological order, then let’s start with yesternight. It may be because I might move out soon, it may be for no reason in particular, but in any case, the nightfront has grown unpleasant, and it is a nightly occurrence. Perhaps predators are trying to capitalise on their prey for the last times, or perhaps it’s something else entirely. Who knows, maybe it’s all just in my head. Well, yeah, life is, after all, all just in my head. Whatever the case, I seem to keep losing all sorts of fights in the nightfront, and I don’t like that.</text:p>
      <text:p text:style-name="P1">My defeats extend to the morning, where I fail to wake up to the 6am alarm. No doubt the nightfront didn’t help. I’ve got to become stronger. Stronger.</text:p>
      <text:p text:style-name="P1">Spent the first half of the day away, as I will do for the next two days, and then I gamed in the afternoon. I...</text:p>
      <text:p text:style-name="P1">In Wuthering Waves, I’m starting to understand why Danjin mains are Danjin mains. I’m starting to like her play-style. But it is also a path of trial and error. A lot of trial and error. Getting hit means death, and so I spent about two hours dying to a boss. I should have studied, but I dislike giving up. And so I went at it for two hours. I only stopped because the wifi died out of nowhere. I likely would have continued otherwise. And... I would have hated myself for it.</text:p>
      <text:p text:style-name="P1">I must be disciplined, there will always be good excuses to not be disciplined. They will always exist. I must find it in me to be disciplined regardless.</text:p>
      <text:p text:style-name="P1">This evening was the most angry I’d gotten in a while. An anger that arises from the fact that I have an exam overmorrow, and the world can’t be fucked to leave me alone to study. Of course, my own unpreparedness is also in good part my own fault, but anger is irrational. I must learn to control it. That, or use it. Today, at least partially, I used it to workout. You see, I didn’t have time to study in the evening, and I likely won’t have much of it tomorrow; the time I’ll have, I’ll be tired in its duration.</text:p>
      <text:p text:style-name="P1">Or so I thought. Clearly, I’ve forgotten what it means to work hard. To create something out of nothing, to squeeze water out of stone. Tomorrow, I’ll bring my material with me, and study on the train, at the hospital, wherever.</text:p>
      <text:p text:style-name="P1">And so, that’s today. The struggle continues, and it will go on as long as I need it to.</text:p>
      <text:p text:style-name="P1"/>
      <text:p text:style-name="P1">•••</text:p>
      <text:p text:style-name="P1">Wednesday 11th of June 2025, 23:03, day -252</text:p>
      <text:p text:style-name="P1">What a strange day. It started at 4am, because I wanted it to, because I wanted to write. Because I knew I wouldn’t be able to write. And, I liked it. I want to do it more often. Will I suffer from lack of sleep if I do that? Maybe. We’d have to find out.</text:p>
      <text:p text:style-name="P1">In any case, today was... The morning was fine, and as I’d planned, I studied on the train and in the hospital. However, things didn’t go well in the afternoon. For some reason, YT just devoured my time, and I was hardly aware of it. Going on that tangent... Should I? Yes, it does introduce something I’ve been thinking lately. But, let’s analyse as we go.</text:p>
      <text:p text:style-name="P1">The Hololive Minecraft livestreams are always so much fun, and I always have a hard time taking my eyes off of them. Nene in particular is always so much fun. But... Why didn’t I just stop the stream? The thought didn’t occur to me, not with enough strength to be followed by action. It lacked strength... It lacked a strong voice. It’s probably due to my lack of sleep, then? Or, that, combined with the fact that my thoughts were never strong-voiced to begin with? That’s certainly quite the discovery if it’s true.</text:p>
      <text:p text:style-name="P1">Dammit. We have to go to sleep, my brain is at its limit, and i have an exam tomorrow.</text:p>
      <text:p text:style-name="P1">Alright, I’ll just note down what I wanted to talk about: personality matches and the existence of soulmates; how to write good chemistry, or how to emulate the story of あくぺこ。 That’s enough, let’s go to sleep.</text:p>
      <text:p text:style-name="P1"/>
      <text:p text:style-name="P1">•••</text:p>
      <text:p text:style-name="P1">Friday 13th of June 2025, 03:52, day -253</text:p>
      <text:p text:style-name="P1">The only one who can put an end to my misery is myself. If life is to begin, I must do the impossible, no matter how impossible it is. I can’t wait for circumstances, I can’t wait for anything, I only have now, so if I need to act, now is the only time to do it. One more defeat, it must become one more lesson.</text:p>
      <text:p text:style-name="P1"/>
      <text:p text:style-name="P1">•••</text:p>
      <text:p text:style-name="P1">Friday 13th of June 2025, 23:12, day -254</text:p>
      <text:p text:style-name="P1">Perhaps I should just go to a nice cafe, take a seat and enjoy a drink. That would help me reset myself. Or perhaps, I just get to work without complaining. That sounds even better, considering the impacts of each choice.</text:p>
      <text:p text:style-name="P1">さて、何を話したかったの？</text:p>
      <text:p text:style-name="P1">Rather than analyse the day, we’ll broaden our perspective. It’s easy to see that exams mess up my routine. Now, why do they do that? Wrong question; I should be asking: why do they throw me off so much? The answer is, quite easily, lack of preparation. Lack of preparation for exams. It causes me to scramble last minute, to study at and for unholy hours in order to have a shot at passing.</text:p>
      <text:p text:style-name="P1">We have potentially three exams left, and if we’re fortunate, only two. One of them is an oral exam on the fourth of July. Another is a potential oral exam, next Friday. Potential, because I still don’t know whether I’ll need to take part in it. Hopefully, I won’t, but I don’t know for certain.</text:p>
      <text:p text:style-name="P1">In any case, this lack of preparation stems from our lack of discipline. Let’s not call it discipline. Power of will. “Discipline,” as I imagined it, is non-existent. The concept I have for discipline is one of pure pain, and does not even involve willpower. And because that definition has been in my mind for a long time, rather than try to replace it, I’ll simply focus on something willpower directly, while consciously making my subconscious treat both terms as synonymous.</text:p>
      <text:p text:style-name="P1">ここまでだ。明日は何時に起きるの？</text:p>
      <text:p text:style-name="P1">Let’s balance between sleeping and having time to write. 7am. Go to sleep now.</text:p>
      <text:p text:style-name="P1"/>
      <text:p text:style-name="P1">•••</text:p>
      <text:p text:style-name="P1">Saturday 14th of June 2025, 21:39, day -255</text:p>
      <text:p text:style-name="P1">Let’s start from the beginning. This morning, I failed to wake up at 7am. Woke up at 9 instead. And you know what? I said okay, I’ll roll with it, and I did just that. Today went well. Replacing “discipline” with “willpower” helped. Discipline is applied willpower, it’s willpower with a purpose, but I hadn’t figured that out until yesterday, and that’s fine, I’ll roll with it.</text:p>
      <text:p text:style-name="P1">Today went well, but sleep debts have to be paid eventually, and I paid mine today twice. First, by sleeping in in the morning as I said, and secondly, when the subject I was studying wasn’t interesting enough, while the coffee I’d drank wasn’t strong enough. However, I did study well before falling into that un-predicted nap.</text:p>
      <text:p text:style-name="P1">One more thing, the project: with it, we’ve likely bitten off a lot more than we can chew. It’s far too much for us to handle, something that’s been showing by our lack of commitment and work. So, instead, i want to start small. I want to start with a different project, an easier one. Of course, i won’t half-ass my works, no matter what. It may be easier, but I’ll take it just as seriously. I’ll use it as a stepping stone, a learning experience, part of my portfolio, and much more. A frontend game app, with little to no backend.</text:p>
      <text:p text:style-name="P1">By the way, I elected to not describe today, as I felt the lessons to be learnt were crystal clear: keep this up. Keep on trying, no matter what, and play smart. Push your limits, but respect your body. Sleep and fatigue have proven to be the deciding factor over and over in all of my defeats, therefore it’s a no-brainer that I should respect them. However, that does not change the fact that mental fatigue can and will happen. And mark my words, I want to become strong enough that it doesn’t matter how tired I am, it doesn’t matter how dead I am, I will still win any and all battles. Now, I have a feeling I won’t fall asleep easily right now, so I think I’ll meditate before going to bed. Hopefully, that helps. See ya.</text:p>
      <text:p text:style-name="P1"/>
      <text:p text:style-name="P1">•••</text:p>
      <text:p text:style-name="P1">Sunday 15th of June 2025, 22:06, day -256</text:p>
      <text:p text:style-name="P1">To get up no matter what is a skill I have yet to acquire, as demonstrated by my failure to wake up early this morning. For some reason I’d had a hard time falling asleep, maybe because I’d taken a nap too late in the day yesterday. In any case, I failed to get up in time, and couldn’t make time for writing. Pitiful. Discipline, or the application of willpower, is also difficult to enforce. Every moment counts, and now is the only time I can act. Because, if I don’t act now, if I allow this or that to make me hesitate, then before I know it, indecisive me at 10:00am evolves into disappointed me at 10:30. Oh, I did writ ea tiny bit, this morning. I wrote enough that I wanted to write in the afternoon.</text:p>
      <text:p text:style-name="P1">Also, there’s no rest in our schedule now: after cooking and doing chores, it’s straight to working on the project. Well, no, I lie, there is rest. I can rest when I have to. It’s just that it’s not scheduled.</text:p>
      <text:p text:style-name="P1">Also, for some reason, I performed poorly in both meditation sessions today. That usually indicates lack of rest, but... Do I really lack it? Maybe it’s the quality that’s lacking. Although, the nightfront did calm down lately.</text:p>
      <text:p text:style-name="P1">Ah, one thing I did well this afternoon is writing. I was feeling quite under the weather, and I thought some rest would help. But, after a couple hours, there were no changes, and I didn’t feel any creativity in myself at all. I couldn’t muster any will to write. So, I told myself that I would try writing anyway, that I would force my hand at it, and if it didn’t go well I’d give up. And it went well. What a curious thing. Why did it suddenly go well, I wonder? It’s not even like I tried hard or anything. I just put down a few words, and then it snowballed from there. At some point though, I did stop to play video games. I... Maybe I should have kept on writing. On trying to write. Next time, I’ll do that.</text:p>
      <text:p text:style-name="P1">Anything else? Right, I can’t let myself get distracted now. I have to go to sleep so I can wake up early and write. I must wake up, no matter what. I have to get up, no matter what.</text:p>
      <text:p text:style-name="P1"/>
      <text:p text:style-name="P1">•••</text:p>
      <text:p text:style-name="P1">Tuesday 17th of June 2025, 01:41, day -257</text:p>
      <text:p text:style-name="P1">Hm. There are two things I want to talk about. For second, why I’m only here now, and first, willpower and its limits. So, how was today?</text:p>
      <text:p text:style-name="P1">I more or less managed to get up early in the morning. Early enough to write. However, as has occurred multiple times today, my concentration has proven to be lacking. I get distracted far too easily. The awareness that I’m training through meditation, I must apply it in practice, during my activities.</text:p>
      <text:p text:style-name="P1">Today too, discipline was a hard thing to achieve. The fact that I forgot about the importance of “now” is one of the biggest reasons why. The afternoon went fairly well, but as I mentioned, I lacked focus. Furthermore, I don’t know if it’s due to the heat or something else, but I get drowsy very easily lately. Thinking about, it’s likely in no small part because of the heat.</text:p>
      <text:p text:style-name="P1">And it’s also in part because of how hot it was that I failed to run the full 20 minutes today. But was that the only reason? Is lack of willpower not to blame?</text:p>
      <text:p text:style-name="P1">Resolve. I’m starting to see a pattern emerge. Resolve, discipline, passion, dreams, ideals, obsessions. None of those things exist, do they? Not for me, not intrinsically. I’m creating them all as I go. But, I guess, something does exist. A yearning for happiness. That does exist. Resolve and discipline are little more than some form of applied willpower. The other things, they’re... Something I want to have, something I’m trying to create. A dream. Did you know? If I were to speak from the bottom of my heart, I don’t... I do. I want to fly, with my own wings. With my own strength. That’s the dream I have, I guess. As for a passion, I’m trying hard to make writing mine. Ideals? I check my heart every once in a while, and wonder what kind of person I’d love to be. And, obsession is the same as passion. Only, at least now, I’m not in a position to have an obsession. What was my point?</text:p>
      <text:p text:style-name="P1">Ah, right. I lack the resolve to die for my ideals. That’s why I couldn’t run the full 20 minutes. Usually, or rather, until now, I’ve always done it. Today, I stopped after some 15 minutes. A combination of lack of music to support me, psychological pressure from having to maintain (slightly) higher speeds than before, and the terribly hot weather. All of that, and the fact that I’m not ready to die on the treadmill. That, and the fact that I didn’t have the willpower to resist my own mind’s cries to stop for the full 20 minutes.</text:p>
      <text:p text:style-name="P1">And you know what? That’s okay. I’ve failed. I’ll fail again. But this failure, I don’t blame myself for it. Some time back, I said that even just facing the challenge in the first place was the most important part. It seems I really believe that. I know I’m not strong right now. I know I could only push my own limits so far today. But I believe I can do better tomorrow. I have seen these new limits, I have set them. I believe I can go further next time. That’s how I’ll grow. Step by step. That’s why I don’t loathe myself for trying. I will never blame myself for trying. Never. Because I’ve been the coward who doesn’t even try. And now, I’ve tried being the man who challenges something he doesn’t even know if he can do. But I also know that in order to make my efforts bear fruit, I have to continue trying. Become happy, or die dreaming.</text:p>
      <text:p text:style-name="P1">By the way, why are we here so late? Gaming session with a friend, and then I procrastinated until now. Essentially, lost control. Until we came here. I see. Then, don’t lose control. If it’s you, I know this advice can help. Also, it’s gonna be tough, but let’s wake up at 6am. Not try, let’s. 覚悟しろ。</text:p>
      <text:p text:style-name="P1"/>
      <text:p text:style-name="P1">•••</text:p>
      <text:p text:style-name="P1">Wednesday 18th of June 2025, 00:19, day -258</text:p>
      <text:p text:style-name="P1">What to say? I don’t want to take too long, so let’s be synthetic.</text:p>
      <text:p text:style-name="P1">Consumerism doesn’t forgive. Once it’s got you, it doesn’t let go. Therefore, do not fall into it, no matter what. I thought I could get away with just searching a specific video on YT, and before I know my entire morning’s gone. Also, we failed to get up on time. We need to do more research on sleep, make science-backed decisions about it.</text:p>
      <text:p text:style-name="P1">Today, I spent the afternoon trying to do Unity tutorials. Felt like I wasted an entire afternoon. I now understand that Unity is best used on Windows, much to my dismay. And this evening, went out to drink with a friend. A chill evening. Told him about the ideas I had on the project, and we agreed to pause it. Unity is a go.</text:p>
      <text:p text:style-name="P1">What did we do wrong then...? Giving in to consumerism at the wrong times. There are right times for it. Was stubbornness a factor today...? No, I don’t think so. But, we do have to be stronger. Alright, I’ll call it a day. See you tomorrow.</text:p>
      <text:p text:style-name="P1"/>
      <text:p text:style-name="P1">•••</text:p>
      <text:p text:style-name="P1">Wednesday 18th of June 2025, 22:29, day -259</text:p>
      <text:p text:style-name="P1">To sum up today: not bad, but I want a lot more.</text:p>
      <text:p text:style-name="P1">Waking up early in the morning is difficult. It’s one of the toughest battles of the day, when the only driving force is me. But it’s a battle I want to win. I want to become strong enough to win it over and over again. And the only way to do that is through choice, by making the hard decisions. Day in, day out. Such is the price to pay for one’s dreams.</text:p>
      <text:p text:style-name="P1">Writing... What to say about it? The ideas flow now, and I let them come. However, before putting pen to paper, I must also be judge of the quality and influence of each idea, how it impacts the story, whether it accomplishes what I want to do, and last but not least, how to actually implement it. Such is my current writing process. It also means that lately, I just scrape a lot of ideas. Something I wrote down yesterday could be in the trash bin today. Computers make this process easy, that’s why I love them as a writing tool. This technique aside, it’s now about how good the ideas I come up with, and how fast I come up with them. Now, brain power and imagination take centre stage.</text:p>
      <text:p text:style-name="P1">I’ve also gotta worry about time management. Today my will was weaker than usual, so instead of working on the project at noon, I played games. That’s... acceptable. I’ll take it. There is no time for games in my schedule, but, as long as I don’t exaggerate, playing them instead of working on the project is fine, every once in a while. Don’t make it a habit though.</text:p>
      <text:p text:style-name="P1">Another thing that I gotta worry about is energy management. I somehow manage to always die in the early afternoon, and have yet to come up with an effective solution to that. That’s because the solution I use the most is the null solution, brute force. I don’t have anything set up, and rely on willpower alone to push through the day. Of course the results are going to be mixed at best. However, if I keep trying, and if I keep growing, then this might be a viable solution in the long term.</text:p>
      <text:p text:style-name="P1">As an aside, I’m now starting to understand why someone said naps shouldn’t exceed thirty minutes. Entering into the deeper stages of the sleep cycle and then suddenly interrupting them likely does no good, and is the reason why short power naps can feel more regenerative than longer ones.</text:p>
      <text:p text:style-name="P1">Also, it’s been a while since I’ve programmed for real. Real, actual Java programming, huh? Let’s do our best in it. And I mean it, our best.</text:p>
      <text:p text:style-name="P1">Finally, there was running. Much to my own surprise all throughout the run, 余裕だった。 First of all, it must be noted that today definitely didn’t feel as hot and humid as two days ago. However, even taking that into account, I was utterly surprised to find out that my heart and lungs had somehow gotten used to the 10kmph running speed for 20 minutes, and today they never even struggled. I sweated a lot, but my heart beat stayed close to normal. Does reaching one’s limits do that? Such a drastic jump in performance is something I’ve never experienced before. I should experiment with this somehow.<text:line-break/>I mentioned this to R1, and it argues that the true hero here was consistency. This past month and a half was the real hero, huh? The environment two days ago would have then masked my real capacities, and the removal of those stress factors today coupled with my psychological state in approaching the challenge explain today’s performance. Makes sense.</text:p>
      <text:p text:style-name="P1">One last thing: discipline. Discipline, and attention. We’re working on it, slowly. I’ll be patient, but you can’t slack off on this, we’re still wasting too much time. Alright, that’s enough. Good night.</text:p>
      <text:p text:style-name="P1"/>
      <text:p text:style-name="P1">•••</text:p>
      <text:p text:style-name="P1">Thursday 19th of June 2025, 22:07, day -260</text:p>
      <text:p text:style-name="P1">Today’s lessons are the same as always, so I won’t go over them. More importantly, I have a couple things I need to reflect on. Oh, and, before I forget: wake up at 7am. Make it work. Throw away your pride. We’re too tired at 6am, too consistently. Until we gain the discipline to make things otherwise, we get up at 7.</text:p>
      <text:p text:style-name="P1">With that out of the way. Writing today didn’t actually go well. In large part due to lack of sleep, hence the above reminder. But writing also isn’t going well lately, for a different reason altogether. When I divide my attention across multiple disciplines, across multiple bodies of work that require their own unique skill set, it naturally becomes harder to get deeply invested in just one of those disciplines. That’s a problem. I’m all for self-mastery, until it gets in the way of my writing.</text:p>
      <text:p text:style-name="P1">This time around though, it’s not self-mastery, it’s my own choices. The best I could do is transforming the combined processes into one of self-mastery. But I don’t want that. I want focus on writing. I want writing to become my passion. Clearly, my current choices do not further that cause. Changes are necessary, and in order to make changes, I must first understand what situation I’ve put myself in. Let’s do just that.</text:p>
      <text:p text:style-name="P1">Let’s organise our mind; when things are messy, they look more daunting and difficult than they really are. In my mind, I’m working on four different things at the moment:</text:p>
      <text:p text:style-name="P1">1. Writing</text:p>
      <text:p text:style-name="P1">2. University</text:p>
      <text:p text:style-name="P1">3. Project</text:p>
      <text:p text:style-name="P1">4. Myself</text:p>
      <text:p text:style-name="P1">And that’s a lot of things. While it is true that I am working on all those things at once, it also gives me the false belief that I have to make time for four different things at once. Let me prove to myself that that’s not the case, and that I only need to make time for three of the above points.</text:p>
      <text:p text:style-name="P1">To work on myself is to become a better person in my own eyes, and more precisely and vaguely at the same time, to strive to become my ideal self. To achieve this, what I need to do is making the right decisions, making the best decisions and generally doing my best at all times. That’s something that takes time to learn to do, but it’s not something that’s done in its own dedicated time: it’s done in my day to day life, as I need to make decisions, as I need to get things done. The only times it does require dedicated time is when I meditate (ten minutes twice a day) and when I work out (1 already reserved hour every other day). I don’t need to worry about making time for it. I’ve already done that, it’s already part of my habits, of my routine. So, get that through this thick skull of yours: there’s really only three things you gotta worry about, and self-mastery isn’t one of them. You just keep doing you, you just worry about doing your best, and that’s the ideal we want to become.</text:p>
      <text:p text:style-name="P1">Alright, with this in mind, there’s only three things we have to make time for, and in decreasing order of priority they’re as follows:</text:p>
      <text:p text:style-name="P1">1. Writing</text:p>
      <text:p text:style-name="P1">2. University</text:p>
      <text:p text:style-name="P1">3. Project</text:p>
      <text:p text:style-name="P1">Now, how do we organise them? First, let’s list out the constraints we’re posing for ourselves:</text:p>
      <text:p text:style-name="P1">- I want to maximise writing time</text:p>
      <text:p text:style-name="P1">- I want to do all of these activities in a regular manner</text:p>
      <text:p text:style-name="P1">- University may get more time than the project, but neither must become more important than writing.</text:p>
      <text:p text:style-name="P1">And, looking at this, I’m starting to think that maybe I can make a Linear Program out of this and try to put that knowledge to good use. Then again, I don’t feel like it, and now’s certainly not the time to be doing tableaux anyway. Unless... Holy shit I could. It’d be technically possible. Let’s think this through. We need to consider the amount of free time we have other two days, since that’s the period of our cycles. Two hours every morning, followed by six hours the first day and five the second. A total of 15 hours to divide between the three activities. However, it’s pretty much set in stone that the morning hours go to writing. Which leaves me 11 hours for the three. This won’t be a Linear Program, but figuring things out like this isn’t bad either. Since writing’s already getting 4 hours from the mornings, in these 11h left I should favour the other two.</text:p>
      <text:p text:style-name="P1">The project does not have top priority, and we usually start it at around 14. With this in mind, we can work on it for two hours every day before switching to something else. Except, no, that gives it too much time. Time that should go to university. Currently, we’re aiming to work one hour every day on the project. Then, on the first day we have 5 hours of writing, while on the second we have 4 for university. Hm. Clearly university needs more time. The morning slot. On the long day, we can dedicate it to university. Keeps context switching to a minimum, and while it does sacrifice writing time, it helps our mental; university is, as of right now, the only real chance I have to make a living for myself and my family, and if I don’t work on it I get riddled with guilt.</text:p>
      <text:p text:style-name="P1">What a situation. But this goes. We’ll go slow and steady, we’ll grow slowly, and we’ll trust the process, we’ll trust ourselves. Let’s submit this to R1 and see what it makes of this.</text:p>
      <text:p text:style-name="P1">R1’s competence blows my mind. Flexibility, huh. Indeed, this setup completely neglects it. The proposition is to plan over the course of longer periods of times (since we have that freedom) rather than just two days, to allow for more flexibility. And also, adjust the schedule based on the predicted workload of university for each week. As an additional point, try to figure out why we’re failing to wake up at 6am, rather than just curing the symptoms. And of course, they encourage the deep analysis, the mentality, and the way I approach this. These advices make too much sense not to be put into practice. This is it for now though, my brain’s at its limit. Turns out all this writing took almost an hour. See you tomorrow.</text:p>
      <text:p text:style-name="P1"/>
      <text:p text:style-name="P1">•••</text:p>
      <text:p text:style-name="P1">Friday 20th of June 2025, 21:55, day -261</text:p>
      <text:p text:style-name="P1">Let’s do the hard thing and look back on all of today. The process should be the same, in victory or defeat, but it is tougher to look back on defeat. So, what happened?</text:p>
      <text:p text:style-name="P1">It started in my dreams. While I minded my business, I did watch two trains nearly collide, and all I did about it was exclaim how they fucked up, instead of helping. Helping was well within my powers. Immediately after, some guy gut punched me while passing by. I couldn’t let that slide and called him out. Faced him. But he wasn’t alone, and in a moment I was literally encircled by his group, and we were ready to throw. While it started well, at some point I just woke up. Must have died without realising it. Two things here: my personality, and my personality. I should have helped, and I should throw away my pride. Like how Shanks acted with those mountain bandits... But, if I do fight, take the fight seriously.</text:p>
      <text:p text:style-name="P1">And troubles started from here. I must have drank too much coffee, too late. I couldn’t fall asleep. It was probably around 4am. And while I just lay there, at some point, lust came over me. And so started a back and forth, that lasted approximately until 10am, and ended with me giving in to temptation. However, there were definitely some things that were done well in that time, as well as things that weren’t done well. These will be the crux of today. Let’s start with the good things.</text:p>
      <text:p text:style-name="P1">Application of what we’re training through meditation, and dissociation of stimuli and reaction. The act of analysing my own feelings, my own emotions, breaking them down and understanding them definitely helped. This definitely ought to be continued. Let’s keep it simple and keep it at this, because the other good thing, the continued fighting, is something I don’t need to tell you to keep developing.</text:p>
      <text:p text:style-name="P1">What we’ve done wrong is... Harder to pinpoint. First of all, we messed up our sleep, and we still haven’t fixed it, nor are we addressing it properly, but I’ll get to that later. Then, our lack of control over our own thoughts. That’s something I’d completely forgotten about, because meditation is non-judgmental. In practice, we absolutely ought to judge our own thoughts. Some are good, but others must be thrown out the window never to reappear again. If I want to control my own mind, I have to be ruthless about the thoughts I have.</text:p>
      <text:p text:style-name="P1">Would that not be self-lobotomy? This is a subject worth exploring, let’s think about it.</text:p>
      <text:p text:style-name="P1">Thoughts are generated similarly to how true-RNG generate random numbers: through internal and external environments. In other words, the thoughts I’ll have on something at a given time can be, to a certain extent, predicted. Namely, I can predict them. Now, I must admit that not all thoughts are of the same quality. Some are genius, some are genial, some are just plain trash, and importantly in this context, some can have some form of negative impact. To control my own mind really means to shape my way of thinking, to make it something I like. It’s something that’s happening right now, as I am becoming more analytical than ever before, but this ongoing process is also never-ending, like learning. While it may never have an end, it may have a plateau, an asymptotic limit. Presumably, that limit is how my ideal self thinks. So, I do want to perform some self-lobotomy in order to reach that ideal. I have to recognise when thoughts, thought patterns or ideas are nefarious, and get rid of them.</text:p>
      <text:p text:style-name="P1">Self-awareness again, huh? The most elusive beast we’ve ever chased. Maybe we’re achieving it though. Maybe by just doing plain meditation, we’re achieving it. Or maybe, we do need self-awareness to be self-aware. That... makes sense. Ah, I see. The way I express myself also has a direct impact on my way of thinking.</text:p>
      <text:p text:style-name="P1">How would I rate the way I’m currently expressing myself... I can’t tell, can I? Lacking too much perspective at the moment, as my mind is focusing on what needs to improve. Let’s quickly ask R1. They’re right, I do shy away from details out of shame. Why do I feel ashamed? Because that’s a normal human reaction that helps one not become the pariah of their community. At the same time though, I do want to confront this... apprehension, I don’t want to hide from what I’ve done. I do that so often, in completely different things too. With Hololive, for example. I’ve never talked to anyone in my family about it, for fear of what they might think of me.</text:p>
      <text:p text:style-name="P1">External perception. That’s it. I’m scared of external perception. Not scared... Or rather, I am scared of exclusion, of being a pariah... Why? Ah, of course, because I get hurt very easily by others. Very easily. I’m scared of wearing my heart on my sleeve because of how fragile it is. Since I don’t view this fragility negatively, on the contrary, I almost value it, I guess the only thing I can do is toughen up. That’s an oxymoron. Yeah, well, I do believe I have to toughen up.</text:p>
      <text:p text:style-name="P1">Tch. Too many advices. I’ll try to commit them to my subconscious, but it’d be more effective to remember them when situations favour it. For example, when I watch a Hololive stream and someone might see me, I ought to remember that I shouldn’t be scared, or that if I’m scared, then I should face that fear.</text:p>
      <text:p text:style-name="P1">Well, this has been a very long detour. But it does conclude the morning arc of today.</text:p>
      <text:p text:style-name="P1">Noon and afternoon, while I was drowning in anger and frustration, and then tasted a bit of despair and hopelessness, because of how I keep fucking up, I did try hard. I put in the hours, both in the books and on the treadmill. Failure is... I will always fail. There will always be a time when I fuck up badly and fail. Then, it’s just as Rocky Balboa said: it’s not about how hard you hit, it’s about how hard you can get hit, and keep moving forward. I’ll keep moving forward, even if God himself came down and told me this is all a waste of time. I’m not sure myself why I have this drive, this will to happiness, but I have it. Yeah, that’s something we ought to analyse later. I’ll go to sleep now.</text:p>
      <text:p text:style-name="P1"/>
      <text:p text:style-name="P1">•••</text:p>
      <text:p text:style-name="P1">Saturday 21st of June 2025, 21:38, day -262</text:p>
      <text:p text:style-name="P1">What to say about today... Perhaps “meh” would sum it up. But, that’s not a bad thing. It’s indicative of growth. In the not so far past, performance like today’s would have earned a “not bad” from myself. That my standards have been raised means that expected performance has too. That’s enough yapping, let’s get to it.</text:p>
      <text:p text:style-name="P1">Morning. Why do I always struggle to get up early? We really ought to analyse this, it’s far too important to be ignored. Let’s analyse it now. First of all, from experience I estimate that I need about nine hours of sleep. To be precise, ideally I get nine hours from the moment I go to bed to the moment I wake up. I don’t actually know how long it takes me to fall asleep, but I’d estimate around thirty minutes at most. With this in mind, the main problem is that more often than not, we don’t get those hours. And when we do, they’re not enough, because we need to pay back our sleep debt. In other words, I don’t take sleep seriously. That’s it. That’s the core of it.</text:p>
      <text:p text:style-name="P1">If I were to take it seriously, if I were to be disciplined about sleep, then it would be fine if every once in a while I didn’t get enough sleeping time, my body would be able to handle that easily. But because it happens most of the time, I’m effectively a zombie during daytime. I’ve got to be disciplined about sleep. I know just how important it is. I know just how crucial it is in order to perform properly for the rest of the day. I have to take it seriously.</text:p>
      <text:p text:style-name="P1">So, with that in mind, knowing that I have to sleep at 22, we have some 12 minutes left. Let’s move on to the next subject.</text:p>
      <text:p text:style-name="P1">I actually wrote well, or rather, felt good about my writing, because by waking up later I got more rest. See the difference in performance with yesterday? But the rest of today... wasn’t so good. Coffee in the afternoon is essentially a no-go now, due to how my body handles the caffeine, so I should drink it in the morning.</text:p>
      <text:p text:style-name="P1">The “I should” is presumably because it would help combat the fatigue I feel at noon and in the afternoon? Doesn’t sound like solid logic. Today, we displayed clear performance drop, from morning to afterwards. Let’s try and figure out why. I see, lack of discipline. Willpower. Willpower is something that’s cultivated, that is trained. Our energy, our mental stamina is such that we can use our willpower all day long, to a certain degree, so make use of that. Train it. Really, I do want to become stronger. Tomorrow, we’ll plan for the next week.</text:p>
      <text:p text:style-name="P1">Planning... Lack of it made us suffer today. A dilemma, between regretting not studying, and regretting not writing. But if I were to die now, my greatest regret would be the stories I haven’t told, the stories I haven’t written.</text:p>
      <text:p text:style-name="P1">By the way, I mentioned it yesterday then asked R1 to think for me. What’s the reason I want to be happy? Ultimately, I want to be happy because I wanted that want. It’s... Not hard to explain, but I did want to put it like that on purpose. I wished for meaningfulness, I hated not having a goal, a meaning, a dream, a passion. I hated it. It made me look up to the sky in anger, with a wish to laugh maniacally at how pointless this all was.</text:p>
      <text:p text:style-name="P1">I want to be happy because I want meaning in life. I want meaning in life because I want meaning in life. So, for its sake. ...This is the first time, then. At least, to my knowledge, this is the first time I want something for its sake, and solely for its sake. Goodnight.</text:p>
      <text:p text:style-name="P1"/>
      <text:p text:style-name="P1">•••</text:p>
      <text:p text:style-name="P1">Sunday 23rd of June 2025, 21:55, day -263</text:p>
      <text:p text:style-name="P1">Let’s keep it short: keep trying. Keep fighting. Today was a fairly good day, but because of how late I am, I do not have the luxury to break it down. But, I will say this: today, we once again failed to run the full 20 minutes, stopping after a mere 14. That’s okay. That’s fine. Failing is part of the journey, and we’ll take it in the best way possible: as a lesson. I know I’m still weak, I know I’m still not ready to die on the treadmill, but little by little, attempt by attempt, I must grow, grow to become that strong. Keep on trying.</text:p>
      <text:p text:style-name="P1"/>
      <text:p text:style-name="P1">•••</text:p>
      <text:p text:style-name="P1">Monday 24th of June 2025, 21:53, day -264</text:p>
      <text:p text:style-name="P1">Two things we need to analyse but don’t have time to: our passion is slipping out of our hands because we refuse to put more time into writing, and, much less importantly in the grand scheme of things but very important on a day to day basis, the fact that we’re late coming here. Six minutes for a breakdown, and we’ll focus on the second, an investment to have more time to analyse in the future.</text:p>
      <text:p text:style-name="P1">So, why does this happen? Because dinner usually happens at around 21:00, and we finish at around 21:30, after which we clean up and brush our teeth before coming here.</text:p>
      <text:p text:style-name="P1">So, the solution is dining earlier. I have to make that happen somehow. Either by helping out in the kitchen, or by cooking earlier if it’s my turn. It’s as simple as that, really. If you want to speed things up, give a hand. All for the sake of analysis time. And, of course, don’t waste that time once it comes; we’re still extremely inefficient with what time we get our hands on, we need to change that.</text:p>
      <text:p text:style-name="P1">And, by the way, it’s a bit late, but the way we express ourselves also shapes our thoughts. Last time, I thought that I shouldn’t worry about the quality of the prose, about transitions and repetitions. I changed my mind: I want quality everywhere I look. I’m not very smart in the first place, so I know I have to put an accent on efficiency over beauty of the prose, but even then the sacrifice must be such that the prose retains basic expected qualities. And, time’s up. See you tomorrow.</text:p>
      <text:p text:style-name="P1"/>
      <text:p text:style-name="P1">•••</text:p>
      <text:p text:style-name="P1">Tuesday 24th of June 2025, 21:59, day -265</text:p>
      <text:p text:style-name="P1">I don’t have time, but let me say just this one thing: you did well today. Keep this up. Keep it up.</text:p>
      <text:p text:style-name="P1"/>
      <text:p text:style-name="P1">•••</text:p>
      <text:p text:style-name="P1">Thursday 26th of June 2025, 04:39, day -266</text:p>
      <text:p text:style-name="P1">Tomorrow, we’ll perform a detailed and unbiased analysis of today. Right now, I’m... I don’t want to see you.</text:p>
      <text:p text:style-name="P1"/>
      <text:p text:style-name="P1">•••</text:p>
      <text:p text:style-name="P1">Thursday 26th of June 2025, 20:26, entry 397</text:p>
      <text:p text:style-name="P1">As promised, a detailed breakdown, as objective as I can make it. It will include both today and yesterday. Let’s start with yesterday. Or, perhaps, should I give a summary of yesterday to begin with? So as not to lose sight of the lesson: I pushed hard in the morning, touching my mental limit, confident that I could do as much in the evening. But I hadn’t taken into account the influence of external circumstances, draining what energy I had left. Weakness begets weakness, and from there, it went downhill.</text:p>
      <text:p text:style-name="P1">Even now, I’m tired. Although, that’s because today I used up my entire energy of my own volition, not due to circumstances. I have to make decisions relative to the circumstances, or rather, tailor them to the current circumstances. Let’s... Keep it concise, to the point.</text:p>
      <text:p text:style-name="P1">Yesterday. Where did we go wrong? I have to question the wisdom of going at 100 from the morning, but I will question it fairly: my goal was long-term growth, increase in mental stamina, as when one trains. However, I also didn’t rest properly, and failed to account for life getting involved, Then, since I want to keep doing this, I have to be ready to fight.</text:p>
      <text:p text:style-name="P1">After that? After that, we did something very strange and just gamed all throughout the evening and deep into the night. Without awareness nor willingness to stop? Hold on: before that, we did try to write, but came up with nothing. Still, the issue is the lack of awareness. It naturally follows fatigue. We have to have that in mind.</text:p>
      <text:p text:style-name="P1">What of today? the name of the game is patience. We’re in for the long haul, and we have to be consistent in our effort, in our discipline. We have keep at it day in, day out, week in, week out, month in, month out, for as many years as it takes to reach all our goals.</text:p>
      <text:p text:style-name="P1">Today, I once again repeated that if I were to die now, I would have nothing but regrets. We have to be patient. Step by step, choice by choice, day by day. We have to be patient, and trust that this will all amount to something. Actually, even if you told me it wouldn’t, even if you told me this was all for naught and gave me undeniable proof, I would still do it, because I refuse to lead a meaningless life. Meaning, for the sake of meaning. This is my limit. See you tomorrow.</text:p>
      <text:p text:style-name="P1"/>
      <text:p text:style-name="P1">•••</text:p>
      <text:p text:style-name="P1">Saturday 28th of June 2025, 00:05, entry 398</text:p>
      <text:p text:style-name="P1">Writing. My relationship with writing. Would you sigh if I told you once again that I don’t know how to write? I still don’t. That’s what I feel, right now. I feel like there’s something important but subtle I haven’t discovered yet. Perhaps many things. I... I write, I string together words, trying to express ideas that I like. But, sometimes, very often, I don’t have ideas, and always, I never know if the ideas I have are good or not. So, all I have left is trial and error. Error is judged by my heart, and my heart is capricious, which is a good thing. It’s just... It needs time to make a decision, I need time to understand myself.</text:p>
      <text:p text:style-name="P1">Writing... I want to fall in love with it. Ideas... The constant act of wrestling with them, of shaping them, selecting some, throwing away most of them.</text:p>
      <text:p text:style-name="P1">I think... I think the important thing I need to learn is how to come up with ideas that I like. I think that’s what’s missing from my writing. Well, a lot of things are missing, but, that above all. How to come up with ideas that I like... How do I do that, I wonder.</text:p>
      <text:p text:style-name="P1">You know, I just had an idea: what if all my ideas came from the heart? Then I would be spoiled for choice. I would be drowning in a sea of ideas I love. It would help me love writing. But the heart doesn’t always come up with good ideas, you know? Doesn’t change the fact that we should listen to it, and adapt the ideas that aren’t good, perhaps. That’s... That’s something we could try. I see... Ideas from the heart. I hadn’t thought of that.</text:p>
      <text:p text:style-name="P1">I wish I had more energy, then I could try writing. But, well, mismanagement is mismanagement, let’s go to sleep now, Harmony.</text:p>
      <text:p text:style-name="P1"/>
      <text:p text:style-name="P1">•••</text:p>
      <text:p text:style-name="P1">Saturday 28th of June 2025, 22:49, entry 399</text:p>
      <text:p text:style-name="P1">I took the afternoon off today. A consequence of continued mismanagement of sleep and energy. What am I doing? What am I doing, I wonder... This isn’t it.</text:p>
      <text:p text:style-name="P1">It’s clear from simple observation that, just as I make basic errors and and stupid mistakes in virtually everything I do, I also do them in daily life, in making decisions. We need to start avoiding those. The schedule is... An indicator, a guide, it’s a set of rules to follow such that, if you do follow them, you should be fine. That’s what it’s been designed as. So, when deciding to deviate from the schedule, answer this question: is that really a good choice? If you are to challenge the null hypothesis, then your new hypothesis must be backed by strong arguments.</text:p>
      <text:p text:style-name="P1">So, really, this is a two-way thing: in order to maximise our potential, we have to follow the schedule as closely as possible. This obviously means that the schedule must be designed to maximise growth and achieve our objectives. Those two components are what you need to get right. And, of course, sometimes deviation is inevitable. In that case, adapt, and then recover.</text:p>
      <text:p text:style-name="P1">But, I know. It’s one thing to tell you to be disciplined, it’s another to be disciplined. The strength of will to do what you know you should do. Tomorrow, we have to wake up at 7, as usual. Will you fail to do so, as usual? We... I believe the strength to get up is in us, we’ve... Trained enough to get it. I believe you can do it, to get up even if half dead.</text:p>
      <text:p text:style-name="P1">Ah, you humans... You worry about comparing yourself to one another, about who’s the best and whatnot... まあ、それは悪いことかどうかはわからない。 I’d have to think about it. But now is not the time for that. Or perhaps, should it be? Human worries. To worry about being right, having the last laugh, that kind of thing. Are they pointless? Let’s be objective. What’s really sought through those is the ego boost and, secondarily, the social boost. The latter happens less often in my case. In fact, virtually never. The former, however, I have seen and experienced more.</text:p>
      <text:p text:style-name="P1">Confidence comes from knowing one’s capacities, from knowing what and how much one can do, or perhaps, it would be better to say that confidence comes from knowing we can do something. Pride and ego come from putting down others, from the feeling of superiority.</text:p>
      <text:p text:style-name="P1">Now, it’s not even a question, which one we should cultivate and which one we should kill off. You’re still very human, in the sense that a lot of those human traits I dislike are still deep-rooted in you. Let’s change that. Go to sleep now.</text:p>
      <text:p text:style-name="P1"/>
      <text:p text:style-name="P1">•••</text:p>
      <text:p text:style-name="P1">Sunday 29th of June 2025, 21:53, entry 400</text:p>
      <text:p text:style-name="P1">That is a lot of entries. Now’s not the time to look back though. we’ll rest at the end, certainly not at the beginning. So, what of today? Our entries have been... short, lately, and haven’t described the day much. Let’s change that while being efficient.</text:p>
      <text:p text:style-name="P1">Woke up in the morning, it was a struggle, but we did it. However, we were extremely wasteful with our time, and... We didn’t write? Hold on, did we? No...? Why not...? I don’t remember... we were working on the project... Why? Why did we...? Urgency, huh? A sense of urgency. I see, I’d given myself permission yesterday. Still, curious how our selective memory works. I wonder what’s the logic behind it.</text:p>
      <text:p text:style-name="P1">In any case, today we didn’t touch the phone much, which is pretty good, but we were still highly inefficient. The greatest problem I want to address is gaming: once we start, it’s hard to stop. And there’s also the fear of missing out on Cartethyia’s banner. I swear to God, your sense of priority... If we can’t sacrifice even that, how do you expect to be able to sacrifice anything we actually love? The strength to sacrifice others is... It’s alien to us, but we have to learn it. We have to.</text:p>
      <text:p text:style-name="P1">Right now, I’m feeling a little disappointed in myself. In part because I didn’t work out yesterday, in part because of what I just mentioned, and in part because I only advanced so much in the project. But, I do have to give you credits for recognising that something we were doing was taking a lot more time than it should have, and dropping it for the basics.</text:p>
      <text:p text:style-name="P1">Anything else?</text:p>
      <text:p text:style-name="P1">Yes: it’s time to go to sleep. Good night, see you tomorrow.</text:p>
      <text:p text:style-name="P1"/>
      <text:p text:style-name="P1">•••</text:p>
      <text:p text:style-name="P1">Monday 30th of June 2025, 21:55, entry 401</text:p>
      <text:p text:style-name="P1">The morning started fairly well, but things devolved quickly after noon. The morning was fine, and I... Had trouble waking up, still, it turned out fine. We had impromptu guests come over for the day, but... manageable. In the afternoon, however, I had a problem concentrating: it’s clear i still don’t know how to make sacrifices. A Nepolabo collab, huh? Fortunately and unfortunately, it ended at a fair time for me, allowing me to get to work.</text:p>
      <text:p text:style-name="P1">But, work was... I decided today that I didn’t like the subject. I find the prisoner’s dilemma to be more interesting. And now, I have a week to implement it. Adding stupid technical trouble to the start making it impossible to begin today, and my patience had reached its limit. I wanted nothing more but work on the project in peace. I was considering doing just that. And so, I didn’t. And I’m thankful I didn’t. Between the regret of lacking discipline and the regret of not getting to do what I want to do as well as risking to not finish the project in time, I chose the latter. I ran on the treadmill.</text:p>
      <text:p text:style-name="P1">It’s becoming crystal clear that the high temperatures make it impossible for me to perform normally, it stunts my growth, at least in terms of numbers. Forget stunting, it actually reverses it. Running 20 minutes at 10kmph is now... I have yet to achieve it. But, I understand that, I understand the circumstances, and, I know one more thing: when I train, the part of me I aim to train the most is my soul. I want to become stronger, and these circumstances help: they make it easier to approach death. I still am not strong enough nor capable of dying on the treadmill, but I expected as much. I know that growth is a process, and I’m satisfied with what I’ve done today. Well, that’s with the caveat that this becomes a launchpad to greater heights in the future, of course.</text:p>
      <text:p text:style-name="P1">And, right now I’m glad, that I chose discipline over urgency. Tomorrow, I’d love to cultivate my passion in the morning, over the project, but, it’s likely I won’t have that chance. We’ll leave tomorrow for tomorrow though. That’s enough for now, see you.</text:p>
      <text:p text:style-name="P1"/>
      <text:p text:style-name="P1">•••</text:p>
      <text:p text:style-name="P1">Tuesday 1st of July 2025, 23:11, entry 402</text:p>
      <text:p text:style-name="P1">We couldn’t fall asleep yesternight, no doubt due to excess caffeine intake. Because of that, and our weakness, we masturbated. Why do we keep on losing? Why? I’m genuinely curious.</text:p>
      <text:p text:style-name="P1">The strength must be present to some degree, and surely there’s enough of it not to lose all those battles, so why? It’s because we don’t fight. We don’t fight, so it’s only natural that we don’t win. To fight. That’s also part of strength, isn’t it? The ability to fight, no matter the circumstances. No matter the circumstances... 分かりました。 I want to be strong enough to summon up the will to fight even when the circumstances are all against it.</text:p>
      <text:p text:style-name="P1">Vengeance... Whoever I am, I must keep on growing. Every day, whenever I can. Especially when I think I can’t. I want to believe that my efforts will one day lead me to my objectives. I want to believe that one day I’ll become happy, if I just try hard enough. But, there’s more to it than happiness, it feels like. This feeling is still strange, but maybe it’s akin to wanting something for its own sake. Then again, maybe I’m just being short-sighted, and am not looking deep enough at why I want to be strong. Why do I want to, I wonder? Because that’s what I’d ideally be: strong. Will that bring me happiness? I don’t know, but I do know that I would like myself if I were strong. It’s... childish, simple, it’s so human, it’s so removed from this perception of the divine I have: wanting something because it’s beautiful, because it’s what we perceive as best. Where is the objectivity? Where is the neutrality, the impartial judgment, the all-accepting, all-loving eye? And yet... Now that I expose this... I see... I wasn’t going deep enough. It’s not just about happiness and ideals. It’s also about beliefs. Like, I owe it to myself and to the universe to become the best version of me. To myself, and to God. What are you, God? Are you the same as me, a soul? Perhaps I know the answer, perhaps the complete me does, but I don’t. In any case, thanks, for today. Thanks, for this chance at life, at my dreams. See ya.</text:p>
      <text:p text:style-name="P1"/>
      <text:p text:style-name="P1">•••</text:p>
      <text:p text:style-name="P1">Wednesday 2nd of July 2025, 21:57, entry 403</text:p>
      <text:p text:style-name="P1">We need to talk seriously. And, if we do that, the first thing to do is to take some distance, have perspective, gain objectivity.</text:p>
      <text:p text:style-name="P1">Proceed with standard breakdown.</text:p>
      <text:p text:style-name="P1">Morning started fairly normally, but our normal isn’t good yet: we still take too much time waking up and getting ready. Then, this morning, we decided to work on the uni project rather than write. That’s a decision I’ll come back to later. I asked questions to DeepSeek regarding some code, and thankfully I was thorough in my checking. However, I lingered on the project too much, and started preparing lunch very late. This contributed to a very late start in the afternoon: since I’ll only be drinking coffee twice a week when necessary, I was very sleepy and even took a nap. I only effectively started working at around 1700. And even then...</text:p>
      <text:p text:style-name="P1">My performance was terrible. No focus, no concentration, and barely any thought. I forgot to note that a sense of defeat was already floating in my heart, as I was essentially treated like a baby by my family because I didn’t want to make a call.</text:p>
      <text:p text:style-name="P1">So, because of my overall performance, I just felt like shit. Then came time to workout, and I didn’t want to. And then I asked myself the usual question: which regret did I want to have? This led me to ask another question: why do are we always having to choose between regrets? Can’t we have a choice that doesn’t involve regretting it?</text:p>
      <text:p text:style-name="P1">だからさ、決めた。 I wouldn’t work out. I would focus on the project for the rest of the week. My reasoning was as follows: what’s the point of making the schedule flexible if we ourselves aren’t? Why do we insist on making ourselves miserable by not recognising the fact that situations change and evolve, and we should evolve with them. What the best move is depends on the situation at hand too, not just the objective. Our options were between two regrets because of our perception of the matter. But, if we changed perspective, then all of a sudden we don’t have to choose between two regrets anymore. All of a sudden, what I wanted to do aligned with what I should do. And I worked on the project. Did I give up discipline? I want to argue that no, I didn’t. I wasn’t being undisciplined, although I was being weak. I was doing what I believed ought to do.</text:p>
      <text:p text:style-name="P1"/>
      <text:p text:style-name="P1">And yet, a lot of this feels like excuses. It’s all because we’re so weak. If we were stronger, if we made the decision to work instead of exercising without that weakness in our heart, we would have felt better. Right now, we know, it was because we didn’t want to workout that we didn’t, not because we were reasoning about what to do. Wrong. We were weak, yes, but it wasn’t weakness alone that carried us to this decision. I’m not trying to be compassionate towards you, I seek objectivity. We should be objective at all times, and since we know that that’s not possible, we should be as objective as we can be, as often as we can.</text:p>
      <text:p text:style-name="P1">Anyway, that’s what happened today. Let’s go to sleep now. Although I wanted to discuss the pros and cons of flexibility, I’ll take a wild shot and assume it was a good idea. We’ll keep on being flexible in the future, unless it leads to excessive losses. See you tomorrow. And, tomorrow, fight.</text:p>
      <text:p text:style-name="P1"/>
      <text:p text:style-name="P1">•••</text:p>
      <text:p text:style-name="P1">Thursday 3rd of July 2025, 21:59, entry 404</text:p>
      <text:p text:style-name="P1">Entry not found.</text:p>
      <text:p text:style-name="P1">Here is a good place for introspection. Now then. The situation is more critical than I thought: I just finished writing one class, and the exam is four days from now. This leaves me less than one day per class. However, I am hopeful that I’ve implemented the bulk of the difficult logic. Time will tell. Let’s begin.</text:p>
      <text:p text:style-name="P1">Today started on time for once, and I couldn’t help but notice how even starting on time, unless we hurry, we can’t keep up with the schedule. It’s an issue I’ve observed but boiled down to our lack of haste. For the time being, I will keep on doing that. This morning, we had to go out due to some errand, at the new house. We will move soon. This morning’s errand consisted in meeting the owners and setting up some stuff. Other beginners also seem to suffer from the same thing, but this morning I felt like a complete idiot. Thankfully, I didn’t actually undergo that baptism I described. I’ve read stories of how newcomers at construction jobs are often tasked with errands like buying rainbow paint, or something similarly absurd. And yet, they don’t notice the absurdity even as the shop owner asks them if the paint should be wet or dry. This kind of thing seems to arise when we’re unsure of how much authority we have, or when we have none at all. When that happens, people like me will blindly follow orders to the letter. But, I did try to think, so why did I come off to myself as particularly stupid today? There was failure to understand, for certain, but was that the only thing? And where did it come from? In part, I did take words and expressions too much to the letter. And, I guess I am slow; if it’s a fact, it’s a fact —we just forgot about it since we could afford to play around that weakness in our comfort zone, something we can’t do when we meet new concepts. So, a combination of lack of confidence and slowness is the main culprit. The former can and must be fixed, the second, we must find a way to play around it in general.</text:p>
      <text:p text:style-name="P1">This errand used up all of my morning and lasted into the afternoon, so that I came late. However, when I studied today, I studied seriously. Still, there’s an issue I want to address: the class we’re working on is particularly complex, needing heavy synchronisation due to the omnipresence of concurrency around it: the class implements Runnable, as do the classes that make use of it. And their interaction is complex. And in that complex interaction, I... Ran into an implementation problem. And, despite the fact that I was being levelheaded and thorough, I excluded a simple, straightforward solution and thought my only options were complexity but correctness, or simplicity and laziness. See, I was using an explicit lock all throughout the class, but for this particular interaction, DeepSeek put it best: the lock was created out of necessity, for the main logic which required custom synchronisation logic. But, another aspect also needed synchronisation, and because it was a separate logic, I thought it needed a separate synchronisation mechanism. No, the lock could be used for two different logics at once. But I hadn’t considered it, and if I had... I had, and I’d mistakenly thought using it would result in a deadlock. I see... I made that mistake because I’d failed to notice that while I would try to acquire the lock twice in quick succession, the locks belong to different instances of the class, each of which waits on the lock properly. Even now, as I reasoned about it again, I was about to fall into that pitfall.</text:p>
      <text:p text:style-name="P1">So, what’s the cure? More thoroughness. Ever more. An even better solution would be to figure out the thought pattern that would have allowed us to solve this issue, and copy it in hopes of assimilating the underlying pattern, but, I’m not sure what way of thinking would lead to that. DeepSeek, would you mind telling me how you went about figuring this problem out?</text:p>
      <text:p text:style-name="P1">The ability to properly break down a problem is the first crucial skill. It’s also a skill we’ve... Slept on. Despite that wall of text you wrote last year. Since we’re human and can effectively focus on only one thing at a time, let’s focus on that: breaking down and organising a problem. An accent on organisation, because that’s something we don’t do.</text:p>
      <text:p text:style-name="P1">Alright, that’s enough. Let’s go to sleep now. Also, since I think it’d be a shame to lose, here are the contents of today’s throwaway, which document the above problem in more details:</text:p>
      <text:p text:style-name="P1">“””</text:p>
      <text:p text:style-name="P1">This is not how I want to think. The words I’m using, the pattern I’m following. I want to be colder, more accurate. Greater self-control and self-awareness. Machine-like, at work.</text:p>
      <text:p text:style-name="P1">playerMovingOut():</text:p>
      <text:p text:style-name="P1">The purpose of this function is to set the tile’s state to FREE. It’s a method that should be called by the player that’s moving out as they move out. Note that the player needs to lock the current tile as well as the one they want to move in to in order to proceed.</text:p>
      <text:p text:style-name="P1">So here’s the question: when a player moves out, do they have to lock the current tile, or is it already locked? Given the circumstances, i.e. moveIn(9 being called only mid-contention, the current tile is already locked. It then falls to the moving player to lock the tile they want to move into.</text:p>
      <text:p text:style-name="P1">Except... I didn’t foresee this at all, did I? Tile-to-tile interaction. They aren’t synchronised at all. What happens when a player wants to move into a new tile?</text:p>
      <text:p text:style-name="P1">Well, first of all, their current tile is sleeping, and it will not be touched by other players due to its OCCUPIED state. So, as long as the OCCUPIED state isn’t removed until the very last moment, there will be no need to lock the current tile.</text:p>
      <text:p text:style-name="P1">However, this means that the mmoveIn() method must be atomic: once started, it cannot be stopped under any circumstances, lest we create an invalid state. The issue is then how to make the moveIn() method atomic. Maybe it would be best if it locked the current tile after all. Lock it until the move is complete.</text:p>
      <text:p text:style-name="P1">The move must succeed at all costs, and locking the current tile is... Insufficient? It really is all about that OCCUPIED state. It must be undone at the very last possible moment.</text:p>
      <text:p text:style-name="P1">So, must a player move into a new tile before it moves out of its old one?</text:p>
      <text:p text:style-name="P1">Yes. Exactly. A player must move in, and after confirmed that it has successfully moved into the new tile, only then does it move out of the current tile and undo its OCCUPIED state. In short, the solution is as follows:</text:p>
      <text:p text:style-name="P1">Player.moveIn() {</text:p>
      <text:p text:style-name="P1"><text:tab/>boolean success = moveInLogic();</text:p>
      <text:p text:style-name="P1"><text:tab/>if (success) { tile.playerMovingOut(); }</text:p>
      <text:p text:style-name="P1"><text:tab/>else { undo; }</text:p>
      <text:p text:style-name="P1"><text:tab/>}</text:p>
      <text:p text:style-name="P1"/>
      <text:p text:style-name="P1">Shit. There’s another case when a player may move in: when they spawn. I hadn’t considered that. Making a spawnIn method will make things easier. Especially since players are created serially.</text:p>
      <text:p text:style-name="P1">I want the Player to have that method, but can they? What would a Player.spawnIn(Tile) method do?</text:p>
      <text:p text:style-name="P1">It would have the player set that tile’s coordinates as its own, acquire that tile’s points, become its occupant and set its state to OCCUPIED. Can it set its state to OCCUPIED?</text:p>
      <text:p text:style-name="P1">Making it a Tile method is the way to go.</text:p>
      <text:p text:style-name="P1"/>
      <text:p text:style-name="P1">Can playerMovingOut acquire the lock? The lock should be sleeping, so yes. The lock should be waiting.</text:p>
      <text:p text:style-name="P1">Modifications are proposed. We have to study them and consider whether to implement them. playerMovingOut is the first issue they raised, and it’s also the one we reasoned about earlier. They argue that it should be synchronised on the lock. I argue that this would create a deadlock, as playerMovingOut() is called at the end of Player.moveIn(), and the latter is called only within a code block that’s synchronised on lock. In other words, the code-block that runs playerMovingOut() is the within the synchronised (lock) {} block, and unless the lock is waiting at some point in or before the call of Player.moveIn() —which it isn’t— playerMovingIn() will never acquire it. </text:p>
      <text:p text:style-name="P1">However, this does not invalidate the issue they’ve raised: as it currently stands, they claim playerMovingOut will throw an IllegalMonitorException. Why will it do that? What is that exception? It is raised when a wait() or notify/All() is called outside of a synchronised block. The question thus becomes: we have claimed that playerMovingOut() will always be called within a synchronised block, only that it will happen in an indirect manner. Will the JVM agree with us? Somehow, I doubt it. catching the exception and ignoring it will not wake up the sleeping thread. At this point, the simplest option would be to sacrifice CPU cycles and principles, and allow busy waiting. We’ll raise this issue to DeepSeek, after we’ve looked into the other problems they mentioned.</text:p>
      <text:p text:style-name="P1">The next one they mention is that in the run() method, in the OCCUPIED case, we lock onto the wrong object, that is we lock onto `this` rather than the explicit `lock`. This was also done on purpose: it’s exactly because the current tile thread is waiting (`this.wait()`) that in playerMovingOut() I call `this.notify()`. This is a doubt I had earlier and that I thought resolved, as I thought the two methods were being called on the same object.</text:p>
      <text:p text:style-name="P1">The situation is complex, and while my principles are conflicting (correctness vs simplicity), I value simplicity more, and am once again very much considering just allowing the tile thread to do busy-waiting.</text:p>
      <text:p text:style-name="P1"/>
      <text:p text:style-name="P1">The next issue is that the awaitPhaseComplete isn’t reset. Completely valid, I’ve implemented the reset.</text:p>
      <text:p text:style-name="P1">After that, they mention that the run method isn’t synchronised on lock when handling the AWAITING state. That is done on purpose: a lock would have made it impossible for other players to contend while the tile is AWAITING, as to contend they need to acquire a lock, and the AWAIT state won’t be modified anyway because only resolveContention is capable of modifying the state from that point on in the code. However, I must tell myself this: I have no guarantee for that last one, do I? No, I do: state changes only occur at three points: when moving from FREE to AWAITING, from AWAITING to CONTENDING, and from CONTENDING to FREE or OCCUPIED. Right, we haven’t made that last change from CONTENDING to FREE again. Got it. No, we have, I underestimated my past self. The point is, when a tile is in an AWAITING state, it can only ever change to a CONTENDING state: even if the thread somehow exited the AWAIT block, no other method or code block actually handles what happens if State is AWAITING, except for run(), and things will proceed normally (and if we’re AWAITING, new players can call contendForTile as designed). Therefore, I argue that this is not an issue.</text:p>
      <text:p text:style-name="P1">Another issue they raise is that the latch reset doesn’t happen in a thread-safe environment. This is becoming a pattern: could it be that when a method is called within a synchronised block, it doesn’t inherit the synchronisation? In any case, I now present all of this to you, DeepSeek, and await your response. I wish for correctness, not to be right in every argument. Therefore, do not hesitate to point out flaws in my reasoning should you find any.</text:p>
      <text:p text:style-name="P1"/>
      <text:p text:style-name="P1">Break off temporarily. We eat, then we resume. I value finishing this today, so we shall do that.</text:p>
      <text:p text:style-name="P1"/>
      <text:p text:style-name="P1">We haven’t done the introspection, have we? Not here, if that’s what you’re wondering. There is indeed a better place to do it. Also, as much as you want to brag, now’s not the time, and that is not the way to do it. Understood.</text:p>
      <text:p text:style-name="P1">“””</text:p>
      <text:p text:style-name="P1"/>
      <text:p text:style-name="P1">•••</text:p>
      <text:p text:style-name="P1">Friday 4th of July 2025, 23:18, entry 405</text:p>
      <text:p text:style-name="P1">Full focus on the project today. Things are proceeding fairly well. I finished with the model package. Writing up the view and controller classes should be a breeze compared to what I’ve already done. Unit testing of the model class is also very promising, everything seems to be going fine on small scale. A simulation of game theory’s prisoner’s dilemma, or rather, my version of it. A 2d version. Players must contend for a tile in order to move into them, multiple players may contend for a single tile, in which case all contenders must declare whether to share or to take. If only one player takes, then that player gets to move into the tile and obtains its points. If two or more players decide to take, conflict arises, destroying the tile’s points. No one gets anything. If everyone decided to share however, the tile’s points are shared equally among players. That is the core of my simulation. Player adaptation is easy to slap on top once the synchronisation is complete.</text:p>
      <text:p text:style-name="P1">And here i thought I told you I like those who keep their calm at all times. Clearly, my emotions showed just now. I could not contain the fact that I wanted to share this accomplishment. <text:s text:c="1"/>I’ve never trained to, after all. Let’s summarise today, and properly identify what can be improved upon and what should be continued; we cannot let one victory overshadow this process, because complacency kills dreams.</text:p>
      <text:p text:style-name="P1">I woke up on time, although the struggle was real. How come it’s so difficult to get up as soon as the alarm rings? No, it’s the part where we stay up that’s hard. I see, that means we interrupted our sleep cycle, or had low sleep quality, either leading to mental strain. Even now, we aren’t sleeping yet: we aren’t taking this problem seriously enough to fix the root cause. Am I sacrificing too much for the project? I wouldn’t know how to answer that question. In other words still: it’s unclear how this urgency weighs up against our priorities. I’ll allow this problem though. It can persist until after the exam is finished.</text:p>
      <text:p text:style-name="P1">Another problem we have is time wasting: we let consumerism take all our time, and it’s as if our meditation is just a good way to throw 10 minutes out the window. Not quite, actually: the awareness is there, the real issue is the lack of action. Remember: now is the only moment that exists, now is all that we have. If you know you have to do something, do it. Now is the only time you can do it.</text:p>
      <text:p text:style-name="P1">All in all, this morning went fairly well, as did noon. I do have to go back in time though: how come we started studying one hour late, this afternoon? Because... Same problem as above: we did not act on our consciousness. Now is all that we have... Now, huh?</text:p>
      <text:p text:style-name="P1">After we did get started, things went rather well too. Only, I still don’t focus the way I want to. That’ll come with practice, I reckon. And, I also didn’t use today as an occasion to break down problems better, to organise them better in my mind. It’s because I do not have that habit. We’ll have to build it. And thankfully, we have nothing but occasions to do so. Is there anything else? No, we’ve touched on all issues. All that came to mind anyway.</text:p>
      <text:p text:style-name="P1">Alright, see you tomorrow then.</text:p>
      <text:p text:style-name="P1"/>
      <text:p text:style-name="P1">•••</text:p>
      <text:p text:style-name="P1">Saturday 5th of June 2025, 21:55, entry 406</text:p>
      <text:p text:style-name="P1">What poor performance I displayed today. Now is the time to understand why. I’m arguing with myself whether lack of sleep is the only thing to blame. It isn’t. Claiming that it is would be contradictory: if lack of sleep is imputable, then so is everything else impairing our decision-making and sapping willpower. </text:p>
      <text:p text:style-name="P1">Since I believe the cause comes from a series of decisions made the past few days, I’ll think about it before starting the day’s breakdown. Sustained lack of sleep, bad after-meal practices and the heat. And, the fact that we aren’t strong enough to overcome all of those at once.</text:p>
      <text:p text:style-name="P1">But I must also consider the possibility that lack of sleep itself wasn’t a direct factor: rather, lack of sleep meant that my willpower didn’t recharge properly. Thankfully, willpower is a strange thing, because it can be aided by motivation regardless of sleep. I think I’ll refrain from breaking down today, and I’ll focus on getting some sleep. You see, I have an immediate goal I’d like to see through: vengeance. I failed to perform well today, and I want revenge on myself. I want to wake up early tomorrow. There’s a lot of work I want to do, because, I’m simply not satisfied with the state of the project. I’ll have to figure out why, and what I can do to change that. That’s why I want to wake up early tomorrow, at 4am.</text:p>
      <text:p text:style-name="P1">But, at the same time, it’s a gamble. I could choose to pull an all-nighter now instead, and yet somehow I feel like that’s the wrong decision; I feel like I should try to wake up early, despite the high risk of failure, rather than sleep very late. It’s related to my principles, my ideals, although I’m not sure how.</text:p>
      <text:p text:style-name="P1">I want more from myself. A lot more. I want to do my very best tomorrow. My absolute best. And the day after that too, when I present the project. This is not everything I’ve got. I’ve got so much more to give, there’s so much more I can do, and I want to do it all. I want to give it my all. Tomorrow, I’ll tell you if I managed to wake up on time, and whether I’ll have had my revenge, or more regrets on my hands.</text:p>
      <text:p text:style-name="P1"/>
      <text:p text:style-name="P1">•••</text:p>
      <text:p text:style-name="P1">Monday 7th of July 2025, 01:38, entry 407</text:p>
      <text:p text:style-name="P1">I went to sleep yesternight seeking revenge, and tonight I’m going to sleep having found defeat. Alright, alright, I’ll take it. This isn’t just failure to get my revenge by the way, this is the real, lost-to-lust defeat. I have to get as much sleep as possible as tomorrow I have the exam. We made a... tactical choice that we regret. Chose defeat on purpose, because it got in the way of our project. My priorities were thrown out the window for urgency. I’m never making this mistake again.</text:p>
      <text:p text:style-name="P1">To throw away our fight, and to throw away our present without assurance of a future... You know, I really will have nothing but regrets if I died tomorrow.</text:p>
      <text:p text:style-name="P1">I know it’s not about not having regrets, but... I still really don’t want them. Please, just make me love you, that’s all I ask. Make me love you...</text:p>
      <text:p text:style-name="P1"/>
      <text:p text:style-name="P1">•••</text:p>
      <text:p text:style-name="P1">Tuesday 8th of July 2025, 04:17, entry 408</text:p>
      <text:p text:style-name="P1">The exam was rather frustrating, essentially lacking proper meritocracy as the difficulty of the questions asked and the severity of the grading were proportional to the professor’s mood deterioration.</text:p>
      <text:p text:style-name="P1">I dislike being subject to unfairness, I dislike that the project I worked hard on was dismissed because the professor was feeling too tired, I dislike that while others who knew next to nothing about Java, and probably wrote as much Java code (yes, they didn’t even do the project), were proposed the highest grade while I had to claw my way to it. <text:s text:c="1"/>But... Thinking about, mentioning more details from it will only serve to stoke the fires of frustration again. Instead, I’ll take only the lessons: how do I sum this up... I guess the easiest way to put it is “you reap what you sow”, and sometimes your students suffer the consequences of your choices. The students that came to the exam, and their lack of preparation, was a reflection of the laxness of the course. By the way, by “lack of preparation” I mean that out of 15 or so students, none of them knew how to create a thread that prints “Hello world” using a lambda function. And, I couldn’t help but compare the level of the classroom to that of a course that also teaches Java that I’d also attended upon recommendation of my friend. That other course was not lax at all, and in fact the professor threw a lot of concepts at us. And yet we’d learnt so much, everyone was expected to be able to make a video game by the end of the course. The main difference was thoroughness, rigorousness and discipline. In one word, diligence, from the professor’s side. Sure, being lax is easier, more chill, but... That course had been sold to me by my friend as “the course that made him understand programming, what it is, how it should be done, and how it works with the machine.” And, at the end of it, I couldn’t help but agree.</text:p>
      <text:p text:style-name="P1">I guess there are two lessons: as a general rule of thumb, you reap what you sow, and diligence above all.</text:p>
      <text:p text:style-name="P1">This is the first time in a very long time I’m harbouring dislike towards someone else. I guess I really do dislike being treated unfairly.</text:p>
      <text:p text:style-name="P1">And then there’s Rust, with friends. Glad to see that it isn’t as addictive to me as it can be to others. It felt mostly like a waste of time, but I chose in for the memories, a few of which I got today. Don’t see myself playing often though. And, the social experiment side of Rust. Seeing the... Ugly side of humanity. I wonder what draws it out. I’m too tired though, I’ll go to sleep.</text:p>
      <text:p text:style-name="P1"/>
      <text:p text:style-name="P1">•••</text:p>
      <text:p text:style-name="P1">Wednesday 9th of July 2025, 00:05, entry 409</text:p>
      <text:p text:style-name="P1">Today was a rest day, and I needed one. Tomorrow, it’s back to work, and I need that too. Lately, we’ve been worrying about passion, and whether our approach to life fosters it at all. Slow and steady efforts in multiple fields at once... At the same time, because of my dreams, I can’t imagine a different path. Or rather, I can’t imagine a better path.</text:p>
      <text:p text:style-name="P1">The more I think about it, the more I think this isn’t it. It’s not quite it. We’ll... We could try to make a very difficult play: focus on the personal project while keeping writing to the bare minimum. Focusing on one thing, and focus in general is simply such a powerful thing, it doesn’t make sense to not use it. In life, unlike in video games, we don’t have clear stats and factors that allow one to calculate the optimal build, the best approach. In life, we gotta try things out, and make the most informed decisions we possibly can.</text:p>
      <text:p text:style-name="P1">I want to make use of focus, not only because of its power, but also because it’s fun. And, at the same time, I also want that vision I have for my future to come true, so I’ll focus on the project, I’ll gamble on it. However, that doesn’t mean I’ll give up on writing entirely in that time: I have to keep it alive, I have to at least stay at the level I’m currently on. And this, in hopes of making the project work, and if it does, to have all the time in the world and all the financial freedom in the world to lose my mind to writing.</text:p>
      <text:p text:style-name="P1">We’ll go with this. We write only in the morning, and we focus heavily on the project.</text:p>
      <text:p text:style-name="P1"/>
      <text:p text:style-name="P1">•••</text:p>
      <text:p text:style-name="P1">Wednesday 9th of July 2025, 22:13, entry 410</text:p>
      <text:p text:style-name="P1">Just now, I had a reality check that had me pause and make a call: another group just so happened to have sent a Google form on the college course Whatsapp group, and the form was essentially probing for the demand of their software idea. And their software idea just so happens to have a lot in common with our main personal project, which we’d paused. A good slap in the face. Our idea is so simple, it’s almost miraculous no one’s implemented it yet, but if we get overtaken by some other group despite having had it years ahead, it wouldn’t even be funny. I’d laugh, but it wouldn’t be funny.</text:p>
      <text:p text:style-name="P1">So, now I have to consider whether to unpause the project. Yeah, I think I should. No, that decision was too hasty.</text:p>
      <text:p text:style-name="P1">Let’s consider: our newest project is to make a game, and even if it succeeds it will likely not give us the financial freedom we want. On the other hand, the original project is a pain in the ass to work on, essentially because we’re going head-first into an environment we know nothing about, and we end up butting our head against every problem one can come across.</text:p>
      <text:p text:style-name="P1">And yet... I think it would be possible in this new era. Pulling it off is possible in this new era. Thing is, should we focus on it? For the game project, it’s essentially set in stone that I’ll be the game designer while my friend will be the programmer, and the docs already being underway, I have to say that I’m starting to get invested in this new project; it’s a lot more fun to work on than just some massive boring backend server. And, I was even thinking that since we’d have to focus heavily on the story as that’s what makes or breaks the vast majority of indie games (ours not being an exception), it would kill two birds with one stone for me. Maybe I’m not that lucky. Maybe I’m underestimating the amount of work that needs to be put into game dev. I know the artistic part is going to be a bitch, especially as I know nothing of visuals and sound design, maybe we should gamble on the other project.</text:p>
      <text:p text:style-name="P1">The game project was meant as an interlude and a prelude at the same time. It was meant to be simple, so that we’d be done in a matter of months, but also good enough to put us on the radar and grant us moderate visibility and funds. But, now I’m starting to think: we’d have to go real hard to make the game I want reality, and even harder to make it come true in a matter of months. And now that I just wrote that, I like that idea. But I’d have to go hard as all hell. And... I’m feeling a bit motivated, now that it’s known there’s competition. Zenly and Foursquares both being out of the picture, the market is wide open. I wonder if it can wait four months. No, make that three. When I presented the idea of making a game to my friend, he was fine with it, and he said that given the rate we’d worked at on the project anyway, we were likely to still be where we are now, three months from now.</text:p>
      <text:p text:style-name="P1">I want to know if that will hold with this game project. If it does, then it’s essentially game over. If we can’t even make the game, which is supposedly more fun and therefore easier to make, then we really should call it quits.</text:p>
      <text:p text:style-name="P1">Three months from now. When is that? October. If on the 9th of October the game is still far from finished... You have until the 9th of October to show me something. You got that? I will focus fully on the project. Its story side allows me to keep the story-telling skills alive, and even make them grow. I hate the idea of putting Kyuukurarin on hold, but beggars can’t be choosers. October 9th. I’ll mark that date. October 9th.</text:p>
      <text:p text:style-name="P1"/>
      <text:p text:style-name="P1">•••</text:p>
      <text:p text:style-name="P1">Thursday 10th of July 2025, 2135, entry 411</text:p>
      <text:p text:style-name="P1">There are multiple subjects I want to talk about today. At least two.</text:p>
      <text:p text:style-name="P1">The morning started with our usual struggle to stay up. It’s a struggle because it’s a habit. If it weren’t a habit, it would be a moment. After that, we wrote. After some debating, we wrote. we debated because yesternight, just before going to sleep, we’d decided that we’d destroy the competition, and we would unpause and focus on the main project. This morning, the question was then: how much do we focus on it? To reach a conclusion, we’d considered the two cases in which the project is a success, and the one where it’s a failure. The latter is the easiest: being a failure, a full focus would have been a lot of time essentially thrown out the window, time that could have been dedicated to writing, But even in the case of success, the project doesn’t just up and go and leave us with what we want: like all children, it needs to be fostered, supervised, and in the case of code, maintained; not even success guarantees that we’ll have the time we want to write. And so, in both cases, we benefit from learning to weave writing in our daily lifee, And that’s just as well, because the idea of doing away with it pained my heart. Thus, this morning we wrote. I wish... I wonder what would happen, if I just committed fully to writing. If not fully, then at least enough to allow myself to survive. What would happen then?</text:p>
      <text:p text:style-name="P1">... Happiness.</text:p>
      <text:p text:style-name="P1">... Why did I think of this only now? We would have a passion.</text:p>
      <text:p text:style-name="P1">But it can’t be done, can it? Because... It doesn’t necessarily conflict with our ideal self. It’s just that our ideal self would be able to balance everything. Would he want to though? If there’s something we’re lacking in right now, it would be discipline. Would we be able to learn it while focusing solely on writing? I think so.</text:p>
      <text:p text:style-name="P1">... This is something I’ve been feeling lately, and at different periods of my life: the circumstances are being arranged for me, for my growth. That’s how I feel. But, it’s not like “God is watching over you and will give you what you need” kind of feeling, it’s more like, researchers developing something, and giving me the best circumstances considering their objectives, while hoping that I will actually make use of the chances they give me and become what they want me to become. I wonder why. At times though, I also think that I must be disappointing them. Is this really our best...</text:p>
      <text:p text:style-name="P1">Moving on, no, moving back: perhaps it’s my greed speaking, perhaps it’s the images of the house I dream to have and the things I dream to own, and in part there’s also the fact that I want to achieve that ideal, and not just make the writer, but in any case, I’ll stick with the current approach, and give this project a damn good try. However, I must grow.</text:p>
      <text:p text:style-name="P1">Moving on: after writing, today I was noticeably more prone to consumption than I’d wanted to be. It was even worse yesterday, but today at least I did manage to catch myself. I was also rather tired, but that’s neither here nor there, that’s something I have to manage. Lunch was followed by my usual login on Wuwa. Not a bad habit, however, I do want myself to be ruthless in discipline, and stop right away when the clock says it’s time to work. Because I don’t respect it, because of my lack of discipline, I usually end up starting at least one hour late, and today was no exception.</text:p>
      <text:p text:style-name="P1">And, I want to achieve focus. True focus. A state of flow. I’ll have to play smart and work hard to achieve that. And, focus being a habit, it’s also something I have to cultivate.</text:p>
      <text:p text:style-name="P1">Finally, I didn’t get to run today. Trouble. External circumstances. I won’t give the details, but I have been trying to work on a certain flaw: I am too much of a pushover, and I have to find the right balance between being considerate and being firm. Perhaps I’m considering others’ circumstances too much, while not evaluating my own. I have an inherent willingness to sacrifice my own convenience if it benefits others —a tendency a lot of introverts will be familiar with. I have to change that. I have to stand up more for the person I want to love. I have to be more protective of the person I want to love, because if I don’t defend them, no one will. It’s also a snake that bites its tail, but I do want to protect someone I want to love, and I naturally develop affection towards those who protect me.</text:p>
      <text:p text:style-name="P1">Then, the lesson is to remember that there’s someone I want to love that only I can protect. Then, I’ll have to find the strength to stand up for them.</text:p>
      <text:p text:style-name="P1">That will be all for today. I want to wake up early tomorrow, since we won’t have time to write. Goodnight.</text:p>
      <text:p text:style-name="P1"/>
      <text:p text:style-name="P1">•••</text:p>
      <text:p text:style-name="P1">Friday 11th of July 2025, 21:44, entry 412</text:p>
      <text:p text:style-name="P1">Let’s start with the night: these past couple nights, I’ve been on the wrong end of hunts. No, I only interpreted them as hunts, they were a lot more like very intense games of hide and seek. And I... Have been running and hiding. Death scares me, and I let that fear guide me. That’s not necessarily a bad thing, fear of death keeps us alive. And yet... I can’t help but want to become someone who doesn’t run. Yeah... Writing it right now, I have doubts. I have second thoughts about it. And, I want to become someone who’s ready to die for their ideals. Even now I fear death, and I want to become able to face that fear, and overcome it. Facing a fear is only half the battle, the second half is to overcome it.</text:p>
      <text:p text:style-name="P1">Then, the morning. I wasn’t able to get up at 6am. It’s the same problem as always. I cannot stay up. I lack the resolve, the strength to do so. You could say that I lack the reason to do that, and you’d be right, but I also want the strength to pull it off just because I decided to.</text:p>
      <text:p text:style-name="P1">Today, I wanted to wake up at 6 because I had to go out in the morning. When I came back, I wrote, a little. But after that, I was undisciplined and lost one hour to social medias, despite knowing that pitfall. A disappointing development, but I must learn from it. I must learn just how weak I am, and how I lacked awareness.</text:p>
      <text:p text:style-name="P1">After lunch, instead of playing, I took a nap. And, it felt great, because I was sleepy before it, and it made me feel better, more rested. It helped me face the afternoon.</text:p>
      <text:p text:style-name="P1">The afternoon... I have to figure it out. I focused, and, today I wrote very little code, spending most of my time learning, understanding what I had to do. It’s frustrating, spending the day without writing a new line of code. But, even though all I did was read, I did do my best. And, as a result, I’ve had a headache since then. I’d like to figure out why I have a headache, but, I think I can figure it out. I bit off more than I could chew, probably, I didn’t rest enough. I don’t even know if I’ll fall asleep with this pain. I must try.</text:p>
      <text:p text:style-name="P1">And, on top of all this, I didn’t work out. Shit... Not yesterday, not today... I really have to get back to working out. But I also have to make preparations to move out. I must revise the schedule, then, make temporary changes to accommodate for the situation. We’ll sacrifice work time. From 18 on, we start cleaning up, and on work out days at 19 we work out, otherwise we’re free to get back to studying. Given how likely I am to just not get started if I don’t stop, yeah, we’ll put this break at 18 to force ourselves. Alright, that’s enough, see you tomorrow.</text:p>
      <text:p text:style-name="P1"/>
      <text:p text:style-name="P1">•••</text:p>
      <text:p text:style-name="P1">Saturday 12th of July 2025, 21:07, entry 413</text:p>
      <text:p text:style-name="P1">So that’s what it is. Bias. Since this analysis goes somewhat outside the daily breakdown, let me present it first. For the past three days now, I’ve been feeling terrible about my performance. And, I think it’s a good thing, but I’m getting ahead of myself. I was feeling bad about it despite it being up to par with pre-exam performances, excluding the workout. And, I couldn’t figure out why I felt so bad about myself. Now I have the answer, now I’m experiencing the answer: working out makes me feel better about myself, it makes me look back on the day in a positive light. But I said earlier that I thought it was a good thing that I felt bad about my performance: the bias that comes after the workout mitigates just how subpar the day’s performance really was, making me feel like it was okay. It was not okay, because it’s not what i wanted, I want more from myself. I don’t want to just try hard, I want to actually get stuff done. Try hard, and try smart. Maintain awareness and not just try to brute force my way out of any problem I come across. So, working out, or rather, victory itself presents this rather unexpected drawback. Now that I’m aware of it, I’ll have to step up my attempts to be objective in breakdowns, and this starts now, with this entry.</text:p>
      <text:p text:style-name="P1">I didn’t have to fight in tonight’s dreams. Why is it always like that, I wonder? Conflicts always happen when I’m not ready for them. But that’s a weak complaint. The truth is, I have to be ready to fight for my dreams, always. Always. And, waking up was easier, as I’d gotten enough sleep. Still, it was a struggle, and I have yet to gain the strength to get up and die for what I believe in. Get up and die, huh? That’s a nice way to put it. Maybe it’ll help me.</text:p>
      <text:p text:style-name="P1">As for writing? Writing is... It’s... I feel like just the morning slot isn’t enough for it. I know it isn’t. I have to consider occasionally giving it the afternoon slot, even if we’re focusing on the project. Sometimes it feels like I just don’t have time to get into it. And, always, I feel like I have to try harder, to focus more, to think better, to come up with better ideas and not lose my focus so easily. Focus and awareness, that’s where it all lies. Let’s talk about it right away.</text:p>
      <text:p text:style-name="P1">Just after writing, today too I felt that my media consumption was dramatic. I’ve come up with two main theories: I’ve grown weaker somehow leading to greater media consumption, or I was always this weak in the first place, and it’s an increase in awareness that’s allowing me to see how tremendous my data consumption is. Either theory leads to the same observation: there’s a clear discrepancy between my current self and the self I want to be, and discrepancy lies in feeding my brain a reasonable amount of information, instead of gorging it like a duck to fatten. I must be aware of this, and I must make an effort to decrease consumption.</text:p>
      <text:p text:style-name="P1">In the afternoon I unexpectedly took a nap. I hadn’t expected to be that tired, but the facts are what they are. I’ve likely underestimated my energy consumption from the morning. I’ll adjust my expectations. After the nap I got to work on the project. And, at the tail end of the session, after getting very little done, that’s when I realised what I was doing: I was only half-thinking, there was no awareness involved in my work process. I’d go from topic to topic at the whim of my curiosity, overwhelming myself with information in the process and thus creating a situation of paralysis by analysis. Too much on my plate for me to work. I’d only noticed that in the last fifteen minutes. It was too little, but I believe it’s not too late. If I make proper use of this observation in my future sessions, then it won’t have been too late.</text:p>
      <text:p text:style-name="P1">Did you notice, reader? Awareness. It’s a key weakness of mine, and that’s something I just couldn’t help but notice today. I want more awareness from myself, because... It’s like it’s what’s missing from my life, it’s what’s stopping me from making actual good plays. And, I know another weakness of mine that prevents me from achieving awareness. Today, I ran on the treadmill for the first time in maybe two weeks. It was the standard 10kmph for 20 minutes, however, because the temperatures were actually reasonable today, it was fairly easy. I didn’t have to try and die on the treadmill anyway. I tried to anyway, but I didn’t have to. But, I also couldn’t help but notice something as I was running: I didn’t focus, I let my thoughts run free, because that was the easiest, least costly thing for my brain to do. And it took continuous and consistent conscious effort to stay focused. And, therein lies my issue: I hardwired myself to be lazy, to minimise consumption. This was a choice that’d made sense to me years upon years ago, when I was hopelessly stupid and utterly lacked self-awareness.</text:p>
      <text:p text:style-name="P1">It was a simple, logical choice after all: reserve my energy for when I needed it. But now that I’ve grown to be normally stupid and mildly lacking in self-awareness, I know that this world is paradoxical: the amount of energy you have is proportional to the amount of energy you use. That’s just how it is. Beasts like MJ and Kobe weren’t born with the energy they had, they worked for it. And because they worked their asses off, their energy pools became deeper and deeper. It makes perfect sense, but it’s paradoxical at the surface-level. And because I’d made a habit of laziness, I am now in a suboptimal position to achieve consistent and continuous awareness. Now, though, I know what I gotta tussle with.</text:p>
      <text:p text:style-name="P1">By the way, since I’d slacked off on cleaning up, I’ll have to dedicate at least tomorrow and overmorrow to that. That was bad planning on my part: I thought I had more time than I actually did, because I’d made a lazy estimation of the moving dates. Since I’m full and likely won’t fall asleep soon, I’ll play a few levels of Celeste. Bought the game some days ago during the Steam summer sale. Let’s go.</text:p>
      <text:p text:style-name="P1"/>
      <text:p text:style-name="P1">•••</text:p>
      <text:p text:style-name="P1">Monday 14th of July 2025, 01:55, entry 414</text:p>
      <text:p text:style-name="P1">...? I’m not sure what happened, or why this happened. Lately, media consumption has been terrible, and today it peaked into this... moment. Why is it 2am and I’m still here? What led to this?</text:p>
      <text:p text:style-name="P1">Let’s just try to answer the question. Am I in a terrible state? I am more tired than I thought, I guessed that much after the meditation sessions. But that can’t be the only thing. I’m lacking a reason to stop. That’s it. Or, more precisely, I lack something I want to do. I lack something else I’d rather do than waste my time watching videos. A passion... Fuck me, it allrevolves around having a passion. What must I do then? Oh, I know. I know... But I can’t make this call now. I must make it when I’m in a better state mentally, when I’m more rested and can see things more objectively. However, I must keep in mind that this is a game I can’t play forever. Some point will come when I’ll have to commit. Double face, double identity, that would help. Let’s end this here. We have to go early tomorrow, let’s get whatever sleep we can.</text:p>
      <text:p text:style-name="P1"/>
      <text:p text:style-name="P1">•••</text:p>
      <text:p text:style-name="P1">Monday 14th of July 2025, 22:54, entry 415</text:p>
      <text:p text:style-name="P1">Let’s go about this in the normal way.</text:p>
      <text:p text:style-name="P1">Waking up was the usual struggle, but today I went to the new apartment to do stuff, and it also gave me free time to do whatever I wanted there. In light of what we talked about yesterday, in light of what I’ve been worrying about lately, I chose to write.</text:p>
      <text:p text:style-name="P1">It... Only half-worked. It was enjoyable, but... I want it to be more than enjoyable. I want it to take my heart, but I’m not giving it my heart. I want it to become my everything, but I’m not giving it everything I’ve got. That’s the problem. That’s why I’m not in love with writing. I don’t put my whole heart into it. I supposedly listen to my emotions, which do whatever they want and what they want never entails working hard, only enjoying themselves. That’s why writing is enjoyable, but it’s not a passion. So, I guess I have to take control... I’ll try to. I’ll have to find the balance between instincts and control. However, I’m on the right path for that, because of what I proved to myself today.</text:p>
      <text:p text:style-name="P1">Returned to my current home late, in the afternoon, and spent my whole time packing. Except, at some point I stopped. To the protest of those in the house, I told them I had to workout, to run. They criticised my sense of priority, but in my eyes growth and discipline does not take the backseat to packing up.</text:p>
      <text:p text:style-name="P1">But you know, today was a struggle. It wasn’t that hot, but the air was still rather humid. Not to mention that I was tired... Except, I’d figured out in the afternoon that the fatigue was something that really only existed in my mind. I don’t mean to deny how tired I was, I mean to say that I was thinking myself more tired than I really was. And it was true. Otherwise, I wouldn’t have been feeling fine and dandy in the middle of cleaning away all those books and stuff. but, I’m straying, I was still fairly tired, and at least underslept. My mind was. And today, it really didn’t look like I was going to make the 20 minutes. At first, subconsciously, I didn’t believe in it. And I realised that. And it was a struggle. A really struggle. It was so difficult to not give up. I wanted to give up so many times, from so early on. But i didn’t. It was a real struggle, but I fought. I fought until the very end. God or the checkered flag. I would run until I saw one of the two, and I saw the checkered flag. This was the last time I would work out in this house. I’m glad it ended so well. Now that I think about it... it sounds presumptuous, but, it does make me think of Kobe’s final game, where he dropped 60. It was a good way to end this chapter, because for the first time I can remember, I exceeded my own expectations. I didn’t think I’d make it, but I did.</text:p>
      <text:p text:style-name="P1">Of course, this is just the beginning. I don’t see it as closure, I see it more as an interlude. Or, God forbid, a prelude. A prelude... It could be a prelude. It’s a victory I gave myself... I did something I thought I couldn’t do... I really am the only one stopping me, aren’t I? One can grow while writing, and one can balance writing with other activities. What happens from now on is up to me. So, I want to live up to the name. I want to live up to the name I’ve chosen for myself, because it’s beautiful. I want to bear the name Harmony proudly. Alright, we’ll have a lot of things to do tomorrow, let’s call it a day.</text:p>
      <text:p text:style-name="P1"/>
      <text:p text:style-name="P1">•••</text:p>
      <text:p text:style-name="P1">Wednesday 16th of July 2025, 00:56, entry 417</text:p>
      <text:p text:style-name="P1">New environment, I’ll have to grow used to it. I’ll favour going to sleep over performing an analysis. I’ll need the rest. And, more importantly, the enviroment is too different in that I don’t have my own room anymore. Not being alone with myself anymore, huh... Whatever, we’ll have to get used to it. Let’s get some sleep.</text:p>
      <text:p text:style-name="P1"/>
      <text:p text:style-name="P1">•••</text:p>
      <text:p text:style-name="P1">Thursday 17th of July 2025, 00:03, entry 418</text:p>
      <text:p text:style-name="P1">Teh fatigue is causing me to linger on media more. I... Have to play better. I have to do better. Let’s go to sleep, and let’s maintain more awareness.</text:p>
      <text:p text:style-name="P1"/>
      <text:p text:style-name="P1">•••</text:p>
      <text:p text:style-name="P1">Friday 18th of July 2025, 01:27, entry 419</text:p>
      <text:p text:style-name="P1">This should be the last of it. Tomorrow, we’ll have free time. Let’s go to sleep. Today was slightly better than the past wo days.</text:p>
      <text:p text:style-name="P1"/>
      <text:p text:style-name="P1">•••</text:p>
      <text:p text:style-name="P1">Friday 18th of July 2025, 22:25, entry 420</text:p>
      <text:p text:style-name="P1">Let’s be more critical, more analytic.</text:p>
      <text:p text:style-name="P1">We woke up late, we’d allowed ourselves to. After that, however, we were slow in cleaning up. Not to mention, we have yet to establish a schedule for this new environment. On top of that we have to add the aftershock of these three days where we followed no schedule. Fuck this all... Is what I want to say, but I have to stay neutral.</text:p>
      <text:p text:style-name="P1">This morning, as well as the entire day, was marked with disorganisation and lack of discipline. Complete, total and absolute lack of discipline. And, not just lack of awareness too, lack of everything we want from ourselves, really.</text:p>
      <text:p text:style-name="P1">The main question is then: how do we adapt? How do we become who we want to become? Thankfully, the answer feels straightforward: who I want to be is someone flexible and intelligent, adapting rapidly to environmental changes. There is one main problem we’re facing though: writing.</text:p>
      <text:p text:style-name="P1">We no longer have a room all to ourselves, we no longer have a haven where we can fully be ourselves. So, we either get used to being Harmony around others, or we find another haven. I lean heavily towards the latter. Introversion and personality sharding, huh? For clarity, the latter is a name I’m instinctively giving to the phenomenon where the way we act towards our family, for instance, is different from how we act towards friends, and so on. Distractions aside, a new haven... I have an idea where I might find one around these parts. I’ll leave the specifics to a future you. By the way, tomorrow’s free time will be used exclusively for planning.</text:p>
      <text:p text:style-name="P1">I’m tempted to plan even now, but I should stick to this file’s purpose and introspect.</text:p>
      <text:p text:style-name="P1">Instead of breaking the day down, let’s just get straight to it: why is it that today feels like such a waste? There are a variety of factors for sure, so let’s try to list them all out, from the most obvious ones.</text:p>
      <text:p text:style-name="P1">First of all, I didn’t get anything done. I started with cleaning up, then got discouraged and did other things instead, like setting up the computer, ricing, searching for an internship, and subsequently writing a CV and creating a new email. As an aside, I feel like I should create a new Github account. Thing is, I felt like I got nothing done. So, is this feeling valid? Yes, to a good degree at the very least: we didn’t actually finish what we set out to do for the day. We lacked focus, and we lacked perseverance. Oh, the perseverance you pride yourself of so much... Don’t let me down, ever again. This isn’t an order, it’s a love request.</text:p>
      <text:p text:style-name="P1">Is there anything else? Reasonably, no. Unreasonably: we didn’t work out. I see. It’s a fatal flaw of ours: we still lack this sense of purpose, the drive to chase for our dreams. There’s... No, there is something we can do about it, and it’s also the only thing we can do about it as far as I know: we have to fake it till we make it. Alright, that’s quite enough. Let’s go to sleep and wake up on time for once. The first thing we’ll do tomorrow morning, as I said, is planning. We have to create a new schedule. Go to sleep now.</text:p>
      <text:p text:style-name="P1"/>
      <text:p text:style-name="P1">•••</text:p>
      <text:p text:style-name="P1">Saturday 19th of July, 22:54, entry 421</text:p>
      <text:p text:style-name="P1">Let’s get right into it.</text:p>
      <text:p text:style-name="P1">Dragged my feet as always this morning, however, there is something I need to talk about: I’d forgotten what it felt like, to have a good night’s sleep. This new apartment doesn’t seem haunted, and as a direct consequence, I’m having... Pleasant dreams? Sometimes it still looks like I’m in the same place as ever, but... I’m having pleasant dreams. More pleasant than the usual nightmares anyway. This morning, when I woke up, I felt what it feels like to not wake up several times in the middle of the night. Waking up actually felt easier, it was just a matter of having the strength to leave the comfort. It felt pretty nice.</text:p>
      <text:p text:style-name="P1">But this new apartment is also smaller, and it fuels my drive to see the project to fruition. Anyway, let’s not get ahead of ourselves, let’s do things in order. After getting up, I ate breakfast, took my shower, then went out to run some errands. When I came back, I cleaned up, armed with the lessons of yesterday and the will to do better, and with the idea that I should do a little bit everyday and reserve my energy for other things, rather than try to do everything in one day. It went fairly well. But, I have to strive to do better. I have to get as close to my ideal as I can.</text:p>
      <text:p text:style-name="P1">In the afternoon, I spent a lot more time ricing than I’d initially intended. From about 14:30 to 17:20. That’s a lot of time, on a single aspect of my desktop at that, the rofi app runner. Yesterday we also riced a bit. So, at the end of it, I couldn’t help but wonder: was I happy with this waste of time? But immediately afterwards, out of habit I used rofi as I wanted to open Discord and... And I forgot to open Discord. Because I’d pressed the keybinds out of habit, I got surprised to see my custom rofi, very pleasantly surprised, so much so that I forgot to open Discord and just looked at what I’d done. And, yesterday I’d actually worked on my lock screen, and it’s come to the point where I’d intentionally let this computer lock itself so that I can see the lock screen, and when I see it, I intentionally delay unlocking as long as possible just to admire it. And so I got thinking: maybe ricing isn’t a waste of time. Now, I think of it more as an investment. After all, if I’m going to work hours and hours without end on this computer, I might as well have an environment I enjoy being in, one that fits my taste.</text:p>
      <text:p text:style-name="P1">And, after ricing, I... Procrastinated a lot, for about two hours, and then I went to work on the project. So, why did we end up procrastinating for two hours? My excuse would be that my nephews had come over and were distracting, but that can’t be all there is to it. Why? Where did those two hours go? Why don’t I remember? It... Hasn’t gone to YT... Where the...? Ohhhhh, of course. Before working on the project, I was making a schedule. Right. Yeah, there they are, the two hours, they’d hidden in the farthest closets of my memory for some reason.</text:p>
      <text:p text:style-name="P1">The schedule raises another point I wanted to discuss: the mornings will be dedicated to the project, and in exchange, three afternoons of the week will be assigned to both writing and university, while only one will be attributed to the project. Initially, it was a 2-2-3 split, with 3 to uni and 2 to writing and the project. I didn’t go with that because it felt like writing was losing too much priority.</text:p>
      <text:p text:style-name="P1">There isn’t really anything to breakdown here, it’s more about the fact that I have to be more aware of who I want to be, I have to remember it more, to think more about my ideal self and what he would do.</text:p>
      <text:p text:style-name="P1">Alright, let’s go to sleep now. See you tomorrow.</text:p>
      <text:p text:style-name="P1"/>
      <text:p text:style-name="P1">•••</text:p>
      <text:p text:style-name="P1">Sunday 20th of July 2025, 20:59, entry 422</text:p>
      <text:p text:style-name="P1">Should we begin now? Yes, what happened this morning and afternoon will not change no matter what we do now, so we may begin.</text:p>
      <text:p text:style-name="P1">We went to sleep late, and so woke up late. We weren’t helped by the fact that tonight’s dream wasn’t exactly pleasant. I forget the details, but I know it didn’t feel good. We did wake up in the middle of the night, also courtesy of my brother coming home at God knows what unholy hour. Still, none of those are a valid excuse to go back to bed after stopping the alarm.</text:p>
      <text:p text:style-name="P1"/>
      <text:p text:style-name="P1">23:33, resuming.</text:p>
      <text:p text:style-name="P1">I have to get up and stay up in the morning. I have to fight and win in that groggy state.</text:p>
      <text:p text:style-name="P1">After that, I worked on the project, and... Not bad, but could be better. Our focus isn’t optimal, our technique isn’t optimal. We have to try harder, better. Then I did the chores, ate lunch, and... For some reason, the afternoon session started late. I lost one hour to miscellaneous activities, not necessarily wastes of times. But I did make good progress on writing a CV for an internship. I should be able to finish it next session.</text:p>
      <text:p text:style-name="P1">In reality, I could have finished it today. I could have, if I’d given myself the time. But instead, I decided to go out and run. How long has it been since I last ran outside? Who knows. What I do know is that it was pure pain, and for some reason it felt unreasonably harder than running on the treadmill, in the sense that I was dying from the get-go. But training, working out, it’s not about improving my physical abilities. It’s about dying. It’s about becoming stronger. To fight, I fought. About 4.4km, that was the distance I ran. I fought for all of them, but I did give in to fatigue once, and walked for a little.</text:p>
      <text:p text:style-name="P1">But, Kobe and MJ’s competitiveness is contagious. In this place, there were a lot of joggers and people walking. No fucking way I was losing to any of them, even if I die.</text:p>
      <text:p text:style-name="P1">Death... My willpower is... I can’t make any conclusions, and I don’t want to start believing this particular idea, so I’ll resort to soft-maxing: in my mind, there’s a good chance that I’m reaching my willpower’s output limit, and it’s the recharge rate that’s increasing instead. I don’t want to believe that, because I want infinite output.</text:p>
      <text:p text:style-name="P1">I see... I have to become even more unreasonable to reach greater willpower. In any case, you did well to run, you fought well. Today was pretty good, but it can be improved upon. I want you to do just that tomorrow. Good night.</text:p>
      <text:p text:style-name="P1"/>
      <text:p text:style-name="P1">•••</text:p>
      <text:p text:style-name="P1">Tuesday 22nd of July, 00:01, entry 423</text:p>
      <text:p text:style-name="P1">I have to learn to handle low-energy days. I have to learn to plan around the fatigue, because playing against it head-on isn’t a smart move. I... Have much to learn. And, more control. Let’s go to sleep and give ourselves more sleep time.</text:p>
      <text:p text:style-name="P1"/>
      <text:p text:style-name="P1">•••</text:p>
      <text:p text:style-name="P1">Wednesday 23rd of July, 01:29, entry 424</text:p>
      <text:p text:style-name="P1">I wish humans didn’t need to rest or sleep. But, that’s only something I’m wishing now. Perhaps the best way to phrase it is that I wish we didn’t grow tired. That way, I could keep writing.</text:p>
      <text:p text:style-name="P1">I knew it, but, I really do kinda suck with real magic, don’t I? Well, it’s not so much that I suck, that I need practice, I need to train using emotions and feelings alone, without the help of otherworldly magic and pure imagination. That’s what this first story is for, isn’t it?</text:p>
      <text:p text:style-name="P1">I’ll need to refine what I’ve written today. Make it better. Polish it. And, well, at some point, continue it.</text:p>
      <text:p text:style-name="P1">And, as for me, the person, we’ll need to work on our focus, and take the meditation practices more seriously. Also, hopefully tonight my dreams will be kinder than yesternight. Perhaps it’s down to me. Instead of defiant, maybe I should be kind.</text:p>
      <text:p text:style-name="P1">Writing... I really do wonder what happened that night two and a half years ago. I guess the stars aligned. Considering the circumstances, yeah, that’s pretty much what happened. Writing... How much am I willing to give up for it? Not my dreams, I guess. Not happiness. I’m lucky I don’t have to choose between the two: I won’t have happiness without writing, and maybe one day, I won’t have writing without happiness. Hopefully, one day, or one night.</text:p>
      <text:p text:style-name="P1">Also, you’ve been helping out a lot in this new home, haven’t you, God? It seems you really had your hands tied in the old apartment. Thank you for your help.</text:p>
      <text:p text:style-name="P1">Harmony... It’s a beautiful name. I want to bear it proudly, one day.</text:p>
      <text:p text:style-name="P1"/>
      <text:p text:style-name="P1">Also... I... As their creator, I am the God of the stories I write, and it’s up to me to keep the promises I make to everyone in them. So... I... It’s hard, being a God. It’s hard to keep promises. I wonder if... No... And yet, I still do wonder if she had a good time. I want to keep my promise. And, I’m tired, so, see you tomorrow, I guess.</text:p>
      <text:p text:style-name="P1"/>
      <text:p text:style-name="P1">•••</text:p>
      <text:p text:style-name="P1">Wednesday 23rd of July, 22:58, entry 425</text:p>
      <text:p text:style-name="P1">Not getting enough sleep is a stupid idea. That’s the long and short of it.</text:p>
      <text:p text:style-name="P1">But, there’s also the quality of my moves that must be questioned. Today, I would have lost if the environment had allowed it. And, it’s not that I dread being alone with my thoughts, it’s that I’m so conditioned to be constantly consuming content that it’s hard to do otherwise. An addiction... Nothing more, nothing less.</text:p>
      <text:p text:style-name="P1">So, three things today: do not sacrifice sleep, I repeat, DO NOT sacrifice sleep, or it will lead to a wasted day like today. Then, learn to be with my own thoughts. Learn to be alone with myself. And finally and constantly, be more deliberate in my actions, read my own heart and understand when I can do better and how. The quality of my plays are so poor a better option is usually written all over my heart, but I have to learn to read it and enact it. Let’s go to sleep now.</text:p>
      <text:p text:style-name="P1"/>
      <text:p text:style-name="P1">•••</text:p>
      <text:p text:style-name="P1">Friday 25th of July 2025, 01:28, entry 426</text:p>
      <text:p text:style-name="P1">Say one thing, do another. No, that’s not it...</text:p>
      <text:p text:style-name="P1">Balance. It’s hard to balance things out. When is it okay to go out with friends, or should I always stay home and <text:s text:c="1"/>work?</text:p>
      <text:p text:style-name="P1">The right answer depends on me, what I want to achieve, and how I want to live...?</text:p>
      <text:p text:style-name="P1">Also, the schedule needs heavy modification, too many circumstances came in and are or were unaccounted for. I’m dead tired though. Let’s go to sleep now.</text:p>
      <text:p text:style-name="P1"/>
      <text:p text:style-name="P1">•••</text:p>
      <text:p text:style-name="P1">Friday 25th of July 2025, 22:01, entry 427</text:p>
      <text:p text:style-name="P1">Defeat.</text:p>
      <text:p text:style-name="P1">I’ve tasted it again, and I know I will taste it again. These past few days, this last period, I’ve been able to do fuck-all. Makes me hate myself. The question is as follows: why do we not adapt? Why do we not adapt to the circumstances? It’s not that something is stopping us, it’s that for one reason or another, we don’t do it. Now, what is that reason?</text:p>
      <text:p text:style-name="P1">Let’s try and close in on the answer. The first thing that comes to mind is that I don’t do it because I’m not used to doing it, it’s not in my habits to adapt to situations, it’s not ingrained in my instincts to make changes to my own plans and my own moves in response to more or less sudden changes to my environment. In other words, because I have a tendency to stick to my guns, because I’m prideful and don’t want to be seen as someone who goes back on their word, I stubbornly stick to pre-made plans and try to make them work; our subconscious priority, when things go wrong, is to get back on track ASAP, without considering why we’ve derailed <text:s text:c="1"/>and whether it’s the plan that needs changing. On top of that, we add our habitual laziness, which makes us instinctively want to avoid doing the additional work of thinking up a new plan.</text:p>
      <text:p text:style-name="P1">I see. Clearly, we have to find the right balance between flexibility and rigidity.</text:p>
      <text:p text:style-name="P1">No, not so much as balance, as knowing when to be flexible and when to be rigid. Situational analysis, huh? Thankfully, that’s something we’ve been doing a lot lately. Then, we just have to add the additional step of figuring out whether we have to adapt or not. Understood. Alright, we have to go to sleep now, but enact what you just said, tomorrow. This means that in the morning, during breakfast, we do use our phone, but we use the writing app. Let that be clear. See you tomorrow.</text:p>
      <text:p text:style-name="P1"/>
      <text:p text:style-name="P1">•••</text:p>
      <text:p text:style-name="P1">Saturday 26th of July 2025, 23:17, entry 428</text:p>
      <text:p text:style-name="P1">Defeat again. I’m not sure why this happened, but I have a theory: I don’t have any patience, therefore, I try to do the best out of every day, therefore I don’t give myself proper rest, therefore, we lose without understanding why. Patience. To truly understand myself, and act rationally, huh? To be irrationally rational, I believe that’s the way to self-control, self-mastery. We have to rest properly and such because we do not use the other option: obsession.</text:p>
      <text:p text:style-name="P1">Maybe I’ve been delusional, but now I’ve come to another belief: I know from past experience just how easy it actually is to become obsessed with writing, I know exactly what I need to do in order to become mad, and all I need to do is write. I just need to write any chance I get, an I know it will just take me, I know it will devour me whole. And... I wish to do that... In part. Why not? Why am I stopping myself from doing it? Because... I do not see it as a viable option, I see it as mutually exclusive with the other routes, but what if it weren’t? I didn’t do that, because if I were consumed completely, I would neglect everything else. That would be fine by me, but it would betray my image. Or at least, so I thought. That’s what could be expected to happen from a normal person. But you... You have a very strong sense of purpose, one that would hardly bend... They aren’t incompatible, are they? If it’s you, then I know, I know you can write and write and write and become passionate about writing without allowing it to consume you. If it’s you, then I know you can... Master it.</text:p>
      <text:p text:style-name="P1">It’s decided. Everything else is an afterthought, but I’m relying on your reason to give afterthoughts proper consideration. We can grow in the middle of writing, for it’s become abundantly clear that lessons can be found everywhere in life. It’s settled. Let’s become less structured, less organised to allow more time to writing, all the while trying to inject balance.</text:p>
      <text:p text:style-name="P1"/>
      <text:p text:style-name="P1">•••</text:p>
      <text:p text:style-name="P1">Monday 28th of July 2025, 00:17, entry 429</text:p>
      <text:p text:style-name="P1">Not much to say. I have to try harder. Then, I have to identify how.</text:p>
      <text:p text:style-name="P1">Awareness, consciousness. A slow and continuous process. A focus on writing. Let’s go to sleep. I can do better, I have to.</text:p>
      <text:p text:style-name="P1"/>
      <text:p text:style-name="P1">•••</text:p>
      <text:p text:style-name="P1">Monday 28th of July 2025, 22:44, entry 430</text:p>
      <text:p text:style-name="P1">Let’s get straight to it: today’s performance was poor, but it was saved by the evening’s workout; I have a feeling that we were so out of form today specifically because we hadn’t worked out in a while, leading to our mental taking a dive. In any case, let’s go deeper into details.</text:p>
      <text:p text:style-name="P1">This morning, I failed yet again to get up at 7am, and I remembered how this was a sacrifice that needed to be made for the sake of the future. We sacrifice the present and the present performance in hopes of a better future: we have to get up and stay up, no matter how tired we are, no matter how much it makes sense to sleep in. I... I have to become stronger, more disciplined.</text:p>
      <text:p text:style-name="P1">Furthermore, even after sleeping in, our performance still left much to be desired, and we were low on energy the entire morning. On top of that, in spite of drinking my strongest coffee, I still inadvertently took a nap after lunch. I... I would have preferred to fight all the way. It would have likely led to defeat, but that is the sacrifice of the present I’m thinking of. Fighting more would lead to more defeats, yes, but it would also lead to becoming stronger: that is my rationale.</text:p>
      <text:p text:style-name="P1">Today really was strange in terms of performance, but in light of how we faced the day, and the lack of sleep we had, I guess it should have been an expected outcome.</text:p>
      <text:p text:style-name="P1">What was unexpected was the workout. I... Had I planned to work out for today? Dunno. Probably. In any case, I went at it slow and steady; this evening, instead of only running, I decided to go back to the origins and run a bit, then body weight exercises. We really went back to the work out of ten years ago: 12 minutes of running, at about 2.2km, then 25*2 pushups, 25*2 sit-ups, and 25*2 jumping squats. Well, not exactly the same workout, but still the same One Punch Man core as always.</text:p>
      <text:p text:style-name="P1">We’ll have to keep at this slow and steady, small steps at a time. Let’s go to sleep. Tomorrow, we get up to the alarm. We have to.</text:p>
      <text:p text:style-name="P1"/>
      <text:p text:style-name="P1">•••</text:p>
      <text:p text:style-name="P1">Tuesday 29th of July 2025, 22:33, entry 431</text:p>
      <text:p text:style-name="P1">Analysis. Identify the failures and propose solutions.</text:p>
      <text:p text:style-name="P1">Let’s get one thing out of the way: waking up early is difficult, but it can be done. But that’s not what I want to get to.</text:p>
      <text:p text:style-name="P1">You. I’m throwing an educated guess, based on the observation of our very immediate distress and, posteriorly, on a biased perception of the way we acted this afternoon, that I seem to have a tendency to wait for the perfect moment to act. Most alarmingly, it’s something we never really suspected ourselves to do. No, we did, just not under this lens, not under this direct point of view; in the past, we’d framed this problem as there being only “now” to act.</text:p>
      <text:p text:style-name="P1">But this difference in perspective is important, it’s... relevant. It reveals a problem I wasn’t aware of at all, is what I was trying to get to just now.</text:p>
      <text:p text:style-name="P1">This guess is the conclusion I’ve reached to answer the question: why didn’t we get anything done today, or for that matter, yesterday? No, let’s keep it to today, yesterday’s events are too unclear for me to remember objectively. Still, this observation seems on point, and even if it weren’t, beliefs are such that we can solve the actual underlying problem by acting as though this was the actual problem.</text:p>
      <text:p text:style-name="P1">And yet, I know this simple observation and the lesson we can extract from it... Even so, even if it turns out useless, I want to state the lesson clearly.</text:p>
      <text:p text:style-name="P1">The perfect moment will never come. There will always be something in the way, be it yourself, or some external circumstances. What matters is what you do, whether you do what you have to do regardless of the circumstances. That is the truth.</text:p>
      <text:p text:style-name="P1">As an additional lesson, I like what you did just now: you were highly frustrated with yourself and your inaction, but you took control of yourself, took control of your emotions and came here, to do what we need to do.</text:p>
      <text:p text:style-name="P1"/>
      <text:p text:style-name="P1">I... I may be delusional, but recently I’ve been thinking of myself as someone who’s strong, someone who’s capable of overcoming great adversity. No, it’d be more precise to say that I have that confidence in me. I want to live up to that confidence, to justify it. Let’s become stronger.</text:p>
      <text:p text:style-name="P1"/>
      <text:p text:style-name="P1">•••</text:p>
      <text:p text:style-name="P1">Wednesday 30th of July 2025, 22:39, entry 432</text:p>
      <text:p text:style-name="P1">A bad first half, a better second half. However, I cannot be satisfied with the second half’s performance, I cannot become complacent, I know I can do more than this. Let’s go into details.</text:p>
      <text:p text:style-name="P1">I struggled in the morning, I had a hard time getting up and had low energy throughout the morning. Had to go out to an unsuccessful errand I’ll need to attempt again tomorrow afternoon. However, yesterday’s lesson was, much unlike my cynical part had predicted, crucial. All throughout the morning, even as I knew I was in no position to get anything done, I prepared myself mentally to do better in the afternoon. And in the afternoon, I did just that.</text:p>
      <text:p text:style-name="P1">As soon as I got home, a little past noon, I was dead, but I knew that I had to try getting work in anyway. And I tried. And I kept on trying, after lunch, until I finally kicked into gear. I had to try, no matter the circumstances, because the perfect time will never come: I have to create it; that is positioning.</text:p>
      <text:p text:style-name="P1">I spent the day finishing my CV to apply for the internship, and after that I went to work out.</text:p>
      <text:p text:style-name="P1">It was a good second half, but I have to improve on it. It revealed raw potential, a diamond in the rough that I have to refine. I cannot grow complacent, I must never grow complacent. Slow and steady improvements, that’s what we have to do. Steady is the keyword. I’m tired, let’s get some sleep now.</text:p>
      <text:p text:style-name="P1"/>
      <text:p text:style-name="P1">•••</text:p>
      <text:p text:style-name="P1">Thursday 31st of July 2025, 22:15, entry 433</text:p>
      <text:p text:style-name="P1">A disappointing month overall, and a day full of restraints. Even though...</text:p>
      <text:p text:style-name="P1">This morning, I took it easy, I took it easy on purpose. Why did I do that? Why did I feel that was right? Because I didn’t have some early errands to run? Yes, that and that I wanted to catch up on sleep. Damn myself...</text:p>
      <text:p text:style-name="P1">I lack hunger. How does one become hungry? No, how does one stay hungry?</text:p>
      <text:p text:style-name="P1">It’s my mentality, my way of thinking. Because I don’t feed my brain the right food. I feed it a lot of data, and I don’t give it the chance to think. But even when I do, I do not think of hunger, I do not think of my dreams, my ambitions. I see... The way I think must be reshaped, I must arrtificially make myself think more of writing, of success, of what I want, or what I want to want. Fake it till you make it, again. It may be fake now, but it is all I can do, and I’ll be damned if I don’t attempt it. My way of thinking... Got it. I have to mould it to fit my ideals. Let that be the lesson of today.</text:p>
      <text:p text:style-name="P1">Then, let’s not forget: the day before yesterday, we learned that the perfect moment will never come, and reminded ourselves that now is the only time we’ll ever get. Today, I learned that I must actively change the way I think, I must think more of things that will breed hunger, motivation. We must envision our success, and we have to make our visions come true. Got it, let’s go to sleep then. Understood, see you tomorrow.</text:p>
      <text:p text:style-name="P1"/>
      <text:p text:style-name="P1">I figured it out. I figured out a better way to phrase it, or perhaps a better way to think of it: I have to give my thoughts purpose. A sense of purpose, something they have to strive for. And that something must be something I also strive for. And, while I am giving it too little thought given the potential impact of this decision, I also have very little hesitation about the fact that that purpose should be resonance, connection, how to touch the soul. That’s a roundabout way of saying that I have to think more about how to write. Good night.</text:p>
      <text:p text:style-name="P1"/>
      <text:p text:style-name="P1">•••</text:p>
      <text:p text:style-name="P1">Friday 1st of August 2025, 23:09, entry 434</text:p>
      <text:p text:style-name="P1">What to say. I think an analysis is in order today.</text:p>
      <text:p text:style-name="P1">This morning, had a hard time waking up, must fight harder. However, all morning and into the afternoon, I was occupied by a business I had to deal with. Urgent bureaucratic matters, you could say. Still, I knew that it would involve a lot of waiting, and because I am trying to engage in the targeted thinking I mentioned yesternight, I took the my laptop with me. Good choice, allowing me to work away the wait time. Still, I must become more obsessed, stronger. Not obsessed, just stronger. More obstinate.</text:p>
      <text:p text:style-name="P1">I came home in the afternoon, and it took me a lot of time to get to work, but even when I did, my brain was all over the place, and I moved forward with half of my attention gone God knows where. Nevertheless, I don’t deny that it was honest work, to the best of my abilities then. Even so, I do want more from myself.</text:p>
      <text:p text:style-name="P1">We were working on the CV, still. Translating it, refining it. That took a lot of time. Then, just earlier I thought I’d ran into a setback as I wouldn’t be able to send the CV I put so much time in. However, I... have plans. I won’t have this world deny my hard work. Regardless, I don’t want to feel dejected when I run into setbacks in the future.</text:p>
      <text:p text:style-name="P1">David Goggins made me notice how we let life’s strikes hurt us, deform us. We let them deform us... I don’t want to allow that. I want to become my ideal, cost what it may. I can’t let those setbacks distort my soul. I have to be strong, be true to my ideals. That’s right, no matter what happens, I must stay true to my ideals.</text:p>
      <text:p text:style-name="P1">Alright, tomorrow is another day, and if God allows it, I’ll do my best again. See ya.</text:p>
      <text:p text:style-name="P1"/>
      <text:p text:style-name="P1">•••</text:p>
      <text:p text:style-name="P1">Saturday 2nd of August 2025, 23:48, entry 435</text:p>
      <text:p text:style-name="P1">I’m... tired.</text:p>
      <text:p text:style-name="P1">Shit. I’m way too tired. I... Circumstances, or something else?</text:p>
      <text:p text:style-name="P1">Excuses.</text:p>
      <text:p text:style-name="P1">No.</text:p>
      <text:p text:style-name="P1">Yes. Excuses. However, it’s not as simple as it seems. Lately, we’ve been busy with... stressful businesses? Worldly affairs? Things you don’t particularly care about but are necessary. In other words, we haven’t been writing or working on the app for a long time, instead spending our time and energy getting more stressed out. It’s easy to see why you feel tired.</text:p>
      <text:p text:style-name="P1">Tomorrow, we should be free. The upcoming week will likely be worse than this one. Tomorrow, I want you to write your heart out, like it’s the last occasion you’ll ever get, because... That might be the case. Godspeed.</text:p>
      <text:p text:style-name="P1"/>
      <text:p text:style-name="P1">•••</text:p>
      <text:p text:style-name="P1">Monday 4th of August 2025, 00:32, entry 436</text:p>
      <text:p text:style-name="P1">I rested today. It was likely necessary. And, I realised... is that the right word? In any case, there’s something I want to try out. This is the content of today’s throwaway file, but before that... What do I want to say? That it’s time to move. I’ve rested, and this week will be hectic. However, I will have to fight through it.</text:p>
      <text:p text:style-name="P1">I didn’t write, because I realised something, and because I needed rest. Still, now, with some hindsight, I can say that it’s still entirely possible for me to love writing. It’s just not as easy as I thought it would be, given how I try to cater to all circumstances. I really need to grow, to become something better. To become someone capable of handling everything at once.</text:p>
      <text:p text:style-name="P1"/>
      <text:p text:style-name="P1">“””</text:p>
      <text:p text:style-name="P1">??????????????</text:p>
      <text:p text:style-name="P1"/>
      <text:p text:style-name="P1">I don’t understand myself. Perhaps I need a break.</text:p>
      <text:p text:style-name="P1"/>
      <text:p text:style-name="P1">It’s because we don’t write, huh?</text:p>
      <text:p text:style-name="P1"/>
      <text:p text:style-name="P1">I... See... Is it okay to not love writing? I love stories. More than anything, I love stories.</text:p>
      <text:p text:style-name="P1">And, I love soft storytelling.</text:p>
      <text:p text:style-name="P1">Coming here, I loved it. This feeling of a new story, I loved it. The feeling of a new story I might like, I love it. I love stories.</text:p>
      <text:p text:style-name="P1">Yeah, I’m loving this. The Ancient Magus’ Bride.</text:p>
      <text:p text:style-name="P1">Oh fuck I’m loving this. I’m ten minutes into this. Ten minutes.</text:p>
      <text:p text:style-name="P1">AHHHHHHHHHHHHHHHHHHH.</text:p>
      <text:p text:style-name="P1"/>
      <text:p text:style-name="P1">This mix of modernity with magic... I love it.</text:p>
      <text:p text:style-name="P1">I see. This, and Frieren. They will have an impressive amount of influence on my storytelling style, huh?</text:p>
      <text:p text:style-name="P1">Melancholic, yet kind. This... Sadness? Beautifully sad.</text:p>
      <text:p text:style-name="P1">Also, I’m jealous by how many head pats Chise is getting. Head pats and hugs. And, love.</text:p>
      <text:p text:style-name="P1"/>
      <text:p text:style-name="P1">My favourite colour is light blue, blue sky, ice blue, and above all, the beautiful mix of all the shades of blue and cool colours. 魔法使いの嫁 did blue flower fields better than 葬送のフリーレン, I’d say.</text:p>
      <text:p text:style-name="P1">“””</text:p>
      <text:p text:style-name="P1">では、おやすみ。</text:p>
      <text:p text:style-name="P1"/>
      <text:p text:style-name="P1">•••</text:p>
      <text:p text:style-name="P1">Monday 4th of August 2025, 22:20, entry 437</text:p>
      <text:p text:style-name="P1">To play on one’s strengths, to strengthen one’s weaknesses. There’s a time for either, and it’s up to me to determine it. It’s... inspriing, to see the work of smart people. <text:s text:c="1"/>Of truly smart people. I always get inspired by hackers’ work and cybersecurity stuff. Cybersecurity was my absolute favourite course in my entire degree after all. It’s just so fascinating what people can come up with. It makes me want to be like them.</text:p>
      <text:p text:style-name="P1">Now, while that may be the case, I’m also aware of the limits of my intelligence. I’m also aware that I wasn’t born, nor did I try to become, as smart as many of the actors I see are. Nonetheless, I subconsciously feel that it’s still beneficial to aspire to be like them, to strive for their intelligence, their capacities. A mix of it all, huh? To the fighting spirit and the emotional depth, we would add intelligence.</text:p>
      <text:p text:style-name="P1">There’s a time for everything, and... Training my intelligence is nothing more than training my way of thinking. Ring a bell? We can get two birds with one stone with this one: question is, what should the target of our thinking be? Previously, I’d said writing, but... I also knew that this experiment would be a hands-on experience of my own handling of my different priorities. I knew that this attempt to focus my thoughts would perfectly reflect the effectiveness of my current approach to balance between writing, the project, and my personal life. And, needless to say, I long since knew that the balance was not what I wanted it to be. Correction: it is not what I want it to be.</text:p>
      <text:p text:style-name="P1">And that’s not good. See, I think it’s usually a good sign when you’re solving an equation, and it gets simpler and simpler with every step. I don’t need to be a lifelong mathematician to be able to tell that it’s usually a good thing when variables cancel out. And right now, they’re not cancelling out. Right now, writing, the project, and my personal life aren’t converging at all. None is becoming one with the other.</text:p>
      <text:p text:style-name="P1">Or maybe, I just need to be patient. See, I’ve never meant for writing to become one with the rest. What I do mean is for myself to eventually unite all the different aspects of myself. To bring together all my skill sets into one. The name came before this reason, but it’s also partly why I stuck with Harmony.</text:p>
      <text:p text:style-name="P1">Patience. I can at least recognise that something does simplify, in an imaginary future: when I unite all my skills, when I harmonise with myself, that’s probably also when I become my ideal. Only problem is that there isn’t an exact moment where I can say “yup, that’s it, I can call myself Harmony now”, since that’s not how growth works. But, I’ve strayed way off course.</text:p>
      <text:p text:style-name="P1">How do we unite these three disciplines?</text:p>
      <text:p text:style-name="P1">I do not know, nor will I attempt to answer that question directly: instead, I believe that if I keep on growing, if I keep on doing the little things correctly, if I keep on solving some subparts of the equation, an answer will eventually form itself. So, right now, I’ll content myself with knowing that I can work on intelligence and cultivating my passion, as well as cultivating myself as a person actually, by working on my way of thinking.</text:p>
      <text:p text:style-name="P1">I believe in convergence. I believe that those who follow their soul’s calls will all end up doing the same thing eventually. Much like how no matter where we start an optimisation algorithm or even what its behaviour is, if it’s good enough, and if it knows what it wants, it will get there. And, I also like to believe that there will be other optimisation algorithms like me. Or, at the very least, when I get where I want to be, I won’t be alone. Although, I have to admit, this analogy did just open my eyes to the fact that others don’t necessarily need to go down a similar path to me to get to where we want to be.</text:p>
      <text:p text:style-name="P1">Whatever. Now then: what do we focus our thinking on? I have a gut feeling that we can’t leave this question unanswered. Now, is a bad answer better than no answer?</text:p>
      <text:p text:style-name="P1">Who knows, depends on the context, but I don’t intend to give a bad answer.</text:p>
      <text:p text:style-name="P1">No one ever does. Still, we want us to try, so let’s try. What do we focus our thoughts on? Let’s search deep within our soul. in fact, let’s give it some time. Come back later.</text:p>
      <text:p text:style-name="P1"/>
      <text:p text:style-name="P1">Stories. It’s a tough question, so my answer is provisory, but it is the only one I could come up with that satisfied my... self? It’s subject to change, but it’s the best answer I could come up with. Links to everything, although not as strongly as I’d wish; perhaps it’s my duty to strengthen the links. It is very obviously connected to writing, but to everything else, the connection is more indirect: it becomes about my story. What story do I want for myself? Am I liking the story I’m in? Do I like the person I am? And, how will I evolve, how will I change myself, and the world around me?</text:p>
      <text:p text:style-name="P1">There’s also something else: I’ve just figured out that I should spend my free time creating mental blueprints, of whatever is necessary at the moment, and if nothing is, then a blueprint of a blue marble. If I have some true free time, I should use it to refine a certain world I’m creating in my head. If you’re reading this, then you know of the city state of Newgate, don’t you? Someone, somewhere has to build it, after all, and it won’t build itself in one day.</text:p>
      <text:p text:style-name="P1">That’s enough rambling. Let’s sum it up: our thoughts will shift their focus to stories, we will think as intelligently as we can, all mental fatigue and laziness be damned, and I must remember that the perfect time will never come; now is all I have, and it never gets better than “now”, because now is all I have.</text:p>
      <text:p text:style-name="P1">Alright, let’s go to sleep.</text:p>
      <text:p text:style-name="P1"/>
      <text:p text:style-name="P1">•••</text:p>
      <text:p text:style-name="P1">Tuesday 5th of August 2025, 22:42, entry 438</text:p>
      <text:p text:style-name="P1">Writing is it. I have to put the focus on writing. Today, I... Yesternight, I had a strange episode, of my mother worrying about my social life, asking me when was the last time I’d made a new friend. By the way, as an aside, the nightfront is alive and out to get me. And I can use it to grow. And I do. In any case, that dream episode is important, because today I got to make a choice: do I go out bowling with friends and meet new people, or do I use what little precious free time I have to write?</text:p>
      <text:p text:style-name="P1">At first, upon being invited, I’d accepted the bowling proposition. Then, as the time approached and I’d gone to a library, I started asking myself the above question.</text:p>
      <text:p text:style-name="P1">On one hand, since my belief in God is growing, I believe that the dream was a way of telling me to go meet new people, and the bowling offer was a gift just for that. On the other... There were my other beliefs, even more unfounded, even more unreasonable: why would I meet my soulmate at the top? What... Where does the idea even come from? What even is the top, and when do we reach it, if ever?</text:p>
      <text:p text:style-name="P1">And yet, I chose to go home and write. It takes willpower, and it takes being unreasonable to be great at something, in this world. It takes being unbalanced, being crazy for something. Whichever I chose, I would have regrets, I knew that. And you know what? I... Thrived, on the regret of choosing to be alone. My goal with writing is to take other people’s souls, and play with it as I wish. The feeling of regret, the pain of loneliness is just so strong, so powerful, and... so universal. I thrive on it.</text:p>
      <text:p text:style-name="P1">The regret that dwelled in my heart seeped through my fingertips into my stories, and I loved writing today. I didn’t know regrets could be undone so.</text:p>
      <text:p text:style-name="P1">Also, it’s only half-related, but it’s very hard for me to choose one ヨルシカ song as my favourite. But I think I love 思想犯 more than anything else. It’s so powerful, it’s so raw, it’s so emotional, it’s so foreign and new to me, I love it. In any case, I have to learn to write with more focus. Nevertheless, my first statement holds: writing is it. Goodnight.</text:p>
      <text:p text:style-name="P1"/>
      <text:p text:style-name="P1">•••</text:p>
      <text:p text:style-name="P1">Wednesday 6th of August 2025, 22:33, entry 439</text:p>
      <text:p text:style-name="P1">Changing one’s way of thinking isn’t something that can be achieved in one day. I must internalise that, understand that it’s a process that takes time, patience and perseverance. I must persevere through failure, show patience towards myself. Just like when we meditate: non-judgmentally recognising when we go off the rails, and coming back to topic.</text:p>
      <text:p text:style-name="P1">The topic... As I thought, “stories” is too wide a topic, and my attempt to cover everything at once is backfiring.</text:p>
      <text:p text:style-name="P1">Instead, I’ve been thinking that I should focus on certain fields, dedicate periods of time to them. Slow and steady wins the race, but it’s also incredibly inefficient. Currently, I’ve been trying to do everything, a little bit at the same time. And, while it may be an incredibly effective method for machines, I’m not an OS, and the lack of focus is killing my productivity.</text:p>
      <text:p text:style-name="P1">In this world, in this present, we have to make sacrifices. I decided to do everything at once in the first place because I didn’t want to have to withstand the stress of neglecting one of the fields for too long. Now, I’ve come to the conclusion that I must try that path. Focusing periods of time on a different field, allowing myself to build momentum in each of them and hopefully increase my productivity. The net total, the amount of time spent on each field will still be equal, it’s the way the division happens that changes everything. Sacrificing peace of mind for a better shot at productivity.</text:p>
      <text:p text:style-name="P1">This week and the next, I’ll focus solely on writing. After that, we’ll see. I’m unsure what will happen in the future, so I won’t make any calls yet. What I can say is that writing can be engaging.</text:p>
      <text:p text:style-name="P1">Also, fight. Make me proud. Live up to your imagination. See ya.</text:p>
      <text:p text:style-name="P1"/>
      <text:p text:style-name="P1">•••</text:p>
      <text:p text:style-name="P1">Thursday 7th of August 2025, 22:32, entry 440</text:p>
      <text:p text:style-name="P1">More. I want more. And, you. I think I figured out what I should be thinking of. I should spend my time imagining my ideal self, and compete against him.</text:p>
      <text:p text:style-name="P1">Overcome the circumstances, overcome everything that gets in your way, and do what needs to be done. See ya.</text:p>
      <text:p text:style-name="P1"/>
      <text:p text:style-name="P1">•••</text:p>
      <text:p text:style-name="P1">Friday 8th of August 2025, 21:52, entry 441</text:p>
      <text:p text:style-name="P1">Things went right until they didn’t... Is what I’m tempted to say, but I cannot be satisfied with whatever the fuck that was this morning. Social media, that’s what it was. I’m not yet strong enough to resist social medias’ attention-grabbing design... Once again wrong: you are strong enough, you have the strength to pull it off, but it’s not about strength, it’s about awareness. Awareness of what’s going on in the present, and even more importantly... So much more importantly, vision. A future I want, a dream, an objective. It’s so much more important than awareness. An image of the future, of who I want to be, of what I want to do. Drive. I lack drive. I don’t want happiness badly enough, I don’t want those ideals badly enough, I don’t want to write badly enough, I don’t want to live a fulfilling life badly enough. I lack drive, therefore I’ll create it artificially, I’ll think about the future consciously, I’ll think about my dreams consciously, I’ll direct my mind to my ideals consciously, until all those things become subconscious, until my drive is naturally strong.</text:p>
      <text:p text:style-name="P1">Today, we would have lost if the environment had allowed us to lose. Fact of the matter is, we didn’t lose, and even if we did, I don’t care, I’ll have you fight the next fights like it’s your first and last fight on Earth.</text:p>
      <text:p text:style-name="P1">However, that doesn’t mean that we get to skip analysis: what went wrong? Once again it comes back to social medias. We let them take us. And, the thing with them is that there isn’t an exact moment where they steal our attention and that’s it: every post, every scroll is time we lose, and there’s no end to them.</text:p>
      <text:p text:style-name="P1">Once again, the solution is not awareness, it’s drive. We lack the will to make our dreams come true.</text:p>
      <text:p text:style-name="P1">いつから「夢」になったの、うちらの目標が?</text:p>
      <text:p text:style-name="P1">I don’t know, but this is part of the “fake it till you make it” plan, I guess.</text:p>
      <text:p text:style-name="P1">In any case, let’s go to sleep, because earlier I imagined what it was like to wake up at 6 to get shit done, and... It was beautiful. We’ll try for seven though. Make it work. Good night.</text:p>
      <text:p text:style-name="P1"/>
      <text:p text:style-name="P1">•••</text:p>
      <text:p text:style-name="P1">Saturday 9th of July 2025, 22:17, entry 442</text:p>
      <text:p text:style-name="P1">What a day this has been. A completely disastrous start, because while I did wake up at 6am, I was vulnerable to temptation. Ultimately snatched victory from the jaws of defeat, but that was too close for comfort. Then, wrote, and then burnt up all my energy doing chores. After that, much to my own surprise, I spent the rest of the day watching anime.</text:p>
      <text:p text:style-name="P1">Goes to show how little I know myself. I hadn’t expected that kind of response from myself. Of course, the cure would be drive, but.... First of all that’s something that’s built over time, and secondly, I feel like there’s something important about rest that I’m missing here.</text:p>
      <text:p text:style-name="P1">For the time being, here’s part of today’s throwaway:</text:p>
      <text:p text:style-name="P1">“</text:p>
      <text:p text:style-name="P1">Do you believe there’s such a thing as being too late?</text:p>
      <text:p text:style-name="P1">As a matter of fact, I do. Tell me, do you think now would be that time?</text:p>
      <text:p text:style-name="P1">I’m not dead yet, and hopefully I won’t die soon, so the answer is no. Still, it’s extremely frustrating to get nothing done in an entire day. Would you care telling me what happened?</text:p>
      <text:p text:style-name="P1">It happened because we don’t know ourselves enough, and therefore didn’t predict the consequences of the energetic loss we incurred.</text:p>
      <text:p text:style-name="P1">That, and the lack of drive, of course. Drive would resolve everything, huh?</text:p>
      <text:p text:style-name="P1">夢があるのはすべてを解説するってことか。</text:p>
      <text:p text:style-name="P1">Not quite. We can’t say what we want, of course, given that we’re not making an effort to learn the language. Therefore, we only get to say what we can.</text:p>
      <text:p text:style-name="P1">Putting that aside, could you get me a blue background? I love this style, but I don’t want to grow tired of it, so I’d like some variation.</text:p>
      <text:p text:style-name="P1">”</text:p>
      <text:p text:style-name="P1">I... have unwise plans I wish to enact. Unwise, because they do not follow the principles of “slow and steady”, because it’s something that’s hard to continue doing over time. But... If I can pull it off, I would love it. Just a short morning jog, the main problem is the time: 6am. Then, an evening workout, a short one, which shouldn’t be a problem in any way. Unless of course, I’ve killed my own motivation. But then, it becomes a fight. It’s something I wish to do every day. No wonder it’s unwise. Alright, let’s go to sleep.</text:p>
      <text:p text:style-name="P1"/>
      <text:p text:style-name="P1">•••</text:p>
      <text:p text:style-name="P1">Sunday 10th of August 2025, 21:42, entry 443</text:p>
      <text:p text:style-name="P1">What will it take, for us to win?</text:p>
      <text:p text:style-name="P1">We approach life the same way we approach video games, and Celeste is eye-opening at that: we’re shit. We don’t plan, we just rush in headlong, lazily thinking that we’ll get through this somehow. And you know what? We do get through this somehow, whatever this is. But the number of times we fail, the number of times we have to try...</text:p>
      <text:p text:style-name="P1">I think we have to focus on this. You know why? Because our approach has always been the same, and it has led to today. And today, we fucked up again. So what will it take, for us to win? For us to stop masturbating once and for all? I’m thinking that we need a drastically different approach to life, or we keep on failing until eventually, we make it. Which one do you want? We can keep on failing, but only God knows how long that process will take. On the other hand, we can... Approach the game differently. Have patience, be conscious, and run the day, not let the day run us. Play the game, not have the game play us.</text:p>
      <text:p text:style-name="P1">Now, before we start thinking about what that entails, there is something I’d like to note, there is a lesson that we got from today’s fuckup: that dog in us, we don’t bring it out when when our mind starts fucking up. But, there are times we do bring it out, and some of those times we still lose. Doesn’t hurt to fight though. In any case, we noticed this, so we fight at every turn.</text:p>
      <text:p text:style-name="P1">Should we fight at every turn in life too?</text:p>
      <text:p text:style-name="P1">Tell me, how would you approach Celeste? One more thing, before we tackle this question for good; I’d like to update you on my circumstances. Putting the circumstances aside, I won’t have access to internet for the next few days. I can, but I’d have to ask. And, I want to see just how bad my dependence to the internet is, not to mention how this will create circumstances I haven’t had in... as long as I can remember. I believe it could be beneficial. We’ll see.</text:p>
      <text:p text:style-name="P1">So, how should I approach Celeste?</text:p>
      <text:p text:style-name="P1">Clearly, in this game you are meant to die over and over, there’s no going around the failing. But I want to minimise the number of deaths, and improve my performance. Currently, we plan very lazily, just envisioning vague outlines of what needs to be done, and mostly leaving the thinking for when it’s really necessary. Not to mention, when the time does come for us to move, we’re very... unserious about it. We’re not very focused. We essentially just go through the motions, so to say. That’s the leading cause of death: we’re... just “going through the motions”, trying over and over until we finally succeed.</text:p>
      <text:p text:style-name="P1">Now, I’d like to propose the following approach: first of all, when we reach a room, we have a good look at it, all of its components, identify the exit and/or the strawberries, the obstacles to them, and formulate a clear plan for how to get past them. I repeat, formulate a clear plan for how to get past the obstacles. As I said earlier, we won’t be escaping the trial-and-error process, however, after every error, we stop and pause and figure out what went wrong and why. Yes, I mean it: you will have to show tremendous amounts of patience. This is especially true when we make an error of inattention: our focus broke off, and we have to figure out if we need to take a break or if we can refocus again. This approach is far more deliberate, and far slower, but it will lead to less dying, less failing.</text:p>
      <text:p text:style-name="P1">All right, this was written in a way that it will easily translate into how we approach our lives.</text:p>
      <text:p text:style-name="P1">I won’t repeat what’s been said, but I will sum it up in one word: deliberate. We need to be deliberate about everything we do. This game of life is complex, it has so many facets it’s beyond ridiculous. But in approaching our daily lives, in making every singular decision, I want to be deliberate... To be deliberate... I just realised that it’s a core component of my ideal self. He is deliberate about everything he does; he knows what he’s doing, like he’s constantly playing a game of chess, and at every move the stakes become greater or lesser, the importance of every choice changes, but the fact that he thinks carefully about each one of them doesn’t. He doesn’t stuff his brain with data just because he can, he does it because he’s decided that’s the right move; not because it’s inconsequential —it never is— but because it’s the right decision. He doesn’t go through the motions, he doesn’t turn his brain off, unless he thinks he should.</text:p>
      <text:p text:style-name="P1">And... You know what we did earlier, in a level of Celeste? We recognised a situation where we needed spontaneity. I want you to keep that. We identified a situation as one where it was all about instincts and on-the-go decisions, and we did just that. We were spontaneous when we needed to be.</text:p>
      <text:p text:style-name="P1"/>
      <text:p text:style-name="P1">So... That’s the conclusion then, to be deliberate. As for how to stop failing, you figured that out?</text:p>
      <text:p text:style-name="P1">This new... Approach, is designed to improve our positioning, it isn’t designed to prevent failure entirely. In life, just like in Celeste, failure is fully part of the process. However, when it comes to our reproductive instincts and the emotions that they create, we do know we can fight, and we do know we can win. We have to fight, no matter how many times or for how long, and we have to win. Let our failures be in other fields, in things where it’s not an absolute fucking disgrace to fail. Don’t let this defeat go to waste, don’t let it die. Keep it alive in you, keep this disappointment by your side, on your back with all the others, keep reminding yourself of who you are, and who you want to be. Now go, go and be deliberate about your life.</text:p>
      <text:p text:style-name="P1">By the way, to explain it, my ideal self is a beautiful soul. That’s all there is to it. Now go to sleep.</text:p>
      <text:p text:style-name="P1"/>
      <text:p text:style-name="P1">•••</text:p>
      <text:p text:style-name="P1">Monday 11th of August 2025, 22:14, entry 444</text:p>
      <text:p text:style-name="P1">今年の夏はアクア色じゃないっすね。あーくあ、あくあ、あくあ、あくたんのこと好！き！す！ぎ！</text:p>
      <text:p text:style-name="P1">Sigh... Now then, shall we?</text:p>
      <text:p text:style-name="P1">Today was thoroughly unsatisfactory, despite the good start and the occasion we had. Today started with a morning run, which will hopefully become a habit. And, the morning continued with us being deliberate with our choices. Still, that’s a habit that will need time and effort to pick up. But, already from the morning, we ran into an issue: do you remember how I said that I wouldn’t have access to the internet for the next few days? Today was the first day, and as it turned out, I rely heavily on music to guide me. Music, which I had no access to, today. The result? Writer’s block, all day long.</text:p>
      <text:p text:style-name="P1">I think this holds true because of what I’m writing: loneliness isn’t easy to create.</text:p>
      <text:p text:style-name="P1">Still, looking at it with perspective, I want you to become capable of writing without music. The environment was also a factor, since the heat was terrible and I was interrupted over and over.</text:p>
      <text:p text:style-name="P1">I... Wish for revenge. Also, while I should limit it, killing my access to the internet is the stupidest idea I can come up with right now. The internet is so incredibly powerful for so many reasons it’d be stupid to not access it if I can, but because of how powerful a tool it is, it can consume me much more than I can consume it.</text:p>
      <text:p text:style-name="P1">In other words, once again, be deliberate. Not do something, unless we deem we should.</text:p>
      <text:p text:style-name="P1">Today’s lesson consists in reinforcing yesterday’s, then. Be more deliberate, become who you want to be. Go to sleep now.</text:p>
      <text:p text:style-name="P1"/>
      <text:p text:style-name="P1">•••</text:p>
      <text:p text:style-name="P1">Tuesday 12th of August 2025, 22:55, entry 445</text:p>
      <text:p text:style-name="P1">We were less deliberate than would have been ideal, and we also completely misjudged our own state, leading to us falling asleep and taking a 1-hour nap when we should only have been resting on the bed. But, other than that, I feel pretty good about today. And that’s thanks to writing.</text:p>
      <text:p text:style-name="P1">やっぱり、音楽がないと困る。</text:p>
      <text:p text:style-name="P1">I spent another day without internet, and today reinforced my idea that I have to be deliberate about my use of the internet. I have to be deliberate, huh? But, thanks to the me of years upon years ago, who’d downloaded songs through MP3 downloaders onto the phone, and passed them on from generation to generation, I did have music with me. And, some music just doesn’t get old.</text:p>
      <text:p text:style-name="P1">But music is only one part of it. It seems crucial to set my mood, but after that’s done, the ball is in my court, and it’s up to me to show up.</text:p>
      <text:p text:style-name="P1">I guess I don’t have much to say. That’ll be it, then. See you tomorrow.</text:p>
      <text:p text:style-name="P1"/>
      <text:p text:style-name="P1">•••</text:p>
      <text:p text:style-name="P1">Wednesday 13th of August 2025, 21:33, entry 446</text:p>
      <text:p text:style-name="P1">Today should be my last day without internet. This period was instructive. Let’s recapitulate the lessons we’ve learned.</text:p>
      <text:p text:style-name="P1">First and foremost, we have to be deliberate in everything we do. This will hold especially true when we regain access to the internet and therefore to an infinite source of data. Our instincts will lead us to want to consume without end, without pause, because it feels good to learn new things, however trivial or pointless they may be. Our duty will be to control ourselves, and know what we’re doing and why we’re doing it. I want us to be fully deliberate, I don’t want us to give in to the first instincts that take us, be it to listen to music, to watch a video, or whatever it may be to undo our boredom.</text:p>
      <text:p text:style-name="P1">Remember, it’s okay to consume data, but it has to be select: let it become information, experience, or both. It’s just like training AIs: garbage in, garbage out. You are what you consume, perhaps that’s what they really meant with that quote, but “eat” stuck out of misinterpretation. No matter. In these 3 days, I’ve picked up book again, and though I didn’t go back to being the avid reader I once was, I understood why I’d read back then, and I led myself to not overconsume even renowned books of fiction: us humans hate boredom, we hate being alone with our thoughts, once we’ve tasted amusement, past-times. I must prioritise self-control and self-mastery over self-indulgence.</text:p>
      <text:p text:style-name="P1">I must be deliberate in all I do.</text:p>
      <text:p text:style-name="P1">There’s something else I learned, through these days without internet: it’s about writing. I finally figured out what the relationship between my writing and music is, and...</text:p>
      <text:p text:style-name="P1">Tell me, have you ever wondered where the word “music” came from? Have you ever thought about its etymology? Because earlier, after much struggle, after a lot of frustration, I’ve come to understand that it’s my muse. Yesterday I’d said that music guides me, but perhaps “inspire” is the better word. Music comes from muse, doesn’t it? It’s even more obvious when you use French: musique et muse. Music is the adverb (or adjective?) form of muse... How very... poetic. And, to make it more beautiful, it’s also so true. But, music isn’t quite my muse, actually. It plays a subtly different role in my writing: it draws out my true self, it draws out my heart and undresses it of all its defences and pretences, and so, when I write, it’s the real me that writes.</text:p>
      <text:p text:style-name="P1">I’ve come to this conclusion because I was trying to figure out what I was doing wrong, why I was struggling so much; I figured that I was trying very hard at something, something I shouldn’t have tried hard to do, that’s what my instincts told me. And so, I figured out that I was trying very hard to fulfil some agenda, complete some task. That’s not what art is. Art is expression of self. And so, I tried expressing myself, without music. And, I liked it. I tried being myself in my writing, without concerning myself of pacing, how to say something in particular, how to shorten this or that, how to continue this rightly, I tried doing away with all these things, and I liked it. I liked writing then. だから、 I have to learn how to write again. I have to learn how to be fully myself while... writing well? I’m not sure how to put it, but, I want to maintain quality and thus still worry about some things while staying true to my heart. That’s going to be... A game of positioning, fought night and day, hour after hour, second after second. Because if my true self is great, then my writing will be so too without effort. And also, I’ll give up on trying to achieve a state of flow. I’ll learn to write until I love it.</text:p>
      <text:p text:style-name="P1">Let’s stop here. See you tomorrow, dear self.</text:p>
      <text:p text:style-name="P1"/>
      <text:p text:style-name="P1">•••</text:p>
      <text:p text:style-name="P1">Thursday 14th of August 2025, 23:06, entry 447</text:p>
      <text:p text:style-name="P1">Today was... Slightly better than average. No, it was better than average. That doesn’t mean it’s good, but it’s an improvement over our usual performance: we were more deliberate than before. We were wary of overconsumption, although we did let our guard down around Nenechi and all that is related to her. Acceptable, under the various circumstances.</text:p>
      <text:p text:style-name="P1">What I hadn’t expected was for you to overconsume a book yesternight: Dumas is a good writer, and The Count of Montecristo is a captivating story, but you shouldn’t have kept reading it deep into the night, you should have gone to sleep right away, or at least. at a reasonable time.</text:p>
      <text:p text:style-name="P1">I was about to say that you were fortunate your actions had little consequence, but I take that back.</text:p>
      <text:p text:style-name="P1">Today was all about writing: we still don’t know how to write. We didn’t write in the morning due to some circumstances, but in the afternoon, not only did we sit down late, at 16:30, we really only wrote from past 20:00. And, it’s not like I was idling away those hours; sure, I had a few interrupting businesses here and there, but the fact of the matter is that I just sat there, writing a sentence and deleting it, <text:s text:c="1"/>then waiting in thought like an imbecile. I had tried yesterday’s lesson, but it wasn’t easily applicable at all. More surprising still, I thought that since I’d gotten access to the internet’s full musical library again, I would overcome the block just by wishing it away. No such thing.</text:p>
      <text:p text:style-name="P1">The only reason I started to write was that something snapped in <text:s text:c="1"/>me. Something told me that I had to do something. I didn’t use music or anything, and I did my best to just write. I don’t know what I was doing right, but I wrote. Was it resolve? I’m not sure. I know motivation doesn’t have a place in art the way it does in sport, but maybe resolve is a different beast. Maybe it’s a necessary beast.</text:p>
      <text:p text:style-name="P1">The fact remains: I don’t know, and therefore still don’t know how to write. Good night, see you.</text:p>
      <text:p text:style-name="P1"/>
      <text:p text:style-name="P1">•••</text:p>
      <text:p text:style-name="P1">Friday 15th of August 2025, 22:11, entry 448</text:p>
      <text:p text:style-name="P1">A good morning, and a disappointing rest of the day. It’s all relative to writing, because, while I only now realise I haven’t said a word of it here, I had, last week, decided that I would work on one thing every week, to allow focus.</text:p>
      <text:p text:style-name="P1">And, I think I understand it, deep down. I think deep down I know how to write, deep down I understand what I must do. With every failure to write that understanding perhaps surfaces a little more.</text:p>
      <text:p text:style-name="P1">In the morning, I wrote well, and I had to make a conscious effort to stop writing in order to do other things.</text:p>
      <text:p text:style-name="P1">In the afternoon and into the evening, I failed to add a single word. There was a difference in environment, so perhaps I can only really work when I’m alone and undisturbed —everything points to that. But then, why is that the case? I think it falls down to my failing to be me. My failure to bring out my true self, or perhaps my failure to listen to my own heart.</text:p>
      <text:p text:style-name="P1">I think we unearthed it, the reason. I’m a very picky writer, you know? I don’t write unless I make myself write, and I don’t continue unless I like what I write. That’s why the lesson that I can only “write by writing” is so important, because it gets me started. But of course, not all writing sessions start off great and wonderful, many of them are duds. And, because I’m a picky writer, I just end up there stuck. I see, then the solution is to simply try again. The only problem is, when I don’t like what I’m writing, it doesn’t show as such a clear cut emotion, such a clear cut feeling. It manifests by my inability to continue writing. So I simply struggle to continue, or in other words, I have writer’s block. And I get stuck there, all day long.</text:p>
      <text:p text:style-name="P1">I see... What I’m essentially saying, and have experienced, is that it’s not easy for me to figure out that I don’t like what I’m writing. It’s not as obvious as I make it sound.</text:p>
      <text:p text:style-name="P1">In other words, the most important thing here is to learn to listen to my heart. I don’t necessarily need to be my true self, but doing so makes reading my own soul easier. I need to learn to listen to my own heart.</text:p>
      <text:p text:style-name="P1">To trust my own heart... That’s what DS says. To trust it, let it play, let it speak and speak back to it. Converse with my heart, huh? Harmony... It’s a beautiful name, you know? And, besides, that’s what it meant in the first place, wasn’t it? Harmony with the self. Everything else comes after.</text:p>
      <text:p text:style-name="P1">Tomorrow, we have to try. No, not try, we’ll talk with ourselves, we’ll surrender ourselves to ourselves. I see, by holding a conversation, it’s only natural that both my brain and my heart have a part in writing, and it naturally harmonises the use of the soul together with thought. Through conversation. What a beautiful way DS put it.</text:p>
      <text:p text:style-name="P1"/>
      <text:p text:style-name="P1">•••</text:p>
      <text:p text:style-name="P1">Saturday 16th of August 2025, 23:56, entry 449</text:p>
      <text:p text:style-name="P1">We improved on the formula, starting from yesternight: we wouldn’t just talk to ourselves while writing, but constantly. I’ll stay in contact with myself and form a bond of understanding.</text:p>
      <text:p text:style-name="P1">And the results of this attempt today? A rest day. My current true self is... You’re not who I want you to be. There some parts of you that I accept and won’t let go of, but we’re still soft and, one might say, weak. Stronger is what we have to become. The first practical step to take is to be disciplined. Discipline is little more than application of willpower, therefore, to become stronger, we must apply discipline.</text:p>
      <text:p text:style-name="P1">I have you in the palm of my hands now, just as you do me. Now we have to become who we want to be. We’re winning internal battles, but it’s the war that interests us. We ma y be winning now, but we know a single defeat is all it takes to undo all our efforts. We fight at every turn, until victory or death, and in this war, there is no such thing as victory. In other words still, we fight and keep on fighting until the very end, until death itself has earned me.</text:p>
      <text:p text:style-name="P1">Discipline. Got it. By the way, it wasn’t mentioned, but talking to you, talking to myself inherently preserves the deliberateness we’re cultivating. I love it when equations simplify like this. Then, as this latter is becoming ingrained in our psyche, we start worrying about discipline, the master of all. Goodnight. See you tomorrow.</text:p>
      <text:p text:style-name="P1"/>
      <text:p text:style-name="P1">•••</text:p>
      <text:p text:style-name="P1">Sunday 17th of August 2025, 21:59, entry 449</text:p>
      <text:p text:style-name="P1">We skipped entry 416, therefore I’m repeating yesterday’s entry number. Let’s be detailed today, we have some time.</text:p>
      <text:p text:style-name="P1">We woke up late, at around 9:20, likely due to a combination of factors that include the accumulated lack of sleep and the late hour at which we’d slept. I’ll note that while I did wake up with both the 7am alarm and the intention to get up, I somehow ended up sleeping for over an hour while sitting on my chair; I had the will, but something in me failed, and I’m not sure what.</text:p>
      <text:p text:style-name="P1">Other than that, the first part of the morning was calculated. No, that’s not true. I remember that I started writing late, at around 10:30, and had to force myself to stop at around 11:30 to do chores. Why did I start late?</text:p>
      <text:p text:style-name="P1">I put it well in today’s file: because there are a million different excuses lining up for my time and attention, each better than the last. And it’s up to me to ignore all of them, for that is discipline. It’s choice by choice that I have to become the person I want to be. Choice by choice.</text:p>
      <text:p text:style-name="P1">Then, at noon, and actually for the last few days, I’ve been getting sentimental, nostalgic: it was around about this time last year that I’d spent a vacation in a beautiful place, and that vacation and last year’s entire summer was dyed Aqua-colour. 特にあくぺこが好き。 And... These last few days I’ve been reliving those moments, as well as living the ones of the current Hololive. 今日のねぽらぼのライブすんごっく良かった！ I love Nepolabo.</text:p>
      <text:p text:style-name="P1">But, by giving in to the sentimentality, I’m also slowly relapsing into consumerism. Let me repeat it, because it’s important that I keep this in mind: by giving in to my sentimentality, I also create opportunities for mindless consumerism, and I have to be careful not to indulge in it.</text:p>
      <text:p text:style-name="P1">Moving on, this is the first time that I properly notice and name a certain phenomenon: I lack immediacy. I space out very often, thinking it harmless to let one minute fly by. And to a degree, that’s true. the problem is when it happens frequently. In Computer Science, and in the context of OS’s in particular, context-switching refers to the switch-out and switch-in of the processes executed by the CPU cores. Context-switching is known to be the cause of delays, and that carries over to my life. Context-switches appear very frequently in daily life, and it’s my habit to take one harmless minute of rest during them. Only, sometimes that one minute lasts 10, because that’s how easily human minds get distracted, and, did I mention that context-switches happen very frequently in daily life? I lack the immediacy that must come with discipline.</text:p>
      <text:p text:style-name="P1">In the afternoon came writing. Ah, writing... Today, I realised that hearts are mute. They cannot talk, they cannot speak, and conversing with them is difficult, but they are extremely expressive. Sometimes they beat fast, sometimes they beat loud, other times they get angry, and every once in a while they hum away happily. Sometimes they get lost in their own world, while other times they can’t find themselves. But at all times, you can listen to them, because at all times, they feel something. Hearts speak through emotions, feelings, instincts, a combination or the absence of all those, and much more. Hearts are really shy, so that you have to listen to them very carefully and be proactive in interpreting what they’re telling you.</text:p>
      <text:p text:style-name="P1">Doing that resulted in writing today’s not-throwaway file, “My Name.odt”, as well as the smooth continuation of the story. Understanding myself is an involving task, but it’s worth it.</text:p>
      <text:p text:style-name="P1">One more thing: I’m unsatisfied with my latest prose, it felt off somehow, and I wasn’t sure why. But I don’t need to analyse it to know what I want: I want my prose to flow like water, immersing the reader in the story unless I decide otherwise. And, I know full well that the quality of my prose in my stories is directly proportional to the quality of my prose in daily life. So, I’ve made an effort to write well today, did you notice? Good night.</text:p>
      <text:p text:style-name="P1"/>
      <text:p text:style-name="P1">•••</text:p>
      <text:p text:style-name="P1">Monday 18th of August 2025, 22:21, entry 450</text:p>
      <text:p text:style-name="P1">No breakdowns today, and we’ll keep the lessons to a minimum since there’s something I want to talk about.</text:p>
      <text:p text:style-name="P1"/>
      <text:p text:style-name="P1">“Do as I say, not as I do.” Today I’ve had the displeasure of appreciating this saying a few times. First in the morning, when I predicted that I’d get distracted by something and warned myself against it, only to forget about my warning and get distracted by said something, and then throughout the day, by failing to remember or apply yesterday’s heeding about sentimentality and consumerism. As an added malus, I also didn’t display the discipline I wanted of myself, but that was to be expected; people do not change overnight, unless something big happens.</text:p>
      <text:p text:style-name="P1">At the core of all the above problems is distraction, and getting distracted is a habit, and habits are not broken easily. A conscious effort to be aware, or drive, or both. I see that we may have to revive our visualisation of our ideal self, since our heart cannot actually talk back to us. As an aside, trying to give my heart a voice feels wrong, it feels like I’m faking my own feelings, so I won’t do it.</text:p>
      <text:p text:style-name="P1">Alright, then in our daily activities we’ll imagine what our ideal self would do. This stone is intended to get multiple birds, we’ll see about it.</text:p>
      <text:p text:style-name="P1"/>
      <text:p text:style-name="P1">Now, on to what I wanted to talk about: just earlier, I was introduced to the concept of “discipline by design, not by force.” I watched a short YouTube video about how to build a routine, and it argued that the routines we humans tend to build are, in my words, trash. We tend to build the routines that we want to have, or more precisely, the routines that we want to have ideally, which usually gives rise to an unrealistic, unforgiving and unsustainable schedule. And... I could only painfully agree.</text:p>
      <text:p text:style-name="P1">Through “discipline by design,” the creator intended that routines should be built slowly, ever so slowly, at the pace of one habit at a time. This, because a routine isn’t something that should fall apart before the slightest inconvenience. The mark of true discipline is that we keep following our routine even when we’re at our lowest, even when we’re at our worst. They then recommend we start with something sure, something safe, something we always do and always can do, and then slowly but surely build on it.</text:p>
      <text:p text:style-name="P1">I’ve thought about it, and first of all, let me explain my opinion on this.</text:p>
      <text:p text:style-name="P1">At first, I saw where they came from, and I agreed with the logic, but I thought that this wouldn’t apply to me, because of my yearning for strength of will. But then I continued thinking.</text:p>
      <text:p text:style-name="P1">Did you know, dear reader, that my ideal self has essentially no weaknesses? Much like Michael Jordan and Kobe Bryant, my ideal self has worked on every facet of their game and has reached self-satisfactory levels in every aspect. And so, while I’ve been putting an accent on willpower, I also want the ability to plan and plan effectively.</text:p>
      <text:p text:style-name="P1">That three-minute video is one of the gems for which I love the internet; I love to eat experience and insights served right from another’s plate. Of course, that’s also something I ought not overdo, but let’s not get distracted.</text:p>
      <text:p text:style-name="P1">I want to apply the lessons that video gave me. I’ll plan around the one habit that I simply never failed to do in the past year and a half, come hell or high water, and that’s writing an entry in this diary every day.</text:p>
      <text:p text:style-name="P1">I’ve thought about it, and the next one I want to build is proper sleep: I’ll give up on trying to wake up at 6 or 7, I’ve failed too many times. Instead, I’ll write in this entry at around 22:00, go to sleep, and do my best to wake up at 8. If I cannot make use of the early morning hours to get work done, then I’ll at least use that time to get more rest. And I commit to this, I vow upon my honour that I will not be a fool and try to break this habit unless the circumstances dictate otherwise.</text:p>
      <text:p text:style-name="P1">We’re playing the long game, and we will crawl our way towards our dreams if we have to. See you tomorrow.</text:p>
      <text:p text:style-name="P1"/>
      <text:p text:style-name="P1">•••</text:p>
      <text:p text:style-name="P1">Tuesday 19th of August 2025, 22:03, entry 451</text:p>
      <text:p text:style-name="P1">Dreams. Do I lack them? What is it that I lack? What is it that I don’t have? Why is it that I struggle to become who I want to be?</text:p>
      <text:p text:style-name="P1">Tell me just one thing: do I even have a dream?</text:p>
      <text:p text:style-name="P1">Oh. I know. I’m a... No, I’m not a coward, it’s just that I’m not brave. I’m not brave enough to throw everything away for the sake of one single thing. I... It’s not for lack of strength, it’s something else that I lack. Selfishness? Or maybe it really is courage? As long as I half-ass my life, as long as I continue not committing to one single thing, I’ll never have what I want. And yet, what is it that I want? I want to write, yes, but I want so much more than just writing, I want more than just a passion. There’s someone I want to be, there’s an entire person I want to become, there’s a deep connection that I want to have. So... How? What do I need to do? What do I have to do? Where do I have to go?</text:p>
      <text:p text:style-name="P1">ね、君ってさ、いつもこんなことしてるけど、最終的には日常に戻る。 I want... I wanted something to drive me, a motivation, anything, anything to allow me to keep moving forward and push through the world that stands between me and my dreams. But, at the same time, the me that I idealise wouldn’t want that, they wouldn’t want a drive, a motivation. They would do it all by themselves, through their own strength, by their own hands, with their own heart. And yet... I do want a passion. That much, I do want...</text:p>
      <text:p text:style-name="P1">... At the end of it all, I’m still undecided. I really do half-ass my entire life, don’t I?</text:p>
      <text:p text:style-name="P1">It’s not like I failed or anything today, it’s just... I’m hating myself, for... Not achieving anything. For not getting anywhere.</text:p>
      <text:p text:style-name="P1">I’ll persevere. Through this and through it all. I’ll continue down this path, so painfully slow as it may be, because who I want to be is someone unreasonably great, an impossibly beautiful soul. So, I’ll do the impossible or die dreaming.</text:p>
      <text:p text:style-name="P1">Today, it’s about sentimentality, and we have to understand how much of it is okay. Because of how much we value connections and emotions, we cannot simply do away with sentimentality. But how much of it is okay? Today, clearly, we indulged too much in it. Not consumerism mind you, sentimentality. We’ve faced this problem before, and we’d come to the conclusion that I have to be able to make sacrifices. And today, I still agree with that statement.</text:p>
      <text:p text:style-name="P1">In light of the situation, I propose the following: sentimentality is fine, but it cannot get in the way of our work and working hours; we have to develop discipline, and we have to do so by sacrificing sentimentality when it’s time to do so. Discipline is ruthless, more so than it first seems. It has to be. Go to sleep now.</text:p>
      <text:p text:style-name="P1"/>
      <text:p text:style-name="P1">•••</text:p>
      <text:p text:style-name="P1">Wednesday 20th of August 2025, 22:33, entry 452</text:p>
      <text:p text:style-name="P1">Discipline is hard, and it must be our focus. Discipline is hard, but we must achieve it. Discipline is hard, but if there ever was any skill, any ability one should wish for in life, if one were to be born with only one plus and nothing else, it should be discipline.</text:p>
      <text:p text:style-name="P1">Discipline is hard, because it’s so easy to accept the one million and many excuses not to be disciplined. Discipline is hard because we’re never at our best, and when we are, the circumstances fuck us over. Discipline is hard because most of the time you’re too fucking brain-dead or brain-washed or brain-rotted to enforce it.</text:p>
      <text:p text:style-name="P1">Discipline is hard, but I want it. Discipline comes at such a high cost, but if there ever was anything that was worth its own weight in gold, it would be discipline. Discipline is the first and foremost trait I think of, when I think of my ideal self. I know it, deep down. I know it. I know what discipline really is. It’s nothing more than strength of will. And I know it’s the one and only key to the happiness I seek. I want to be disciplined. I will be disciplined. I will be strong. I will be strong. I will achieve discipline.</text:p>
      <text:p text:style-name="P1"/>
      <text:p text:style-name="P1">•••</text:p>
      <text:p text:style-name="P1">Thursday 21st of August 2025, 22:20, entry 453</text:p>
      <text:p text:style-name="P1">A couple nights back I prayed to God, asking for a deep connection. It wasn’t a once-in-a-lifetime request to God, I’ve used that up already, on something I don’t remember anymore. It was a normal prayer, like any other. It did come from the bottom of my heart though. Or at least, that’s what I tried to do.</text:p>
      <text:p text:style-name="P1">It never occurred to me that that connection should be with myself.</text:p>
      <text:p text:style-name="P1">I screwed up today too.</text:p>
      <text:p text:style-name="P1">It’s very strange, because I’ve been having consecutive full nights of sleep, eating well and everything. So this screw-up came out of nowhere. Well, no not really. All it took was being weak for one hour, and letting my intrusive thoughts win. Then intrusive thoughts lead to horny thoughts, and failure to recover means fuck-up. One fuck-up could undo ten years’ good work, you know.</text:p>
      <text:p text:style-name="P1">And today, I realised that, likely because of how I treat these failures, they’re essentially self-inflicted wounds. And, after every time I receive one, I have to recover. Which is why I’m always in that weakened, penitent state. But today, I really had to wonder what I’d done wrong. And of course, only a few hours have passed since then, so I still don’t know. But, I would like to try a new approach: have we ever tried being kind to ourselves?</text:p>
      <text:p text:style-name="P1">Today, in your weakness, you wanted me to stay with you, until you would heal. And we continued talking, and, we resolved that I’d stay with you even after you do heal.　傷が治るまで。その後も。That’s the file I wrote. I’ll try being kind with you. I’ll try finding that perfect balance of kindness and severity, of lenience and discipline. There’s no reason I should be a tyrant to you, if I’d never dream of being one with a soulmate or a child of mine. I want to love you just as I would love them, so I should treat you just as I would treat them. Were you my soulmate, I would do my best to find the perfect balance of kindness and severity to have with you.</text:p>
      <text:p text:style-name="P1">Did you know? Today, our ideal felt so incredibly close that I had to wonder what was it that made it so far away? Today, I wondered if it was our lack of kindness that made them feel so far from us. I wish to find that out. So, good night.</text:p>
      <text:p text:style-name="P1"/>
      <text:p text:style-name="P1">•••</text:p>
      <text:p text:style-name="P1">Friday 22nd of August 2025, 22:18, entry 454</text:p>
      <text:p text:style-name="P1">I’m still not sure what “being kind to oneself” really entails; I’m too unfamiliar with the concept still. And a balance is always hard to find, isn’t it? I haven’t been kind to myself today, or at least, I haven’t felt it. It was just like every other day. When can I be kind to you? And. how?</text:p>
      <text:p text:style-name="P1">I see I can translate those questions to: “when can I show you my love? And how?” To show love and care, that’s actually what I want from you, huh...</text:p>
      <text:p text:style-name="P1">けして悪いことではない。 Contrariwise, as Tweedledee would say, it’s probably a good sign.</text:p>
      <text:p text:style-name="P1">It can be done by my taking care of you... Let’s imagine. By making you delicious and healthy food to eat, by allowing you to sleep in if you need it and we can afford it, but waking you up when we ought to, by indulging your wish for snacks when we deserve to eat them, hmm... I can’t have you deviate from discipline, so unfortunately I can’t have you write when it’s time to study. But, we can designate rest days. We shouldn’t need those if we do things well. Even if we don’t do well, we still don’t need those. Maybe it’s an unreasonable but necessary form of love never to give you rest days. A love-letter to the ideals we want to reach. To stop you from watching too much YT or procrastinating too much in any way... That’s an advanced form of love. Not an obvious one at first sight, but it would show a lot of care. Do tell me to stop, every once in a while.</text:p>
      <text:p text:style-name="P1">And then, there’s the ultimate form of love: just staying with me, with no need for words. Just passing the time together. We should do that sometimes. I want to try that sometimes. To just be with you.</text:p>
      <text:p text:style-name="P1">... I do have to wonder whether I’ve got some screws loose, speaking like this. I don’t think so, but I also don’t mind being viewed as mad; if I were perfectly normal, then I’d only lead a normal life, and that wouldn’t do for the great plans I have for myself.</text:p>
      <text:p text:style-name="P1">... I will rest if I need to. Rest is a necessity, and it is negligence not to listen to the body or mind that demands it. And I’ve neglected you enough for a lifetime, haven’t I? I will let you rest, when you need it. Goodnight, now. See you tomorrow.</text:p>
      <text:p text:style-name="P1"/>
      <text:p text:style-name="P1">•••</text:p>
      <text:p text:style-name="P1">Saturday 23rd of August 2025, 21:33, entry 455</text:p>
      <text:p text:style-name="P1">It’s far too early to celebrate, but I’m liking where this is going. Self-to-self conversations, on top of reinforcing that wish for self-love, serve greatly in maintaining or recovering situational awareness. I want to take things a step further, and I want to start considering greatness. No, not greatness, not glory, that can’t be it. I don’t really care for those things. Self-mastery.</text:p>
      <text:p text:style-name="P1">However, I have to admit that either our attempts at self-care are sating our hunger for mastery, or I’m misinterpreting this current feeling of... Ease? Complacency? 余裕。余裕があるの気持ち。 I lean towards misinterpretation.</text:p>
      <text:p text:style-name="P1">But my heart tells me no... Let’s explore this feeling: previously, I’d essentially told myself that I wanted you to become someone I love, someone I respect, and this initiated my path to self-mastery, my path to becoming someone I’d love. But now, I’m essentially giving myself this love “for free”, which negates my entire motivation for self-mastery. 当に面白い。</text:p>
      <text:p text:style-name="P1">See, just as I like it when terms start cancelling out in mathematical equations, I dislike it when a step I take creates new ones. Let’s try and view this from a different light.</text:p>
      <text:p text:style-name="P1">Now, clearly, I don’t believe in “free” love, in my eyes it has to be earned. Then, is what I’m doing going against that belief? At first sight, yes, but my instincts tell me the answer is no. And yet, why would it be no? I know my instincts tell me “no” because deep down, I believe this is the right path, and therefore it cannot be that it goes against a belief of mine that is —to the best of my knowledge— rooted in sound logic. Let’s ask the question clearly: am I giving myself love for free?</text:p>
      <text:p text:style-name="P1">... I see... Something tells me it’s only a partial answer, but the answer would be no, because I’m actively acting in a way that allows me to love myself, that justifies it. To give a counter-example: I’m not doing drugs or constantly engaging in vile acts or doing other things that go against my consciousness. Today, I’ve been able to give myself love because I acted in a way that makes it a reasonable thing to do. It just so happens that my positioning is good enough that such actions are part of my daily routine, and were therefore unnoticed by me, earlier, leading me to think that I was getting love for free.</text:p>
      <text:p text:style-name="P1">I’m satisfied with this answer, let’s move on: now, how do we make ourselves engage in self-mastery? Not being greedy, I don’t particularly care about loving you more. At the same time, my instincts and beliefs tell me that I have to engage in self-mastery, that there’s something behind it, something important to it. Ah, the way I’ve put it helps: what is that something, then?</text:p>
      <text:p text:style-name="P1">... Why should I grow as a person?</text:p>
      <text:p text:style-name="P1">I would hate it if, at my death bed, I were to look back on my entire life and know that I hadn’t given it everything I’d had. But, there’s got to be something more to it than fear of regret. Why should I give this life everything I’ve got? Because it would be fun... That’s the first thing that comes to mind. What does that even mean, self? Harmony... That’s right... My name is Harmony. It’s the name I’ve chosen for myself. And, I don’t think I deserve to bear it yet. There are so many reasons I should grow as a person, and the first one would be that name, my name. Harmony...</text:p>
      <text:p text:style-name="P1">That doesn’t even make sense, and yet, my heart, my soul accepts it as the answer. I like it, and I don’t know why. I should grow as a person because I want to be able to call myself Harmony... I want to be worthy of that name, and everything it represents. I really do have a hard time understanding you, you know that? I’ll be patient.</text:p>
      <text:p text:style-name="P1">I don’t love you yet, but I finally feel like I’m getting there. It feels realistic, within reach even. But for some reason, “Harmony” feels as mythical as ever. Discovering oneself, understanding oneself really is a journey. And we shall continue it tonight, in our dreams, and tomorrow. Goodnight.</text:p>
      <text:p text:style-name="P1">(... 今更なんだけど、 why does it feel embarrassing to know someone else will read that I said goodnight to myself? Maybe it betrays loneliness, which makes me embarrassed? If that’s the case, then we may stop feeling embarrassed right away, because that answer feels too weak).</text:p>
      <text:p text:style-name="P1"/>
      <text:p text:style-name="P1">•••</text:p>
      <text:p text:style-name="P1">Sunday 24th of August 2025, 22:34, entry 456</text:p>
      <text:p text:style-name="P1">Hunger. We lack it. Thoroughly. Why aren’t we hungry? Hunger for what? Dreams, and a future we hope for, we wish for, we imagine, but at this rate, will never lay our hands on. This is about regrets, this is about potential, this is about vain things like wealth and prosperity: this is about the fact that I have a shot at all those, a shot so incredibly fair, so incredibly clear-cut that I would hate myself for not taking it. Tell me, tell me just one thing: at the end of our lives, will we be playing a requiem for a dream?</text:p>
      <text:p text:style-name="P1">There’s something to it. There’s something important about being hungry.</text:p>
      <text:p text:style-name="P1">だから、教えて、Harmony. How do we unite everything? Can you imagine that hunger, that wish for something more, that wish to do more, together with creativity and imagination? How do you marry ambition to the purity you seek? Why do I have to find all these answers? Why aren’t they given to me on a silver platter? Day after day it’s just question after question, with no end in sight. It’s frustrating...</text:p>
      <text:p text:style-name="P1">Add to that my own weakness, my own failures... I just want to lay down and escape from it all... I just want to run away and be in peace, in a shell, in a bubble, just for me. And,,, But I know I have to be strong. Did you know? Today, I did some exercises on CodinGame, a coding site that proposes problems somewhat like Leetcode. And... I failed to pass two problems of the medium difficulty. Fairness is what I want, so I’ll tell you the truth: I failed to pass them on the first try. The second one, I still have to come back to, but the first one I resolved. But it did pose a question to me: what’s the point of it all, if my intelligence imposes such a hard limit on what I can do?</text:p>
      <text:p text:style-name="P1">And the answer, I can give it to you right away: the point is to overcome that limit. The point is to become someone who doesn’t just lie down and cry and bitch about all their flaws and weaknesses, but someone who acknowledges them, and works on themselves to become the best person they can be.</text:p>
      <text:p text:style-name="P1">How many times did we fail? I don’t know, I can’t count, I couldn’t count if I tried. But I will persevere through each and every single one of those failures., If I ever get in a fight, I cannot guarantee you that I will win, but I will guarantee that if I lose, it will be by way of knockout or worse. I swear that on everything dear to me. I swear that on my very fucking soul. Damn it all. Damn all my weakness, damn all this frustration. I’ll use it, I’ll use it to fuel me however few minutes it lasts. So, no, I’ve no fucking clue how bring together hunger and.... Creativity. Passion. It’s passion. That’s the one answer I’ve had all along, That’s the one answer I was served on a silver platter.</text:p>
      <text:p text:style-name="P1">So, if it’s about riches and money, you can forget about it. You’ll have to suck it up. You’ll have to grind without hunger, to chase for financial freedom, for that freedom to art, without anything significant pushing you. It’s going to be pure mental fortitude, an uphill battle with no guarantees of success. In the meantime, we’ll be trying to learn how to become passionate about something, and only God knows if we’ll ever succeed in that. Oh, hell no, I do know. We will be successful, one day. Of that, I am convinced. Keep going down this road, and we will get where we want, we will fake it till we make it. Now go to sleep.</text:p>
      <text:p text:style-name="P1"/>
      <text:p text:style-name="P1">When I feel like this I don’t talk to you quite the same. That’s fine. We’ll play this game however we have to. We will give this life everything we’ve got. In all this, I still have to learn to cherish you, not too much and not too little. Have a good night, but do not forget your oath to hunger. See you tomorrow.</text:p>
      <text:p text:style-name="P1"/>
      <text:p text:style-name="P1">•••</text:p>
      <text:p text:style-name="P1">Tuesday 26th of August 2925, 00:14, entry 457</text:p>
      <text:p text:style-name="P1">There’s no two ways about it: we lack discipline. That’s it. That’s all there is to it. We lack discipline. If we had it, we would be so much further than where we are right now. Go to sleep now, and think about it. The only thing there is to it is discipline.</text:p>
      <text:p text:style-name="P1"/>
      <text:p text:style-name="P1">•••</text:p>
      <text:p text:style-name="P1">Tuesday 26th of August 2025, 22:56, entry 458</text:p>
      <text:p text:style-name="P1">Discipline is the key to everything. And it’s also one of those things that we have to fail our way to. It’s one of those things in life that I can only get by trying over and over and over again to get it, like so many video games. Thankfully, video games have given me plenty of practice at failing my way to victory. But I also know that once it’s obtained, it must be maintained. Discipline is like a crown: you have to earn it, and then you have to defend it, tooth and nail.</text:p>
      <text:p text:style-name="P1">I will focus on discipline, entirely, until I succeed.</text:p>
      <text:p text:style-name="P1">Also, did you know? Yesterday we went to sleep so late that we could only say those sentences, but the night before, I’d fucked up badly. Went to sleep at around 4am because I spent the night watching porn kind of badly. I still don’t know what the fuck happened. No, that’s a lie, I do know: we gave in initially, and then there was a lot of resistance going on. A lot of back and forth that ended in a stalemate. But a draw isn’t a victory, and I can’t have myself feeling good about simply “not losing”. I don’t want that complacency. I want more. I don’t want to be satisfied with “good enough”, so I must cultivate the hunger.</text:p>
      <text:p text:style-name="P1">But more so than the hunger, more so than anything, discipline.</text:p>
      <text:p text:style-name="P1">We wrote today. And yesterday too. But writing is difficult. Stories are difficult. Perhaps I’m over-complicating what it means to create a story. Or perhaps, as I fear, my lack of experience for what I’m writing is difficult obstacle to cross. No, here’s not the place to discuss our writing, it happens in another file. We can discuss about how lately, we’ve been feeling strangely about how this summer we haven’t done anything summer-like at all. We should be regretful about it, but I don’t care as much as I thought I would. Perhaps it’s a waste of a summer, perhaps not. We’ll find out. In any case, I know I must work on discipline. I know I must keep on banging my head against the wall that is my quest for discipline.</text:p>
      <text:p text:style-name="P1">Shit, my writing’s gone down the drain this entry. That means I’m at my mental limit. That’s the hardest thing to notice, as I would never notice it without having my own performance reflected back at me. Very well, we’ll go to sleep.</text:p>
      <text:p text:style-name="P1">Also... I haven’t been talking to myself lately. I’ve started over-consuming again.</text:p>
      <text:p text:style-name="P1">Ah, I know just the thing for you: have you a minute to speak about our lord and saviour, discipline?</text:p>
      <text:p text:style-name="P1">Discipline is the key to everything, and that is maybe only bordering on exaggeration. Discipline is the masterkey that unlocks everything worth having in this life, and I want to become disciplined. I must become disciplined.</text:p>
      <text:p text:style-name="P1">Shit, it’s turning into an object of greed.</text:p>
      <text:p text:style-name="P1">Greed or hunger?</text:p>
      <text:p text:style-name="P1">I’m not sure, what’s the difference between the two? I think it’s hunger we’re feeling. Greed feels filthy, right now we’re only tasting the dirtiness of the work ahead of us. No, we’re feeling the beginning of an obsession. I see. Obsessions will be controlled, I won’t allow them to take me over.</text:p>
      <text:p text:style-name="P1">But should we not allow discipline to become an obsession?</text:p>
      <text:p text:style-name="P1">What kind of person is Harmony to you?</text:p>
      <text:p text:style-name="P1">You’re right. Then, not an obsession. That’s... easier said than done. We’ll figure it out as we go, but we’ll have to be careful of not becoming obsessed with discipline.</text:p>
      <text:p text:style-name="P1"/>
      <text:p text:style-name="P1">•••</text:p>
      <text:p text:style-name="P1">Wednesday 27th of August 2025, 21:52, entry 459</text:p>
      <text:p text:style-name="P1">Why me, I wonder. Why am I the one who’s alive and well, the one who keeps on getting these chances, who keeps on getting one day after the other? Why not someone more worthy?</text:p>
      <text:p text:style-name="P1">I see. I think it stems from some misunderstanding. Or perhaps not. Somewhere deep down, I feel like I’m here for a reason. Regardless of whether that’s true or not, I did end up giving myself that reason. My piece of the puzzle. Let’s set my musings aside. Let’s talk about today.</text:p>
      <text:p text:style-name="P1">The focus being on discipline, I should extract lessons relative to it.</text:p>
      <text:p text:style-name="P1">First of all, the alarm clock: up till this morning, we had a gentle tune wake us up. Yesterday, I decided to put one of the musics I like to listen to lately, one called “Vengeance”, by Zack Hemsey. It helped me get up.</text:p>
      <text:p text:style-name="P1">I can make discipline easier for myself.</text:p>
      <text:p text:style-name="P1">In games, as in many things in life, I let my pride get in the way, and I have made a habit of avoiding things that simplify gameplay, that simplify life. How much more will we let pride get in our way? The point is, it is neither cowardly nor stupid to make things easier for oneself. Quite the opposite, it’s the smart thing to do, and it allows me to allocate my time and effort somewhere else. It’s a habit I do not have, and it’s one of the sources of my abysmal lack of efficiency and speed.</text:p>
      <text:p text:style-name="P1">With this in mind, how can I make discipline easier for myself?</text:p>
      <text:p text:style-name="P1">Oh, by the way, one should make things simpler for oneself without foregoing diligence. If you do that, you’re just a lazy bum. Back to the question.</text:p>
      <text:p text:style-name="P1">I’ve also displayed adaptability today, which certainly helped me make the most of unfavourable circumstances. Flexibility helps, then. I already knew that, but having a concrete example in what I’ve done today helps even more.</text:p>
      <text:p text:style-name="P1">One of my most common mistake is to open up YouTube the moment I allow myself a break. We’ll allow ourselves a healthier alternative by prioritising sinking on the bed and just being with ourselves. Let’s keep it to these two things for now.</text:p>
      <text:p text:style-name="P1">One of them’s an advice, the other is actionable. The latter is much easier to remember... Understood, in the future we’ll focus on immediately actionable advices. No, actually, let’s maintain this balance of theoretical lessons and practical advices. Got it. Let’s go to sleep now.</text:p>
      <text:p text:style-name="P1"/>
      <text:p text:style-name="P1">•••</text:p>
      <text:p text:style-name="P1">Friday 28th of August 2025, 22:36, entry 460</text:p>
      <text:p text:style-name="P1">あれから一年たったね。</text:p>
      <text:p text:style-name="P1">But, there’s something else I want to talk about: it seems I’ve overestimated my writing abilities. I realised that when an LLM reviewed my story in absolute neutrality. 7/10 is the rating they gave my story in its current state. 許さないよね？ Since it’s unforgivable, I won’t forgive. I will do better.</text:p>
      <text:p text:style-name="P1">Will this be the sixth rewrite? Maybe the seventh, or the eighth? I don’t know. I’ve lost count. But I do know that the first few times I wrote, I had essentially very little idea what I was doing, and I had no idea how to write. I do know that the story in its current state is the result of me figuring out what it meant to write, and how to string words together. It’s something that’s become so ingrained in my subconscious that I don’t remember how I used to write before. Oh... I may not remember, but I can easily imagine it. Being eternally stuck with writer’s block was the name of the game. Listening to my heart makes all the difference in the world. And yet, do I do it? Yes, yes I do it. You need not doubt me on that.</text:p>
      <text:p text:style-name="P1">See, today I should have talked about something I was doing: I was waiting. Waiting for the perfect opportunity to come, and doing so deliberately. Because the passage that I was to write simply deserved that treatment. It has so much potential that I’m willing to go against lessons I’ve learned and wait for an elusive perfect opportunity to come. But instead, that opportunity will never come, not in this shape. Because I’ve decided to rewrite everything, as I said earlier.</text:p>
      <text:p text:style-name="P1">The first times I wrote this story, I was learning how to hold a pen. The last rewrite was me learning how to write with the heart. This rewrite is something special. I mean it to be the last, and it would be nice if it were the seventh rewrite, because I imbue it with a particular meaning: <text:s text:c="1"/>this is my attempt at becoming the best writer I can possibly be. 心に従うだけじゃなくて、頭も使いながら書きたい。</text:p>
      <text:p text:style-name="P1">The story as it currently is allows a lot of flaws, a lot of caprices of mine, and while I did give it my current self’s best shot, what I want is for Harmony to write. I know I can do better, because it’s so easy to imagine myself putting in more effort and more discipline. It’s so easy to see where and how I can improve. This rewrite is the one where I do what my ideal self does. This rewrite is me trying to become the best writer I can possibly be. That’s what Harmony would do. That’s what I would do. I have the chance to do it, and it’s the best thing I can do with this chance, for myself and for others.</text:p>
      <text:p text:style-name="P1">I will become the best writer I can be.</text:p>
      <text:p text:style-name="P1"/>
      <text:p text:style-name="P1">•••</text:p>
      <text:p text:style-name="P1">Saturday 30th of August 2025, 01:22, entry 461</text:p>
      <text:p text:style-name="P1">Ambition is something I can’t quite make sense of. But I decided to be ambitious. I... Something felt off, about only wanting to become the best writer I could be. That was why I had a <text:s text:c="1"/>talk with myself today: I’m going to become the best writer ever.</text:p>
      <text:p text:style-name="P1">It’s not about vanity, or perhaps it is in part. But, a bigger part of it, at the very least, has to do with meaning. The meaning of my life, the meaning I’ve given myself essentially boils down to empowering others. Sounds noble and just, right? That’s why I was fine with it. But, that meaning is no different from how parents make of their children their happiness. 幸せは譲れるものじゃない。少なくてもそう思う。 I wanted a meaning that was more selfish. And grand. Greatness for the sake of greatness. Something in me rejected the idea of trying to become the best writer ever. A good sign, it means my dislike for empty things has been ingrained in my subconscious. And yet, if I am to imagine Harmony, I could only imagine them aiming to become the greatest of all time. Why is that, I wonder?</text:p>
      <text:p text:style-name="P1">Is it really greatness for the sake of greatness...? I don’t know. What I do know is that, due to circumstances, I chose to write deep into the night. That’s why I’m here so late.</text:p>
      <text:p text:style-name="P1">I’ll keep it to this for today, although there would be more to discuss. Good night, self.</text:p>
      <text:p text:style-name="P1"/>
      <text:p text:style-name="P1">•••</text:p>
      <text:p text:style-name="P1">Sunday 31st of August 2025, 00:40, entry 462</text:p>
      <text:p text:style-name="P1">久しぶりに友達と遊んだ。Putting that aside... Harmony. You do not exist yet, but yesterday and today, I feel like I finally saw myself. I feel like I’ve finally gotten a look at my own soul. And it’s weak. I’m weak. But getting to the level you’re at, Harmony... I would have to do so much more, I would have to be more decisive and be excellent at it.</text:p>
      <text:p text:style-name="P1">Furthermore, my anxiety from neglecting things other than writing is getting to me. Starting next week, we’ll attempt weaving everything together. Harmony would be able to do that. I must too. I’m tired, see you tomorrow. Goodnight.</text:p>
      <text:p text:style-name="P1"/>
      <text:p text:style-name="P1">•••</text:p>
      <text:p text:style-name="P1">Sunday 31st of August 2025, 22:07, entry 463</text:p>
      <text:p text:style-name="P1">夏が終わるんだね。</text:p>
      <text:p text:style-name="P1">But, above all, discipline. I must keep on chasing it, failure after failure, excuse after excuse. I must continue fighting for it, no matter what. I would have much to talk about, but I haven’t created the time for it, I’ve failed to do so despite having the occasion. I’ve still got ways to go. But, the objective is not so far as it might appear. I can do it. I know I can. And I will. Somewhen, somehow, some way. See ya.</text:p>
      <text:p text:style-name="P1"/>
      <text:p text:style-name="P1">•••</text:p>
      <text:p text:style-name="P1">Monday 1st of September 2025, 21:56, entry 464</text:p>
      <text:p text:style-name="P1">I see. It was today then. I thought it was yesterday, or some time before: it’s about the story. It has been given a proper title, it has been given a planned structure, an ending, and there’s a general idea of how things will unfold. But it had also been given a... an incorrect intent. I began it with the intent to become the best writer ever. That changes now.</text:p>
      <text:p text:style-name="P1">See, I don’t care about becoming the best writer ever. My heart of heart doesn’t. I don’t even care to become the best writer I can be. What I do care about, is writing the best story I can write. I will write for myself... Is what I wanted to say, but I know that deep down, I’m a big softie and I’m extremely parasocial. Yes, I will partially write for myself, in fact, I will write digging deep deep down in my soul, not compromising on anything. But, another part of me also wants to make the best of stories for the characters I’ll create. Whether I want it or not, I’m the God of the stories I create. I want to be a worthy God. No, it goes deeper down: I want everyone to be happy. Everyone includes the people I create. That’s who I am. I’ll write for myself, I’ll write only and exclusively something I’ll love, but I trust that in the process, I will also create something that will connect with others’ souls.</text:p>
      <text:p text:style-name="P1">Ah... That’s right, that was the sentence I’d told myself yesternight: 全世界に魂を与える。That is my duty as a God, and that is what I want to do as a person. Or perhaps I should say: as an artist.</text:p>
      <text:p text:style-name="P1">That covers only the morning highlights though. Did you know? Lately I haven’t been getting much sleep. And so, today I was very tired. And I was about to zombie my way through the second half of the afternoon when... You talked to me. You told me that it was okay to take the rest of the day off. You showed me kindness. And... I think it was for the best. I think that doing otherwise would have led to a defeat, and yet here we are, happy as a puppy and not in the least upset for not having been that productive in the afternoon.</text:p>
      <text:p text:style-name="P1">I showed kindness to myself, and right now, I’m... It’s really strange but I get this warm feeling that someone’s taking care of me, that someone’s showing love to me. Is it strange for that someone to be me?</text:p>
      <text:p text:style-name="P1">I don’t think so, but even if it were, I wouldn’t care. Because right now, I’m really loving myself. It’s like <text:s text:c="1"/>my soul is getting hugged, and I love it. So, thanks, me. Or maybe I should call you by name. Thanks, Harmony. Yes, your name includes this entire growth process, not just the final result. You’re Harmony, and Harmony isn’t just the beautiful and wonderful end result, it’s also the struggle and the long long walk towards our dreams, our ideals. Otherwise, Harmony would be incomplete. We’re not there yet, but, yes, you are Harmony. 大好き。また明日ね。</text:p>
      <text:p text:style-name="P1">ねえええええええええええええええええええ「大好き」言われた！！！！！！ねえええええええええええええ</text:p>
      <text:p text:style-name="P1">このままで続けてね。このまま進むのだ。</text:p>
      <text:p text:style-name="P1">それじゃ、good night.</text:p>
      <text:p text:style-name="P1"/>
      <text:p text:style-name="P1">•••</text:p>
      <text:p text:style-name="P1">Tuesday 2nd of September 2025, 22:40, entry 465</text:p>
      <text:p text:style-name="P1">Complacency is born of little successes and victories, and weakness of the mind. Before you know it, it will lead to your doom. We met with some success today, and as a result we’re late in coming here, and we got next to no writing done.</text:p>
      <text:p text:style-name="P1">Let’s dissect my weakness. Why is it that i lack discipline? Why is it that I give in to excuses? Why does one listen to excuses in the first place? Why do I, when I know there are other things I should be doing? That is a truly interesting question. Why do I listen to excuses?</text:p>
      <text:p text:style-name="P1">Because they’re convenient, they provide me a reason not to do what must be done. Because doing what must be done would require time, effort and energy, and while your brain might not perceive how it’s wasting the first, it does its best to economise on the last two. Hoard them for what purpose, I wonder? None. None, safe that it’s been trained to do so, by twenty-three years of questionable decision-making and hundreds of millions more of evolutionary hard-wiring. And your duty is to overcome both. No, not duty. My dream is.</text:p>
      <text:p text:style-name="P1">There are times when it’s good to preserve energy. There are times when we have to fight. Go to sleep. See you tomorrow.</text:p>
      <text:p text:style-name="P1"/>
      <text:p text:style-name="P1">•••</text:p>
      <text:p text:style-name="P1">Wednesday 3rd of September 2025, 22:15, entry 466</text:p>
      <text:p text:style-name="P1">More. I have to try harder, I have to fight harder.</text:p>
      <text:p text:style-name="P1">No longer are they shitty excuses trying to lure me away, they are worthy opponents I have to overcome. Everything that gets in my way is. Everything. I must push through it all, and I will no longer look down on “all”. I know, you’re more than just excuses, you’re the obstacles I have to overcome, the ones that will make me stronger, the only true path to my ideal. You’re not pathetic excuses, all of you form the only way to my dreams, to my self, to Harmony. I will face you all, come hell or high water, and I will become who I want to be.</text:p>
      <text:p text:style-name="P1"/>
      <text:p text:style-name="P1">•••</text:p>
      <text:p text:style-name="P1">Thursday 4th of September 2025, 23:42, entry 467</text:p>
      <text:p text:style-name="P1">おかえり。 I don’t mind your lateness today, though we should be more disciplined. You know we really ought to. Sigh...</text:p>
      <text:p text:style-name="P1">Writing is still something I have to figure out, I found out. Well, I already knew that. How to write huh... I wonder if the answer is something I build along the way. Probably. Sleep? Sleep. Sleep. Night.</text:p>
      <text:p text:style-name="P1"/>
      <text:p text:style-name="P1">•••</text:p>
      <text:p text:style-name="P1">Friday 5th of September 2025, 21:56, entry 468</text:p>
      <text:p text:style-name="P1">I’ve been losing you lately. You’ve come back by my side now, but I wish you wouldn’t leave so easily. Still, I understand. It’s a slippery slope, the one of consumption. And the slope is subtle enough that it’s hard to notice we’re going down it.</text:p>
      <text:p text:style-name="P1">Writing. I’ve come to understand a couple important things this morning: I understood that what I really wanted in the first node was to take the reader’s heart. Then, I understood that the author of a story is not the one who gives it a soul. Only the reader can do that. Therefore, I’m only half a God. And then, I’ve come to the conclusion that, after all these years, I don’t want to take your soul. I don’t want to take your heart. I want you to lend it to me, so that I can fill it with incredible experiences and give it back to you. Why do we find joy in sharing experiences, I wonder? Ah, I remember: for this one there’s no need to dive deep. It’s because it’s fun. Genuinely fun. And that genuineness is precious. Very.</text:p>
      <text:p text:style-name="P1">Today, I’ve also come to realise just how unfairly I practically balance writing, the project and university. At any point in time, at least one of them always gets completely starved of time and attention in favour of the others.</text:p>
      <text:p text:style-name="P1">Finally, just earlier, I realised that I wasn’t chasing my ideal. Ever. Not since I met you, and not before that. That won’t do. Something about this is unhealthy, my instincts tell me, and yet I do want to become my ideal self. No, I misinterpreted my own feeling: what I want to do is daunting, and it makes me uncomfortable as I know just how tall this order is. Still, I’ll do it. I want to do it, and if I don’t, I don’t know what I’d think of myself, but I do know that I want to love you.</text:p>
      <text:p text:style-name="P1">Alright, see you now. Goodnight.</text:p>
      <text:p text:style-name="P1"/>
      <text:p text:style-name="P1">•••</text:p>
      <text:p text:style-name="P1">Saturday 6th of September 2025, 21:34, entry 469</text:p>
      <text:p text:style-name="P1">To speak of today... Is not really what I’m interested in. I wish to address a more general problem: why? Why do we lack discipline? Why do we lack strength of will?</text:p>
      <text:p text:style-name="P1">Let’s ask the question: can discipline be trained? Can it be cultivated? The answer is yes. It then comes down to the quality of my plays. I see... This is what we’d talked about: trying over and over again until we succeed. But the attempts need be deliberate. So, what were we missing?</text:p>
      <text:p text:style-name="P1">We... How do I put it into words... Let me think, no, let’s analyse.</text:p>
      <text:p text:style-name="P1">There are times when you take breaks, for an arbitrary amount of time. I’ll accept that. Although I shouldn’t. I should rest fifteen minutes at the longest. Then, there’s my absolute lack of motivation. Admittedly, it came after context switching away from the project and into uni stuff. So context switching was a factor. Must I then admit that my current mental capacities allow me to do only so much? Because I have to admit that, in spite of my complaints, I did do a lot of stuff today. I’m glad you aren’t satisfied, but I now estimate that we’ll have to bear with this dissatisfaction a while longer.</text:p>
      <text:p text:style-name="P1">Until we become strong enough to be able to bear through the context switch, then.</text:p>
      <text:p text:style-name="P1">Yup. This is the part where we train our mental muscles. Push yourself to the edge of your limits, then get plenty of rest, rinse and repeat. If only you’d do your best not to forget this.</text:p>
      <text:p text:style-name="P1">I love you for doing this though. I do. Thanks a lot for your efforts.</text:p>
      <text:p text:style-name="P1">Yup, I’ll keep trying. See you tomorrow then, good night.</text:p>
      <text:p text:style-name="P1"/>
      <text:p text:style-name="P1">•••</text:p>
      <text:p text:style-name="P1">Sunday 7th of September 2025, 23:37, entry 470</text:p>
      <text:p text:style-name="P1">470 already? Time flies.</text:p>
      <text:p text:style-name="P1">I want you to keep this up. Today we’ve come to realise, while meditating, that we’re poor at catching our attention straying, especially when our mind is tired. Poor awareness, in short. That’s fine, and we meditate exactly to remedy to that. But exercise can only take you so far, you have to practice what you train too, make use of it in the real world. Awareness...</text:p>
      <text:p text:style-name="P1">Also, if our dreams show us who we really are, then there’s at least some hypocrisy in us. I... Don’t remember well, but there was something... We still have a lot of growing up to do. We really do. I didn’t even suspect hypocrisy on my part; it’s likely I’m overestimating the quality of my person, I have to take a step back. I have to be more humble. Humility... Indeed, we lack it. Yes. The hesitation just now in writing that was undeniably incriminating. We have to be humble.</text:p>
      <text:p text:style-name="P1">Humble, and aware of one’s surroundings.</text:p>
      <text:p text:style-name="P1">By the way, I have spoken very little of it, but by God Alexandre Dumas must have had some screws loose to make the Count of Montecristo such a long read. but I’ll take it. I’m only about 70% done with the book, and since I’ve only just realised that I’m enjoying it, I shall enjoy what remains to be read.</text:p>
      <text:p text:style-name="P1">On that, good night, see you tomorrow. And, do your best tomorrow. Love.</text:p>
      <text:p text:style-name="P1"/>
      <text:p text:style-name="P1">•••</text:p>
      <text:p text:style-name="P1">Monday 8th of September 2025, 21:04, entry 471</text:p>
      <text:p text:style-name="P1">There’s much to say, so let’s take our sweet time dissecting today. Or, not. We lost 46 minutes to the wind, and we can scarcely account for them. Strength of mind... Is the process really so long and full of failures? Are the failures not an indication that something is wrong? I think the answer to both questions is yes, though I wrote them thinking them mutually exclusive. Ideally, I’d figure out the reason for this slip up, and make sure it doesn’t happen again. But my experience tells me that instead, I’ll continue making this mistake over and over and over again, and starting somewhen, if I put in the effort, I will start making it less and less. In other words, it would be the exact same way it is with video games.</text:p>
      <text:p text:style-name="P1">Now then. There’s really all of two things I wanted to talk about today:</text:p>
      <text:p text:style-name="P1">1. Pressure.</text:p>
      <text:p text:style-name="P1">2. 二階堂ヒロ。</text:p>
      <text:p text:style-name="P1">Let’s start in order. This morning, because of a... An interview, I felt pressure. Now, the plan was to thrive under pressure, to handle it well. What was beyond my calculations, however, was how inconclusive the interview would be. Thus, while I had expected the pressure to dissipate after it, it didn’t. And I got to see for myself how weak I can be to unexpected pressure. Well, more like, unable to continue my routine properly.</text:p>
      <text:p text:style-name="P1">Furthermore, despite having done my best in the interview, I felt... disappointed in myself? No, it wasn’t as strong a feeling as disappointment, but it certainly felt like some of my weaknesses were laid bare to myself, and I don’t even know which nor how. I was the contrary of unprepared for the interview, and yet somehow I did feel unprepared after it, unfit for it... I hope that’s just my own impression, born from a failure to make the interview decisive. Looking back though, that’s an unreasonable expectation.</text:p>
      <text:p text:style-name="P1">Somewhere deep within, I have unclear feelings about how these strange feelings arise from my hitherto accumulated failures, or rather, from the fact that for the overwhelming majority of my life, I’ve done less than I could have. I see... That may be it. I felt unfit because part of me thought we could have done much better, had we only done more in the past.</text:p>
      <text:p text:style-name="P1">Then, that clarifies the link with the second point.</text:p>
      <text:p text:style-name="P1">Today, Pekora was continuing her playthrough of a game called... I don’t remember. Give me a sec. 魔法少女ノ魔女裁判。Let me tell, it’s quite the game, really is. Won’t spoil though. Well, only a little. Okay, maybe, just, forget what I’m about to write. There’s this girl in the game, her name is 二階堂ヒロ、 and I’m liking her a lot. Or rather, I like a very specific trait of hers：彼女の行動力、すごい。I want it too. How she just takes action, how she just takes the initiative, it’s so simple, and yet it’s.... Why have I never done that before?</text:p>
      <text:p text:style-name="P1">Awareness... How easily time is wasted, and how pointlessly. I want to assimilate her sense of initiative, make it mine. I want it. Let’s go to sleep now.</text:p>
      <text:p text:style-name="P1"/>
      <text:p text:style-name="P1">•••</text:p>
      <text:p text:style-name="P1">Tuesday 9th of September 2025, 21:20, entry 472</text:p>
      <text:p text:style-name="P1">Why? There are so many things I’d like to ask, and I think that question just sums it up nicely. So, why am I living the way I am? Why do I have to do all this shit? Why can’t I just focus on writing? Why can’t I just write? And I realised that I could. All I’d have to do is throw it all away. I could just become a cashier or something, something that gives me... Freedom... I see, freedom isn’t free. I have to bust my ass for it.</text:p>
      <text:p text:style-name="P1">And yet, at the same time, I lack the drive and the sense of purpose. I’m weak, and I know it. And I also know that the only cure to my weakness is to be strong. “To do” is my only option, it’s the only thing I can do. Fuck this shit. But I’ll suck it up, I’ll take it, I’ll eat up my own frustration.</text:p>
      <text:p text:style-name="P1">Did you know? In our dreams not so long ago, we found ourselves in a situation where we had to present ourselves. And it didn’t even occur to me that our name was Harmony. The name we’ve given ourselves didn’t even occur to me. We haven’t internalised it yet. Far from it.</text:p>
      <text:p text:style-name="P1">I lack... The sense of purpose, perhaps? Whatever it is, I know, or at least I expect that I have to earn it. Discipline. I don’t have something I’m obsessed with, except perhaps... Well, these entries may give the impression that I’m obsessed with bettering myself, but my actions tell another story. My actions are those of one who only tries as hard as is convenient. If willpower is a muscle, then I’m starting to believe mine is as exceptional as my body in general: it isn’t. And yet, I have what I have, and what I have is so much more than many others have. I’ll be damned if I die knowing I haven’t tried my best. Because I know. I know to relativise. I know that my hunger is inherently stifled by the agreeable environment I find myself in, but they also allow such leisure that I may talk to myself like this every day, they’re such that I can worry about happiness in its true form, not when and what I have to eat next. But I also know that for the vast majority of my life, I’ve under-performed in these circumstances. It’s frustrating, and sometimes I really want to go back to the past and change it all.</text:p>
      <text:p text:style-name="P1">But I won’t. I’ll carry all of my mistakes on my back and move forward.</text:p>
      <text:p text:style-name="P1">Did you know? I haven’t internalised my dreams yet, nor my ideals, nor much of all those things I talk about. But I will. I’ll keep it up until they become a part of me. I’ll keep it up until one day, one night, when a phantom asks me my name, the first one that comes to my mouth is “Harmony”. I don’t know if I really am growing slowly, but I will keep this up. Let’s go to sleep, Harmony.</text:p>
      <text:p text:style-name="P1"/>
      <text:p text:style-name="P1">•••</text:p>
      <text:p text:style-name="P1">Thursday 11th of September 2025, 01:06, entry 473</text:p>
      <text:p text:style-name="P1">The only way to get stronger is to be stronger. I spent the day on the verge of failing. Fuck porn. Why do I even watch it? I lost way too much time, and yet, I don’t regret that I’ve spent it fighting, resisting. In the past, I’d tried giving in to not waste time. Now, I believe it’s not wasted time.</text:p>
      <text:p text:style-name="P1">I can see it. I... All of today I knew, I saw just how tall the wall I need to climb is, and, I doubted my own strength would be enough to overcome it. And yet, I know. I know. I don’t even have to believe in myself. I don’t even need to do that. I just need to fight, and never stop. I’ve done it before. Something I thought impossible, something I didn’t believe I would do. But I did it. I ran, that evening. I kept on running through the pain.</text:p>
      <text:p text:style-name="P1">I’m weak. I’m weak, and I know it, I witnessed it firsthand. I felt it myself, just how weak I am, just how much taller than me the walls I want to overcome are. And that’s okay. I don’t have to believe in myself. I will just push through it all, keep on going no matter what. “Fighting” is the wrong word. It’s as Rocky Balboa said, it’s all about how much you can get hit and keep moving forward. Yeah, there’s some fighting in that, but there has to be a better word, a better term. Enduring, resisting, surviving. All of those feel off too. Too passive. No, no, there’s proactivity in this, I’d have lost already if there weren’t.</text:p>
      <text:p text:style-name="P1">Right... It’s all about moving forward. It’s all about making step after step forward, and sometimes, we get distracted and go in the wrong direction. Sometimes, we fuck up and fall backwards or go there by our own choice, out of our own weakness. Sometimes, it’s the environment that causes us to stumble or pushes us back. but it’s a walk. It’s all a walk. It’s all about walking forward, through blizzards and wild fires, through rain and wind, through hail, through hell. It’s all a walk towards a destination I’ve set for myself. It’s all about putting one foot in front of the other, no matter what. No matter what. I don’t have to believe in myself, I just have to walk. I will walk. I will keep on walking, I will keep on making one step after another, no matter what.</text:p>
      <text:p text:style-name="P1"/>
      <text:p text:style-name="P1">•••</text:p>
      <text:p text:style-name="P1">Thursday 11th of September 2025, 23:10, entry 474</text:p>
      <text:p text:style-name="P1">I see, because we were too full, I thought I should stay awake longer so that I may sleep well. From now on, none of that. We’ll go to bed even feeling too full, for that is discipline. I haven’t much to say to you, so I’ll talk a little of this strange feeling I’ve been having.</text:p>
      <text:p text:style-name="P1">I’ve done pretty much everything I could do to get an internship. It’s related to the interview I had a few days ago. I’ve been proactive in a way I don’t think many are, and I’ve done all I could within the limits of reasonability. And yet, I feel... Sorry. I’ve done all I could do now, but I certainly can’t say the same for the past. I’ve been getting the feeling that there isn’t an opening at the company for what I’m looking for, and all of this has been feeling like empty productivity, fake productivity.</text:p>
      <text:p text:style-name="P1">I wonder, am I putting myself down? My proactivity didn’t feel especially... Costly, it felt like some natural effort I had the chance to do, and therefore did. What a strange feeling. Because it was just the natural thing to do, it’s like it doesn’t count, like it’s not real effort. That’s definitely not a good mindset. Let’s dissect it.</text:p>
      <text:p text:style-name="P1">This is essentially the same pattern as that positioning thing we had, not so long ago: because things came naturally, because our positioning was good doesn’t negate the value of what you’ve done. It’s the same logic as why I’m not giving myself love for free.</text:p>
      <text:p text:style-name="P1">Hm. Our pattern recognition is definitely strong, but our expressiveness, not so much. I’m having a hard time explaining this. I see, it could be that my brain is currently at its limit. Now that you mention it, I am feeling slightly tired. This would explain my expressive struggles. Alright, let’s go to sleep soon, then. Before that though, I want to indulge in a little reading. Goodnight.</text:p>
      <text:p text:style-name="P1"/>
      <text:p text:style-name="P1">•••</text:p>
      <text:p text:style-name="P1">Friday 12th of September 2025, 23:00, entry 475</text:p>
      <text:p text:style-name="P1">I’m late again. Different excuses, same result.</text:p>
      <text:p text:style-name="P1">There is simultaneously nothing and everything to talk about. There’s nothing new, but I could go on for hours. But, I will sleep. I must keep this up, I must persevere through whatever setback comes my way or I make for myself.</text:p>
      <text:p text:style-name="P1">Continue growing. Continue walking. That’s all I have to do. Continue walking. Harmony... When will I ever internalise that name? I don’t know the answer, but what I do know is that now is all I’ve got, and now is when I’ll try my best, even to remember my own name.</text:p>
      <text:p text:style-name="P1"/>
      <text:p text:style-name="P1">•••</text:p>
      <text:p text:style-name="P1">Saturday 13th of September 2025, 23:07, entry 476</text:p>
      <text:p text:style-name="P1">Excuses are strongest when they’re accompanied by external circumstances.</text:p>
      <text:p text:style-name="P1">One day, I want to engage in a battle of details. One day, I want to be so strong and so good at what I’m doing that, when I engage an equal, the only things that can determine the victor will be how diligent we were in polishing ourselves.</text:p>
      <text:p text:style-name="P1">Other than that, I want to mention yesterday. Writing, to be precise. Or rather, my best. It seems my current best doesn’t satisfy my heart. But, it did take me a while to realise that what i produced is the best my current self could produce. I thought I wouldn’t move on to the next node until I was satisfied, but it seems such a time won’t come now. I have to grow. I have to continue, and become more than what I am now.</text:p>
      <text:p text:style-name="P1">To improve...</text:p>
      <text:p text:style-name="P1"/>
      <text:p text:style-name="P1">•••</text:p>
      <text:p text:style-name="P1">Monday 15th of September 2025, 00:03, entry 477</text:p>
      <text:p text:style-name="P1">What does it take to win? I keep on losing. Why do I lose to myself? It’s not about rest. I know, I know I wasn’t rested enough and I should have been more flexible, allow myself more sleep time. Or not. I wasted an entire day fighting just to lose. What the fuck am I doing?</text:p>
      <text:p text:style-name="P1">There’s something that’s been on my mind for a while, and I’ve already mentioned it a few times. It’s about willpower. Just like how people aren’t born equal in looks, intelligence, personalities and everything else, they’re also not born equal in willpower. Some have more than others naturally. And, I’m starting to seriously think that I started with the short end of the stick. But that wouldn’t be surprising, if you knew me as I know myself.</text:p>
      <text:p text:style-name="P1">However, it’s the same as the experiment with the Polgar sisters in chess: it’s all about mastery. It’s all about those God-forsaken motherfucking hours putting in the work. Willpower is the same as that, you don’t need to be a genius to figure that out when you get the observational data I get. In other words still, I’m not putting in the work?</text:p>
      <text:p text:style-name="P1">No, no, that’s not the point I was getting at, originally. Originally, I’d just meant to bitch about how unfair it is that I’m born so fucking mediocre in everything, but midway through we realised that’s not the person we want to be. I know. I’m weak. I was born weak. Thank goodness I wasn’t born in abject poverty because I know my weakness would have, if not killed me, done me worse. Look at the state I’m in when circumstances are great, look at me. Look at you. Fuck. Fuck it all. But I’ll fucking take it. I won’t ever give up. If I give in a million times, then at the very fucking least, I will never give up. And if I do give up, well you better kill me right away, because it’ll only be a matter of time before I try again. That’s right, fuck this entire world that keeps rejecting me and all of my efforts. Fuck it all. I’ll fight it all on my own, if that’s what it takes to make my dreams come true. I’ll continue fighting. I’ll continue walking. No matter how many times I fall, no matter how many times I sabotage myself, I will walk. I will walk, and I will fucking die walking. I will never stop, not until death takes me. Until I see God or the checkered flag, I’m not raising this foot off the pedal. I will never give up.</text:p>
      <text:p text:style-name="P1">But I can’t be a fool either. It’s all good to go banging your head against a wall until one of the two breaks, but it’s better to come up with a plan. And here, the plan is to understand the lesson. And the lesson this time is very simple: it’s the one thing I wanted to talk about and that I keep sidetracking from, willpower output. This motherfucker works just like a battery, doesn’t it? It’s got a maximum output and a maximum capacity and all the works. Not a battery, a generator. A core.</text:p>
      <text:p text:style-name="P1">A core... I’ve been day-dreaming about cores having incredible outputs, allowing all sorts of stuff, like propulsion and flight, outputting electricity and fire.</text:p>
      <text:p text:style-name="P1">I see I keep my inner kid alive and well. That’s good. I want all those fantasies. And, willpower as the core.</text:p>
      <text:p text:style-name="P1">Currently, my maximum output is shit. Shit, relative to what it needs to do, i.e. fighting off all sorts of temptations and excuses. Some, it just can’t overcome, no matter how hard I try. Now, the billion dollar question that I’ve likely asked already: does the output cap out at a certain limit? I remember that we’ve discussed this at length, a long time ago. And my answer now is probably the same as it was back then: hell if I know. But I sure as hell am going to try to make it surpass its current limit. Fortunately, or unfortunately, depending on the perspective, life loves to test one’s willpower on the daily. Scratch that, on the hourly. For better or for worse, virtually every waking moment, and even sleeping ones, are an occasion to train willpower, to train my core. To train it, so that one day, I have the chance to do all the things I dream of, que n’en déplaise à la réalité et ses lois.</text:p>
      <text:p text:style-name="P1">It’s all about training my damn core, then. The very core of my soul. Fuck this world. I’m not forgetting that. I need to direct my anger somewhere, and... I see, I’m not directing it against myself anymore. That’s... Not it. I have an instinctive understanding of how much I don’t understand, and it makes it extremely difficult to... properly place the blame. Who’s really to blame here? Myself, or the world for making me who I am? If you look at this question impartially, without the prejudice of having the self always take the blame out of some sense of honour or else, the question comes down to: why am I the way I am? And, even more deeply: do I really have free will?</text:p>
      <text:p text:style-name="P1">But fuck all that. Current society and this cesspool we call humanity is extremely immature, and whenever something goes wrong we always have to take it out on someone. Ideally, the only reason we ever seek out who’s really responsible is in order to best understand how what happened can be prevented. I’m just as much of a shithead as the rest of humanity, but let me at least that step forward I’m recommending, and stopping blaming this or that or those for my failures. I’ll carry them on my back and keep my frustration to myself, use it as fuel to move forward.</text:p>
      <text:p text:style-name="P1">So, what we have to do, in short, is to train my core. Train my willpower. That means that we’ll have to do what we don’t think we can do. Thankfully we’re starting to notice those moments where we know what we should be doing. Now, all that’s left is finding the strength to do them. And if that strength is nowhere to be found, we’ll create it. We have to. I don’t want to fail anymore. How many more times? I don’t want to, ever again. And yet... If I feel like this now, why do I still fail? Beats me. No, I do know: complacency, and daily life.</text:p>
      <text:p text:style-name="P1">Sigh. Alright then. Let’s keep walking. No matter what. And let’s train our true core. See you tomorrow.</text:p>
      <text:p text:style-name="P1"/>
      <text:p text:style-name="P1">•••</text:p>
      <text:p text:style-name="P1">Monday 15th of September 2025, 22:19, entry 478</text:p>
      <text:p text:style-name="P1">What is there to talk about... Nothing, really. I have to act, to do, that’s all there is to it. I have to fight. I have to keep on walking, keep on doing my best. I have to do better. That’s all there is to it. To try and try and try again. To do my best. My actual best. I’ll go to sleep now. Good night.</text:p>
      <text:p text:style-name="P1"/>
      <text:p text:style-name="P1">•••</text:p>
      <text:p text:style-name="P1">Tuesday 16th of September 2025, 21:30, entry 479</text:p>
      <text:p text:style-name="P1">Sometimes I just want to despair over my own uselessness, my own worthlessness. There are so many who were given so much less than I have, and yet who accomplished so much more. However, I’m aware. I shouldn’t compare myself to others, not exclusively. Just as I know there must be dangers to comparing myself exclusively to my past self or my ideals. The fine balance between all these comparisons. Still, even considering my peers with most similar circumstances, my results are lacklustre at best, and really, they’re disappointing to myself. Because I try to do everything, I just... Get precious little done.</text:p>
      <text:p text:style-name="P1">But that’s the plan. The goal is to have everything, and the plan is then to do everything, at a snail’s pace. At a snail’s pace we grow, at a snail’s pace we learn to get more things done, at a snail’s pace we undo our main weaknesses and transform them.</text:p>
      <text:p text:style-name="P1">There are things that I want to do, there are people that I want to provide for. Fuck. It’s all about money, huh? Fuck... There are people I want to thank, and I’ve been taking their presence for granted for too long. I have to do more. I have to do better. I have... Damn it all... I want to give in to despair, to my utter inability to get anything significant done... Part of me really wants to. But I never will. I will not give up. I will not be broken, no matter what. I will never give up. If I’m to die absolutely fucking useless, a disgrace to my ideals and my dreams and to all who’ve supported me, then so be it. But I will die fighting, I will die trying, I will die reaching for the stars, because that’ll be the very least “fuck you” I’ll give to this damn world. If I can’t change then I’ll die trying to.</text:p>
      <text:p text:style-name="P1">But I will try. Until the very end, I will try. I will fly in a sea of stars or die dreaming.</text:p>
      <text:p text:style-name="P1"/>
      <text:p text:style-name="P1">•••</text:p>
      <text:p text:style-name="P1">Wednesday 17th of September 2025, 22:26, entry 480</text:p>
      <text:p text:style-name="P1">I have to understand myself more... Or, not. It’s something else. But it has to do with me, and my self-understanding. If I know myself, if I can write a guide book on how to handle myself, it’s game set and match. But I’m also aware that willpower is the variable in the plan. Still, if we’re capable of accounting for everything else, then wasted days like today wouldn’t happen. I must not only understand myself, but accept to play mechanically, deterministically. Pride is in the way again. We’ll have to think about this. See you.</text:p>
      <text:p text:style-name="P1"/>
      <text:p text:style-name="P1">•••</text:p>
      <text:p text:style-name="P1">Thursday 18th of September 2025, 21:54, entry 481</text:p>
      <text:p text:style-name="P1">I guess I do have something to talk about today.</text:p>
      <text:p text:style-name="P1">First of all, fuck this world. But you already knew that. Contrary to popular belief, the world doesn’t revolve around the sun, it revolves around money. Because of such a bitchery, I don’t get to do what I want. But that’s alright, I’ll take it, I’ll accept it. I’ll make money of my own. And to do that, for at least the third time, I’m making this decision again: I won’t write. Three years’ time. I’m giving myself three years’ time to get this project done and deployed. In those three years, I will focus exclusively on the project and uni/whatever takes its place.</text:p>
      <text:p text:style-name="P1">I’ve consistently shown to myself how hard a time I have balancing three different things at once, but how two is well within reach. Much like the three-body problem, then. So, I could be growing slowly in all three fields at once, and as an advocator of complete balance, that’s what makes the most sense. Except it doesn’t. That will only work on paper. In practice, lack of commitment will be the end of me. It will kill first my hopes, then my future, then my dreams, and then me. I have to commit to the project.</text:p>
      <text:p text:style-name="P1">I’ve always felt that there was something missing it in, you know? Something so important that, even if we did have the project on hand and ready to launch at the push of a button, it wouldn’t work out. That something is true commitment. I can’t half-ass this shit. I have to make sacrifices to become who I want to be, and just like Odin, I will sacrifice my current self for my future self. I will sacrifice writing now so that I may have a chance of basking in it later.</text:p>
      <text:p text:style-name="P1">You know, the beautiful thing about growth is that it’s discipline-agnostic. And... Just today, I’ve figured out just how deep the link between life and art is. I’ve said once before that art is the expression of self, and therefore to live is the ultimate form of art. But, there’s this absolutely logical, trivial, easy connection that I hadn’t made that’s... That’s everything: how I live is how I make art. I will write as I play video games, I will write as I do my homework, I will write as I study for my exams, I will write as I cook my dishes, I will write as I follow my routine, I will write as I am disciplined, I will write as I talk to others, and... really, I will write as I live. If I’m sloppy when i play video games, I’ll be sloppy when I write, if I’m easily distracted when I study, I’ll be easily distracted when I write, if I’m absent-minded while preparing my dishes, I’ll be absent-minded while writing. But it goes deeper than that. In fact, it can be summed up in one sentence: who I am is how I’ll write.</text:p>
      <text:p text:style-name="P1">The beautiful thing about growth is that it’s discipline-agnostic. If I grow as a person while writing code, that growth will carry over everywhere else. So I’ll grow as a person. I’ll commit to the project, and I’ll grow as a person while doing it. I’ll tuck writing and art somewhere in the recesses of my heart, but I’ll always keep it close to me. And one day, one day, when I’ll win this game against the world, I’ll do whatever I want, and the first thing on that list will be to be happy. See you tomorrow.</text:p>
      <text:p text:style-name="P1"/>
      <text:p text:style-name="P1">•••</text:p>
      <text:p text:style-name="P1">Saturday 19th of September 2025, 01:15, entry 482</text:p>
      <text:p text:style-name="P1">For a second I was scared I’d lost an entry. I went out with friends today. Old friends. People... change...? It seems that we change so slowly things always stay the same. It felt like our dynamic was always like this, but was it really? No, not quite. We’ve matured, a tiny bit.</text:p>
      <text:p text:style-name="P1">And... Nevermind. I do wish for a best friend though. Someone I fully connect to. I wonder why it is that I’ve yet to meet someone like me. I’m sure my aversion to socialising doesn’t help. It’s not about making an effort to meet someone like me, it’s about searching in the right places. And yet, how ironic that the place I’m most likely to find myself in is my room. People like me are highly likely cooped up in theirs, then. Then, how about somewhere on the internet?</text:p>
      <text:p text:style-name="P1">Right... Maybe some Discord server.</text:p>
      <text:p text:style-name="P1">Maybe, something else. Or, another Discord server. We’ll see. Let’s go to sleep now. See you tomorrow.</text:p>
      <text:p text:style-name="P1"/>
      <text:p text:style-name="P1">•••</text:p>
      <text:p text:style-name="P1">Saturday 19th of September 2025, 23:05, entry 483</text:p>
      <text:p text:style-name="P1">I’m trash. I have to be.</text:p>
      <text:p text:style-name="P1">It’s relative. For instance, it depends on the perspective. Because we were tired, today we chose to do nothing and just play games. I now see that I feel like trash after this, and so, next time, we’ll push through this shit.</text:p>
      <text:p text:style-name="P1">From an objective point of view, and considering our goals, today was neutral. But being filled with nothing but regrets, we want to say that we’re trash. Since we value objectivity, we reject the latter vision, and favour a broader frame of perception.</text:p>
      <text:p text:style-name="P1">We’ve said it once in the past, but I feel the need to explicit it again now: we have to push through the pain. It’s the same thing as choosing between sleeping in or waking up tired. We have to go for the latter, all day every day. Dammit, with writing out of the picture that’s going to be really difficult. At the same time though, I feel like I’m not mature enough to write yet, and that I should only come back once I’ve reached a certain level of maturity, once I can look into the mirror and think to myself, “yeah, let’s write.” In other words, we’ll use this period where we don’t write as a period to grow and become someone who’ll write what we want. We write the same way we live. Who I am is how I write... In short, I don’t like myself enough to write, currently. I have to grow.</text:p>
      <text:p text:style-name="P1">Well then, let’s go to sleep. It’s already late.</text:p>
      <text:p text:style-name="P1"/>
      <text:p text:style-name="P1">•••</text:p>
      <text:p text:style-name="P1">Monday 22nd of September 2025, 01:13, entry 484</text:p>
      <text:p text:style-name="P1">Been on a Discord call with friends. Been a while since I had one of those. The conversation was rather more... Philosophical? Metaphysical? Than I was used to. Also because those dogs didn’t buy Terraria like I told them to.</text:p>
      <text:p text:style-name="P1">Putting that aside, discipline is hard, but my instincts are telling me it’s the way forward. To push through the pain and the mistakes, through the unwillingness and the headaches, to do my best throughout the day. With writing out of the picture, we’ll pour our all in the two remaining fields. I want to see what my everything is like, if it’s weak and disappointing, mediocre, average, slightly better than average, or excellent. I want to see where I’d rank it. I have predictions, and I want to surpass them. See you tomorrow.</text:p>
      <text:p text:style-name="P1"/>
      <text:p text:style-name="P1">•••</text:p>
      <text:p text:style-name="P1">Monday 22nd of September 2025, 20:58, entry 485</text:p>
      <text:p text:style-name="P1">What impression do you have of me, I wonder? I imagine something like a lost soul searching for meaning, in a journey full of setbacks, frustrations, tenacity and introspection. Today, something peculiar happened. In fact, it happened just earlier. Today was another session of trial and error, where I tried but just couldn’t get working in earnest. Really, all things considered, it was a rather average day. And earlier, I thought to myself, “maybe I should die.”</text:p>
      <text:p text:style-name="P1">I won’t, but the thought is... I’m trying to expunge it? No, it’s the feelings I’m trying to expunge. I know exactly why they arose, and I know that my current attempt is merely a temporary solution. See, I don’t want to die, but as things stand, I don’t particularly care to live either. My life is empty. I don’t know what impression I’ve made to you, but I can feel that my life is empty. I’ve accomplished nothing, I’m far behind my peers, and I’ve no tangible proof of progress. Not of substantial one anyway. I feel empty. Looking back on it, I wonder if writing felt the same as doing my homework. I don’t have a passion. I don’t have a best friend. I don’t have something or someone to put my life in.</text:p>
      <text:p text:style-name="P1">I want to write. I want to fall in love with writing. I also want to find someone like me.</text:p>
      <text:p text:style-name="P1">My life is empty right now. I wonder what it’d take to make it full. A connection with a person, and a connection with an activity. The connection with myself is as strong as I can make it, but it’s beyond abundantly clear that it can only progress with the other two links.</text:p>
      <text:p text:style-name="P1">Writing is currently my only guiding star, my only hope, and yet I just shelved it away. I think it’s exactly because I shelved it away that I took away my own light, and in so doing, expose to myself the overwhelmingly absolute void that is my life without it. Perhaps, the price for being greedy, the price to have it all is slow and pure pain. Perhaps I have no choice but try to balance three activities at the same time, becoming sluggish in all three.</text:p>
      <text:p text:style-name="P1">Then again, maybe not. I... Let’s continue down this road a little longer, let’s see what happens.</text:p>
      <text:p text:style-name="P1">And yet, at the same time, I want to have writing as a passion. I want to become passionate for it. I want to become obsessed with it. And, well passions must be cultivated. What should I do, I wonder?</text:p>
      <text:p text:style-name="P1">I don’t know what I should do, but I’ll write. In the morning. So, I’ll have to wake up early in the morning. I’ll have to struggle in the morning. I’ll have to fight my own drowsiness in the morning. But I want to write, in the morning. See you tomorrow.</text:p>
      <text:p text:style-name="P1"/>
      <text:p text:style-name="P1">•••</text:p>
      <text:p text:style-name="P1">Tuesday 23rd of September 2025, 23:18, entry 486</text:p>
      <text:p text:style-name="P1">Should I doxx myself to hell and back? Sure. I don’t particularly care about my identity.</text:p>
      <text:p text:style-name="P1">たった今はね、ねねちから「Happy Birthday」もらった！やった！嬉しい！！！！ねっこのみんなにも言ってもらった！</text:p>
      <text:p text:style-name="P1">A good way to end a good day！</text:p>
      <text:p text:style-name="P1">Something else I want to mention is that my wish for discipline has been internalised enough that yesternight, in a dream, when for some reason I started praying to God to ask for something I really wanted, I asked for the strength, the chance to become disciplined. The dreams of that night were also particular. About climbing a rather dangerous mountain bridge with someone, before opting to visit the ruins of an ancient Colosseum rather than something else. After crossing the bridge, I started princess-carrying that someone. It was when we went left and reached the colosseum that a guide showed up. He had strange eyes, or rather, it was like he’d had some leather... Masks? Implanted in his eye sockets, covering his eyes. It’s that guide and some stuff that he said that made gently put down the tired princess and start praying. But, I woke up after that.</text:p>
      <text:p text:style-name="P1">A dream later, I was kissing someone. It felt rather real. I wonder where that came from. Alright. Time to go to sleep. I got home very late, and it’s also very late, but we have to wake up early. Let’s wake up early. See you tomorrow.</text:p>
      <text:p text:style-name="P1"/>
      <text:p text:style-name="P1">•••</text:p>
      <text:p text:style-name="P1">Wednesday 24th of September 2025, 23:12, entry 487</text:p>
      <text:p text:style-name="P1">There’s still so much I don’t understand about myself. I can kinda see why I failed to wake up to the alarms, I hadn’t had quite enough sleep. But, what of the rest of the day? Why did I get nothing done? We’re here to understand that. I’m here to understand myself.</text:p>
      <text:p text:style-name="P1">Let’s analyse.</text:p>
      <text:p text:style-name="P1">We spent a lot of time with ourselves today, a lot of time with our own thoughts. In the morning, we tried to figure out what we could do to make the best of the time left, and yet immediately after we lost about thirty minutes to idling, at least. Then, things got worse when we got cooking lunch. Why...? We listened to music the entire time, but I think that’s not the point. I think... The point is that we failed to fight, to struggle. Even now, we’re listening to music, to keep ourselves alive. Why am I...? What’s wron- let’s not get distracted. Continue the summary.</text:p>
      <text:p text:style-name="P1">After eating lunch, we relaxed for an hour or so. At the end of that hour, we had the presence of mind and the discipline to start doing what we needed to do, and that included an errand outside. And I spent all that time with only myself, my own thoughts.</text:p>
      <text:p text:style-name="P1">That was likely a good choice, allowing me to cultivate a way of thinking I like. Notably, it led me to think that the most important question I could and should ask myself to foster discipline is “what’s your dream?”, as well as its variants “why do you live?” and “what’s your purpose in life?”</text:p>
      <text:p text:style-name="P1">And yet, when I came back, I was... I failed to do anything, I just spent all my time on YouTube. Oh... I see what it was. Pekora resumed her playthrough of まのさば today, and, I started watching it and didn’t stop, the mark of a captivating game. Then it spiralled down from there. After that, I just binge watched YT videos. And before I knew it, an entire day was wasted.</text:p>
      <text:p text:style-name="P1">Breaking things down really helps shed light on what was otherwise a mystery. Furthermore, I should also remove that artificial psychological barrier I put in my own subconscious, a barrier born from the well-intentioned “how did things come to this?”’s and “I don’t understand you”’s. The road to hell is paved with good intentions, and if you only half-ass the answer to the question you ask by saying “I don’t understand you”, you’ll really start to think that you can’t understand yourself. That’s what happened to me, that’s what I understood just now. I’d made so much of a habit of the exchange that at some point I just skipped the question and jumped straight to telling myself “I don’t understand you”. It’s not that I don’t understand myself, it’s that I’m not trying to. I, if anyone, can understand myself.</text:p>
      <text:p text:style-name="P1">Now then, why did we waste an entire day?</text:p>
      <text:p text:style-name="P1">A lot of it has to do with defeatism. Or rather, the atmosphere of failure, first to wake up, then of mindlessness, and then of consumerism, permeated us throughout the day. We have to become capable of taking a step back and look at the current situation objectively. Because we lacked it, we were unable to bounce back.</text:p>
      <text:p text:style-name="P1">Secondly, it appears we’re simultaneously failing to account for full circumstances to estimate our willpower stamina and underestimating the toll taken by long walks. We hadn’t accounted for the lack of proper sleep —low-quality sleep seems about the same as no sleep— for the former and failed to take a healthy mental break for the latter. How would we make it healthy? Limits. That’s what we lacked. We took a break that wasn’t a break, it was just consumerism. We should have done nothing and just lay in bed for some time, to get some actual rest.</text:p>
      <text:p text:style-name="P1">Understood, let’s stop here for today, there’s nothing more to talk about.</text:p>
      <text:p text:style-name="P1"/>
      <text:p text:style-name="P1">•••</text:p>
      <text:p text:style-name="P1">Thursday 25th of September 2025, 23:30, entry 488</text:p>
      <text:p text:style-name="P1">正直になろうよ。</text:p>
      <text:p text:style-name="P1">Somewhere deep down, perhaps I’m hoping that things will work themselves out. That by just doing what I’m doing and letting time flow like this, everything will be fine, and I will get what I want. I’m living comfortably. And contrarily to what I think, that’s wrong. I have to struggle throughout the day, I have to hurt, I have to live like I mean it. Out of my comfort zone. My limits are out of my comfort zone, and my limits are what I want to reach, to surpass.</text:p>
      <text:p text:style-name="P1">Yes, they are. To go beyond my current self, to become my ideal. I have to push my own limits. At this rate I’ll only hate myself. At this rate, that’s all I’ll achieve in life.</text:p>
      <text:p text:style-name="P1">I know you want balance, and you want sustainability. I know it. And it’s the most reasonable thing to ask. でも仕方ないと思う。</text:p>
      <text:p text:style-name="P1">Wait. Do you really want to be exceptional?</text:p>
      <text:p text:style-name="P1">Exceptionally good at certain things, yes, but indeed, why?</text:p>
      <text:p text:style-name="P1">Putting that aside for a moment, it’s not just about being good at something, there’s also the feasibility of our projects into play. Indeed, if we fail to put in the effort, all will be in vain. Furthermore, we’re sacrificing time that could be spent studying for this. And it’ll all be worthless. So, it’s not just excellence for the sake of excellence, our dreams are at stake too, though only partially.</text:p>
      <text:p text:style-name="P1">Partially is enough... Is what I’d like to say, but it’s not. My heart won’t move to this.</text:p>
      <text:p text:style-name="P1">FUCK. DAMMIT ALL. I want to make miracles happen, I want to change right away, to just get good at everything right away. To be strong right away. FUCK.And yet, time and again our experience has shown us just how inconsistent we are.</text:p>
      <text:p text:style-name="P1">... Lately though, we haven’t noticed that that much. In other words, we’ve been becoming more consistent.</text:p>
      <text:p text:style-name="P1">Yes, but there’s such a thing as too little too late, and if we keep it up this rate, well, there’s no saying when or if we’ll ever get anything done. FUCK.</text:p>
      <text:p text:style-name="P1">軌跡を起こすしかねえか、私には？</text:p>
      <text:p text:style-name="P1">Very well then. I’ll indulge my own impatience. I’ll give you a goal: one week. One motherfucking week. In that week, without fail, you wake up early to get work done, and work your ass to the bone when you have free time. Tomorrow, that means during the car ride. In general, it means you become disciplined. It means you go to sleep at 22 and wake up at 7 at the latest. It means you don’t betray yourself, you don’t lie to yourself.　一日ずつ。 You take things one day at a time, one moment at a time. That’s right, one day at a time. We don’t have to struggle for a week, we have to struggle for a day, seven times in a row. There’s a stark difference between a 1v7 and 7 1v1’s. And the best thing is, once you know you can do one day, it’s game over. Because once you can do one day, you can do everyday. If you can win one 1v1, you can win them all. So tomorrow, I can already see it, I can already appreciate all the complacency that will come to seduce you. I can see it coming from half a day away. it will be up to you. Seven days. Next Thursday, if you fail, you go back to daily life. No, there’s no need for punishment. If you fail, you fail, and you won’t even notice it. Maybe you’ll forgive yourself right away, maybe you’ll pretend you aren’t seeing it, but if you fail, I won’t even need to punish, for you’ll do so yourself, plentifully.</text:p>
      <text:p text:style-name="P1">The will to fight is what I ask of you. A fucking miracle is what I ask of you. Whether you’ll provide it or not, you will answer me, with your actions. See you tomorrow.</text:p>
      <text:p text:style-name="P1"/>
      <text:p text:style-name="P1">•••</text:p>
      <text:p text:style-name="P1">Friday 26th of September 2025, 22:39, entry 489</text:p>
      <text:p text:style-name="P1">Have I pulled off a miracle? No. But am I doing bad? No. I have to continue trying hard, and I have to start trying harder. By the way, I hadn’t mentioned it, but yesterday I finished Pekora’s まのさば playthrough. A good game, a good story.</text:p>
      <text:p text:style-name="P1">Now, I may not have pulled off a miracle, but I’m not entirely dissatisfied with my performance either. I will try harder. I have to. And it starts with creating occasions tomorrow, making time. On that, see you tomorrow.</text:p>
      <text:p text:style-name="P1">Complacent. Being satisfied with today is called complacency. I cannot be satisfied with today. I cannot be happy with myself until I shed blood. My own blood. I must work harder. I cannot be happy with today’s performance. I will see you tomorrow. And I will catch further forms of complacency.</text:p>
      <text:p text:style-name="P1"/>
      <text:p text:style-name="P1">•••</text:p>
      <text:p text:style-name="P1">Sunday 28th of September 2025, 00:00, entry 490</text:p>
      <text:p text:style-name="P1">I’m... Tired. Too tired to write properly.</text:p>
      <text:p text:style-name="P1"/>
      <text:p text:style-name="P1">•••</text:p>
      <text:p text:style-name="P1">Sunday 28th of September 2025, 22:34, entry 491</text:p>
      <text:p text:style-name="P1">I have much to report. However, I’m tired. Tomorrow, we’ll report it all.</text:p>
      <text:p text:style-name="P1"/>
      <text:p text:style-name="P1">•••</text:p>
      <text:p text:style-name="P1">Monday 29th of September 2025, 21:24, entry 492</text:p>
      <text:p text:style-name="P1">492. This number feels special, and I don’t know why. Well, let’s move on. We have a lot to talk about.</text:p>
      <text:p text:style-name="P1">First of all, Saturday. But even before that: which analytical approach is better? Exposition followed by analysis, or presentation of ideas backed by experience?</text:p>
      <text:p text:style-name="P1">Let’s see... Theories should fit the data, not the other way around. It then follows that data should take priority and remain untainted. Based on this belief which is predominant in my mind, we’ll go with the former approach.</text:p>
      <text:p text:style-name="P1">Then, let’s hurry, there is much to cover, and time is pressing. Show me efficiency.</text:p>
      <text:p text:style-name="P1">Saturday was a nice day, overall. I went out to a sort of amusement park, or perhaps it would be more correct to say that it’s an open air museum, with some attractions on the side. The sky was beautifully blue, and it would have been the perfect day, had it not rained in the afternoon. Oh, very importantly, I rode a roller <text:s text:c="1"/>coaster for the first time in probably over a decade, and it was... interesting. I’m used to fear, I know pain, and I’ve faced pressure. But, something felt different about those drops, and I’m not sure what. Should I retrospect now? No. Let’s continue exposition. In any case, the experience got me wondering why was it that something that I should have enjoyed, something that was the closest to flying was... I was averse to it, and I didn’t know why. Still, it was a great experience, a nice novelty to end a nice outing on.</text:p>
      <text:p text:style-name="P1">If only there wasn’t rain on my parade, in the second half of the day. Both figurative and literal. I’d been accumulating sleep debt, and it came back to bite me on Saturday. It was marked by my failure to go to sleep early, my lack of resistance against consumerism, and it ultimately spiralled down to masturbation. A sad way to end a good day. However, as I said, I’d keep analysis for later, and I have something for this one.</text:p>
      <text:p text:style-name="P1">Moving on to Sunday... Not much happened, which helped in terms of recovery.</text:p>
      <text:p text:style-name="P1">As for today... What’s there to say? Not much? We’re trying, that’s what we can say. Oh, yeah. I think I want to attempt doing something rather difficult. For my thesis, I’m thinking of writing a paper. In a field I’m interested in. Two fields, actually. Cybersecurity and deep learning. I’ve found an idea. It would be extremely difficult, but if I can pull it off, there’ll be nothing I can’t pull off. But to pull it off, I have to get on another level. Alright, let’s analyse now.</text:p>
      <text:p text:style-name="P1"/>
      <text:p text:style-name="P1">First off, the roller coaster. The idea behind it was reinforced by my fuck-up later that day, so they’ll be treated as one.</text:p>
      <text:p text:style-name="P1">So, why didn’t I like going on a roller coaster? Why did it feel so different from all my other negative experiences?</text:p>
      <text:p text:style-name="P1">My provisory answer is control: on a roller coaster, I don’t have any. There was nothing I could do, I could only endure. There was no possibility to “fight back”. And, seeing that I like having control in all I do, this could explain my aversion to the experience. However, this explanation feels incomplete. It lacks depth. It lacks something more important, even, and that’s a proper understanding of my feelings back then.</text:p>
      <text:p text:style-name="P1">Back then, as I went home, I felt like something was missing. Like I’m missing something very important. And, later on when I screwed up despite trying the opposite, I thought the following: it’s not a problem of time and patience. It’s a problem of sheer force of will. That wall... That wall I’ve been banging my head against, it won’t break if just enough time passes, and even if it would, it would take too much time. That wall, I have to break it all at once, in a single strike. And that strength, I either have it, or I don’t. I either choose to be disciplined, or I don’t. It’s that simple. It’s a strength that feels beyond my reach. Just beyond my reach. Beyond my current capacities. And no amount of training or time will make me reach it. Only resolve will. Only the will to victory will allow me to reach that strength. Only resolve. The resolve to break out of my current self, to become more than I currently am, the resolve to become he who lives in my ideals. Did you know? Right now, and for a long while, I just couldn’t find it in me to call myself Harmony. But I know that the difference between me and Harmony is resolve. I know it. The difference between you and me is resolve, Harmony. I will become you yet.</text:p>
      <text:p text:style-name="P1"/>
      <text:p text:style-name="P1">•••</text:p>
      <text:p text:style-name="P1">Tuesday 30th of September 2025, 23:39, entry 493</text:p>
      <text:p text:style-name="P1">When was the last time I talked to you?</text:p>
      <text:p text:style-name="P1">Are you Harmony, or are you... A different part of me? Perhaps you are just me, that’d be the simplest answer.</text:p>
      <text:p text:style-name="P1">You know, “Harmony” feels farther than ever. And our dreams all feel so far away. Is it normal for them to be so far? We never stopped to question that. Why aren’t they closer at hand?</text:p>
      <text:p text:style-name="P1">Thankfully, the answer is simple: we just have to look at our past. Our dreams are grand, and our past, isn’t. You in particular are very greedy, but your diligence doesn’t match your greed.</text:p>
      <text:p text:style-name="P1">Today we fucked up, and I know why. A certain someone tried to pick a fight with themselves, with their demons, and they lost. They lost because they lacked resolve. I keep saying resolve, but somehow, “courage” sounds like a better fit. Why is that? Isn’t it resolve we need?</text:p>
      <text:p text:style-name="P1">My diligence doesn’t match my greed... At the same time, it would take a frustrating amount of time to slowly and steadily work my way up where I want to be. The compromise is then to go faster. Not at a maximum unsustainable speed, but simply faster. We’ll be more prone to falling, but we exchange failures for growth. In practice, this means I want to try harder and do more, more.</text:p>
      <text:p text:style-name="P1">How?</text:p>
      <text:p text:style-name="P1">I want to wake up early. We keep on failing to wake up at 7, and sleep at 22. We have to achieve those. We have to.</text:p>
      <text:p text:style-name="P1">What do we do?</text:p>
      <text:p text:style-name="P1">We force ourselves awake. That’s all we can do. Then we force ourselves asleep. The latter requires more setup, more planning, but it must be done.</text:p>
      <text:p text:style-name="P1">All right. See you tomorrow then. Try and wake up on time.</text:p>
      <text:p text:style-name="P1"/>
      <text:p text:style-name="P1">•••</text:p>
      <text:p text:style-name="P1">Wednesday 1st of October 2025, 21:06, entry 494</text:p>
      <text:p text:style-name="P1">A space where we talk with each other. That’s one of the many things this place is. This file. It will last much longer than me though. These words... Well, not that I care much.</text:p>
      <text:p text:style-name="P1">Not exact: it really depends on the time. Sometimes I care, sometimes I care not.</text:p>
      <text:p text:style-name="P1">Anything you want to talk about?</text:p>
      <text:p text:style-name="P1">Am I more tired than I’m thinking?</text:p>
      <text:p text:style-name="P1">The answer is important, because I haven’t suspected a thing. If the answer were yes, how would you modify yourself to expect it? Observation. Today I couldn’t help but notice my lack of awareness.</text:p>
      <text:p text:style-name="P1">Positioning is also important. What we’re doing now. Now. What’s happening right now. The decisions we make from moment to moment.</text:p>
      <text:p text:style-name="P1">Right... The now is what matters the most, but I’m not making ti count. Let’s go to sleep, shall we?</text:p>
      <text:p text:style-name="P1">Before that... Anything you want to say about today?</text:p>
      <text:p text:style-name="P1">Hm... More awareness. More time to self. Talking to ourselves more won’t render us invincible and perfect, but without it, we’ll fall in eternal consumerism.</text:p>
      <text:p text:style-name="P1">Oh, there’s something else. I guess it’s worth talking about. And, I am tired, by the way.</text:p>
      <text:p text:style-name="P1">It’s about my ideal. Essentially, I want us to achieve machine-like performance. At first, I didn’t like the idea. Machine-like... Where’s the soul? Where are the emotions? Won’t everyone be the same at the end? But I realised that the soul is still there, the personality will be there, and so will the happiness. Machine-like efficiency would be born from complete mastery of one’s emotions and state. It’s the self-mastery that I seek. And then, even if the entire world were to achieve self-mastery, personality would still abound. Because all our pasts are different, because our brains are, and, well, because no two of us are equal.</text:p>
      <text:p text:style-name="P1">Mastery over emotions is different from erasing them. To control is not to kill.</text:p>
      <text:p text:style-name="P1"/>
      <text:p text:style-name="P1">So, finally, our image of our ideal is clear. That was anticlimactic.</text:p>
      <text:p text:style-name="P1">Now we know exactly what we want. What’s unclear is what form it will actually take. We know the class, but we have yet to see its instantiation.</text:p>
      <text:p text:style-name="P1">取り敢えず、寝ろ。</text:p>
      <text:p text:style-name="P1">はい。おやすみ。</text:p>
      <text:p text:style-name="P1"/>
      <text:p text:style-name="P1">•••</text:p>
      <text:p text:style-name="P1">Thursday 2nd of October 2025, 22:26, entry 495</text:p>
      <text:p text:style-name="P1">Analysis would be required today, because I need to understand what happened.</text:p>
      <text:p text:style-name="P1">Let’s keep it short, concise: we ran out of energy. Too many context switches. We wrote in the morning, but in the afternoon we were a lot... less focused? Like we were dying, worked a little on the project, and failed to get anything done for the thesis. We ran out of energy? Also, about today’s writing session, have I grown more as a writer? Or perhaps as a person? Because I’ve finally found how to finish the first node. As for the implementation, it remains to be seen. I’ve decided to give her a part of me. It was something I’d kept for Shiiro, Orion, and a few others. Why didn’t it occur to me to give that girl a part of me too? And it’s a part of me that’s hard to describe. “Perseverance” is the closest word to it, but... I falter and fail so much I doubt I can call it that. The wish not to give up. A wish, huh?</text:p>
      <text:p text:style-name="P1">But beyond that, what happened today? I’m just weak, I think. I don’t know if if any breakdown is necessary anymore. I really think it’s just about being strong at this point. It really is about being as strong as one can be.</text:p>
      <text:p text:style-name="P1"/>
      <text:p text:style-name="P1">... Newer studies, or rather, repetition of studies as the scientific method intends is, is showing that the theory that willpower works as a muscle might be bullshit. I’ve heard of that. Of how an incredible amount of psychological studies lack confirmation by replication.</text:p>
      <text:p text:style-name="P1">We’ll put it to the test right away. If “willpower works like a muscle” is incorrect, and replications seem to indicate pretty much that, then it’s free real estate. Self-fulfilling prophecies. Here, we get to choose. Whether it’ll make a difference or not, I’ll see, but now I know there won’t be a “Yup, that’s it, that’s our willpower output for the day” from my subconscious. The only limit will be my mind.</text:p>
      <text:p text:style-name="P1"/>
      <text:p text:style-name="P1">•••</text:p>
      <text:p text:style-name="P1">Saturday 4th of October 2025, 02:53, entry 496</text:p>
      <text:p text:style-name="P1">時間がないので、明日にする。寝かせてください〜</text:p>
      <text:p text:style-name="P1"/>
      <text:p text:style-name="P1">•••</text:p>
      <text:p text:style-name="P1">Saturday 4th of October 2025, 22:35, entry 497</text:p>
      <text:p text:style-name="P1">I don’t really want to talk about what happened these past few days, as the answer is “not much”. Oh, but I did come to the conclusion that it wouldn’t hurt to socialise more. To talk with people more. Went to someone’s birthday yesterday, hence the lateness. Didn’t socialise much, couldn’t find it in myself to get interested in the humans I saw. But then, the idea that the people at that party were uninteresting because none seemed special clashes with my perception of Hololive: both are groups of people who come from their own backgrounds, who have their own stories and struggles. There is then something wrong with my difference in perception of them. I see Hololive very positively, I see the values and qualities of the individual talents. That I do not apply the same perception standard to the people in the party is, by definition, a double standard. Thus, I will avoid it. Going a little further in the reasoning, we reach the conclusion I exposed above.</text:p>
      <text:p text:style-name="P1">Another idea that reinforced the conclusion are the six degrees of separation. Six is the number of people we have to go through to meet... Anyone. By extension, if someone like me exists, then they’re six people away from me. Of course, assuming that the average person has 150 first-name basis acquaintances, then I would have to roll a 6, 6 times in a row, on a dice with 150 faces. Thankfully, I get to rig the dice, because I get to choose who to talk to. In other words, I get to apply a search algorithm, or rather, a selection algorithm for whom to speak to. And, as I have no knowledge of this particularity of the field of network analysis, I’ll default to a greedy search algorithm, i.e. talk to the people most like me in hopes I’ll eventually end up with someone on my wavelength.</text:p>
      <text:p text:style-name="P1">In other news, I got a keyboard. A 60% keyboard. One that makes use of the Hall effect, whatever that may be. And, it’s extremely nice to write on. I only wish I’d picked a bigger keyboard. Not a problem. Could easily implement Vim-like keybinds in a layer in Kanata. Very pleasant keyboard to write on. Chose it specifically for the Hall effect, for the minimal force required, and I’m loving it.</text:p>
      <text:p text:style-name="P1">Would you look at that. I ended up talking about the day anyway.</text:p>
      <text:p text:style-name="P1">There’s something more important though.</text:p>
      <text:p text:style-name="P1">I want to start making a certain set of counter-intuitive moves: I wish to sacrifice long term planning in favour of immediate discipline. This morning, I didn’t get up to the 7am alarm clock because I debated with myself the wisdom of sleeping so little when we could sleep longer. But I’ve decided that I won’t worry about that anymore. The miracle I want, the one that will make me as productive as I want to be, I think it starts from this. God this keyboard feels light. So. I’ll favour discipline. But, I’ll also enjoy life a little more. For example, I’ll watch some Hololive clips while I cosily drift off to sleep, wrapped in a blanket. That’s the kind of thing I want in the future. The kind of freedom I want to achieve. But I can do it now too, so I will.</text:p>
      <text:p text:style-name="P1">A miracle... You know, I think that’s the only thing that could save me. The rate at which I’m going right now, I’ll die before getting anything done. Possibly by my own hand. Unlikely though. I don’t want to give up.</text:p>
      <text:p text:style-name="P1">Ah... Something else. I want to mention it at least somewhere.</text:p>
      <text:p text:style-name="P1">Why is it that Ao-kuyu’s graduation hit so hard? Also, two years is way too short, that girl was way too interesting... It also hurts, since I was there for ReGLOSS’s debut... Fare well, Ao-kun.</text:p>
      <text:p text:style-name="P1">Now then. Shall we go to sleep?</text:p>
      <text:p text:style-name="P1">Yes. Let’s be cosy. See you tomorrow.</text:p>
      <text:p text:style-name="P1"/>
      <text:p text:style-name="P1">•••</text:p>
      <text:p text:style-name="P1">Sunday 5th of October 2025, 21:45, entry 498</text:p>
      <text:p text:style-name="P1">What to talk about... We got to apply a bit of that socialisation today. Allowed me to discover a little more about people.</text:p>
      <text:p text:style-name="P1">Also... Right, this morning I wrote. Let’s talk about the first argument though.</text:p>
      <text:p text:style-name="P1">People are, potentially, more interesting than they first appear. Still, the ratio of people who are interesting and people who aren’t is rather low. And, I myself am not very interesting to talk to unless allowed to go on topics like the ones I talk about here.</text:p>
      <text:p text:style-name="P1">More importantly, writing. To listen to one’s own heart is difficult. However, it’s what I must do. Alright, let’s go to sleep now. See you tomorrow.</text:p>
      <text:p text:style-name="P1"/>
      <text:p text:style-name="P1">•••</text:p>
      <text:p text:style-name="P1">Monday 6th of October 2025, 21:54, entry 499</text:p>
      <text:p text:style-name="P1">Not much to talk about today. Or, I could choose to talk about the world. How much there is to talk about depends on me. And, I guess there isn’t much I want to say. Today is a day like others, where I keep on trying, with its moments of despair, of hope, of strength and of weaknesses.</text:p>
      <text:p text:style-name="P1">Ah... I want to come back to peaceful times. Someday... Just listen to Yorushika and Suisei without a care in the world. Just writing, with a cup of coffee in one hand and rain against my window.</text:p>
      <text:p text:style-name="P1">I have to work for that peace, huh? That’s fair, but... I feel like I have to work a lot more for it than I should.</text:p>
      <text:p text:style-name="P1">Let’s go to sleep. Let’s work for that peace. For the peace that we seek. The happiness in the small things... And the heart to enjoy them... Goodnight.</text:p>
      <text:p text:style-name="P1"/>
      <text:p text:style-name="P1">•••</text:p>
      <text:p text:style-name="P1">Tuesday 7th of October 2025, 21:31, <text:s text:c="1"/>entry 500</text:p>
      <text:p text:style-name="P1">Strong performance today. It's not over yet though, it remains to be seen whether you’ll sleep on time or not. Still, a very strong performance: woke up on time, although we did have to waste that time fighting our own demons, then keeping on going, focusing on a single thing, the thesis. To focus... We’ll see how this ends up, and I don’t have a particular plan for how to proceed, but for now I’ll focus on the thesis. I know now, I know that a passion is developed, ait is gained by putting in hours and hours and effort into a craft, but that craft must also respond beautifully in return. I know whatever I do is capable of triggering this <text:s text:c="1"/>reaction. But even so, I’ll choose not to write for the time being. No particular reason, I just want to focus on a single thing at a time. I want to go all out on a single subject. And, I do want to do that for writing one day. But I?m afraid this sacrifice will be necessary.</text:p>
      <text:p text:style-name="P1">Thinking about it, imagining it, IT Might be necessary to dedicate time now to other things, in order to have all the time in the world to write.</text:p>
      <text:p text:style-name="P1">Also, I started watching Blue Lock. To hunger. To feed on their hunger. To assimilate it. It’s part of why today’s performance was good.</text:p>
      <text:p text:style-name="P1">I’ll watch one last episode and call it a day. The plan is to build on this momentum, and to preserve and cultivate this mentality I have right now, of fighting through it all, no matter what.</text:p>
      <text:p text:style-name="P1">Alright then. See you tomorrow.</text:p>
      <text:p text:style-name="P1"/>
      <text:p text:style-name="P1">•••</text:p>
      <text:p text:style-name="P1">Wednesday 8th of October 2025, 22:20, entry 501 </text:p>
      <text:p text:style-name="P1">The old man and the sea. I’m reading this short story. So this is Ernest Hemingway. An interesting style. I’ve read of it. Not particularly tor my liking, but the story is what matters. I think we’ll both agree on that. Anyway, there’s something else I want to talk about: I ran out of mobile data again. I didn’t expect to burn through 40GB of data within two weeks, let alone eight days. I must tone down my consumption.</text:p>
      <text:p text:style-name="P1">Without internet access, I can’t work on my thesis. And while I could gain access to the internet, in the end, I chose another path. I chose to write. The one activity that I can do regardless of the internet. Of course, eventually I’ll want an internet connection, but for now... I wondered whether, like how the old man was born to be a fisherman, I too was born to be a writer. My answer to myself was no. I wonder though. Not a writer... Not a writer... Right now, what I would answer is that I’m a soul, born to connect with other souls. To connect? You? That’s not what I expected. Not a direct connection like friendship. An indirect one. What is writing? To me, I mean. A vessel for my soul. I see. This is the first time I’ll say this, but I think I have good idea how to write, finally.</text:p>
      <text:p text:style-name="P1">I think I’m starting to know how to write. Or, I guess, how to put my soul to paper. The analogy earlier was truer than I thought. Writing really is a vessel for my soul, and therefore, I have to get good at not only listening to my own heart, but also put its wishes and whims down into words. What is the difference between the me now who thinks they’ve got a good idea how to write, and the me of the past who kept on saying they don’t know how to write? I really do think it comes down to how I can listen to my soul now, and how I don’t compromise on what I want. I recognise the difficulties in what I <text:s text:c="1"/>want to accomplish, and I do not back down before or try to avoid them. That’s the difference. There are certain things I would have subconsciously avoided that I am not accepting and facing.</text:p>
      <text:p text:style-name="P1">I’ve grown, that’s why I’m confidently saying that I have an idea how to write now. That’s why I’m saying something so bold so confidently. Because it’s a really big deal to know how to write, it’s not something I want to take lightly. Alright, let’s keep on trying to wake up early tomorrow. See you.</text:p>
      <text:p text:style-name="P1"/>
      <text:p text:style-name="P1">•••</text:p>
      <text:p text:style-name="P1">Thursday 9th of October 2025, 22:39, entry 502</text:p>
      <text:p text:style-name="P1">There’s a lot I could say... It was a little bit of an emotional roller coaster of a day. First, we went way up high when we figured out great ideas for the thesis. Then, Nenechi posted that tweet and I felt down. I also went on to realise just how important confidence is. Or rather, experience first-hand the difference between confidence and lack of it. It’s night and day.</text:p>
      <text:p text:style-name="P1">Then, after an afternoon lull, I slowly got to work on my thesis, and after some research, I came to realise that my idea was, in fact, unfeasible. And, for some reason, it hurt me. For some reason, I got emotionally attached to my idea. A good thing for many projects, but can the same be said for scientific research?</text:p>
      <text:p text:style-name="P1">The fact remains that being told it was near-impossible for a simple thesis hurt. I’m still not sure why exactly. I think it’s because I dreamed of its potential, and maybe having that ended is what hurt. I see, that makes sense, ending what could have been. But the idea isn’t entirely dead. By making use of restrictions and determinism, it may yet be possible. Still, I’m now more detached from it, and I’m glad I’d been open-minded enough this afternoon to consider an alternative that was simpler. I’ll consider it further now.</text:p>
      <text:p text:style-name="P1">Knowing that not all was over brought my spirits back up a little, but this is an interesting phenomenon, to be hurt from this.</text:p>
      <text:p text:style-name="P1">I’m sure there was something else I wanted to mention, but now I don’t know.</text:p>
      <text:p text:style-name="P1">Oh, right. Internet. I want unrestricted access to it ASAP. Being without it makes things more monotonous, as expected. Still.. I should chill. I should be fine without it, but it’s really the lack of music that’s hurting me? Oh, right, I was watching Blue Lock, and I was wanting to build momentum by assimilating the traits in it. But now that’s gone. In other words, I either have to kep gaining momentum without it, or at least preserve my current state. I know which one I’ll try. Let’s go to sleep now. Let’s get you kicking ass without Blue Lock.</text:p>
      <text:p text:style-name="P1"/>
      <text:p text:style-name="P1">•••</text:p>
      <text:p text:style-name="P1">Friday 10th of October 2025, 23:10, entry 503</text:p>
      <text:p text:style-name="P1">Give me a sec as I figure out what to do while I battle my demons. But I’ve figured out how phoenixes work, how Orion’s powers work. They’re the exact same as Shiiro’s: they directly scale off of his willpower. A phoenix isn’t immortal by default, a phoenix will get wounded and will not recover and eventually die. Unless it chooses not to. A phoenix is as immortal as its spirit, and only by breaking its spirit can you kill a phoenix. But so long as it doesn’t give up, so long as it keeps getting back up and fight for more, that phoenix will keep on fighting. I will not give up, not until I die.</text:p>
      <text:p text:style-name="P1">And furthermore, I know now: willpower output is only limited by two things: the soft limit s the self, and the hard limit is death. Until I die, I will not give up.</text:p>
      <text:p text:style-name="P1"/>
      <text:p text:style-name="P1">•••</text:p>
      <text:p text:style-name="P1">Sunday 12th of October 2025, 00:23, entry 504</text:p>
      <text:p text:style-name="P1">A cleaner victory, but it’s not over. In exchange for productivity, we won, and it’s a victory I’ll take any day, any time. But the fight’s not over, and we know our demons are as resilient as we’ve been, if not more. Furthermore, you’re getting better socially, with an increase in confidence and talking skills. Good, keep on growing slowly. And never forget: I haven’t given it everything I’ve got until I’m dead.</text:p>
      <text:p text:style-name="P1">I’m developing ideas regarding that, and I’ll let them grow. They’ll grow alongside me. I’m grateful for the chances I’m given, and as long as I have them, and even without them, I will never give up on my dreams. See you tomorrow.</text:p>
      <text:p text:style-name="P1"/>
      <text:p text:style-name="P1">•••</text:p>
      <text:p text:style-name="P1">Sunday 12th of October 2025, 22:17, entry 505</text:p>
      <text:p text:style-name="P1">We spent at least three quarters of the day recovering. The question is: was that recovery necessary or not? I’d forgotten, that I’d wanted to argue “no, it’s not necessary”. I shan’t forget again. There isn’t much to be said about today, we need to go to sleep right away.</text:p>
      <text:p text:style-name="P1"/>
      <text:p text:style-name="P1">•••</text:p>
      <text:p text:style-name="P1">Monday 13th of October 2025, 22:23, entry 506</text:p>
      <text:p text:style-name="P1">Is it hunger I’m lacking? Genuine hunger. My heart aches. But I must be patient.</text:p>
      <text:p text:style-name="P1">I’m still learning to overcome my basic self, I’m still learning to make use of my willpower. I’m still learning to be disciplined. I’m still weak. And I’ll take all this. I’ll take it all and convert it into something greater. There will be no overnight miracles, but I will keep on growing slowly. I’m done with the self-pity, I’m done with the bitching. Yeah, I’m weak, and Imma do something about it. Just you watch.</text:p>
      <text:p text:style-name="P1">Yeah, I lack discipline, so I’ll become disciplined. yeah, I’m on the verge of hating myself because I’m still overly critical and can’t accept that there are periods where we get very little done, and I’ll rewire my self-criticism. I lack patience, so I’ll make an effort to be more patient with myself. I lack self-compassion, and so I make an effort to talk to you more. I let fatigue stop me, so I’ll use my willpower to sacrifice my future self for immediate discipline. I let all sort of excuses stop me, so I’ll crush them as they come. I’m done bitching about life. Yeah, I’ve accomplished nothing. Yeah, I’m worthless on paper, and you know what? I’ll do something about it. I will fucking hunger for my dreams. I will hunger for my own success. I’ll keep on trying, now and forever. See you tomorrow.</text:p>
      <text:p text:style-name="P1"/>
      <text:p text:style-name="P1">•••</text:p>
      <text:p text:style-name="P1">Tuesday 14th of October 2025, 23:45, entry 507</text:p>
      <text:p text:style-name="P1">I lack decisiveness. I do not act immediately. This comes from habit and lack of confidence in the past, and must be rectified. As for why I’m so late today, it’s not so much about decisiveness as it is about... Not knowing what the right move is. How much should I sacrifice? What should I sacrifice? I’ve come to realise that I have to fight like a demon, and that I must stay true to myself at all times, under all circumstances. I’m not onthis planet to impress anyone but myself.</text:p>
      <text:p text:style-name="P1">There’s so much I don’t know, and I’ll figure it out as I go. For now, we focus on the fact that I lack decisiveness, This deficiency leads to, at best, wastes of time, and at worse, losing important occasions to act. Most of the time, it results in prolonged inaction and subsequent frustration. Because I lack decisiveness.</text:p>
      <text:p text:style-name="P1">To be decisive doesn’t necessarily mean to always rush one’s decisions. Timing is a factor, certainly, but it’s not everything. Since, until now, we’ve always lingered about for too long in indewcision, from now on I’d like to try something: when in doubt, act. Rather than let doubt keep me prisoner, as it has for most of my life, I will act. I realise that ideally I’d be trying to strike the right balance between indecisiveness and rashness, however, I want to know the other side to figure out what that balance is. I don’t know what that balance is, as of right now, so I’ll find out.</text:p>
      <text:p text:style-name="P1">Blue Lock. It’s not bad. Let’s go to sleep. I want to see if you can wake up early.</text:p>
      <text:p text:style-name="P1"/>
      <text:p text:style-name="P1">•••</text:p>
      <text:p text:style-name="P1">Thursday 16th of October 2025, 01:31, entry 508</text:p>
      <text:p text:style-name="P1">It would seem that I’m dying. I have much to report on today. Overall positives, but I’m finding myself forced to stop on a rather negative note. I need to think. To find an idea, or explore the current one enough to make it viable. For the thesis.</text:p>
      <text:p text:style-name="P1">By the way, today is a victory, yet again, but I know too well that defeat can be snatched from the jaws of victory, so I won’t linger long. There’s much I want to talk about today, but it would be wiser to do that another time.</text:p>
      <text:p text:style-name="P1">A lonely victory, this new game, and, God. Another time. Tomorrow, if God wills it. See you then, dear self. And, I like you.</text:p>
      <text:p text:style-name="P1"/>
      <text:p text:style-name="P1">•••</text:p>
      <text:p text:style-name="P1">Friday 17th of October 2025, 00:25, entry 509</text:p>
      <text:p text:style-name="P1">Listen I’m fucking dying because I’ve been lacking too much sleep lately.</text:p>
      <text:p text:style-name="P1">I see. There’s much to talk about. What do we do?</text:p>
      <text:p text:style-name="P1">Let’s go to sleep.</text:p>
      <text:p text:style-name="P1"/>
      <text:p text:style-name="P1">•••</text:p>
      <text:p text:style-name="P1">Saturday 18th of October 2025, 00:28, entry 510</text:p>
      <text:p text:style-name="P1">It’s not just circumstances, I play a role in this. Decisiveness. I see, that idea is only a few days old, but I’m already beginning to forget it. Because i lack decisiveness, I fail to capitalise on the opportunities given me by awareness. <text:s text:c="1"/>Yesterday, I learnt that I still cowered. In social circumstances, I cower. I’m still afraid to be hated or antagonised by others, I’m still so worried about what others think of me. Yesterday, I lacked courage, and only realised it later.</text:p>
      <text:p text:style-name="P1">I will be decisive, and I will be courageous. Let’s go to sleep.</text:p>
      <text:p text:style-name="P1"/>
      <text:p text:style-name="P1">•••</text:p>
      <text:p text:style-name="P1">Saturday 18th of October 2025, 22:56, entry 511</text:p>
      <text:p text:style-name="P1">Ours isn’t a tale of one, but ultimately, what happens with my life is my choice.</text:p>
      <text:p text:style-name="P1">Right now, I’m in the middle of making a choice. What will I do? Try to walk the narrow, difficult path, or give in to comfort and immediate pleasure?</text:p>
      <text:p text:style-name="P1">Of course, it’s not really a choice. If I go with the latter, then in the future this question will present itself time and again, and the more I’ll keep on pushing it away the harder it will come back, and when I do push it away for the last time, it will be won my death bed, and I will have nothing but regrets and self-hatred. The easy path is not an option. And yet, why is it so difficult to choose the hard path, then? What am I lacking? That’s what I’m trying to figure out.</text:p>
      <text:p text:style-name="P1">あのさ、おかしいだと思う。私に生き甲斐があったら、迷うことはないでしょう？でも迷ってる。正解を選ぶのは難しい。それ、おかしい、やっぱ。</text:p>
      <text:p text:style-name="P1">So, is it then the case that I don’t have a reason to live? Because I know, I know that the search for meaning in life is the only thing keeping me alive, it’s the reason I want dreams and passions and happiness. So why is it difficult, to choose?</text:p>
      <text:p text:style-name="P1">It’s because my life doesn’t have a good meaning, isn’t it? It’s because I live with a purpose that is so vague, so... weak. Am I scared to commit to something? Something.. practical, I mean. Am I scared that being more specific than “to search for happiness” will result in something superficial, unworthy? I think I’ve avoided it for that reason. And yet, I never thought I was scared of answering the question “what is happiness”?</text:p>
      <text:p text:style-name="P1">Ah... I see. It’s not answering the question with words that I’m scared of. It’s answering it with actions. I’m scared. I’m too scared to act upon my dreams. I finally understood. It resonates within me. My heart sings. I’m too scared to make sacrifices, and I never realised it. I’m too weak to make sacrifices, and I’ve hid it behind the veils of “oh, but first we have to finish college, and then there’s the project we have to take care of.” But I know. I know the answer, and I know I’m scared to enact it.</text:p>
      <text:p text:style-name="P1">All I want to do is write. I have to sacrifice everything for writing. And I’m too scared to do it.</text:p>
      <text:p text:style-name="P1">I’m aware. I have to grow as a person in order to write well. My writing skills scale directly with how close to my ideals I am. I’m sick of it. I’m sick of thinking that I’m so close to finishing uni, and I should just hold on a little longer. I don’t care. I don’t care about it. I want to write.</text:p>
      <text:p text:style-name="P1">I know the paradox. I know what’s happening within me. I don’t care about the project, I don’t care about making money, I just want to write.R</text:p>
      <text:p text:style-name="P1">Do you?</text:p>
      <text:p text:style-name="P1">... Sigh. Even this is complex. Truth is, I want happiness. I know I won’t get it if I’m always alone. I need someone. Will I find that person by dedicating my life to writing? Maybe, maybe not. I can imagine scenarios for both. If it’s up to God, then I might as well do whatever I deem best. So, tell me, what’s the best course of action?</text:p>
      <text:p text:style-name="P1">As if I knew, Let’s... Think.</text:p>
      <text:p text:style-name="P1">I want to write.</text:p>
      <text:p text:style-name="P1">Why?</text:p>
      <text:p text:style-name="P1">To give my life a meaning.</text:p>
      <text:p text:style-name="P1">Why writing?</text:p>
      <text:p text:style-name="P1">It allows me to pour out my soul and gives me the potential to make others happy, if only momentarily, it allows me to create a good time for myself and others. It allows me to get my ideas across, as well as my soul. Writing is a vessel. The vessel I’ve chosen for my soul.</text:p>
      <text:p text:style-name="P1">How would writing give your life a meaning?</text:p>
      <text:p text:style-name="P1">Through the above.</text:p>
      <text:p text:style-name="P1">Would it make you happy?</text:p>
      <text:p text:style-name="P1">Only partially. The happiness I seek has more puzzle pieces I need to find. Nevertheless, it would make existence tolerable, one might even venture to say: enjoyable.</text:p>
      <text:p text:style-name="P1">Then, tell me: would you have the courage to abandon everything for writing?</text:p>
      <text:p text:style-name="P1">Whether I have it or not is a simple matter: I do. All humans do. The real question is whether I will. And before answering that, there’s another question I need answered.</text:p>
      <text:p text:style-name="P1">Would your ideal self abandon university now to dedicate their lives to writing?</text:p>
      <text:p text:style-name="P1">Ah. The final question. I’m so close to finishing university, I might as well go all the way, type of thing? No, not only. The question as it is asked. What would your ideal self do?</text:p>
      <text:p text:style-name="P1">No, let’s be more straightforward: what do I do?</text:p>
      <text:p text:style-name="P1">It’s a tough question, so let’s start from this: if nothing changes, nothing changes. What kind of person should I become? Because my life isn’t only mine. I’m not trying to make an excuse, but it would be selfish of me to give up everything right now for writing. I hate this. I’m scared, aren’t I? That’s right, if you are to choose writing, you will have to be selfish. But you don’t want to do that, do you? It would hurt others.</text:p>
      <text:p text:style-name="P1">And yet, if I keep at it this way, if I keep on half-assing this life...</text:p>
      <text:p text:style-name="P1"/>
      <text:p text:style-name="P1">Fuck me. I asked an LLM what they would do out of procrastination, but those motherfuckers know how to answer. I don’t have an old sage to tell me to open my eyes, to correct me when I make mistakes, <text:s text:c="1"/>but those guys aren0t half-bad at gfiving advice.</text:p>
      <text:p text:style-name="P1">Indeed, who I am is how I write, and the name I’ve chosen for myself is Harmony. To treat writing with the respect it deserves, and to see everything through to the very end. My ideal self would be cool like that.</text:p>
      <text:p text:style-name="P1"/>
      <text:p text:style-name="P1">I haven’t treated writing with the respect it deserves. And, at the same time, as I am right now I would be unable to give my all everyday, unless I had an anchor. And now, the pieces fall into place, for I know that writing is that anchor. I must write everyday, without fail. What else I do throughout the day, I don’t know, but I believe things will work out, if I just write every single damn day of my life.</text:p>
      <text:p text:style-name="P1">My name is Harmony. It’s a name I’ve dragged through the filthiest mud and the most shameful defeats. But it’s still my name, and it’s a name that will simply not give up. To write every day, no matter what. That is my new goal. That is the beginning of a new chapter. To write everyday without fail. Should we start today or tomorrow?</text:p>
      <text:p text:style-name="P1">We said everyday. Today is a day.</text:p>
      <text:p text:style-name="P1">Right. Today is a day.</text:p>
      <text:p text:style-name="P1"/>
      <text:p text:style-name="P1">•••</text:p>
      <text:p text:style-name="P1">Monday 20th of October 2025, 00:43, entry 512</text:p>
      <text:p text:style-name="P1">Staying up this late to send an email... But I won’t let self-doubt stop me. I’m on this world to grow as a person. I will do my best, under any and all circumstances. Always.</text:p>
      <text:p text:style-name="P1"/>
      <text:p text:style-name="P1">•••</text:p>
      <text:p text:style-name="P1">Tuesday 21st of October 2025, 00:12, entry 513</text:p>
      <text:p text:style-name="P1">I haven’t really talked about it, but the truth is, I’ve been at war with myself and my demons these past few days. I see. Since at least Friday 10th. It’s an endless back and forth, and of course the main enemy is lust. It’s all about overcoming it. This war with myself is the reason we’re so late to come here, lately. But I know, or rather, I believe that God is on my side and has helped me in many tangible ways. That, or I’m delusional. Either way, I’m grateful, and thanks in part to this belief, this war hasn’t ended yet.</text:p>
      <text:p text:style-name="P1">Because, had it ended before today, it would have been due to my defeat. Now, however, I am the one who intends to end it. And when it is all over, when the dust will settle, I want to take my time to talk about it.</text:p>
      <text:p text:style-name="P1">It is up to me, to become stronger. It is up to me, to overcome my current self. It is up to me, to choose the future I want. I will never give up, but now, I will take that one step further. I will never give up, and I will win, for that is the destiny of phoenixes who don’t give up.</text:p>
      <text:p text:style-name="P1">I will leave you with today’s throwaway, because it’s important. Blue lock, coins that fall, random interruptions, messages in videos, I do not know you personally, God, but I know that I am half a god myself, and had I been in your position, I would have made happen exactly as what happened. That’s why I believe it’s your hand that helped me. Thank you.</text:p>
      <text:p text:style-name="P1"/>
      <text:p text:style-name="P1">“””</text:p>
      <text:p text:style-name="P1">I want to vomit.</text:p>
      <text:p text:style-name="P1">I want to vomit.</text:p>
      <text:p text:style-name="P1">Willpower. That's all I got. No, I don't even have it. But it is what I need.</text:p>
      <text:p text:style-name="P1"/>
      <text:p text:style-name="P1">The only way to put an end to this torment, the only way to start dreaming. No, the only way to start living the dream. Willpower. Willpower. Willpower. Is this the real anchor, I wonder. I wonder.</text:p>
      <text:p text:style-name="P1"/>
      <text:p text:style-name="P1">Willpower.</text:p>
      <text:p text:style-name="P1">Tell me, why do we lose? Because we lack willpower?</text:p>
      <text:p text:style-name="P1">I think so.</text:p>
      <text:p text:style-name="P1">Right. I forgot. The only way to get stronger... The only way to get stronger is to be strong.</text:p>
      <text:p text:style-name="P1">Now, there's a serious, local problem: right now, you don't seem to believe that you can grfow stronger. That you've reached your limits, and those limits are written in your DNA, and there's nothing you can do about it.</text:p>
      <text:p text:style-name="P1">And you know what? There's he who thinks he can do it, and he who thinks he can't, and they're both usually right.</text:p>
      <text:p text:style-name="P1">Do we lose for willpower alone?</text:p>
      <text:p text:style-name="P1">That's not really the issue. We lose because we don't have a reason to fight, not one that is strong enough in the moment. But that's not really the issue. It's paradoxical, almost. But, that's not the issue. The issue is that this is what you want. You do want a fight where you don't have a reason to fight. You do want this fight where you don't have a strong reason to fight.</text:p>
      <text:p text:style-name="P1">Because you want to win with willpower alone.</text:p>
      <text:p text:style-name="P1">So it's not an issue of not having a reason to fight. The only issue is whether you have the willpower to win, no questions asked.</text:p>
      <text:p text:style-name="P1">Is it okay to usie writing to support myself?</text:p>
      <text:p text:style-name="P1">No, if your perspective is that of a purist, and yes if you're more pragmatic.</text:p>
      <text:p text:style-name="P1">The purism argument doesn't really work, but it is a matter of... No, that argument is just wrong. There is no purism. There is only the will to win at all costs, using everything available..</text:p>
      <text:p text:style-name="P1">I want to stick to writing alone. So, what is willpower, here? What does dit look like? What does it consist of?</text:p>
      <text:p text:style-name="P1">It's the strength to say no and do what you believe you must do. Willpower is the strength to refuse lust and grind instead. That's what it looks like. Looks cool, don't it?</text:p>
      <text:p text:style-name="P1">Now you know what you have to do. I'll tell you more: you have the strength to do it too.</text:p>
      <text:p text:style-name="P1">So, in all of our lives, let this moment alone be pre-destined. This umoment was always meant to come like this, and there's no other way forward but with our victory. That is, because no matter which universe I'm in, I will listen to my heart, I will listen to my own voice, and all of the probabilities and uncertainties and indeterminisms in the world won't matter, for my choice is one, my voice is one, and my name is one. Heart oh heart, forgive me, for having forgotten to listen to you. Forgive me, for wounding you. Here I am now, the victor, the chosen one, chosen by myself.</text:p>
      <text:p text:style-name="P1">“””</text:p>
      <text:p text:style-name="P1"/>
      <text:p text:style-name="P1">•••</text:p>
      <text:p text:style-name="P1">Tuesday 21st of October 2025, 22:11, entry 514</text:p>
      <text:p text:style-name="P1">This morning, I got a crystal-clear image of my greatest weakness: I became aware of how difficult it really is to get up in the morning, how, even though I told myself to get up, I couldn’t muster up the willpower to do so.</text:p>
      <text:p text:style-name="P1">And now, I get a taste of what Kobe Bryant meant when he said that defeat is exciting, now I know exactly what I have to work on. I know it, it was all in that moment, everything was in that moment, it is the key to everything, because I know, because my instincts scream at me that that exact patterns applies everywhere we still don’t do well. Now I know, and now I know I have to make sacrifices I didn’t even think of for one reason or another.</text:p>
      <text:p text:style-name="P1">So, let’s go to sleep. See you tomorrow.</text:p>
      <text:p text:style-name="P1"/>
      <text:p text:style-name="P1">•••</text:p>
      <text:p text:style-name="P1">Wednesday 22nd of October 2025, 23:49, entry 515</text:p>
      <text:p text:style-name="P1">It’s not just willpower, it’s also about awareness. And, going deeper, it’s the way we answer the questions we ask ourselves. The way we act on them. We make small compromises. They’re small, and individually, they’re like a grain of rice. But they pile up, and they make today a regret. Writing is a choice I should never regret, but I do, because of how I performed. I didn’t feel like myself, today. That wasn’t my style. That wasn’t me. Or perhaps, it wasn’t what I wanted from myself. I wanted to enter the flow state, but I compromised my way out of it. Complacency.</text:p>
      <text:p text:style-name="P1">And tomorrow, we’ll pay the price for today’s mistakes. How many years’ worth of mistakes am I accumulating, I wonder? No matter, I must move forward. I will keep going. But I must also do better.</text:p>
      <text:p text:style-name="P1">I must do better. See you tomorrow.</text:p>
      <text:p text:style-name="P1"/>
      <text:p text:style-name="P1">•••</text:p>
      <text:p text:style-name="P1">Thursday 23rd of October 2025, 23:04, entry 516</text:p>
      <text:p text:style-name="P1">Performance is improving, but I want to do better. More awareness, more everything. And... To be stronger. I cannot wish for it. I have to make it true.</text:p>
      <text:p text:style-name="P1">Also... The act of writing everyday... Today felt good. The difference was, I think, the small choices. The small individual choices. They’re important.</text:p>
      <text:p text:style-name="P1">What do we do about tomorrow? Let me think. Do we wake up early to write or get more sleep?</text:p>
      <text:p text:style-name="P1">We write early. Because we’ll be tired when we come back.</text:p>
      <text:p text:style-name="P1">So, we have to wake up early. Going to sleep late feels wrong.</text:p>
      <text:p text:style-name="P1">And... One more thing about writing. It’s probably the kind of thing I’m rediscovering after a long time, but... It’s strange how ideas sound good in your head, and they’re not as good on paper. One more thing, about writing: the way I write. It is about “writing by writing”, in a way, but it’s a subtler concept.</text:p>
      <text:p text:style-name="P1">I divide things into clear steps: first, I figure out what I want to try. Then, I tunnel-vision on implementing it until I’m done. Afterwards, I evaluate it, I see if I like it. If not, back to either step one or two, depending on what I didn’t like.</text:p>
      <text:p text:style-name="P1">It’s a simple, straightforward process, in fact one could even say that it’s so fundamental that it’s not worth writing down. But for me, it is. I have to follow it diligently, because otherwise, I suffer from writer’s block. I have a tendency to skip and mix steps. I will think up two ideas I want to try and be unsure of which one to go for, then when I do go for one the other stays in the back of my mind, and I continuously second-guess my choice to go for this idea, while at the same time I try to start thinking up new ideas. In the meantime I don’t like what I’ve written so I try to come up with better ways to put it. It’s a mess, and it’s no wonder I get writer’s block.</text:p>
      <text:p text:style-name="P1">By clarifying the steps and focusing on them one by one, the process of writing becomes much more enjoyable. It truly does let me play around with ideas, this way. The first is usually the one that takes most time: my heart isn’t very talkative, so I have to propose ideas until something catches its attention. The key here is to come up with ideas I want to try, not good ideas. Things I want to try.</text:p>
      <text:p text:style-name="P1">Of course, this process isn’t a hard-rule. It’s a guideline, a framework. If a new exciting idea does pop up while I’m writing the current one, I will take the bait and follow the new lead. I’ll keep on trying it out, refining it. For now though, I think it’s a great improvement over “writing by writing”, it builds on it nicely.</text:p>
      <text:p text:style-name="P1">Alright, I’ll go to sleep now.</text:p>
      <text:p text:style-name="P1"/>
      <text:p text:style-name="P1">•••</text:p>
      <text:p text:style-name="P1">Saturday 25th of October 2025, 00:05, entry 517</text:p>
      <text:p text:style-name="P1">Today started off well, and it strengthened my belief in God. A lot of coincidences that just so happen to be convenient. There’s also the fact that I was able to wake up at the hour I wanted. And then there’s also the fact that the war with myself is over, and I am the victor. But if light shines on something, it casts a shadow too. I want to talk about that today.</text:p>
      <text:p text:style-name="P1">A couple weeks ago, I bought Ultrakill. Due to its lightweight nature, it can be played on Nixos no problem. And there’s also the fact that it has what I want from an action game. That is to say, action. But I suck at it, or I’m average at best.</text:p>
      <text:p text:style-name="P1">This introduction is too long-winded. Let’s get to the point: how you play games is how you live life, and I play games in an abysmal way, despite of all the fantasies I have otherwise.</text:p>
      <text:p text:style-name="P1">Here is an excerpt from today’s throwaway, in my failed <text:s text:c="1"/>attempt to break my Cybergrind record of wave 16:</text:p>
      <text:p text:style-name="P1">“Vengeance it is.</text:p>
      <text:p text:style-name="P1">Try not to disappoint me this time. And in the high likelihgood that you do, abort and analyse. Well, we’ll need to analyse regardless. You get one chance. One. Don’t fuck it up.g</text:p>
      <text:p text:style-name="P1"/>
      <text:p text:style-name="P1">Well this is fucking humiliating.</text:p>
      <text:p text:style-name="P1">The way we approach the game... We’re not trying to evolve, are we? We keep on doing the same stuff.</text:p>
      <text:p text:style-name="P1">there are multiple flaws in our game. The most blatant one is our aim, and it can only improve by trial and error. Training with the purpose to improve our aim, in real circumstances. In other words, actively figure out what’s wrong with our aim and fix it.</text:p>
      <text:p text:style-name="P1">Secondly, there’s our stubbornness. We are fixated on certain weapons and strategies when evolution and change would be better.</text:p>
      <text:p text:style-name="P1">Then there’s our decision-making. We lack situational awareness, and as a consequence we make and enact flawed plans. This must also be countered by actively doing our best. Very actively. We, are passive. We do not even realise it, but we’re passive: we let happenstance build a strategy for us and then fully focus on enacting it. That’s not good. We have to actively build plans and update our strategy as we go.”</text:p>
      <text:p text:style-name="P1">It follows multiple attempts of today, most of them being disappointing. The last one in particular I just dashed off the map early, hence the humiliation.</text:p>
      <text:p text:style-name="P1">We’re passive. We live life allowing it to build a strategy for us, and trying to make it work. I see, that’s indeed how our routines are built. Although, there is a mix of ambition in them, otherwise we wouldn’t be failing so damn hard at following it.</text:p>
      <text:p text:style-name="P1">However, I won’t have time to study this topic.</text:p>
      <text:p text:style-name="P1">Instead, I’ll merely present another one: did you know that I can be extremely vengeful? Extremely cruel. In my day to day life I try to be as kind as possible, but it seems my potential cruelty grows proportionally with my shown kindness. And since the nightfront’s been calm lately, I have no occasions to learn to control my darker emotions. Which is a good thing, mind you. I’d rather learn to control them in a controlled environment than risk failing to do so in a place where consequences exist.</text:p>
      <text:p text:style-name="P1">Anyway, that’s all I have the time to mention. I have to go now, see you tomorrow.</text:p>
      <text:p text:style-name="P1"/>
      <text:p text:style-name="P1">•••</text:p>
      <text:p text:style-name="P1">Saturday 25th of October 2025, 22:46, entry 518</text:p>
      <text:p text:style-name="P1">I have an entire world to say. A long story of trial and error, and oh the errors. The only way forward is forward. I have a long story I want to tell. The best way to tell it is to improve as a person. Who I am is how I write, after all. And, I want to do my best, in spite of my shortcomings. So, sorry, and see you.</text:p>
      <text:p text:style-name="P1"/>
      <text:p text:style-name="P1">•••</text:p>
      <text:p text:style-name="P1">Sunday 26th of October 2025, 20:49, entry 519</text:p>
      <text:p text:style-name="P1">I owe R a long-overdue apology. You might be a bitch to learn but, as someone who has matured as a programmer over the past year and a half, this first glance is all I need to recognise your power and versatility.</text:p>
      <text:p text:style-name="P1">Putting that aside though, I’m much more of a problem than I want. I’m too inconsistent, I’m too volatile. I’m doing better than in the past, but I don’t do anywhere nearly as well as in my ideals.</text:p>
      <text:p text:style-name="P1">But, there isn’t really much I can do about it. In the sense that I can only trust in the process, for now, and keep on growing slowly. For the time being, nothing new on the western front.</text:p>
      <text:p text:style-name="P1">Ah, although that very long war with myself and my demons ended, I can never let my guard down. The only way for peace to be eternal is for there to be no one to wage wars. I have failed in the past, and I may yet fail in the future. I must take nothing for granted.</text:p>
      <text:p text:style-name="P1">But now that we have time... Shall we talk more about that period of time?</text:p>
      <text:p text:style-name="P1">Two weeks and a half fighting my own demons. Some do so for a lifetime.</text:p>
      <text:p text:style-name="P1"/>
      <text:p text:style-name="P1">Hey. Let’s stop this.</text:p>
      <text:p text:style-name="P1">How do I put this... My instincts are telling me that this approach is wrong. In the long term, it won’t lead me anywhere, it won’t lead to any growth.</text:p>
      <text:p text:style-name="P1">I’ve been becoming a lot more instinctive. I’m learning to lean into them. Almost like... Taking pattern recognition to the extreme. That’s what I’m trying to do. I’m trying to take pattern recognition to its extreme. And to do that I’m hunting for those extremely quiet whispers from my instincts... Those tiny feelings, emotions, voices that would require introspection to be fully understood... It’s like I only get to graze something, and I have to guess what it is.</text:p>
      <text:p text:style-name="P1">So, I believe my instincts are telling me that the approach I was about to undertake, as well as the current approach, are not it. They won’t lead anywhere.</text:p>
      <text:p text:style-name="P1"/>
      <text:p text:style-name="P1">Then, what do we talk about?</text:p>
      <text:p text:style-name="P1">Today. You were mentioning you felt fickle, right? Let’s get to the bottom of that.</text:p>
      <text:p text:style-name="P1">The main issue is performance. The main culprit are excuses, and... Sure, I do want to understand how the suspects achieved their malicious act, but I want to ascertain the identity of the culprit. Culprits. Tell me, what happened?</text:p>
      <text:p text:style-name="P1">First of all, there’s the morning: I felt I had more time than usual, so I thought it would be fine to be wasteful, to be... More relaxed. Tha twas a trap, and I fell right into it. Sure, there was more time, but because I became complacent for it, The additional time was wasted, completely.</text:p>
      <text:p text:style-name="P1">Then, there’s the afternoon. What was wrong with it?</text:p>
      <text:p text:style-name="P1">Oh, before the afternoon, there’s something you did well in my opinion, and that was to stick to the schedule in spite of previous plans we’d made on the fly.</text:p>
      <text:p text:style-name="P1">Alright, the afternoon. I see, lack of organisation coupled with the attention-trap that’s YT. It devoured our time because we allowed it to. Because I lacked the will to make things otherwise.</text:p>
      <text:p text:style-name="P1">Lack of organisation. Or rather, of purpose and organisation. We need to know exactly what we’re going to do, and then we can focus on finding the strength to do it.</text:p>
      <text:p text:style-name="P1"/>
      <text:p text:style-name="P1">そして。 Writing. I want to become infatuated with it. To think about it all the time.</text:p>
      <text:p text:style-name="P1">We’ll keep going down this path. We’ll keep believing it will lead us where we want it to. That’s all I have to say for today.</text:p>
      <text:p text:style-name="P1">Not.</text:p>
      <text:p text:style-name="P1">Details. I’m... I’m being lazy with them. Because I’m not recognising my current mental state, I’m unable to see the flaws in my behaviour w.r.t. the objective of growth. In other words, I’m being lazy.</text:p>
      <text:p text:style-name="P1">There’s more I could talk about, so let’s verify this properly: have i talked about everything?</text:p>
      <text:p text:style-name="P1">I should mention that I’m not giving myself enough time to myself. I... That’s right, I have to learn how to talk with myself. That’s very important. I recognise that my attention span is too short, that I jump between subjects too often. This naturally leads me away from talking to myself. But is tha treally what I need?</text:p>
      <text:p text:style-name="P1">It feels wrong. We’ve explored this in the past and it wasn’t it. Not exactly.</text:p>
      <text:p text:style-name="P1">What is “it” then?</text:p>
      <text:p text:style-name="P1">The better question is “what should we think about when we’re alone with our thoughts?”</text:p>
      <text:p text:style-name="P1">No, even better, “how should we think?”</text:p>
      <text:p text:style-name="P1">That question’s greatest strength is also what makes it so difficult to answer: its response space is extremely vast.</text:p>
      <text:p text:style-name="P1">How should I think... I see, it’s also the type of question whose answer cannot be squeezed into a single memorable sentence easily, isn’t it?</text:p>
      <text:p text:style-name="P1">We’ll have to learn the answer: we can only answer through action and case-by-case for the time being; we have to ask ourselves “what would our ideal self think of, right now?”</text:p>
      <text:p text:style-name="P1">Nice choice, I like it. Now let’s see how long it takes us to forget it. Of course, ideally it’s integrated so seamlessly we won’t even notice, but realistically we’ll forget. Do prove me wrong.</text:p>
      <text:p text:style-name="P1">At the same time, I believe the lack of fanfare and the seeming unimportance of this discovery are deceptive. This... Is probably an important development. A big step forward... If, we don’t forget.</text:p>
      <text:p text:style-name="P1">You’re right. Let’s not forget.</text:p>
      <text:p text:style-name="P1">Any help on your part? Visual clues, associations? Let’s see.</text:p>
      <text:p text:style-name="P1">That’s the best I can do. See you tomorrow.</text:p>
      <text:p text:style-name="P1"/>
      <text:p text:style-name="P1"/>
      <text:p text:style-name="P1">•••</text:p>
      <text:p text:style-name="P1">Tuesday 28th of October 2025, 00:13, entry 520</text:p>
      <text:p text:style-name="P1">I’m angry. And I’ll attempt something new. Since, in the short term, I can afford to do this, I will spend the next few days writing. I’ll attempt to fall in love with writing. Why? Because... That’s the last card I know to play. I... Don’t know what to do anymore, I don’t know what I should do to make myself more disciplined. So, I’ll resort to this. I’ll write. I’ll do my best to fall in love with writing. I... Just like three years ago. It began somewhat like this, didn’t it? Well, yeah, except, was it later than this? When we’d decided to enter that writing contest, when we wrote a full story for the first time, and when we first learned of the magic of writing. Yeah, it was about this time, three years ago. Here’s to a repeat, but with more discipline. Live.</text:p>
      <text:p text:style-name="P1"/>
      <text:p text:style-name="P1">•••</text:p>
      <text:p text:style-name="P1">Tuesday 28th of October 2025, 23:30, entry 521</text:p>
      <text:p text:style-name="P1">So... Should I talk about it? I think the best choice is not to. In any case, as a hint... Hm... No hints. It’s just, it is as Raden said once: you shouldn’t underestimate the impact other people’s feelings have on you.</text:p>
      <text:p text:style-name="P1">Still... Putting the seriousness of this aside, I’m... Almost disappointed in myself. What should I do? The only thing I can do is show a tiny bit of support. Should I just go to sleep? What should I do?</text:p>
      <text:p text:style-name="P1">What should I do, indeed... What would my ideal self do. I don’t know. This feels much like writing. I don’t know, so I have to explore ideas, and try them out.</text:p>
      <text:p text:style-name="P1"/>
      <text:p text:style-name="P1">I’ve decided. Also, there’s something else I want to talk about. How many times have I made this realisation I wonder? I don’t know, and I don’t particularly care. However, I believe I now know what the source of the anger and frustration I displayed in the past few days is. I believe that a very important piece that’s missing from my puzzle is patience. I lack patience, don’t I? Every time I think about that, I get calmer, almost serene. No, I do feel serene. Patience, one of the keys to self-control, huh?</text:p>
      <text:p text:style-name="P1">For some reason, I believe it’s one of my strong suits actually. One of the few things I’ve had since childhood. Good, whether that belief ids correct or not, I know keeping it will be good. Now, it’s just a matter of applying this belief to this entire growth process. 余裕。</text:p>
      <text:p text:style-name="P1">それはどうかな。。。</text:p>
      <text:p text:style-name="P1">Time will tell. For the time being, let’s be patient. See you.</text:p>
      <text:p text:style-name="P1"/>
      <text:p text:style-name="P1">•••</text:p>
      <text:p text:style-name="P1">Wednesday 29th of October 2025, 23:37, entry 522</text:p>
      <text:p text:style-name="P1">I wonder what I’m waiting for. I know what I have to do, and, my self-awareness is increasing with every failure to capitalise on it. Failures aren’t strictly necessary though. So, I wonder what I’m waiting for?</text:p>
      <text:p text:style-name="P1">Oh, it’s not that I’m waiting. It’s that I have to put two and two together. Or rather, I have to... Just do my best. I should have all the tools to do whatever I want now, I think? Well, my thinking is probably wrong, but the best way to find out how is by doing. And the problem is I’m not doing. And I don’t know why. This isn’t a burnout. It’s more like... I’m caught in a cycle? Maybe. But, well, breaking out is simple. I wonder whether it’s easy though.</text:p>
      <text:p text:style-name="P1">Let’s try and break out. And, stay out. I can see how easy it is to fall in this vicious cycle. See you.</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